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14C30000016EC17DD87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Georgia" svg:font-family="Georgia"/>
    <style:font-face style:name="OpenSymbol" svg:font-family="OpenSymbol"/>
    <style:font-face style:name="StarSymbol" svg:font-family="StarSymbol, 'Arial Unicode MS'"/>
    <style:font-face style:name="Verdana" svg:font-family="Verdana"/>
    <style:font-face style:name="Monospace" svg:font-family="Monospace" style:font-pitch="fixed"/>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URW Gothic L" svg:font-family="'URW Gothic L'" style:font-family-generic="swiss" style:font-pitch="variable"/>
    <style:font-face style:name="Bitstream Vera Sans" svg:font-family="'Bitstream Vera Sans'" style:font-family-generic="system" style:font-pitch="variable"/>
  </office:font-face-decls>
  <office:automatic-styles>
    <style:style style:name="Tabla1" style:family="table">
      <style:table-properties style:width="25.677cm" fo:margin-left="0.097cm" table:align="left" style:writing-mode="lr-tb"/>
    </style:style>
    <style:style style:name="Tabla1.A" style:family="table-column">
      <style:table-column-properties style:column-width="12.737cm"/>
    </style:style>
    <style:style style:name="Tabla1.B" style:family="table-column">
      <style:table-column-properties style:column-width="12.94cm"/>
    </style:style>
    <style:style style:name="Tabla1.A1" style:family="table-cell">
      <style:table-cell-properties style:vertical-align="middle" fo:background-color="#b84700" fo:padding="0.097cm" fo:border="0.035cm solid #000000">
        <style:background-image/>
      </style:table-cell-properties>
    </style:style>
    <style:style style:name="Tabla1.A2" style:family="table-cell">
      <style:table-cell-properties style:vertical-align="middle" fo:padding="0.097cm" fo:border="0.035cm solid #000000"/>
    </style:style>
    <style:style style:name="Tabla1.A8" style:family="table-cell">
      <style:table-cell-properties style:vertical-align="top" fo:padding="0.097cm" fo:border="0.035cm solid #000000"/>
    </style:style>
    <style:style style:name="Tabla2" style:family="table">
      <style:table-properties style:width="25.767cm" fo:margin-left="0.097cm" table:align="left" style:writing-mode="lr-tb"/>
    </style:style>
    <style:style style:name="Tabla2.A" style:family="table-column">
      <style:table-column-properties style:column-width="5.741cm"/>
    </style:style>
    <style:style style:name="Tabla2.B" style:family="table-column">
      <style:table-column-properties style:column-width="5.98cm"/>
    </style:style>
    <style:style style:name="Tabla2.C" style:family="table-column">
      <style:table-column-properties style:column-width="6.191cm"/>
    </style:style>
    <style:style style:name="Tabla2.D" style:family="table-column">
      <style:table-column-properties style:column-width="7.855cm"/>
    </style:style>
    <style:style style:name="Tabla2.A1" style:family="table-cell">
      <style:table-cell-properties style:vertical-align="middle" fo:background-color="#b84700" fo:padding="0.097cm" fo:border="0.035cm solid #000000">
        <style:background-image/>
      </style:table-cell-properties>
    </style:style>
    <style:style style:name="Tabla2.A2" style:family="table-cell">
      <style:table-cell-properties style:vertical-align="top" fo:padding="0.097cm" fo:border="0.035cm solid #000000"/>
    </style:style>
    <style:style style:name="Tabla3" style:family="table">
      <style:table-properties style:width="25.665cm" table:align="right" style:writing-mode="lr-tb"/>
    </style:style>
    <style:style style:name="Tabla3.A" style:family="table-column">
      <style:table-column-properties style:column-width="8.573cm"/>
    </style:style>
    <style:style style:name="Tabla3.B" style:family="table-column">
      <style:table-column-properties style:column-width="8.52cm"/>
    </style:style>
    <style:style style:name="Tabla3.A1" style:family="table-cell">
      <style:table-cell-properties style:vertical-align="top" fo:background-color="#b84700" fo:padding="0cm" fo:border="0.035cm solid #000000">
        <style:background-image/>
      </style:table-cell-properties>
    </style:style>
    <style:style style:name="Tabla3.A2" style:family="table-cell">
      <style:table-cell-properties style:vertical-align="top" fo:padding="0cm" fo:border="0.035cm solid #000000"/>
    </style:style>
    <style:style style:name="Tabla3.A9" style:family="table-cell">
      <style:table-cell-properties style:vertical-align="top" fo:padding="0.176cm" fo:border="0.035cm solid #000000"/>
    </style:style>
    <style:style style:name="Tabla3.A15" style:family="table-cell">
      <style:table-cell-properties style:vertical-align="top" fo:padding="0.097cm" fo:border="0.035cm solid #000000"/>
    </style:style>
    <style:style style:name="Tabla4" style:family="table">
      <style:table-properties style:width="25.702cm" fo:margin-left="0.097cm" table:align="left" style:writing-mode="lr-tb"/>
    </style:style>
    <style:style style:name="Tabla4.A" style:family="table-column">
      <style:table-column-properties style:column-width="8.539cm"/>
    </style:style>
    <style:style style:name="Tabla4.C" style:family="table-column">
      <style:table-column-properties style:column-width="8.624cm"/>
    </style:style>
    <style:style style:name="Tabla4.A1" style:family="table-cell">
      <style:table-cell-properties style:vertical-align="top" fo:background-color="#b84700" fo:padding="0.097cm" fo:border="0.035cm solid #000000">
        <style:background-image/>
      </style:table-cell-properties>
    </style:style>
    <style:style style:name="Tabla4.A2" style:family="table-cell">
      <style:table-cell-properties style:vertical-align="top" fo:padding="0.097cm" fo:border="0.035cm solid #000000"/>
    </style:style>
    <style:style style:name="Tabla5" style:family="table">
      <style:table-properties style:width="25.638cm" fo:margin-left="0.097cm" fo:break-before="auto" fo:break-after="auto" table:align="left" style:writing-mode="lr-tb"/>
    </style:style>
    <style:style style:name="Tabla5.A" style:family="table-column">
      <style:table-column-properties style:column-width="8.017cm"/>
    </style:style>
    <style:style style:name="Tabla5.B" style:family="table-column">
      <style:table-column-properties style:column-width="8.539cm"/>
    </style:style>
    <style:style style:name="Tabla5.C" style:family="table-column">
      <style:table-column-properties style:column-width="9.082cm"/>
    </style:style>
    <style:style style:name="Tabla5.A1" style:family="table-cell">
      <style:table-cell-properties style:vertical-align="top" fo:background-color="#b84700" fo:padding="0.097cm" fo:border="0.035cm solid #000000">
        <style:background-image/>
      </style:table-cell-properties>
    </style:style>
    <style:style style:name="Tabla5.A2" style:family="table-cell">
      <style:table-cell-properties style:vertical-align="top" fo:padding="0.097cm" fo:border="0.035cm solid #000000"/>
    </style:style>
    <style:style style:name="Tabla6" style:family="table">
      <style:table-properties style:width="25.18cm" fo:margin-left="0.097cm" table:align="left" style:writing-mode="lr-tb"/>
    </style:style>
    <style:style style:name="Tabla6.A" style:family="table-column">
      <style:table-column-properties style:column-width="8.017cm"/>
    </style:style>
    <style:style style:name="Tabla6.B" style:family="table-column">
      <style:table-column-properties style:column-width="8.539cm"/>
    </style:style>
    <style:style style:name="Tabla6.C" style:family="table-column">
      <style:table-column-properties style:column-width="8.624cm"/>
    </style:style>
    <style:style style:name="Tabla6.A1" style:family="table-cell">
      <style:table-cell-properties style:vertical-align="top" fo:background-color="#b84700" fo:padding="0.097cm" fo:border="0.035cm solid #000000">
        <style:background-image/>
      </style:table-cell-properties>
    </style:style>
    <style:style style:name="Tabla6.A2" style:family="table-cell">
      <style:table-cell-properties style:vertical-align="top" fo:padding="0.097cm" fo:border="0.035cm solid #000000"/>
    </style:style>
    <style:style style:name="Tabla7" style:family="table">
      <style:table-properties style:width="25.18cm" fo:margin-left="0.097cm" table:align="left" style:writing-mode="lr-tb"/>
    </style:style>
    <style:style style:name="Tabla7.A" style:family="table-column">
      <style:table-column-properties style:column-width="8.017cm"/>
    </style:style>
    <style:style style:name="Tabla7.B" style:family="table-column">
      <style:table-column-properties style:column-width="8.539cm"/>
    </style:style>
    <style:style style:name="Tabla7.C" style:family="table-column">
      <style:table-column-properties style:column-width="8.624cm"/>
    </style:style>
    <style:style style:name="Tabla7.A1" style:family="table-cell">
      <style:table-cell-properties style:vertical-align="top" fo:background-color="#b84700" fo:padding="0.097cm" fo:border="0.035cm solid #000000">
        <style:background-image/>
      </style:table-cell-properties>
    </style:style>
    <style:style style:name="Tabla7.A2" style:family="table-cell">
      <style:table-cell-properties style:vertical-align="top" fo:padding="0.097cm" fo:border="0.035cm solid #000000"/>
    </style:style>
    <style:style style:name="Tabla8" style:family="table">
      <style:table-properties style:width="25.702cm" fo:margin-left="0.097cm" table:align="left" style:writing-mode="lr-tb"/>
    </style:style>
    <style:style style:name="Tabla8.A" style:family="table-column">
      <style:table-column-properties style:column-width="8.539cm"/>
    </style:style>
    <style:style style:name="Tabla8.B" style:family="table-column">
      <style:table-column-properties style:column-width="8.606cm"/>
    </style:style>
    <style:style style:name="Tabla8.C" style:family="table-column">
      <style:table-column-properties style:column-width="8.557cm"/>
    </style:style>
    <style:style style:name="Tabla8.A1" style:family="table-cell">
      <style:table-cell-properties style:vertical-align="top" fo:background-color="#b84700" fo:padding="0.097cm" fo:border="0.035cm solid #000000">
        <style:background-image/>
      </style:table-cell-properties>
    </style:style>
    <style:style style:name="Tabla8.A2" style:family="table-cell">
      <style:table-cell-properties style:vertical-align="top" fo:padding="0.097cm" fo:border="0.035cm solid #000000"/>
    </style:style>
    <style:style style:name="Tabla8.A4" style:family="table-cell">
      <style:table-cell-properties style:vertical-align="top" fo:background-color="#b84700" fo:padding="0.176cm" fo:border="0.035cm solid #000000">
        <style:background-image/>
      </style:table-cell-properties>
    </style:style>
    <style:style style:name="Tabla8.A5" style:family="table-cell">
      <style:table-cell-properties style:vertical-align="top" fo:padding="0.176cm" fo:border="0.035cm solid #000000"/>
    </style:style>
    <style:style style:name="Tabla8.8" style:family="table-row">
      <style:table-row-properties style:min-row-height="115.596cm"/>
    </style:style>
    <style:style style:name="Tabla9" style:family="table">
      <style:table-properties style:width="25.702cm" fo:margin-left="0.097cm" table:align="left" style:writing-mode="lr-tb"/>
    </style:style>
    <style:style style:name="Tabla9.A" style:family="table-column">
      <style:table-column-properties style:column-width="8.539cm"/>
    </style:style>
    <style:style style:name="Tabla9.C" style:family="table-column">
      <style:table-column-properties style:column-width="8.624cm"/>
    </style:style>
    <style:style style:name="Tabla9.A1" style:family="table-cell">
      <style:table-cell-properties style:vertical-align="top" fo:background-color="#b84700" fo:padding="0.097cm" fo:border="0.035cm solid #000000">
        <style:background-image/>
      </style:table-cell-properties>
    </style:style>
    <style:style style:name="Tabla9.A2" style:family="table-cell">
      <style:table-cell-properties style:vertical-align="top" fo:padding="0.097cm" fo:border="0.035cm solid #000000"/>
    </style:style>
    <style:style style:name="Tabla10" style:family="table">
      <style:table-properties style:width="25.702cm" fo:margin-left="0.097cm" table:align="left" style:writing-mode="lr-tb"/>
    </style:style>
    <style:style style:name="Tabla10.A" style:family="table-column">
      <style:table-column-properties style:column-width="8.539cm"/>
    </style:style>
    <style:style style:name="Tabla10.C" style:family="table-column">
      <style:table-column-properties style:column-width="8.624cm"/>
    </style:style>
    <style:style style:name="Tabla10.A1" style:family="table-cell">
      <style:table-cell-properties style:vertical-align="top" fo:background-color="#b84700" fo:padding="0.097cm" fo:border="0.035cm solid #000000">
        <style:background-image/>
      </style:table-cell-properties>
    </style:style>
    <style:style style:name="Tabla10.A2" style:family="table-cell">
      <style:table-cell-properties style:vertical-align="top" fo:padding="0.097cm" fo:border="0.035cm solid #000000"/>
    </style:style>
    <style:style style:name="Tabla11" style:family="table">
      <style:table-properties style:width="25.702cm" fo:margin-left="0.097cm" table:align="left" style:writing-mode="lr-tb"/>
    </style:style>
    <style:style style:name="Tabla11.A" style:family="table-column">
      <style:table-column-properties style:column-width="8.539cm"/>
    </style:style>
    <style:style style:name="Tabla11.C" style:family="table-column">
      <style:table-column-properties style:column-width="8.624cm"/>
    </style:style>
    <style:style style:name="Tabla11.A1" style:family="table-cell">
      <style:table-cell-properties style:vertical-align="top" fo:background-color="#b84700" fo:padding="0.097cm" fo:border="0.035cm solid #000000">
        <style:background-image/>
      </style:table-cell-properties>
    </style:style>
    <style:style style:name="Tabla11.A2" style:family="table-cell">
      <style:table-cell-properties style:vertical-align="top" fo:padding="0.097cm" fo:border="0.035cm solid #000000"/>
    </style:style>
    <style:style style:name="P1" style:family="paragraph" style:parent-style-name="Standard">
      <style:paragraph-properties fo:text-align="start" style:justify-single-word="false" style:writing-mode="lr-tb"/>
      <style:text-properties style:font-name="Arial" fo:font-size="11pt" fo:language="es" fo:country="VE" style:font-name-asian="Arial" style:font-size-asian="11pt" style:font-name-complex="Arial" style:font-size-complex="11pt"/>
    </style:style>
    <style:style style:name="P2" style:family="paragraph" style:parent-style-name="Standard">
      <style:paragraph-properties fo:break-before="auto" fo:break-after="auto" style:writing-mode="lr-tb"/>
      <style:text-properties fo:language="es" fo:country="VE"/>
    </style:style>
    <style:style style:name="P3" style:family="paragraph" style:parent-style-name="Standard">
      <style:paragraph-properties fo:text-align="center" style:justify-single-word="false" fo:break-before="auto" fo:break-after="auto" style:writing-mode="lr-tb"/>
      <style:text-properties fo:language="es" fo:country="VE"/>
    </style:style>
    <style:style style:name="P4" style:family="paragraph" style:parent-style-name="Standard">
      <style:paragraph-properties fo:line-height="150%" fo:break-before="auto" fo:break-after="auto" style:writing-mode="lr-tb"/>
      <style:text-properties fo:language="es" fo:country="VE"/>
    </style:style>
    <style:style style:name="P5" style:family="paragraph" style:parent-style-name="Standard">
      <style:paragraph-properties fo:break-before="auto" fo:break-after="auto" style:writing-mode="lr-tb"/>
      <style:text-properties style:font-name="Arial" fo:font-size="10pt" fo:language="es" fo:country="VE" style:font-name-asian="Arial" style:font-size-asian="10pt" style:font-name-complex="Arial" style:font-size-complex="10pt"/>
    </style:style>
    <style:style style:name="P6" style:family="paragraph" style:parent-style-name="Standard">
      <style:paragraph-properties fo:line-height="150%" fo:break-before="auto" fo:break-after="auto" style:writing-mode="lr-tb"/>
      <style:text-properties style:font-name="Arial" fo:font-size="10pt" fo:language="es" fo:country="VE" style:font-name-asian="Arial" style:font-size-asian="10pt" style:font-name-complex="Arial" style:font-size-complex="10pt"/>
    </style:style>
    <style:style style:name="P7" style:family="paragraph" style:parent-style-name="Standard">
      <style:paragraph-properties fo:line-height="150%" fo:break-before="auto" fo:break-after="auto" style:writing-mode="lr-tb"/>
      <style:text-properties fo:color="#0000ff" style:font-name="Arial" fo:font-size="11pt" fo:language="es" fo:country="VE" style:font-name-asian="Arial" style:font-size-asian="11pt" style:font-name-complex="Arial" style:font-size-complex="11pt"/>
    </style:style>
    <style:style style:name="P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2"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3" style:family="paragraph" style:parent-style-name="Standard">
      <style:paragraph-properties fo:margin-left="0cm" fo:margin-right="0cm" fo:margin-top="0cm" fo:margin-bottom="0cm" fo:line-height="200%" fo:text-align="center"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15"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1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1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1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19"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0"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Arial" fo:font-size="10pt" fo:language="es" fo:country="VE"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2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0pt" fo:language="es" fo:country="VE"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23" style:family="paragraph" style:parent-style-name="Standard">
      <style:paragraph-properties fo:margin-left="0cm" fo:margin-right="0cm" fo:margin-top="0cm" fo:margin-bottom="0cm" fo:line-height="200%" fo:text-align="end" style:justify-single-word="false" fo:text-indent="0cm" style:auto-text-indent="false" fo:break-before="auto" fo:break-after="auto" style:writing-mode="lr-tb"/>
      <style:text-properties fo:color="#000000" style:text-line-through-style="none" style:font-name="Arial" fo:font-size="10pt" fo:language="es" fo:country="VE"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24" style:family="paragraph" style:parent-style-name="Standard">
      <style:paragraph-properties fo:margin-left="0cm" fo:margin-right="0cm" fo:margin-top="0cm" fo:margin-bottom="0cm" fo:line-height="200%" fo:text-align="center" style:justify-single-word="false" fo:text-indent="0cm" style:auto-text-indent="false" fo:break-before="auto" fo:break-after="auto" style:writing-mode="lr-tb"/>
      <style:text-properties fo:color="#000000" style:text-line-through-style="none" style:font-name="Arial" fo:font-size="10pt" fo:language="es" fo:country="VE"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2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Verdana" fo:language="es" fo:country="VE" fo:font-style="normal" style:text-underline-style="none" fo:font-weight="normal" style:font-name-asian="Verdana" style:font-style-asian="normal" style:font-weight-asian="normal" style:font-name-complex="Verdana" style:font-style-complex="normal" style:font-weight-complex="normal"/>
    </style:style>
    <style:style style:name="P2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language="es" fo:country="VE" fo:font-style="normal" style:text-underline-style="none" fo:font-weight="normal" style:font-name-asian="Verdana" style:font-style-asian="normal" style:font-weight-asian="normal" style:font-name-complex="Verdana" style:font-style-complex="normal" style:font-weight-complex="normal"/>
    </style:style>
    <style:style style:name="P27" style:family="paragraph" style:parent-style-name="Standard">
      <style:paragraph-properties fo:margin-left="0cm" fo:margin-right="0cm" fo:margin-top="0cm" fo:margin-bottom="0cm" fo:line-height="200%" fo:text-align="center" style:justify-single-word="false" fo:text-indent="0cm" style:auto-text-indent="false" fo:break-before="auto" fo:break-after="auto" style:writing-mode="lr-tb"/>
      <style:text-properties fo:color="#000000" style:text-line-through-style="none" style:font-name="Verdana" fo:font-size="10pt" fo:language="es" fo:country="VE"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VE"/>
    </style:style>
    <style:style style:name="P29"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language="es" fo:country="VE"/>
    </style:style>
    <style:style style:name="P3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VE"/>
    </style:style>
    <style:style style:name="P3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es" fo:country="VE"/>
    </style:style>
    <style:style style:name="P32"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language="es" fo:country="VE" fo:background-color="transparent"/>
    </style:style>
    <style:style style:name="P3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es" fo:country="VE" fo:background-color="transparent"/>
    </style:style>
    <style:style style:name="P3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ffffff" fo:language="es" fo:country="VE"/>
    </style:style>
    <style:style style:name="P3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ffffff" style:text-line-through-style="none" style:font-name="Arial" fo:font-size="10pt" fo:language="es" fo:country="V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3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ffffff" style:text-line-through-style="none" style:font-name="Arial" fo:font-size="10pt" fo:language="es" fo:country="V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3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ffffff" style:text-line-through-style="none" style:font-name="Arial" fo:font-size="10pt" fo:language="es" fo:country="V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3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ffffff" style:text-line-through-style="none" style:font-name="Arial" fo:font-size="10pt" fo:language="es" fo:country="V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3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10pt" fo:language="es" fo:country="VE" style:font-size-asian="10pt" style:font-size-complex="10pt"/>
    </style:style>
    <style:style style:name="P4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font-size="10pt" fo:language="es" fo:country="VE" style:font-size-asian="10pt" style:font-size-complex="10pt"/>
    </style:style>
    <style:style style:name="P4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ff"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background-color="transparent"/>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fo:background-color="transparent" style:writing-mode="lr-tb">
        <style:background-image/>
      </style:paragraph-properties>
      <style:text-properties fo:language="es" fo:country="VE"/>
    </style:style>
    <style:style style:name="P44"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language="es" fo:country="VE"/>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VE"/>
    </style:style>
    <style:style style:name="P46" style:family="paragraph" style:parent-style-name="Standard">
      <style:paragraph-properties fo:margin-left="0cm" fo:margin-right="0cm" fo:margin-top="0cm" fo:margin-bottom="0cm" fo:line-height="115%" fo:text-align="start" style:justify-single-word="false" fo:text-indent="0cm" style:auto-text-indent="false" style:writing-mode="lr-tb"/>
      <style:text-properties fo:language="es" fo:country="VE"/>
    </style:style>
    <style:style style:name="P47" style:family="paragraph" style:parent-style-name="Standard">
      <style:paragraph-properties fo:margin-left="0cm" fo:margin-right="0cm" fo:margin-top="0cm" fo:margin-bottom="0cm" fo:line-height="115%" fo:text-align="justify" style:justify-single-word="false" fo:text-indent="0cm" style:auto-text-indent="false" style:writing-mode="lr-tb"/>
      <style:text-properties fo:language="es" fo:country="VE"/>
    </style:style>
    <style:style style:name="P48"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language="es" fo:country="VE" fo:font-weight="bold" style:font-weight-asian="bold" style:font-weight-complex="bold"/>
    </style:style>
    <style:style style:name="P49" style:family="paragraph" style:parent-style-name="Standard">
      <style:paragraph-properties fo:margin-left="0cm" fo:margin-right="0cm" fo:margin-top="0cm" fo:margin-bottom="0cm" fo:line-height="115%" fo:text-align="justify" style:justify-single-word="false" fo:text-indent="0cm" style:auto-text-indent="false" style:writing-mode="lr-tb"/>
      <style:text-properties fo:language="es" fo:country="VE" fo:background-color="transparent"/>
    </style:style>
    <style:style style:name="P50"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2" style:family="paragraph" style:parent-style-name="Standard">
      <style:paragraph-properties fo:margin-left="0cm" fo:margin-right="0cm" fo:margin-top="0cm" fo:margin-bottom="0cm" fo:line-height="115%" fo:text-align="justify" style:justify-single-word="false" fo:text-indent="0cm" style:auto-text-indent="false"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3" style:family="paragraph" style:parent-style-name="Standard">
      <style:paragraph-properties fo:margin-left="0cm" fo:margin-right="0cm" fo:margin-top="0cm" fo:margin-bottom="0cm" fo:line-height="115%" fo:text-align="start" style:justify-single-word="false" fo:text-indent="0cm" style:auto-text-indent="false"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4"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Arial" fo:font-size="10pt" fo:language="es" fo:country="V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55"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color="#000000" style:text-line-through-style="none" style:font-name="Arial" fo:font-size="10pt" fo:language="es" fo:country="V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56"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color="#000000" style:text-line-through-style="none" style:font-name="Arial" fo:font-size="10pt" fo:language="es" fo:country="VE" fo:font-style="normal" style:text-underline-style="none" fo:font-weight="normal" fo:background-color="#ff950e" style:font-name-asian="Arial" style:font-size-asian="10pt" style:font-style-asian="normal" style:font-weight-asian="normal" style:font-name-complex="Arial" style:font-size-complex="10pt" style:font-style-complex="normal" style:font-weight-complex="normal"/>
    </style:style>
    <style:style style:name="P57"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color="#000000" style:text-line-through-style="none" style:font-name="Arial" fo:font-size="10pt" fo:language="es" fo:country="VE" fo:font-style="normal" style:text-underline-style="none" fo:font-weight="normal" fo:background-color="#ff0000" style:font-name-asian="Arial" style:font-size-asian="10pt" style:font-style-asian="normal" style:font-weight-asian="normal" style:font-name-complex="Arial" style:font-size-complex="10pt" style:font-style-complex="normal" style:font-weight-complex="normal"/>
    </style:style>
    <style:style style:name="P58"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Arial" fo:font-size="10pt" fo:language="es" fo:country="V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59"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color="#000000" style:text-line-through-style="none" style:font-name="Arial" fo:font-size="10pt" fo:language="es" fo:country="V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60" style:family="paragraph" style:parent-style-name="Standard">
      <style:paragraph-properties fo:margin-left="0cm" fo:margin-right="0cm" fo:margin-top="0cm" fo:margin-bottom="0cm" fo:line-height="115%" fo:text-align="justify" style:justify-single-word="false" fo:text-indent="0cm" style:auto-text-indent="false" style:writing-mode="lr-tb"/>
      <style:text-properties fo:color="#000000" style:text-line-through-style="none" style:font-name="Arial" fo:font-size="10pt" fo:language="es" fo:country="V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61"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color="#000000" style:text-line-through-style="none" style:font-name="Arial" fo:font-size="10pt" fo:font-style="normal" style:text-underline-style="none" fo:font-weight="normal" fo:background-color="#cccc00" style:font-name-asian="Arial" style:font-size-asian="10pt" style:font-style-asian="normal" style:font-weight-asian="normal" style:font-name-complex="Arial" style:font-size-complex="10pt" style:font-style-complex="normal" style:font-weight-complex="normal"/>
    </style:style>
    <style:style style:name="P62"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font-variant="normal" fo:text-transform="none" fo:color="#333333" style:text-line-through-style="none" style:font-name="Arial1" fo:font-size="9pt" fo:language="es" fo:country="VE" fo:font-style="normal" style:text-underline-style="none" fo:font-weight="normal" style:text-blinking="false" fo:background-color="transparent" style:font-name-asian="Arial" style:font-size-asian="10pt" style:font-style-asian="normal" style:font-weight-asian="normal" style:font-name-complex="Arial" style:font-size-complex="10pt" style:font-style-complex="normal" style:font-weight-complex="normal"/>
    </style:style>
    <style:style style:name="P63"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color="#0000ff"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64"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style:use-window-font-color="true"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language="es" fo:country="VE" fo:font-style="italic" style:font-name-asian="Monospace" style:font-size-asian="10pt" style:font-style-asian="italic" style:font-name-complex="Monospace" style:font-size-complex="10pt" style:font-style-complex="italic"/>
    </style:style>
    <style:style style:name="P66" style:family="paragraph" style:parent-style-name="Standard">
      <style:paragraph-properties fo:margin-left="0cm" fo:margin-right="0cm" fo:line-height="115%" fo:text-align="justify" style:justify-single-word="false" fo:text-indent="0cm" style:auto-text-indent="false"/>
    </style:style>
    <style:style style:name="P67" style:family="paragraph" style:parent-style-name="Standard">
      <style:paragraph-properties fo:margin-left="0cm" fo:margin-right="0cm" fo:line-height="115%" fo:text-align="justify" style:justify-single-word="false" fo:text-indent="0cm" style:auto-text-indent="false"/>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68" style:family="paragraph" style:parent-style-name="Standard">
      <style:paragraph-properties fo:text-align="justify" style:justify-single-word="false"/>
      <style:text-properties style:font-name="Arial" fo:font-size="10pt" fo:language="es" fo:country="VE" style:font-name-asian="Arial" style:font-size-asian="10pt" style:font-name-complex="Arial" style:font-size-complex="10pt"/>
    </style:style>
    <style:style style:name="P69" style:family="paragraph" style:parent-style-name="Standard">
      <style:paragraph-properties fo:line-height="115%" fo:text-align="justify" style:justify-single-word="false"/>
      <style:text-properties style:font-name="Arial" fo:font-size="10pt" fo:language="es" fo:country="VE" style:font-name-asian="Arial" style:font-size-asian="10pt" style:font-name-complex="Arial" style:font-size-complex="10pt"/>
    </style:style>
    <style:style style:name="P70" style:family="paragraph" style:parent-style-name="Standard">
      <style:paragraph-properties fo:line-height="115%" fo:text-align="justify" style:justify-single-word="false"/>
      <style:text-properties style:font-name="Arial" fo:font-size="10pt" fo:language="es" fo:country="VE" fo:font-weight="bold" style:font-name-asian="Arial" style:font-size-asian="10pt" style:font-weight-asian="bold" style:font-name-complex="Arial" style:font-size-complex="10pt" style:font-weight-complex="bold"/>
    </style:style>
    <style:style style:name="P71" style:family="paragraph" style:parent-style-name="Standard">
      <style:paragraph-properties fo:text-align="justify" style:justify-single-word="false"/>
      <style:text-properties style:font-name="Arial" fo:font-size="10pt" fo:language="es" fo:country="VE" fo:font-weight="bold" style:font-name-asian="Arial" style:font-size-asian="10pt" style:font-weight-asian="bold" style:font-name-complex="Arial" style:font-size-complex="10pt" style:font-weight-complex="bold"/>
    </style:style>
    <style:style style:name="P72" style:family="paragraph" style:parent-style-name="Standard">
      <style:paragraph-properties fo:text-align="justify" style:justify-single-word="false"/>
      <style:text-properties style:font-name="Arial" fo:font-size="10pt" fo:language="es" fo:country="VE" fo:font-style="normal" style:font-name-asian="Arial" style:font-size-asian="10pt" style:font-style-asian="normal" style:font-name-complex="Arial" style:font-size-complex="10pt" style:font-style-complex="normal"/>
    </style:style>
    <style:style style:name="P73" style:family="paragraph" style:parent-style-name="Standard">
      <style:paragraph-properties fo:text-align="justify" style:justify-single-word="false"/>
      <style:text-properties style:font-name="Arial" fo:font-size="10pt" fo:language="es" fo:country="VE" fo:background-color="transparent" style:font-name-asian="Arial" style:font-size-asian="10pt" style:font-name-complex="Arial" style:font-size-complex="10pt"/>
    </style:style>
    <style:style style:name="P74" style:family="paragraph" style:parent-style-name="Standard">
      <style:text-properties fo:language="es" fo:country="VE"/>
    </style:style>
    <style:style style:name="P75" style:family="paragraph" style:parent-style-name="Standard">
      <style:paragraph-properties fo:line-height="115%" fo:text-align="justify" style:justify-single-word="false"/>
      <style:text-properties fo:language="es" fo:country="VE"/>
    </style:style>
    <style:style style:name="P76" style:family="paragraph" style:parent-style-name="Standard">
      <style:paragraph-properties fo:text-align="justify" style:justify-single-word="false"/>
      <style:text-properties fo:language="es" fo:country="VE"/>
    </style:style>
    <style:style style:name="P77" style:family="paragraph" style:parent-style-name="Standard">
      <style:paragraph-properties fo:line-height="115%" fo:text-align="justify" style:justify-single-word="false"/>
      <style:text-properties fo:color="#000000" style:font-name="Arial" fo:font-size="10pt" fo:language="es" fo:country="VE" fo:font-style="normal"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78" style:family="paragraph" style:parent-style-name="Standard">
      <style:paragraph-properties fo:line-height="115%" fo:text-align="justify" style:justify-single-word="false"/>
      <style:text-properties fo:color="#000000" style:font-name="Arial" fo:font-size="10pt" fo:language="es" fo:country="VE" fo:font-style="normal" fo:font-weight="bold" fo:background-color="transparent" style:font-name-asian="Arial" style:font-size-asian="10pt" style:font-style-asian="normal" style:font-weight-asian="bold" style:font-name-complex="Arial" style:font-size-complex="10pt" style:font-style-complex="normal" style:font-weight-complex="bold"/>
    </style:style>
    <style:style style:name="P79" style:family="paragraph" style:parent-style-name="Standard">
      <style:paragraph-properties fo:text-align="justify" style:justify-single-word="false"/>
      <style:text-properties fo:color="#000000" style:font-name="Monospace" fo:font-size="10pt" fo:language="es" fo:country="VE" fo:font-style="italic" style:font-name-asian="Monospace" style:font-size-asian="10pt" style:font-style-asian="italic" style:font-name-complex="Monospace" style:font-size-complex="10pt" style:font-style-complex="italic"/>
    </style:style>
    <style:style style:name="P80" style:family="paragraph" style:parent-style-name="Standard">
      <style:paragraph-properties fo:text-align="justify" style:justify-single-word="false"/>
      <style:text-properties fo:color="#000000" style:text-line-through-style="none" style:font-name="Monospace" fo:font-size="10pt" fo:language="es" fo:country="VE" fo:font-style="italic" style:text-underline-style="none" style:font-name-asian="Monospace" style:font-size-asian="10pt" style:font-style-asian="italic" style:font-name-complex="Monospace" style:font-size-complex="10pt" style:font-style-complex="italic"/>
    </style:style>
    <style:style style:name="P81" style:family="paragraph" style:parent-style-name="Standard">
      <style:paragraph-properties fo:text-align="justify" style:justify-single-word="fals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82" style:family="paragraph" style:parent-style-name="Standard">
      <style:paragraph-properties fo:text-align="justify" style:justify-single-word="false"/>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83" style:family="paragraph" style:parent-style-name="Standard">
      <style:paragraph-properties fo:text-align="justify" style:justify-single-word="false"/>
      <style:text-properties fo:color="#000000" style:text-line-through-style="none" style:font-name="Arial" fo:font-size="10pt" fo:language="es" fo:country="V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84" style:family="paragraph" style:parent-style-name="Standard">
      <style:paragraph-properties fo:text-align="justify" style:justify-single-word="false"/>
      <style:text-properties style:text-line-through-style="none" style:font-name="Arial" fo:font-size="10pt" fo:language="es" fo:country="VE" fo:font-style="normal" style:text-underline-style="none" style:font-name-asian="Arial" style:font-size-asian="10pt" style:font-style-asian="normal" style:font-name-complex="Arial" style:font-size-complex="10pt" style:font-style-complex="normal"/>
    </style:style>
    <style:style style:name="P85" style:family="paragraph" style:parent-style-name="Standard">
      <style:paragraph-properties fo:text-align="justify" style:justify-single-word="false"/>
      <style:text-properties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86" style:family="paragraph" style:parent-style-name="Standard">
      <style:paragraph-properties fo:text-align="justify" style:justify-single-word="false"/>
      <style:text-properties style:text-line-through-style="none" style:font-name="Arial" fo:font-size="10pt" fo:language="es" fo:country="V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87" style:family="paragraph" style:parent-style-name="Standard">
      <style:paragraph-properties fo:text-align="justify" style:justify-single-word="false"/>
      <style:text-properties style:text-line-through-style="none" style:font-name="Arial" fo:font-size="10pt" fo:language="es" fo:country="VE" fo:font-style="normal" style:text-underline-style="none" fo:background-color="transparent" style:font-name-asian="Arial" style:font-size-asian="10pt" style:font-style-asian="normal" style:font-name-complex="Arial" style:font-size-complex="10pt" style:font-style-complex="normal"/>
    </style:style>
    <style:style style:name="P88" style:family="paragraph" style:parent-style-name="Standard">
      <style:paragraph-properties fo:text-align="justify" style:justify-single-word="false"/>
    </style:style>
    <style:style style:name="P89" style:family="paragraph" style:parent-style-name="Standard">
      <style:paragraph-properties fo:line-height="115%" fo:text-align="justify" style:justify-single-word="false"/>
    </style:style>
    <style:style style:name="P90" style:family="paragraph" style:parent-style-name="Standard">
      <style:paragraph-properties fo:text-align="justify" style:justify-single-word="false"/>
      <style:text-properties fo:background-color="transparent"/>
    </style:style>
    <style:style style:name="P91" style:family="paragraph" style:parent-style-name="Standard">
      <style:paragraph-properties fo:text-align="justify" style:justify-single-word="false"/>
      <style:text-properties fo:font-variant="normal" fo:text-transform="none" style:font-name="Arial" fo:font-size="10pt" fo:language="es" fo:country="VE" style:text-blinking="false" fo:background-color="transparent" style:font-name-asian="Arial" style:font-size-asian="10pt" style:font-name-complex="Arial" style:font-size-complex="10pt"/>
    </style:style>
    <style:style style:name="P92" style:family="paragraph" style:parent-style-name="Standard">
      <style:paragraph-properties fo:text-align="justify" style:justify-single-word="false"/>
      <style:text-properties fo:font-variant="normal" fo:text-transform="none" style:font-name="Arial" fo:font-size="10pt" fo:language="es" fo:country="VE" fo:font-weight="bold" style:text-blinking="false" fo:background-color="transparent" style:font-name-asian="Arial" style:font-size-asian="10pt" style:font-weight-asian="bold" style:font-name-complex="Arial" style:font-size-complex="10pt" style:font-weight-complex="bold"/>
    </style:style>
    <style:style style:name="P93" style:family="paragraph" style:parent-style-name="Standard">
      <style:paragraph-properties fo:margin-top="0cm" fo:margin-bottom="0cm" fo:line-height="100%" fo:text-align="justify" style:justify-single-word="false" style:writing-mode="lr-tb"/>
      <style:text-properties fo:color="#000000" style:text-line-through-style="none" style:font-name="Arial" fo:font-size="10pt" fo:language="es" fo:country="V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94" style:family="paragraph" style:parent-style-name="Standard">
      <style:paragraph-properties fo:margin-left="0cm" fo:margin-right="0cm" fo:margin-top="0cm" fo:margin-bottom="0cm" fo:line-height="115%" fo:text-align="justify" style:justify-single-word="false" fo:text-indent="3.457cm" style:auto-text-indent="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95" style:family="paragraph" style:parent-style-name="Standard">
      <style:paragraph-properties fo:margin-left="0cm" fo:margin-right="0cm" fo:margin-top="0cm" fo:margin-bottom="0cm" fo:line-height="115%" fo:text-align="justify" style:justify-single-word="false" fo:text-indent="3.457cm" style:auto-text-indent="false" fo:break-before="auto" fo:break-after="auto" style:writing-mode="lr-tb"/>
      <style:text-properties fo:color="#000000" style:text-line-through-style="none" style:font-name="Arial" fo:font-size="10pt" fo:language="es" fo:country="V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96" style:family="paragraph" style:parent-style-name="Standard">
      <style:paragraph-properties fo:margin-left="0cm" fo:margin-right="0cm" fo:margin-top="0cm" fo:margin-bottom="0cm" fo:line-height="115%" fo:text-align="justify" style:justify-single-word="false" fo:text-indent="5.186cm" style:auto-text-indent="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97" style:family="paragraph" style:parent-style-name="Standard">
      <style:paragraph-properties fo:margin-left="-0.078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98" style:family="paragraph" style:parent-style-name="Standard" style:master-page-name="Standard">
      <style:paragraph-properties fo:text-align="start" style:justify-single-word="false" style:page-number="auto" fo:break-before="auto" fo:break-after="auto" style:writing-mode="lr-tb"/>
      <style:text-properties style:font-name="Arial" fo:font-size="11pt" fo:language="es" fo:country="VE" style:font-name-asian="Arial" style:font-size-asian="11pt" style:font-name-complex="Arial" style:font-size-complex="11pt"/>
    </style:style>
    <style:style style:name="P99" style:family="paragraph" style:parent-style-name="Standard" style:list-style-name="LS4">
      <style:paragraph-properties fo:text-align="justify" style:justify-single-word="false"/>
      <style:text-properties style:font-name="Arial" fo:font-size="10pt" fo:language="es" fo:country="VE" style:font-name-asian="Arial" style:font-size-asian="10pt" style:font-name-complex="Arial" style:font-size-complex="10pt"/>
    </style:style>
    <style:style style:name="P100" style:family="paragraph" style:parent-style-name="Standard" style:list-style-name="L3">
      <style:paragraph-properties fo:text-align="justify" style:justify-single-word="false"/>
      <style:text-properties style:font-name="Arial" fo:font-size="10pt" fo:language="es" fo:country="VE" style:font-name-asian="Arial" style:font-size-asian="10pt" style:font-name-complex="Arial" style:font-size-complex="10pt"/>
    </style:style>
    <style:style style:name="P101" style:family="paragraph" style:parent-style-name="Standard" style:list-style-name="LS24">
      <style:paragraph-properties fo:text-align="justify" style:justify-single-word="false"/>
      <style:text-properties style:font-name="Arial" fo:font-size="10pt" fo:language="es" fo:country="VE" style:font-name-asian="Arial" style:font-size-asian="10pt" style:font-name-complex="Arial" style:font-size-complex="10pt"/>
    </style:style>
    <style:style style:name="P102" style:family="paragraph" style:parent-style-name="Standard" style:list-style-name="L7">
      <style:paragraph-properties fo:text-align="justify" style:justify-single-word="false"/>
      <style:text-properties style:font-name="Arial" fo:font-size="10pt" fo:language="es" fo:country="VE" style:font-name-asian="Arial" style:font-size-asian="10pt" style:font-name-complex="Arial" style:font-size-complex="10pt"/>
    </style:style>
    <style:style style:name="P103" style:family="paragraph" style:parent-style-name="Standard" style:list-style-name="L8">
      <style:paragraph-properties fo:text-align="justify" style:justify-single-word="false"/>
      <style:text-properties style:font-name="Arial" fo:font-size="10pt" fo:language="es" fo:country="VE" style:font-name-asian="Arial" style:font-size-asian="10pt" style:font-name-complex="Arial" style:font-size-complex="10pt"/>
    </style:style>
    <style:style style:name="P104" style:family="paragraph" style:parent-style-name="Standard" style:list-style-name="L9">
      <style:paragraph-properties fo:text-align="justify" style:justify-single-word="false"/>
      <style:text-properties style:font-name="Arial" fo:font-size="10pt" fo:language="es" fo:country="VE" style:font-name-asian="Arial" style:font-size-asian="10pt" style:font-name-complex="Arial" style:font-size-complex="10pt"/>
    </style:style>
    <style:style style:name="P105" style:family="paragraph" style:parent-style-name="Standard" style:list-style-name="L10">
      <style:paragraph-properties fo:text-align="justify" style:justify-single-word="false"/>
      <style:text-properties style:font-name="Arial" fo:font-size="10pt" fo:language="es" fo:country="VE" style:font-name-asian="Arial" style:font-size-asian="10pt" style:font-name-complex="Arial" style:font-size-complex="10pt"/>
    </style:style>
    <style:style style:name="P106" style:family="paragraph" style:parent-style-name="Standard" style:list-style-name="L11">
      <style:paragraph-properties fo:text-align="justify" style:justify-single-word="false"/>
      <style:text-properties style:font-name="Arial" fo:font-size="10pt" fo:language="es" fo:country="VE" style:font-name-asian="Arial" style:font-size-asian="10pt" style:font-name-complex="Arial" style:font-size-complex="10pt"/>
    </style:style>
    <style:style style:name="P107" style:family="paragraph" style:parent-style-name="Standard" style:list-style-name="L12">
      <style:paragraph-properties fo:text-align="justify" style:justify-single-word="false"/>
      <style:text-properties style:font-name="Arial" fo:font-size="10pt" fo:language="es" fo:country="VE" style:font-name-asian="Arial" style:font-size-asian="10pt" style:font-name-complex="Arial" style:font-size-complex="10pt"/>
    </style:style>
    <style:style style:name="P108" style:family="paragraph" style:parent-style-name="Standard" style:list-style-name="L13">
      <style:paragraph-properties fo:text-align="justify" style:justify-single-word="false"/>
      <style:text-properties style:font-name="Arial" fo:font-size="10pt" fo:language="es" fo:country="VE" style:font-name-asian="Arial" style:font-size-asian="10pt" style:font-name-complex="Arial" style:font-size-complex="10pt"/>
    </style:style>
    <style:style style:name="P109" style:family="paragraph" style:parent-style-name="Standard" style:list-style-name="L14">
      <style:paragraph-properties fo:text-align="justify" style:justify-single-word="false"/>
      <style:text-properties style:font-name="Arial" fo:font-size="10pt" fo:language="es" fo:country="VE" style:font-name-asian="Arial" style:font-size-asian="10pt" style:font-name-complex="Arial" style:font-size-complex="10pt"/>
    </style:style>
    <style:style style:name="P110" style:family="paragraph" style:parent-style-name="Standard" style:list-style-name="L15">
      <style:paragraph-properties fo:text-align="justify" style:justify-single-word="false"/>
      <style:text-properties style:font-name="Arial" fo:font-size="10pt" fo:language="es" fo:country="VE" style:font-name-asian="Arial" style:font-size-asian="10pt" style:font-name-complex="Arial" style:font-size-complex="10pt"/>
    </style:style>
    <style:style style:name="P111" style:family="paragraph" style:parent-style-name="Standard" style:list-style-name="L7">
      <style:paragraph-properties fo:text-align="justify" style:justify-single-word="false"/>
      <style:text-properties style:font-name="Arial" fo:font-size="10pt" fo:language="es" fo:country="VE" fo:font-weight="normal" style:font-name-asian="Arial" style:font-size-asian="10pt" style:font-weight-asian="normal" style:font-name-complex="Arial" style:font-size-complex="10pt" style:font-weight-complex="normal"/>
    </style:style>
    <style:style style:name="P112" style:family="paragraph" style:parent-style-name="Standard" style:list-style-name="LS19">
      <style:paragraph-properties fo:text-align="justify" style:justify-single-word="false"/>
      <style:text-properties fo:color="#000000" style:text-line-through-style="none" style:font-name="Arial" fo:font-size="10pt" fo:language="es" fo:country="V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113" style:family="paragraph" style:parent-style-name="Standard">
      <style:paragraph-properties style:line-height-at-least="0.176cm" fo:text-align="center" style:justify-single-word="false"/>
      <style:text-properties fo:color="#000000" style:font-name="URW Gothic L" fo:font-size="8pt" fo:language="es" fo:country="VE" fo:font-weight="bold" style:letter-kerning="true" fo:background-color="transparent" style:font-name-asian="Bitstream Vera Sans1" style:font-size-asian="8pt" style:language-asian="zxx" style:country-asian="none" style:font-weight-asian="bold" style:font-name-complex="DejaVu Sans" style:font-size-complex="8pt" style:language-complex="zxx" style:country-complex="none" style:font-weight-complex="bold"/>
    </style:style>
    <style:style style:name="P114" style:family="paragraph" style:parent-style-name="Standard" style:list-style-name="L5">
      <style:paragraph-properties fo:text-align="justify" style:justify-single-word="false"/>
      <style:text-properties style:text-line-through-style="none" style:font-name="Arial" fo:font-size="10pt" fo:language="es" fo:country="VE" fo:font-style="normal" style:text-underline-style="none" style:font-name-asian="Arial" style:font-size-asian="10pt" style:font-style-asian="normal" style:font-name-complex="Arial" style:font-size-complex="10pt" style:font-style-complex="normal"/>
    </style:style>
    <style:style style:name="P115" style:family="paragraph" style:parent-style-name="Standard" style:list-style-name="L6">
      <style:paragraph-properties fo:text-align="justify" style:justify-single-word="false"/>
      <style:text-properties style:text-line-through-style="none" style:font-name="Arial" fo:font-size="10pt" fo:language="es" fo:country="V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116" style:family="paragraph" style:parent-style-name="Standard" style:list-style-name="L6">
      <style:paragraph-properties fo:text-align="justify" style:justify-single-word="false"/>
      <style:text-properties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7" style:family="paragraph" style:parent-style-name="Standard" style:list-style-name="L7">
      <style:paragraph-properties fo:text-align="justify" style:justify-single-word="false"/>
      <style:text-properties fo:language="es" fo:country="VE"/>
    </style:style>
    <style:style style:name="P118" style:family="paragraph" style:parent-style-name="Standard" style:list-style-name="L16">
      <style:paragraph-properties fo:text-align="justify" style:justify-single-word="false"/>
      <style:text-properties style:use-window-font-color="true"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9" style:family="paragraph" style:parent-style-name="Standard" style:list-style-name="L17">
      <style:paragraph-properties fo:text-align="justify" style:justify-single-word="false"/>
      <style:text-properties style:use-window-font-color="true"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20" style:family="paragraph" style:parent-style-name="Standard" style:list-style-name="L16">
      <style:paragraph-properties fo:text-align="justify" style:justify-single-word="false"/>
      <style:text-properties style:use-window-font-color="true" style:font-name="Arial" fo:font-size="10pt" fo:language="es" fo:country="VE" style:font-name-asian="Arial" style:font-size-asian="10pt" style:font-name-complex="Arial" style:font-size-complex="10pt"/>
    </style:style>
    <style:style style:name="P121" style:family="paragraph" style:parent-style-name="Standard">
      <style:paragraph-properties fo:line-height="150%" style:writing-mode="lr-tb"/>
      <style:text-properties fo:language="es" fo:country="VE"/>
    </style:style>
    <style:style style:name="P122" style:family="paragraph" style:parent-style-name="Standard">
      <style:paragraph-properties fo:line-height="150%" fo:break-before="auto" fo:break-after="auto" style:writing-mode="lr-tb"/>
      <style:text-properties fo:language="es" fo:country="VE"/>
    </style:style>
    <style:style style:name="P123" style:family="paragraph" style:parent-style-name="Standard">
      <style:paragraph-properties fo:line-height="150%" fo:text-align="justify" style:justify-single-word="false" fo:break-before="auto" fo:break-after="auto" style:writing-mode="lr-tb"/>
      <style:text-properties fo:language="es" fo:country="VE"/>
    </style:style>
    <style:style style:name="P124" style:family="paragraph" style:parent-style-name="Standard" style:master-page-name="Standard">
      <style:paragraph-properties fo:margin-left="0cm" fo:margin-right="0cm" fo:line-height="150%" fo:text-align="center" style:justify-single-word="false" fo:text-indent="0cm" style:auto-text-indent="false" style:page-number="auto" fo:break-before="auto" fo:break-after="auto" style:writing-mode="lr-tb"/>
      <style:text-properties fo:language="es" fo:country="VE"/>
    </style:style>
    <style:style style:name="P12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es" fo:country="VE"/>
    </style:style>
    <style:style style:name="P126" style:family="paragraph" style:parent-style-name="Standard" style:list-style-name="LS6">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es" fo:country="VE"/>
    </style:style>
    <style:style style:name="P127" style:family="paragraph" style:parent-style-name="Standard" style:list-style-name="LS8">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es" fo:country="VE"/>
    </style:style>
    <style:style style:name="P128" style:family="paragraph" style:parent-style-name="Standard" style:list-style-name="LS10">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es" fo:country="VE"/>
    </style:style>
    <style:style style:name="P129" style:family="paragraph" style:parent-style-name="Standard" style:list-style-name="LS14">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es" fo:country="VE"/>
    </style:style>
    <style:style style:name="P130" style:family="paragraph" style:parent-style-name="Standard" style:list-style-name="LS17">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es" fo:country="VE"/>
    </style:style>
    <style:style style:name="P131" style:family="paragraph" style:parent-style-name="Standard" style:list-style-name="LS20">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es" fo:country="VE"/>
    </style:style>
    <style:style style:name="P132" style:family="paragraph" style:parent-style-name="Standard" style:list-style-name="LS9">
      <style:paragraph-properties fo:margin-left="0cm" fo:margin-right="0cm" fo:margin-top="0cm" fo:margin-bottom="0cm" fo:line-height="115%" fo:text-align="justify" style:justify-single-word="false" fo:text-indent="0cm" style:auto-text-indent="false" fo:break-before="auto" fo:break-after="auto" style:writing-mode="lr-tb"/>
      <style:text-properties fo:language="es" fo:country="VE"/>
    </style:style>
    <style:style style:name="P133" style:family="paragraph" style:parent-style-name="Standard" style:list-style-name="LS6">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34" style:family="paragraph" style:parent-style-name="Standard" style:list-style-name="LS17">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35" style:family="paragraph" style:parent-style-name="Standard" style:list-style-name="LS20">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36" style:family="paragraph" style:parent-style-name="Standard" style:list-style-name="LS21">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37" style:family="paragraph" style:parent-style-name="Standard" style:list-style-name="LS22">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38" style:family="paragraph" style:parent-style-name="Standard" style:list-style-name="LS20">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Arial" fo:font-size="10pt" fo:language="es" fo:country="V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13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0pt" fo:language="es" fo:country="VE" fo:font-style="italic" style:text-underline-style="none" fo:font-weight="bold" style:font-name-asian="Arial" style:font-size-asian="10pt" style:font-style-asian="italic" style:font-weight-asian="bold" style:font-name-complex="Arial" style:font-size-complex="10pt" style:font-style-complex="italic" style:font-weight-complex="bold"/>
    </style:style>
    <style:style style:name="P14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10pt" fo:language="es" fo:country="VE" style:font-size-asian="10pt" style:font-size-complex="10pt"/>
    </style:style>
    <style:style style:name="P14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10pt" fo:language="es" fo:country="VE" fo:font-weight="bold" style:font-size-asian="10pt" style:font-weight-asian="bold" style:font-size-complex="10pt" style:font-weight-complex="bold"/>
    </style:style>
    <style:style style:name="P142" style:family="paragraph" style:parent-style-name="Standard" style:list-style-name="LS22">
      <style:paragraph-properties fo:margin-left="0cm" fo:margin-right="0cm" fo:margin-top="0cm" fo:margin-bottom="0cm" fo:line-height="100%" fo:text-align="justify" style:justify-single-word="false" fo:text-indent="0cm" style:auto-text-indent="false"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43"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font-name="URW Gothic L" fo:font-size="8pt" fo:language="es" fo:country="VE" fo:font-weight="bold" style:letter-kerning="true" fo:background-color="transparent" style:font-name-asian="Bitstream Vera Sans1" style:font-size-asian="8pt" style:language-asian="zxx" style:country-asian="none" style:font-weight-asian="bold" style:font-name-complex="DejaVu Sans" style:font-size-complex="8pt" style:language-complex="zxx" style:country-complex="none" style:font-weight-complex="bold"/>
    </style:style>
    <style:style style:name="P144"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font-size="10pt" fo:language="es" fo:country="VE" style:font-size-asian="10pt" style:font-size-complex="10pt"/>
    </style:style>
    <style:style style:name="P145"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font-size="10pt" fo:language="es" fo:country="VE" fo:font-weight="bold" style:font-size-asian="10pt" style:font-weight-asian="bold" style:font-size-complex="10pt" style:font-weight-complex="bold"/>
    </style:style>
    <style:style style:name="P146" style:family="paragraph" style:parent-style-name="Standard" style:list-style-name="L1">
      <style:paragraph-properties fo:margin-top="0cm" fo:margin-bottom="0cm" fo:line-height="100%" fo:text-align="justify" style:justify-single-word="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47" style:family="paragraph" style:parent-style-name="Standard" style:list-style-name="L3">
      <style:paragraph-properties fo:margin-top="0cm" fo:margin-bottom="0cm" fo:line-height="100%" fo:text-align="justify" style:justify-single-word="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48" style:family="paragraph" style:parent-style-name="Standard" style:list-style-name="L1">
      <style:paragraph-properties fo:margin-top="0cm" fo:margin-bottom="0cm" fo:line-height="100%" fo:text-align="start" style:justify-single-word="false" fo:break-before="auto" fo:break-after="auto" style:writing-mode="lr-tb"/>
      <style:text-properties fo:color="#000000" style:text-line-through-style="none" style:font-name="Arial" fo:font-size="10pt" fo:language="es" fo:country="V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149" style:family="paragraph" style:parent-style-name="Standard" style:list-style-name="L2">
      <style:paragraph-properties fo:margin-top="0cm" fo:margin-bottom="0cm" fo:line-height="100%" fo:text-align="justify" style:justify-single-word="false" fo:break-before="auto" fo:break-after="auto" style:writing-mode="lr-tb"/>
      <style:text-properties fo:font-size="10pt" fo:language="es" fo:country="VE" style:font-size-asian="10pt" style:font-size-complex="10pt"/>
    </style:style>
    <style:style style:name="P150" style:family="paragraph" style:parent-style-name="Standard" style:list-style-name="L1">
      <style:paragraph-properties fo:margin-top="0cm" fo:margin-bottom="0cm" fo:line-height="100%" fo:text-align="justify" style:justify-single-word="false"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51" style:family="paragraph" style:parent-style-name="Standard" style:list-style-name="L3">
      <style:paragraph-properties fo:margin-top="0cm" fo:margin-bottom="0cm" fo:line-height="100%" fo:text-align="justify" style:justify-single-word="false"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52" style:family="paragraph" style:parent-style-name="Standard" style:list-style-name="L18">
      <style:paragraph-properties fo:margin-top="0cm" fo:margin-bottom="0cm" fo:line-height="100%" fo:text-align="justify" style:justify-single-word="false"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53" style:family="paragraph" style:parent-style-name="Standard" style:list-style-name="L1">
      <style:paragraph-properties fo:margin-top="0cm" fo:margin-bottom="0cm" fo:line-height="100%" fo:text-align="start" style:justify-single-word="false"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54" style:family="paragraph" style:parent-style-name="Standard" style:list-style-name="L4">
      <style:paragraph-properties fo:margin-top="0cm" fo:margin-bottom="0cm" fo:line-height="100%" fo:text-align="justify" style:justify-single-word="false"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bold" style:font-name-complex="Arial" style:font-size-complex="10pt" style:font-style-complex="normal" style:font-weight-complex="bold"/>
    </style:style>
    <style:style style:name="P155" style:family="paragraph" style:parent-style-name="Standard" style:list-style-name="LS15">
      <style:paragraph-properties fo:margin-left="0cm" fo:margin-right="0cm" fo:margin-top="0cm" fo:margin-bottom="0cm" fo:line-height="115%" fo:text-align="start" style:justify-single-word="false" fo:text-indent="0.476cm" style:auto-text-indent="false" fo:break-before="auto" fo:break-after="auto" style:writing-mode="lr-tb"/>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 style:family="text">
      <style:text-properties style:font-name="Arial" fo:font-size="11pt" style:font-name-asian="Arial" style:font-size-asian="11pt" style:font-name-complex="Arial" style:font-size-complex="11pt"/>
    </style:style>
    <style:style style:name="T2" style:family="text">
      <style:text-properties style:font-name="Arial" fo:font-size="11pt" fo:font-weight="bold" style:font-name-asian="Arial" style:font-size-asian="11pt" style:font-weight-asian="bold" style:font-name-complex="Arial" style:font-size-complex="11pt" style:font-weight-complex="bold"/>
    </style:style>
    <style:style style:name="T3" style:family="text">
      <style:text-properties style:font-name="Arial" fo:font-size="22pt" fo:font-weight="bold" style:font-name-asian="Arial" style:font-size-asian="22pt" style:font-weight-asian="bold" style:font-name-complex="Arial" style:font-size-complex="22pt" style:font-weight-complex="bold"/>
    </style:style>
    <style:style style:name="T4" style:family="text">
      <style:text-properties style:font-name="Arial" fo:font-size="22pt" fo:font-style="italic" fo:font-weight="bold" style:font-name-asian="Arial" style:font-size-asian="22pt" style:font-style-asian="italic" style:font-weight-asian="bold" style:font-name-complex="Arial" style:font-size-complex="22pt" style:font-style-complex="italic" style:font-weight-complex="bold"/>
    </style:style>
    <style:style style:name="T5" style:family="text">
      <style:text-properties style:font-name="Arial" fo:font-size="14pt" fo:font-weight="bold" style:font-name-asian="Arial" style:font-size-asian="14pt" style:font-weight-asian="bold" style:font-name-complex="Arial" style:font-size-complex="14pt" style:font-weight-complex="bold"/>
    </style:style>
    <style:style style:name="T6" style:family="text">
      <style:text-properties style:font-name="Arial" fo:font-size="14pt" style:font-name-asian="Arial" style:font-size-asian="14pt" style:font-name-complex="Arial" style:font-size-complex="14pt"/>
    </style:style>
    <style:style style:name="T7" style:family="text">
      <style:text-properties style:font-name="Arial" fo:font-size="10pt" style:font-name-asian="Arial" style:font-size-asian="10pt" style:font-name-complex="Arial" style:font-size-complex="10pt"/>
    </style:style>
    <style:style style:name="T8" style:family="text">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9" style:family="text">
      <style:text-properties style:font-name="Arial" fo:font-size="10pt" fo:font-weight="bold" style:font-name-asian="Arial" style:font-size-asian="10pt" style:font-weight-asian="bold" style:font-name-complex="Arial" style:font-size-complex="10pt" style:font-weight-complex="bold"/>
    </style:style>
    <style:style style:name="T10" style:family="text">
      <style:text-properties style:font-name="Arial" fo:font-size="10pt" fo:language="es" fo:country="VE" style:font-name-asian="Arial" style:font-size-asian="10pt" style:font-name-complex="Arial" style:font-size-complex="10pt"/>
    </style:style>
    <style:style style:name="T11" style:family="text">
      <style:text-properties style:font-name="Arial" fo:font-size="10pt" fo:language="es" fo:country="VE" fo:background-color="transparent" style:font-name-asian="Arial" style:font-size-asian="10pt" style:font-name-complex="Arial" style:font-size-complex="10pt"/>
    </style:style>
    <style:style style:name="T12" style:family="text">
      <style:text-properties style:font-name="Arial" fo:font-size="10pt" fo:language="es" fo:country="VE" fo:font-weight="normal" style:font-name-asian="Arial" style:font-size-asian="10pt" style:font-weight-asian="normal" style:font-name-complex="Arial" style:font-size-complex="10pt" style:font-weight-complex="normal"/>
    </style:style>
    <style:style style:name="T13" style:family="text">
      <style:text-properties style:font-name="Arial" fo:font-size="10pt" fo:background-color="transparent" style:font-name-asian="Arial" style:font-size-asian="10pt" style:font-name-complex="Arial" style:font-size-complex="10pt"/>
    </style:style>
    <style:style style:name="T14" style:family="text">
      <style:text-properties fo:color="#ffffff"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5" style:family="text">
      <style:text-properties fo:color="#ffffff"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6" style:family="text">
      <style:text-properties fo:color="#ffffff"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7" style:family="text">
      <style:text-properties fo:color="#ffffff"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T18" style:family="text">
      <style:text-properties fo:color="#000000"/>
    </style:style>
    <style:style style:name="T19" style:family="text">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20" style:family="text">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T21" style:family="text">
      <style:text-properties fo:color="#000000" style:text-line-through-style="none" style:font-name="Arial" fo:font-style="normal" style:text-underline-style="none" style:font-name-asian="Arial" style:font-style-asian="normal" style:font-name-complex="Arial" style:font-style-complex="normal"/>
    </style:style>
    <style:style style:name="T2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3" style:family="text">
      <style:text-properties fo:color="#000000" style:text-line-through-style="none" style:font-name="Arial" fo:font-size="10pt" fo:font-style="normal" style:text-underline-style="none" fo:font-weight="normal" fo:background-color="#4a86e8" style:font-name-asian="Arial" style:font-size-asian="10pt" style:font-style-asian="normal" style:font-weight-asian="normal" style:font-name-complex="Arial" style:font-size-complex="10pt" style:font-style-complex="normal" style:font-weight-complex="normal"/>
    </style:style>
    <style:style style:name="T24" style:family="text">
      <style:text-properties fo:color="#000000"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5" style:family="text">
      <style:text-properties fo:color="#000000" style:text-line-through-style="none" style:font-name="Arial" fo:font-size="10pt" fo:font-style="normal" style:text-underline-style="none" fo:font-weight="normal" fo:background-color="#ff950e" style:font-name-asian="Arial" style:font-size-asian="10pt" style:font-style-asian="normal" style:font-weight-asian="normal" style:font-name-complex="Arial" style:font-size-complex="10pt" style:font-style-complex="normal" style:font-weight-complex="normal"/>
    </style:style>
    <style:style style:name="T26" style:family="text">
      <style:text-properties fo:color="#000000" style:text-line-through-style="none" style:font-name="Arial" fo:font-size="10pt" fo:font-style="normal" style:text-underline-style="none" fo:font-weight="normal" fo:background-color="#0066cc"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8" style:family="text">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normal"/>
    </style:style>
    <style:style style:name="T29" style:family="text">
      <style:text-properties fo:color="#000000" style:text-line-through-style="none" style:font-name="Arial" fo:font-size="10pt" fo:font-style="normal" style:text-underline-style="none" fo:font-weight="bold" fo:background-color="#ffff00" style:font-name-asian="Arial" style:font-size-asian="10pt" style:font-style-asian="normal" style:font-weight-asian="bold" style:font-name-complex="Arial" style:font-size-complex="10pt" style:font-style-complex="normal" style:font-weight-complex="bold"/>
    </style:style>
    <style:style style:name="T30" style:family="text">
      <style:text-properties fo:color="#000000" style:text-line-through-style="none" style:font-name="Arial" fo:font-size="10pt" fo:font-style="normal" style:text-underline-style="none" fo:font-weight="bold" fo:background-color="transparent" style:font-name-asian="Arial" style:font-size-asian="10pt" style:font-style-asian="normal" style:font-weight-asian="bold" style:font-name-complex="Arial" style:font-size-complex="10pt" style:font-style-complex="normal" style:font-weight-complex="bold"/>
    </style:style>
    <style:style style:name="T31" style:family="text">
      <style:text-properties fo:color="#000000" style:text-line-through-style="none" style:font-name="Arial" fo:font-size="10pt" fo:font-style="normal" style:text-underline-style="none" style:font-name-asian="Arial" style:font-size-asian="10pt" style:font-style-asian="normal" style:font-name-complex="Arial" style:font-size-complex="10pt" style:font-style-complex="normal"/>
    </style:style>
    <style:style style:name="T32" style:family="text">
      <style:text-properties fo:color="#000000" style:text-line-through-style="none" style:font-name="Arial" fo:font-size="10pt"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33" style:family="text">
      <style:text-properties fo:color="#000000" style:text-line-through-style="none" style:font-name="Arial" fo:font-size="10pt" fo:font-style="normal" style:text-underline-style="solid" style:text-underline-width="auto" style:text-underline-color="font-color"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34" style:family="text">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T35" style:family="text">
      <style:text-properties fo:color="#000000" style:text-line-through-style="none" style:font-name="Arial" fo:font-size="10pt" style:text-underline-style="none" style:font-name-asian="Arial" style:font-size-asian="10pt" style:font-name-complex="Arial" style:font-size-complex="10pt"/>
    </style:style>
    <style:style style:name="T36" style:family="text">
      <style:text-properties fo:color="#000000" style:text-line-through-style="none" style:font-name="Arial" fo:font-size="10pt" style:text-underline-style="none" fo:font-weight="bold" style:font-name-asian="Arial" style:font-size-asian="10pt" style:font-weight-asian="bold" style:font-name-complex="Arial" style:font-size-complex="10pt" style:font-weight-complex="bold"/>
    </style:style>
    <style:style style:name="T37" style:family="text">
      <style:text-properties fo:color="#000000" style:text-line-through-style="none" style:font-name="Arial" fo:font-size="10pt" fo:language="es" fo:country="V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8" style:family="text">
      <style:text-properties fo:color="#000000" style:text-line-through-style="none" style:font-name="Arial" fo:font-size="10pt" fo:language="es" fo:country="VE" fo:font-style="normal" style:text-underline-style="none" fo:font-weight="normal" fo:background-color="#4a86e8" style:font-name-asian="Arial" style:font-size-asian="10pt" style:font-style-asian="normal" style:font-weight-asian="normal" style:font-name-complex="Arial" style:font-size-complex="10pt" style:font-style-complex="normal" style:font-weight-complex="normal"/>
    </style:style>
    <style:style style:name="T39" style:family="text">
      <style:text-properties fo:color="#000000" style:text-line-through-style="none" style:font-name="Arial" fo:font-size="10pt" fo:language="es" fo:country="V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40" style:family="text">
      <style:text-properties fo:color="#000000" style:text-line-through-style="none" style:font-name="Arial" fo:font-size="10pt" fo:language="es" fo:country="VE" fo:font-style="normal" style:text-underline-style="none" fo:font-weight="normal" fo:background-color="#0066cc" style:font-name-asian="Arial" style:font-size-asian="10pt" style:font-style-asian="normal" style:font-weight-asian="normal" style:font-name-complex="Arial" style:font-size-complex="10pt" style:font-style-complex="normal" style:font-weight-complex="normal"/>
    </style:style>
    <style:style style:name="T41" style:family="text">
      <style:text-properties fo:color="#000000" style:text-line-through-style="none" style:font-name="Arial" fo:font-size="10pt" fo:language="es" fo:country="V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42" style:family="text">
      <style:text-properties fo:color="#000000" style:text-line-through-style="none" style:font-name="Arial" fo:font-size="10pt" fo:language="es" fo:country="VE" fo:font-style="normal" style:text-underline-style="solid" style:text-underline-width="auto" style:text-underline-color="font-color"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43" style:family="text">
      <style:text-properties fo:color="#000000" style:text-line-through-style="none" style:font-name="Arial" fo:font-style="italic" style:text-underline-style="none" fo:font-weight="normal" style:font-name-asian="Arial" style:font-style-asian="italic" style:font-weight-asian="normal" style:font-name-complex="Arial" style:font-style-complex="italic" style:font-weight-complex="normal"/>
    </style:style>
    <style:style style:name="T44" style:family="text">
      <style:text-properties fo:color="#000000" style:text-line-through-style="none" style:font-name="Arial" fo:font-style="italic" style:text-underline-style="none" style:font-name-asian="Arial" style:font-style-asian="italic" style:font-name-complex="Arial" style:font-style-complex="italic"/>
    </style:style>
    <style:style style:name="T45" style:family="text">
      <style:text-properties fo:color="#000000" style:text-line-through-style="none" style:font-name="Arial" fo:font-style="italic" style:text-underline-style="none" fo:font-weight="bold" style:font-name-asian="Arial" style:font-style-asian="italic" style:font-weight-asian="bold" style:font-name-complex="Arial" style:font-style-complex="italic" style:font-weight-complex="bold"/>
    </style:style>
    <style:style style:name="T46" style:family="text">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47" style:family="text">
      <style:text-properties fo:color="#000000" style:text-line-through-style="none" style:font-name="Verdana" fo:language="es" fo:country="VE" fo:font-style="normal" style:text-underline-style="none" fo:font-weight="normal" style:font-name-asian="Verdana" style:font-style-asian="normal" style:font-weight-asian="normal" style:font-name-complex="Verdana" style:font-style-complex="normal" style:font-weight-complex="normal"/>
    </style:style>
    <style:style style:name="T48" style:family="text">
      <style:text-properties fo:color="#000000" style:text-line-through-style="none" fo:font-style="normal" style:text-underline-style="none" fo:font-weight="bold" style:font-style-asian="normal" style:font-weight-asian="bold" style:font-style-complex="normal" style:font-weight-complex="bold"/>
    </style:style>
    <style:style style:name="T49" style:family="text">
      <style:text-properties fo:color="#000000" style:text-line-through-style="none" fo:font-style="normal" style:text-underline-style="none" fo:font-weight="bold" fo:background-color="transparent" style:font-style-asian="normal" style:font-weight-asian="bold" style:font-style-complex="normal" style:font-weight-complex="bold"/>
    </style:style>
    <style:style style:name="T50" style:family="text">
      <style:text-properties fo:color="#000000" style:text-line-through-style="none" fo:font-style="normal" style:text-underline-style="none" fo:font-weight="normal" style:font-style-asian="normal" style:font-weight-asian="normal" style:font-style-complex="normal" style:font-weight-complex="normal"/>
    </style:style>
    <style:style style:name="T51" style:family="text">
      <style:text-properties fo:color="#000000" style:text-line-through-style="none" fo:font-style="normal" style:text-underline-style="none" fo:font-weight="normal" fo:background-color="transparent" style:font-style-asian="normal" style:font-weight-asian="normal" style:font-style-complex="normal" style:font-weight-complex="normal"/>
    </style:style>
    <style:style style:name="T52" style:family="text">
      <style:text-properties fo:color="#000000" style:text-line-through-style="none" fo:font-style="normal" style:text-underline-style="none" style:font-style-asian="normal" style:font-style-complex="normal"/>
    </style:style>
    <style:style style:name="T53" style:family="text">
      <style:text-properties fo:color="#000000" style:text-line-through-style="none" style:font-name="URW Gothic L" fo:font-size="8pt" fo:font-style="normal" style:text-underline-style="none" fo:font-weight="bold" style:letter-kerning="true" fo:background-color="transparent" style:font-name-asian="Bitstream Vera Sans1" style:font-size-asian="8pt" style:language-asian="zxx" style:country-asian="none" style:font-style-asian="normal" style:font-weight-asian="bold" style:font-name-complex="DejaVu Sans" style:font-size-complex="8pt" style:language-complex="zxx" style:country-complex="none" style:font-style-complex="normal" style:font-weight-complex="bold"/>
    </style:style>
    <style:style style:name="T54" style:family="text">
      <style:text-properties fo:color="#000000" fo:font-weight="bold" style:font-weight-asian="bold"/>
    </style:style>
    <style:style style:name="T55" style:family="text">
      <style:text-properties fo:color="#000000" fo:font-weight="bold" style:font-weight-asian="bold" style:font-weight-complex="bold"/>
    </style:style>
    <style:style style:name="T56" style:family="text">
      <style:text-properties fo:color="#000000" style:font-name="Arial" fo:font-size="10pt" fo:font-style="normal" fo:font-weight="bold" fo:background-color="transparent" style:font-name-asian="Arial" style:font-size-asian="10pt" style:font-style-asian="normal" style:font-weight-asian="bold" style:font-name-complex="Arial" style:font-size-complex="10pt" style:font-style-complex="normal" style:font-weight-complex="bold"/>
    </style:style>
    <style:style style:name="T57" style:family="text">
      <style:text-properties fo:color="#000000" fo:font-style="normal" style:font-style-asian="normal" style:font-style-complex="normal"/>
    </style:style>
    <style:style style:name="T58" style:family="text">
      <style:text-properties fo:color="#000000" fo:font-style="normal" fo:background-color="transparent" style:font-style-asian="normal" style:font-style-complex="normal"/>
    </style:style>
    <style:style style:name="T59" style:family="text">
      <style:text-properties fo:color="#000000" fo:font-style="normal" fo:font-weight="bold" style:font-style-asian="normal" style:font-weight-asian="bold" style:font-style-complex="normal" style:font-weight-complex="bold"/>
    </style:style>
    <style:style style:name="T60" style:family="text">
      <style:text-properties fo:color="#000000" fo:font-style="normal" fo:font-weight="bold" fo:background-color="transparent" style:font-style-asian="normal" style:font-weight-asian="bold" style:font-style-complex="normal" style:font-weight-complex="bold"/>
    </style:style>
    <style:style style:name="T61" style:family="text">
      <style:text-properties fo:color="#000000" fo:font-style="normal" fo:font-weight="normal" fo:background-color="transparent" style:font-style-asian="normal" style:font-weight-asian="normal" style:font-style-complex="normal" style:font-weight-complex="normal"/>
    </style:style>
    <style:style style:name="T62" style:family="text">
      <style:text-properties fo:color="#0000ff" style:font-name="Arial" fo:font-size="11pt" style:font-name-asian="Arial" style:font-size-asian="11pt" style:font-name-complex="Arial" style:font-size-complex="11pt"/>
    </style:style>
    <style:style style:name="T63" style:family="text">
      <style:text-properties fo:color="#0000ff"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4" style:family="text">
      <style:text-properties fo:color="#222222"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5" style:family="text">
      <style:text-properties fo:color="#222222"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66" style:family="text">
      <style:text-properties fo:color="#777777" style:text-line-through-style="none" style:font-name="Georgia" fo:font-size="10pt" fo:font-style="italic" style:text-underline-style="none" fo:font-weight="normal" style:font-name-asian="Georgia" style:font-size-asian="10pt" style:font-style-asian="italic" style:font-weight-asian="normal" style:font-name-complex="Georgia" style:font-size-complex="10pt" style:font-style-complex="italic" style:font-weight-complex="normal"/>
    </style:style>
    <style:style style:name="T67" style:family="text">
      <style:text-properties fo:font-weight="bold" style:font-weight-asian="bold" style:font-weight-complex="bold"/>
    </style:style>
    <style:style style:name="T68" style:family="text">
      <style:text-properties fo:font-variant="normal" fo:text-transform="none" fo:color="#333333" style:text-line-through-style="none" style:font-name="Arial1" fo:font-size="9pt" fo:font-style="normal" style:text-underline-style="none" fo:font-weight="normal" style:text-blinking="false" fo:background-color="transparent" style:font-name-asian="Arial" style:font-size-asian="10pt" style:font-style-asian="normal" style:font-weight-asian="normal" style:font-name-complex="Arial" style:font-size-complex="10pt" style:font-style-complex="normal" style:font-weight-complex="normal"/>
    </style:style>
    <style:style style:name="T69" style:family="text">
      <style:text-properties fo:font-variant="normal" fo:text-transform="none" fo:color="#333333" style:text-line-through-style="none" style:font-name="Arial1" fo:font-size="9pt" fo:font-style="normal" style:text-underline-style="none" fo:font-weight="normal" style:text-blinking="false" fo:background-color="#0099ff" style:font-name-asian="Arial" style:font-size-asian="10pt" style:font-style-asian="normal" style:font-weight-asian="normal" style:font-name-complex="Arial" style:font-size-complex="10pt" style:font-style-complex="normal" style:font-weight-complex="normal"/>
    </style:style>
    <style:style style:name="T70" style:family="text">
      <style:text-properties fo:font-variant="normal" fo:text-transform="none" fo:color="#333333" style:text-line-through-style="none" style:font-name="Arial1" fo:font-size="9pt" fo:font-style="normal" style:text-underline-style="none" fo:font-weight="bold" style:text-blinking="false" fo:background-color="transparent" style:font-name-asian="Arial" style:font-size-asian="10pt" style:font-style-asian="normal" style:font-weight-asian="bold" style:font-name-complex="Arial" style:font-size-complex="10pt" style:font-style-complex="normal" style:font-weight-complex="bold"/>
    </style:style>
    <style:style style:name="T71" style:family="text">
      <style:text-properties fo:font-variant="normal" fo:text-transform="none" fo:color="#333333" style:text-line-through-style="none" style:font-name="Arial" fo:font-size="10pt" fo:language="es" fo:country="VE" fo:font-style="normal" style:text-underline-style="none" fo:font-weight="normal" style:text-blinking="false" fo:background-color="transparent" style:font-name-asian="Arial" style:font-size-asian="10pt" style:font-style-asian="normal" style:font-weight-asian="normal" style:font-name-complex="Arial" style:font-size-complex="10pt" style:font-style-complex="normal" style:font-weight-complex="normal"/>
    </style:style>
    <style:style style:name="T72" style:family="text">
      <style:text-properties style:text-line-through-style="none" style:font-name="Arial" fo:font-size="10pt" style:text-underline-style="none" style:font-name-asian="Arial" style:font-size-asian="10pt" style:font-name-complex="Arial" style:font-size-complex="10pt"/>
    </style:style>
    <style:style style:name="T73" style:family="text">
      <style:text-properties style:text-line-through-style="none" style:font-name="Arial" fo:font-size="10pt" style:text-underline-style="none" fo:font-weight="bold" style:font-name-asian="Arial" style:font-size-asian="10pt" style:font-weight-asian="bold" style:font-name-complex="Arial" style:font-size-complex="10pt" style:font-weight-complex="bold"/>
    </style:style>
    <style:style style:name="T74" style:family="text">
      <style:text-properties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75" style:family="text">
      <style:text-properties style:text-line-through-style="none" style:font-name="Arial" fo:font-style="normal" style:text-underline-style="none" style:font-name-asian="Arial" style:font-style-asian="normal" style:font-name-complex="Arial" style:font-style-complex="normal"/>
    </style:style>
    <style:style style:name="T76" style:family="text">
      <style:text-properties style:text-line-through-style="none" style:text-underline-style="none"/>
    </style:style>
    <style:style style:name="T77" style:family="text">
      <style:text-properties style:text-line-through-style="none" style:text-underline-style="none" fo:font-weight="bold" style:font-weight-asian="bold" style:font-weight-complex="bold"/>
    </style:style>
    <style:style style:name="T78" style:family="text">
      <style:text-properties style:text-line-through-style="none" fo:font-style="normal" style:text-underline-style="none" fo:font-weight="normal" style:font-style-asian="normal" style:font-weight-asian="normal" style:font-style-complex="normal" style:font-weight-complex="normal"/>
    </style:style>
    <style:style style:name="T79" style:family="text">
      <style:text-properties style:text-line-through-style="none" fo:font-style="normal" style:text-underline-style="none" fo:font-weight="normal" fo:background-color="transparent" style:font-style-asian="normal" style:font-weight-asian="normal" style:font-style-complex="normal" style:font-weight-complex="normal"/>
    </style:style>
    <style:style style:name="T80" style:family="text">
      <style:text-properties style:text-line-through-style="none" fo:font-style="normal" style:text-underline-style="none" fo:font-weight="bold" style:font-style-asian="normal" style:font-weight-asian="bold" style:font-style-complex="normal" style:font-weight-complex="bold"/>
    </style:style>
    <style:style style:name="T81" style:family="text">
      <style:text-properties style:text-line-through-style="none" fo:font-style="normal" style:text-underline-style="none" style:font-style-asian="normal" style:font-style-complex="normal"/>
    </style:style>
    <style:style style:name="T82" style:family="text">
      <style:text-properties fo:font-style="normal"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weight="normal" style:font-weight-asian="normal" style:font-weight-complex="normal"/>
    </style:style>
    <style:style style:name="T85" style:family="text">
      <style:text-properties style:use-window-font-color="true"/>
    </style:style>
    <style:style style:name="T86" style:family="text">
      <style:text-properties style:use-window-font-color="true" fo:font-weight="bold" style:font-weight-asian="bold" style:font-weight-complex="bold"/>
    </style:style>
    <style:style style:name="T87" style:family="text">
      <style:text-properties style:use-window-font-color="true" fo:font-weight="bold" fo:background-color="transparent" style:font-weight-asian="bold" style:font-weight-complex="bold"/>
    </style:style>
    <style:style style:name="T88" style:family="text">
      <style:text-properties style:use-window-font-color="true" style:text-line-through-style="none" style:font-name="Arial" fo:font-size="10pt" fo:font-style="normal" style:text-underline-style="none" fo:font-weight="normal" fo:background-color="#4a86e8" style:font-name-asian="Arial" style:font-size-asian="10pt" style:font-style-asian="normal" style:font-weight-asian="normal" style:font-name-complex="Arial" style:font-size-complex="10pt" style:font-style-complex="normal" style:font-weight-complex="normal"/>
    </style:style>
    <style:style style:name="T8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90" style:family="text">
      <style:text-properties style:use-window-font-color="true" style:text-line-through-style="none" style:font-name="Arial" fo:font-size="10pt" fo:font-style="normal" style:text-underline-style="none" fo:font-weight="bold" fo:background-color="transparent" style:font-name-asian="Arial" style:font-size-asian="10pt" style:font-style-asian="normal" style:font-weight-asian="bold" style:font-name-complex="Arial" style:font-size-complex="10pt" style:font-style-complex="normal" style:font-weight-complex="bold"/>
    </style:style>
    <style:style style:name="T91" style:family="text">
      <style:text-properties style:use-window-font-color="true" style:text-line-through-style="none" fo:font-style="normal" style:text-underline-style="none" fo:font-weight="normal" style:font-style-asian="normal" style:font-weight-asian="normal" style:font-style-complex="normal" style:font-weight-complex="normal"/>
    </style:style>
    <style:style style:name="T92" style:family="text">
      <style:text-properties style:use-window-font-color="true" fo:background-color="transparent"/>
    </style:style>
    <style:style style:name="T93" style:family="text">
      <style:text-properties fo:font-style="italic" style:font-style-asian="italic" style:font-style-complex="italic"/>
    </style:style>
    <style:style style:name="T94" style:family="text">
      <style:text-properties fo:background-color="#e6e64c"/>
    </style:style>
    <style:style style:name="T95" style:family="text">
      <style:text-properties fo:background-color="transparent"/>
    </style:style>
    <style:style style:name="T96" style:family="text">
      <style:text-properties fo:color="#333333" style:text-line-through-style="none" fo:font-style="normal" style:text-underline-style="none" fo:font-weight="bold" style:font-style-asian="normal" style:font-weight-asian="bold" style:font-style-complex="normal" style:font-weight-complex="bold"/>
    </style:style>
    <style:style style:name="T97" style:family="text">
      <style:text-properties fo:color="#333333" style:text-line-through-style="none"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text:span text:style-name="T3">ReDA</text:span><text:span text:style-name="T3"> “</text:span><text:span text:style-name="T4">Sembrando</text:span><text:span text:style-name="T4"> </text:span><text:span text:style-name="T4">para</text:span><text:span text:style-name="T4"> </text:span><text:span text:style-name="T4">el</text:span><text:span text:style-name="T4"> </text:span><text:span text:style-name="T4">futuro</text:span><text:span text:style-name="T3">” <text:s/></text:span></text:p>
      <table:table table:name="Tabla1" table:style-name="Tabla1">
        <table:table-column table:style-name="Tabla1.A"/>
        <table:table-column table:style-name="Tabla1.B"/>
        <table:table-row>
          <table:table-cell table:style-name="Tabla1.A1" office:value-type="string">
            <text:p text:style-name="P30"><text:span text:style-name="T14">Elaborado</text:span><text:span text:style-name="T14"> </text:span><text:span text:style-name="T14">por</text:span><text:span text:style-name="T14">:</text:span></text:p>
          </table:table-cell>
          <table:table-cell table:style-name="Tabla1.A1" office:value-type="string">
            <text:p text:style-name="P25"/>
          </table:table-cell>
        </table:table-row>
        <table:table-row>
          <table:table-cell table:style-name="Tabla1.A2" office:value-type="string">
            <text:p text:style-name="P68"><text:span text:style-name="T48">Docentes:</text:span><text:span text:style-name="T50"> Adamitza Santaella, Ysbeth Simoza y Maríalejandra Torres.</text:span></text:p>
            <text:p text:style-name="P68"><text:span text:style-name="T48">Técnicos:</text:span><text:span text:style-name="T50"> José Guerrero y Homero Hernández.</text:span></text:p>
            <text:p text:style-name="P68"><text:span text:style-name="T48">Diseñadora:</text:span><text:span text:style-name="T50"> Alejandra Martínez.</text:span></text:p>
          </table:table-cell>
          <table:table-cell table:style-name="Tabla1.A2" office:value-type="string">
            <text:p text:style-name="P25"/>
          </table:table-cell>
        </table:table-row>
        <table:table-row>
          <table:table-cell table:style-name="Tabla1.A1" office:value-type="string">
            <text:p text:style-name="P30"><text:span text:style-name="T14">Categoria Curricular</text:span></text:p>
          </table:table-cell>
          <table:table-cell table:style-name="Tabla1.A1" office:value-type="string">
            <text:p text:style-name="P25"/>
          </table:table-cell>
        </table:table-row>
        <table:table-row>
          <table:table-cell table:style-name="Tabla1.A2" office:value-type="string">
            <text:p text:style-name="P31"><text:span text:style-name="T22">Ciencia y tecnología</text:span></text:p>
          </table:table-cell>
          <table:table-cell table:style-name="Tabla1.A2" office:value-type="string">
            <text:p text:style-name="P25"/>
          </table:table-cell>
        </table:table-row>
        <table:table-row>
          <table:table-cell table:style-name="Tabla1.A1" office:value-type="string">
            <text:p text:style-name="P34"><text:span text:style-name="T74">Titulo: </text:span></text:p>
          </table:table-cell>
          <table:table-cell table:style-name="Tabla1.A1" office:value-type="string">
            <text:p text:style-name="P30"><text:span text:style-name="T14">Contenidos: </text:span></text:p>
          </table:table-cell>
        </table:table-row>
        <table:table-row>
          <table:table-cell table:style-name="Tabla1.A2" office:value-type="string">
            <text:p text:style-name="P31"><text:span text:style-name="T22">Sembrando</text:span><text:span text:style-name="T22"> </text:span><text:span text:style-name="T22">para</text:span><text:span text:style-name="T22"> </text:span><text:span text:style-name="T22">el</text:span><text:span text:style-name="T22"> </text:span><text:span text:style-name="T22">Futuro</text:span><text:span text:style-name="T22">. (</text:span><text:span text:style-name="T22">Reproducción</text:span><text:span text:style-name="T22"> </text:span><text:span text:style-name="T22">de</text:span><text:span text:style-name="T22"> </text:span><text:span text:style-name="T22">plantas</text:span><text:span text:style-name="T22">)</text:span></text:p>
            <text:p text:style-name="P30"><text:span text:style-name="T22">Apoyo</text:span><text:span text:style-name="T22"> </text:span><text:span text:style-name="T22">al</text:span><text:span text:style-name="T22"> </text:span><text:span text:style-name="T22">área</text:span><text:span text:style-name="T22"> </text:span><text:span text:style-name="T22">de</text:span><text:span text:style-name="T22"> </text:span><text:span text:style-name="T22">aprendizaje</text:span><text:span text:style-name="T22">: </text:span><text:span text:style-name="T22">Matemática</text:span><text:span text:style-name="T22"> </text:span><text:span text:style-name="T22">Ciencias</text:span><text:span text:style-name="T22"> </text:span><text:span text:style-name="T22">Naturales</text:span><text:span text:style-name="T22"> </text:span><text:span text:style-name="T22">y</text:span><text:span text:style-name="T22"> </text:span><text:span text:style-name="T22">Sociedad</text:span><text:span text:style-name="T22">.</text:span></text:p>
          </table:table-cell>
          <table:table-cell table:style-name="Tabla1.A2" office:value-type="string">
            <text:p text:style-name="P30"><text:span text:style-name="T20">La</text:span><text:span text:style-name="T20"> </text:span><text:span text:style-name="T20">reproducción</text:span><text:span text:style-name="T20"> </text:span><text:span text:style-name="T20">de</text:span><text:span text:style-name="T20"> </text:span><text:span text:style-name="T20">las</text:span><text:span text:style-name="T20"> </text:span><text:span text:style-name="T20">plantas</text:span><text:span text:style-name="T20">:</text:span></text:p>
            <text:list xml:id="list1977652168" text:style-name="L1">
              <text:list-item>
                <text:p text:style-name="P146">Las Plantas</text:p>
                <text:list>
                  <text:list-item>
                    <text:p text:style-name="P150">Definición</text:p>
                  </text:list-item>
                  <text:list-item>
                    <text:p text:style-name="P150">Partes de las plantas</text:p>
                  </text:list-item>
                  <text:list-item>
                    <text:p text:style-name="P150">Características</text:p>
                  </text:list-item>
                </text:list>
              </text:list-item>
              <text:list-item>
                <text:p text:style-name="P148">Reproducción de <text:s/>las plantas</text:p>
                <text:list>
                  <text:list-item>
                    <text:p text:style-name="P153">La germinación</text:p>
                  </text:list-item>
                  <text:list-item>
                    <text:p text:style-name="P153">Reproducción sexual</text:p>
                  </text:list-item>
                  <text:list-item>
                    <text:p text:style-name="P153">Reproducción asexual</text:p>
                  </text:list-item>
                </text:list>
              </text:list-item>
              <text:list-item>
                <text:p text:style-name="P148">La Agricultura en Venezuela</text:p>
                <text:list>
                  <text:list-item>
                    <text:p text:style-name="P153">Definición</text:p>
                  </text:list-item>
                  <text:list-item>
                    <text:p text:style-name="P153">Importancia</text:p>
                  </text:list-item>
                  <text:list-item>
                    <text:p text:style-name="P153">Producción agrícola por región .</text:p>
                  </text:list-item>
                </text:list>
              </text:list-item>
            </text:list>
          </table:table-cell>
        </table:table-row>
        <table:table-row>
          <table:table-cell table:style-name="Tabla1.A1" table:number-columns-spanned="2" office:value-type="string">
            <text:p text:style-name="P34"><text:span text:style-name="T74">Propósito</text:span><text:span text:style-name="T74">:</text:span></text:p>
          </table:table-cell>
          <table:covered-table-cell/>
        </table:table-row>
        <table:table-row>
          <table:table-cell table:style-name="Tabla1.A8" table:number-columns-spanned="2" office:value-type="string">
            <text:list xml:id="list792951628" text:style-name="LS4">
              <text:list-item>
                <text:p text:style-name="P99">Desarrollar aprendizajes en las y los estudiantes acerca de los mecanismos de reproducción de las plantas con una visión ecológica y pertinencia socio-cultural. </text:p>
              </text:list-item>
            </text:list>
          </table:table-cell>
          <table:covered-table-cell/>
        </table:table-row>
      </table:table>
      <text:p text:style-name="P123"><text:span text:style-name="T5">Título: “</text:span><text:span text:style-name="T6">Sembrando para el futuro”</text:span></text:p>
      <table:table table:name="Tabla2" table:style-name="Tabla2">
        <table:table-column table:style-name="Tabla2.A"/>
        <table:table-column table:style-name="Tabla2.B"/>
        <table:table-column table:style-name="Tabla2.C"/>
        <table:table-column table:style-name="Tabla2.D"/>
        <text:soft-page-break/>
        <table:table-row>
          <table:table-cell table:style-name="Tabla2.A1" office:value-type="string">
            <text:p text:style-name="P39"><text:span text:style-name="T17">Contenidos</text:span></text:p>
          </table:table-cell>
          <table:table-cell table:style-name="Tabla2.A1" office:value-type="string">
            <text:p text:style-name="P39"><text:span text:style-name="T17">Integración de <text:s/>intencionalidades educativas <text:s/></text:span></text:p>
          </table:table-cell>
          <table:table-cell table:style-name="Tabla2.A1" office:value-type="string">
            <text:p text:style-name="P39"><text:span text:style-name="T17">Articulación de ejes integradores <text:s/></text:span></text:p>
          </table:table-cell>
          <table:table-cell table:style-name="Tabla2.A1" office:value-type="string">
            <text:p text:style-name="P39"><text:span text:style-name="T17">Interdisciplinariedad <text:s/></text:span></text:p>
          </table:table-cell>
        </table:table-row>
        <table:table-row>
          <table:table-cell table:style-name="Tabla2.A2" office:value-type="string">
            <text:p text:style-name="P39"><text:span text:style-name="T20">Las</text:span><text:span text:style-name="T20"> </text:span><text:span text:style-name="T20">Plantas</text:span></text:p>
            <text:p text:style-name="P10">Las plantas y sus características</text:p>
            <text:p text:style-name="P39"><text:span text:style-name="T19">(</text:span><text:span text:style-name="T19">Flor</text:span><text:span text:style-name="T19">, </text:span><text:span text:style-name="T19">tallo</text:span><text:span text:style-name="T19"> </text:span><text:span text:style-name="T19">y</text:span><text:span text:style-name="T19"> </text:span><text:span text:style-name="T19">hojas</text:span><text:span text:style-name="T19">)</text:span></text:p>
          </table:table-cell>
          <table:table-cell table:style-name="Tabla2.A2" office:value-type="string">
            <text:p text:style-name="P113"/>
            <text:p text:style-name="P39"><text:span text:style-name="T20"><text:s/></text:span><text:span text:style-name="T53">Aprender a crear</text:span></text:p>
            <text:p text:style-name="P143"><text:span text:style-name="T75">Aprender a reflexionar</text:span></text:p>
            <text:p text:style-name="P144"><text:span text:style-name="T53">Aprender a valorar</text:span><text:span text:style-name="T20"> </text:span></text:p>
            <text:p text:style-name="P39"><text:span text:style-name="T43">Desarrollar</text:span><text:span text:style-name="T43"> </text:span><text:span text:style-name="T43">procesos</text:span><text:span text:style-name="T43"> </text:span><text:span text:style-name="T43">de</text:span><text:span text:style-name="T43"> </text:span><text:span text:style-name="T43">investigación</text:span><text:span text:style-name="T43"> </text:span><text:span text:style-name="T43">que</text:span><text:span text:style-name="T43"> </text:span><text:span text:style-name="T43">permitan</text:span><text:span text:style-name="T43"> </text:span><text:span text:style-name="T43">comprender</text:span><text:span text:style-name="T43"> </text:span><text:span text:style-name="T43">la</text:span><text:span text:style-name="T43"> </text:span><text:span text:style-name="T43">biodiversidad</text:span><text:span text:style-name="T43"> </text:span><text:span text:style-name="T43">de</text:span><text:span text:style-name="T43"> </text:span><text:span text:style-name="T43">las</text:span><text:span text:style-name="T43"> </text:span><text:span text:style-name="T43">plantas</text:span><text:span text:style-name="T43">.</text:span></text:p>
            <text:p text:style-name="P21"/>
          </table:table-cell>
          <table:table-cell table:style-name="Tabla2.A2" office:value-type="string">
            <text:p text:style-name="P39"><text:span text:style-name="T20"><text:s/></text:span></text:p>
            <text:p text:style-name="P141"><text:span text:style-name="T44">Tecnologías de la información y comunicación (TICS)- </text:span></text:p>
            <text:p text:style-name="P145"><text:span text:style-name="T44">ambiente y salud integral</text:span></text:p>
            <text:p text:style-name="P10">Se desarrollarán actividades de investigación sobre las partes de las plantas y <text:s/>los diferentes tipos a partir del uso educativo de las <text:s/>TICS.</text:p>
          </table:table-cell>
          <table:table-cell table:style-name="Tabla2.A2" office:value-type="string">
            <text:p text:style-name="P39"><text:span text:style-name="T20"><text:s/></text:span></text:p>
            <text:p text:style-name="P141"><text:span text:style-name="T44">Lenguaje y comunicación </text:span></text:p>
            <text:p text:style-name="P145"><text:span text:style-name="T44"><text:s/>Ciencias naturales y tecnología</text:span></text:p>
            <text:p text:style-name="P144"><text:span text:style-name="T43"/></text:p>
            <text:p text:style-name="P10">Comprensión lectora, elaboración de resúmenes, anticipaciones e inferencias. Noción de ambiente. <text:s/></text:p>
          </table:table-cell>
        </table:table-row>
        <table:table-row>
          <table:table-cell table:style-name="Tabla2.A2" office:value-type="string">
            <text:p text:style-name="P39"><text:span text:style-name="T20">¿</text:span><text:span text:style-name="T20">Cómo</text:span><text:span text:style-name="T20"> </text:span><text:span text:style-name="T20">se</text:span><text:span text:style-name="T20"> </text:span><text:span text:style-name="T20">reproducen</text:span><text:span text:style-name="T20"> </text:span><text:span text:style-name="T20">las</text:span><text:span text:style-name="T20"> </text:span><text:span text:style-name="T20">plantas</text:span><text:span text:style-name="T20">?</text:span></text:p>
            <text:list xml:id="list756411446" text:style-name="L2">
              <text:list-item>
                <text:p text:style-name="P149"><text:span text:style-name="T19">La</text:span><text:span text:style-name="T19"> </text:span><text:span text:style-name="T19">germinación</text:span></text:p>
              </text:list-item>
              <text:list-item>
                <text:p text:style-name="P149"><text:span text:style-name="T19">Reproducción</text:span><text:span text:style-name="T19"> </text:span><text:span text:style-name="T19">sexual</text:span></text:p>
              </text:list-item>
              <text:list-item>
                <text:p text:style-name="P149"><text:span text:style-name="T19">Reproducción</text:span><text:span text:style-name="T19"> </text:span><text:span text:style-name="T19">asexual</text:span></text:p>
              </text:list-item>
            </text:list>
          </table:table-cell>
          <table:table-cell table:style-name="Tabla2.A2" office:value-type="string">
            <text:p text:style-name="P39"><text:span text:style-name="T53">Aprender a convivir y participar protagónicamente</text:span><text:span text:style-name="T20"> </text:span></text:p>
            <text:p text:style-name="P39"><text:span text:style-name="T43">Fomentar</text:span><text:span text:style-name="T43"> </text:span><text:span text:style-name="T43">habilidades</text:span><text:span text:style-name="T43"> </text:span><text:span text:style-name="T43">y</text:span><text:span text:style-name="T43"> </text:span><text:span text:style-name="T43">destrezas</text:span><text:span text:style-name="T43"> </text:span><text:span text:style-name="T43">sobre</text:span><text:span text:style-name="T43"> </text:span><text:span text:style-name="T43">las</text:span><text:span text:style-name="T43"> </text:span><text:span text:style-name="T43">formas</text:span><text:span text:style-name="T43"> </text:span><text:span text:style-name="T43">de</text:span><text:span text:style-name="T43"> </text:span><text:span text:style-name="T43">reproducción</text:span><text:span text:style-name="T43"> </text:span><text:span text:style-name="T43">de</text:span><text:span text:style-name="T43"> </text:span><text:span text:style-name="T43">las</text:span><text:span text:style-name="T43"> </text:span><text:span text:style-name="T43">plantas</text:span><text:span text:style-name="T43">, <text:s/></text:span><text:span text:style-name="T43">así</text:span><text:span text:style-name="T43"> </text:span><text:span text:style-name="T43">como</text:span><text:span text:style-name="T43"> </text:span><text:span text:style-name="T43">el</text:span><text:span text:style-name="T43"> </text:span><text:span text:style-name="T43">trabajo</text:span><text:span text:style-name="T43"> </text:span><text:span text:style-name="T43">colaborativo</text:span><text:span text:style-name="T43">, </text:span><text:span text:style-name="T43">liberador</text:span><text:span text:style-name="T43"> </text:span><text:span text:style-name="T43">y</text:span><text:span text:style-name="T43"> <text:s/></text:span><text:span text:style-name="T43">la</text:span><text:span text:style-name="T43"> </text:span><text:span text:style-name="T43">promoción</text:span><text:span text:style-name="T43"> </text:span><text:span text:style-name="T43">de</text:span><text:span text:style-name="T43"> </text:span><text:span text:style-name="T43">lo</text:span><text:span text:style-name="T43"> </text:span><text:span text:style-name="T43">socioproductivo</text:span><text:span text:style-name="T43">.</text:span></text:p>
            <text:p text:style-name="P23"/>
          </table:table-cell>
          <table:table-cell table:style-name="Tabla2.A2" office:value-type="string">
            <text:p text:style-name="P39"><text:span text:style-name="T20"><text:s/></text:span></text:p>
            <text:p text:style-name="P141"><text:span text:style-name="T21">Ambiente y salud integral</text:span></text:p>
            <text:p text:style-name="P145"><text:span text:style-name="T21"><text:s/>trabajo liberador.</text:span></text:p>
            <text:p text:style-name="P144"><text:span text:style-name="T19"/></text:p>
            <text:p text:style-name="P39"><text:span text:style-name="T19">Mediante</text:span><text:span text:style-name="T19"> </text:span><text:span text:style-name="T19">el</text:span><text:span text:style-name="T19"> </text:span><text:span text:style-name="T19">desarrollo</text:span><text:span text:style-name="T19"> </text:span><text:span text:style-name="T19">de</text:span><text:span text:style-name="T19"> </text:span><text:span text:style-name="T19">actividades</text:span><text:span text:style-name="T19"> </text:span><text:span text:style-name="T19">prácticas</text:span><text:span text:style-name="T19"> </text:span><text:span text:style-name="T19">de</text:span><text:span text:style-name="T19"> </text:span><text:span text:style-name="T19">diferentes</text:span><text:span text:style-name="T19"> </text:span><text:span text:style-name="T19">tipos</text:span><text:span text:style-name="T19"> </text:span><text:span text:style-name="T19">de</text:span><text:span text:style-name="T19"> </text:span><text:span text:style-name="T19">reproducción</text:span><text:span text:style-name="T19"> </text:span><text:span text:style-name="T19">de</text:span><text:span text:style-name="T19"> </text:span><text:span text:style-name="T19">las</text:span><text:span text:style-name="T19"> </text:span><text:span text:style-name="T19">plantas</text:span><text:span text:style-name="T19"> </text:span><text:span text:style-name="T19">conjuntamente</text:span><text:span text:style-name="T19"> </text:span><text:span text:style-name="T19">con</text:span><text:span text:style-name="T19"> </text:span><text:span text:style-name="T19">el</text:span><text:span text:style-name="T19"> </text:span><text:span text:style-name="T19">colectivo</text:span><text:span text:style-name="T19"> </text:span><text:span text:style-name="T19">de</text:span><text:span text:style-name="T19"> </text:span><text:span text:style-name="T19">estudiantes</text:span><text:span text:style-name="T19">, </text:span><text:span text:style-name="T19">haciendo</text:span><text:span text:style-name="T19"> </text:span><text:span text:style-name="T19">énfasis</text:span><text:span text:style-name="T19"> </text:span><text:span text:style-name="T19">en</text:span><text:span text:style-name="T19"> </text:span><text:span text:style-name="T19">el</text:span><text:span text:style-name="T19"> </text:span><text:span text:style-name="T19">trabajo</text:span><text:span text:style-name="T19"> </text:span><text:span text:style-name="T19">colaborativo</text:span><text:span text:style-name="T19">.</text:span></text:p>
            <text:p text:style-name="P13"/>
          </table:table-cell>
          <table:table-cell table:style-name="Tabla2.A2" office:value-type="string">
            <text:p text:style-name="P39"><text:span text:style-name="T20"><text:s/></text:span><text:span text:style-name="T45">Lenguaje y comunicación <text:s/></text:span></text:p>
            <text:p text:style-name="P40"><text:span text:style-name="T43">Lectura</text:span><text:span text:style-name="T43"> </text:span><text:span text:style-name="T43">comprensiva</text:span><text:span text:style-name="T43">, </text:span><text:span text:style-name="T43">utilización</text:span><text:span text:style-name="T43"> </text:span><text:span text:style-name="T43">y</text:span><text:span text:style-name="T43"> </text:span><text:span text:style-name="T43">creación</text:span><text:span text:style-name="T43"> </text:span><text:span text:style-name="T43">de</text:span><text:span text:style-name="T43"> </text:span><text:span text:style-name="T43">diferentes</text:span><text:span text:style-name="T43"> </text:span><text:span text:style-name="T43">tipos</text:span><text:span text:style-name="T43"> </text:span><text:span text:style-name="T43">de</text:span><text:span text:style-name="T43"> </text:span><text:span text:style-name="T43">textos</text:span><text:span text:style-name="T43">:</text:span><text:span text:style-name="T43">instruccional</text:span><text:span text:style-name="T43">.</text:span></text:p>
            <text:p text:style-name="P141"><text:span text:style-name="T44">Ciencia y tecnología</text:span></text:p>
            <text:p text:style-name="P39"><text:span text:style-name="T43">Establecimientos</text:span><text:span text:style-name="T43"> </text:span><text:span text:style-name="T43">de</text:span><text:span text:style-name="T43"> </text:span><text:span text:style-name="T43">comparaciones</text:span><text:span text:style-name="T43"> </text:span><text:span text:style-name="T43">y</text:span><text:span text:style-name="T43"> </text:span><text:span text:style-name="T43">orden</text:span><text:span text:style-name="T43"> </text:span><text:span text:style-name="T43">de</text:span><text:span text:style-name="T43"> </text:span><text:span text:style-name="T43">las</text:span><text:span text:style-name="T43"> </text:span><text:span text:style-name="T43">fracciones</text:span><text:span text:style-name="T43"> </text:span><text:span text:style-name="T43">mixtas</text:span><text:span text:style-name="T43">.</text:span></text:p>
            <text:p text:style-name="P39"><text:span text:style-name="T43">Experimentación de fenómenos</text:span><text:span text:style-name="T46"> </text:span><text:span text:style-name="T43">que se producen en el ambiente.</text:span></text:p>
          </table:table-cell>
        </table:table-row>
        <table:table-row>
          <table:table-cell table:style-name="Tabla2.A2" office:value-type="string">
            <text:p text:style-name="P16">La Agricultura en Venezuela</text:p>
          </table:table-cell>
          <table:table-cell table:style-name="Tabla2.A2" office:value-type="string">
            <text:p text:style-name="P39"><text:span text:style-name="T20"><text:s/></text:span><text:span text:style-name="T53">Aprender a crear</text:span></text:p>
            <text:p text:style-name="P143"><text:span text:style-name="T20">Aprender a reflexionar</text:span></text:p>
            <text:p text:style-name="P22">Desarrollar el pensamiento crítico y reflexivo a fin de analizar la agricultura sustentable a pequeña escala y su importancia, así como determinar el conocimiento de las potencialidades <text:s/>agrícolas de su región.</text:p>
          </table:table-cell>
          <table:table-cell table:style-name="Tabla2.A2" office:value-type="string">
            <text:p text:style-name="P39"><text:span text:style-name="T20"><text:s/>Interculturalidad. </text:span></text:p>
            <text:p text:style-name="P145"><text:span text:style-name="T21">Trabajo liberador</text:span></text:p>
            <text:p text:style-name="P145"><text:span text:style-name="T21">Ambiente y salud integral</text:span></text:p>
            <text:p text:style-name="P145"><text:span text:style-name="T21">Lenguaje</text:span></text:p>
            <text:p text:style-name="P144"><text:span text:style-name="T19"/></text:p>
            <text:p text:style-name="P39"><text:span text:style-name="T19">Se</text:span><text:span text:style-name="T19"> </text:span><text:span text:style-name="T19">presentarán</text:span><text:span text:style-name="T19"> </text:span><text:span text:style-name="T19">actividades</text:span><text:span text:style-name="T19"> </text:span><text:span text:style-name="T19">colectivas</text:span><text:span text:style-name="T19"> </text:span><text:span text:style-name="T19">para</text:span><text:span text:style-name="T19"> </text:span><text:span text:style-name="T19">promover</text:span><text:span text:style-name="T19"> </text:span><text:span text:style-name="T19">el</text:span><text:span text:style-name="T19"> </text:span><text:span text:style-name="T19">conocimiento</text:span><text:span text:style-name="T19"> </text:span><text:span text:style-name="T19">sobre</text:span><text:span text:style-name="T19"> </text:span><text:span text:style-name="T19">la</text:span><text:span text:style-name="T19"> </text:span><text:span text:style-name="T19">cultura</text:span><text:span text:style-name="T19"> </text:span><text:span text:style-name="T19">agrícola</text:span><text:span text:style-name="T19"> </text:span><text:span text:style-name="T19">de</text:span><text:span text:style-name="T19"> </text:span><text:span text:style-name="T19">cada</text:span><text:span text:style-name="T19"> </text:span><text:span text:style-name="T19">región</text:span><text:span text:style-name="T19"> </text:span><text:span text:style-name="T19">así</text:span><text:span text:style-name="T19"> </text:span><text:span text:style-name="T19">como</text:span><text:span text:style-name="T19"> </text:span><text:span text:style-name="T19">la</text:span><text:span text:style-name="T19"> </text:span><text:span text:style-name="T19">conservación</text:span><text:span text:style-name="T19"> </text:span><text:span text:style-name="T19">del</text:span><text:span text:style-name="T19"> </text:span><text:span text:style-name="T19">ecosistema</text:span><text:span text:style-name="T19">.</text:span></text:p>
            <text:p text:style-name="P13"/>
          </table:table-cell>
          <table:table-cell table:style-name="Tabla2.A2" office:value-type="string">
            <text:p text:style-name="P16"><text:s/></text:p>
            <text:p text:style-name="P139">Lenguaje y <text:s/>comunicación </text:p>
            <text:p text:style-name="P39"><text:span text:style-name="T19">Desarrollo</text:span><text:span text:style-name="T19"> </text:span><text:span text:style-name="T19">de</text:span><text:span text:style-name="T19"> </text:span><text:span text:style-name="T19">los</text:span><text:span text:style-name="T19"> </text:span><text:span text:style-name="T19">aspectos</text:span><text:span text:style-name="T19"> </text:span><text:span text:style-name="T19">formales</text:span><text:span text:style-name="T19"> </text:span><text:span text:style-name="T19">de</text:span><text:span text:style-name="T19"> </text:span><text:span text:style-name="T19">la</text:span><text:span text:style-name="T19"> </text:span><text:span text:style-name="T19">lengua</text:span><text:span text:style-name="T19"> </text:span><text:span text:style-name="T19">escrita</text:span><text:span text:style-name="T19">: </text:span><text:span text:style-name="T19">uso</text:span><text:span text:style-name="T19"> </text:span><text:span text:style-name="T19">de</text:span><text:span text:style-name="T19"> </text:span><text:span text:style-name="T19">mayúsculas</text:span><text:span text:style-name="T19">, </text:span><text:span text:style-name="T19">signos</text:span><text:span text:style-name="T19"> </text:span><text:span text:style-name="T19">de</text:span><text:span text:style-name="T19"> </text:span><text:span text:style-name="T19">puntuación</text:span><text:span text:style-name="T19">, </text:span><text:span text:style-name="T19">reglas</text:span><text:span text:style-name="T19"> </text:span><text:span text:style-name="T19">ortográficas</text:span><text:span text:style-name="T19">.</text:span></text:p>
            <text:p text:style-name="P141"><text:span text:style-name="T44">Ciencia y tecnología</text:span></text:p>
            <text:p text:style-name="P39"><text:span text:style-name="T43">Lectura</text:span><text:span text:style-name="T43"> </text:span><text:span text:style-name="T43">Escritura</text:span><text:span text:style-name="T43"> </text:span><text:span text:style-name="T43">de</text:span><text:span text:style-name="T43"> </text:span><text:span text:style-name="T43">números.</text:span></text:p>
            <text:p text:style-name="P24"/>
          </table:table-cell>
        </table:table-row>
      </table:table>
      <text:p text:style-name="P4"><text:soft-page-break/><text:span text:style-name="T2"/></text:p>
      <text:p text:style-name="P121"><text:span text:style-name="T2">GUIÓN TÉCNICO:</text:span><text:span text:style-name="T1"> Escrito en donde se plantean los aspectos de diseño <text:s/>y programación necesarios a considerar para el desarrollo del REDA</text:span><text:span text:style-name="T62">.</text:span></text:p>
      <table:table table:name="Tabla3" table:style-name="Tabla3">
        <table:table-column table:style-name="Tabla3.A"/>
        <table:table-column table:style-name="Tabla3.B"/>
        <table:table-column table:style-name="Tabla3.A"/>
        <table:table-row>
          <table:table-cell table:style-name="Tabla3.A1" office:value-type="string">
            <text:p text:style-name="P30"><text:span text:style-name="T15">Pantalla</text:span><text:span text:style-name="T15"> </text:span><text:span text:style-name="T15">N</text:span><text:span text:style-name="T15">°: 0 <text:s/></text:span><text:span text:style-name="T15">Pantalla</text:span><text:span text:style-name="T15"> </text:span><text:span text:style-name="T15">presentación</text:span></text:p>
          </table:table-cell>
          <table:table-cell table:style-name="Tabla3.A1" office:value-type="string">
            <text:p text:style-name="P31"><text:span text:style-name="T15">Diseño</text:span><text:span text:style-name="T15"> </text:span><text:span text:style-name="T15">Gráfico</text:span></text:p>
          </table:table-cell>
          <table:table-cell table:style-name="Tabla3.A1" office:value-type="string">
            <text:p text:style-name="P31"><text:span text:style-name="T15">Técnico</text:span><text:span text:style-name="T15">:</text:span></text:p>
          </table:table-cell>
        </table:table-row>
        <table:table-row>
          <table:table-cell table:style-name="Tabla3.A2" office:value-type="string">
            <text:p text:style-name="P30"><text:span text:style-name="T27">Título</text:span><text:span text:style-name="T27"> :</text:span><text:span text:style-name="T22"> </text:span><text:span text:style-name="T22">Sembrando</text:span><text:span text:style-name="T22"> </text:span><text:span text:style-name="T22">para</text:span><text:span text:style-name="T22"> </text:span><text:span text:style-name="T22">el</text:span><text:span text:style-name="T22"> </text:span><text:span text:style-name="T22">futuro</text:span></text:p>
            <text:p text:style-name="P9"/>
            <text:p text:style-name="P30"><text:span text:style-name="T27">Texto</text:span><text:span text:style-name="T27"> 1: “</text:span><text:span text:style-name="T22">Sembrando</text:span><text:span text:style-name="T22"> </text:span><text:span text:style-name="T22">para</text:span><text:span text:style-name="T22"> </text:span><text:span text:style-name="T22">el</text:span><text:span text:style-name="T22"> </text:span><text:span text:style-name="T22">Futuro</text:span><text:span text:style-name="T22">”</text:span></text:p>
            <text:p text:style-name="P9"/>
            <text:p text:style-name="P66"><text:span text:style-name="T27">Texto 2:</text:span><text:span text:style-name="T22"> </text:span><text:span text:style-name="T24">Bienvenidas y bienvenidos a Sembrando para el futuro. Sigue las instrucciones: para navegar en el recurso utiliza el </text:span><text:span text:style-name="T22">(</text:span><text:span text:style-name="T23">objeto 1</text:span><text:span text:style-name="T22">) </text:span><text:span text:style-name="T24">o en el teclado las</text:span><text:span text:style-name="T25"> </text:span><text:span text:style-name="T22"><text:s/>(</text:span><text:span text:style-name="T38">tecla 1</text:span><text:span text:style-name="T89">)</text:span><text:span text:style-name="T24"> </text:span><text:span text:style-name="T89">y la tecla (</text:span><text:span text:style-name="T88">tecla 2</text:span><text:span text:style-name="T89">) para ingresar en las pantallas. </text:span></text:p>
            <text:p text:style-name="P67"/>
            <text:p text:style-name="P66"><text:span text:style-name="T90">Texto 3:</text:span><text:span text:style-name="T89"> </text:span><text:span text:style-name="T24">Bienvenidas y bienvenidos a Sembrando para el futuro. Sigue las instrucciones: para navegar en el recurso utiliza el ratón o en el teclado las </text:span><text:span text:style-name="T89">teclas de dirección</text:span><text:span text:style-name="T24"> </text:span><text:span text:style-name="T89">y la tecla enter para ingresar en las pantallas. </text:span></text:p>
            <text:p text:style-name="P8"/>
            <text:p text:style-name="P30"><text:span text:style-name="T27">Botón</text:span><text:span text:style-name="T27"> 1:</text:span><text:span text:style-name="T22"> </text:span><text:span text:style-name="T22">Diversidad</text:span><text:span text:style-name="T22"> </text:span><text:span text:style-name="T22">funcional</text:span><text:span text:style-name="T22"> </text:span><text:span text:style-name="T22">auditiva</text:span></text:p>
            <text:p text:style-name="P30"><text:span text:style-name="T27">Botón</text:span><text:span text:style-name="T27"> 2:</text:span><text:span text:style-name="T22"> </text:span><text:span text:style-name="T22">Diversidad</text:span><text:span text:style-name="T22"> </text:span><text:span text:style-name="T22">funcional</text:span><text:span text:style-name="T22"> </text:span><text:span text:style-name="T22">visual</text:span></text:p>
            <text:p text:style-name="P30"><text:span text:style-name="T27">Botón 3: </text:span><text:span text:style-name="T22">Inicio</text:span></text:p>
            <text:p text:style-name="P50"/>
            <text:p text:style-name="P54"/>
          </table:table-cell>
          <table:table-cell table:style-name="Tabla3.A2" office:value-type="string">
            <text:p text:style-name="P31"><text:span text:style-name="T27">Texto</text:span><text:span text:style-name="T27"> 1:</text:span><text:span text:style-name="T22"> </text:span><text:span text:style-name="T22">Ajustado</text:span><text:span text:style-name="T22"> </text:span><text:span text:style-name="T22">al</text:span><text:span text:style-name="T22"> </text:span><text:span text:style-name="T22">diseño</text:span><text:span text:style-name="T22"> </text:span><text:span text:style-name="T22">de</text:span><text:span text:style-name="T22"> </text:span><text:span text:style-name="T22">la</text:span><text:span text:style-name="T22"> </text:span><text:span text:style-name="T22">pantalla</text:span><text:span text:style-name="T22">.</text:span></text:p>
            <text:p text:style-name="P8"/>
            <text:p text:style-name="P31"><text:span text:style-name="T27">Fondo</text:span><text:span text:style-name="T27">:</text:span><text:span text:style-name="T22"> </text:span><text:span text:style-name="T22">En</text:span><text:span text:style-name="T22"> </text:span><text:span text:style-name="T22">el</text:span><text:span text:style-name="T22"> </text:span><text:span text:style-name="T22">centro</text:span><text:span text:style-name="T22"> </text:span><text:span text:style-name="T22">del</text:span><text:span text:style-name="T22"> </text:span><text:span text:style-name="T22">la</text:span><text:span text:style-name="T22"> </text:span><text:span text:style-name="T22">pantalla</text:span><text:span text:style-name="T22"> </text:span><text:span text:style-name="T22">y</text:span><text:span text:style-name="T22"> </text:span><text:span text:style-name="T22">abarcando</text:span><text:span text:style-name="T22"> </text:span><text:span text:style-name="T22">la</text:span><text:span text:style-name="T22"> </text:span><text:span text:style-name="T22">mayor</text:span><text:span text:style-name="T22"> </text:span><text:span text:style-name="T22">parte</text:span><text:span text:style-name="T22"> </text:span><text:span text:style-name="T22">de</text:span><text:span text:style-name="T22"> </text:span><text:span text:style-name="T22">la</text:span><text:span text:style-name="T22"> </text:span><text:span text:style-name="T22">imagen</text:span><text:span text:style-name="T22"> </text:span><text:span text:style-name="T22">un</text:span><text:span text:style-name="T22"> </text:span><text:span text:style-name="T22">sembradio</text:span><text:span text:style-name="T22">, </text:span><text:span text:style-name="T22">un</text:span><text:span text:style-name="T22"> </text:span><text:span text:style-name="T22">árbol</text:span><text:span text:style-name="T22"> </text:span><text:span text:style-name="T22">de</text:span><text:span text:style-name="T22"> </text:span><text:span text:style-name="T22">Apamate</text:span><text:span text:style-name="T22"> </text:span><text:span text:style-name="T22">y</text:span><text:span text:style-name="T22"> </text:span><text:span text:style-name="T22">casita</text:span><text:span text:style-name="T22"> </text:span><text:span text:style-name="T22">de</text:span><text:span text:style-name="T22"> </text:span><text:span text:style-name="T22">campo</text:span><text:span text:style-name="T22">. </text:span><text:span text:style-name="T22">En</text:span><text:span text:style-name="T22"> </text:span><text:span text:style-name="T22">la</text:span><text:span text:style-name="T22"> </text:span><text:span text:style-name="T22">parte</text:span><text:span text:style-name="T22"> </text:span><text:span text:style-name="T22">inferior</text:span><text:span text:style-name="T22"> </text:span><text:span text:style-name="T22">un</text:span><text:span text:style-name="T22"> </text:span><text:span text:style-name="T22">banner</text:span><text:span text:style-name="T22"> </text:span><text:span text:style-name="T22">de</text:span><text:span text:style-name="T22"> </text:span><text:span text:style-name="T22">color</text:span><text:span text:style-name="T22"> </text:span><text:span text:style-name="T22">oscuro</text:span><text:span text:style-name="T22">, </text:span><text:span text:style-name="T22">el</text:span><text:span text:style-name="T22"> </text:span><text:span text:style-name="T22">cual</text:span><text:span text:style-name="T22"> </text:span><text:span text:style-name="T22">va</text:span><text:span text:style-name="T22"> </text:span><text:span text:style-name="T22">a</text:span><text:span text:style-name="T22"> </text:span><text:span text:style-name="T22">contener</text:span><text:span text:style-name="T22"> <text:s/></text:span><text:span text:style-name="T22">los</text:span><text:span text:style-name="T22"> <text:s/></text:span><text:span text:style-name="T22">botones</text:span><text:span text:style-name="T22">.</text:span></text:p>
            <text:p text:style-name="P8"/>
            <text:p text:style-name="P31"><text:span text:style-name="T27">Cuadro</text:span><text:span text:style-name="T27"> </text:span><text:span text:style-name="T27">de</text:span><text:span text:style-name="T27"> </text:span><text:span text:style-name="T27">texto</text:span><text:span text:style-name="T27"> </text:span><text:span text:style-name="T27">para</text:span><text:span text:style-name="T27"> </text:span><text:span text:style-name="T27">instrucciones</text:span><text:span text:style-name="T27">:</text:span><text:span text:style-name="T22"> </text:span><text:span text:style-name="T22">cuadro</text:span><text:span text:style-name="T22"> </text:span><text:span text:style-name="T22">de</text:span><text:span text:style-name="T22"> </text:span><text:span text:style-name="T22">color</text:span><text:span text:style-name="T22"> </text:span><text:span text:style-name="T22">beige</text:span><text:span text:style-name="T22"> </text:span><text:span text:style-name="T22">ubicada</text:span><text:span text:style-name="T22"> </text:span><text:span text:style-name="T22">en</text:span><text:span text:style-name="T22"> </text:span><text:span text:style-name="T22">el</text:span><text:span text:style-name="T22"> </text:span><text:span text:style-name="T22">centro</text:span><text:span text:style-name="T22"> </text:span><text:span text:style-name="T22">de</text:span><text:span text:style-name="T22"> </text:span><text:span text:style-name="T22">la</text:span><text:span text:style-name="T22"> </text:span><text:span text:style-name="T22">pantalla</text:span><text:span text:style-name="T22">.</text:span></text:p>
            <text:p text:style-name="P8"/>
            <text:p text:style-name="P31"><text:span text:style-name="T27">Imágenes para las instrucciones:</text:span><text:span text:style-name="T22"> estas imágenes deben ser diseñadas como las de la portátil canaima. </text:span></text:p>
            <text:p text:style-name="P31"><text:span text:style-name="T27">Objeto 1:</text:span><text:span text:style-name="T22"> Mouse </text:span></text:p>
            <text:p text:style-name="P31"><text:span text:style-name="T27">Tecla 1:</text:span><text:span text:style-name="T22"> <text:s/>Teclas de dirección </text:span></text:p>
            <text:p text:style-name="P31"><text:span text:style-name="T27">Tecla <text:s/>2: </text:span><text:span text:style-name="T22">Enter </text:span></text:p>
            <text:p text:style-name="P31"><text:span text:style-name="T27">Tecla 3: </text:span><text:span text:style-name="T22">F1 </text:span></text:p>
            <text:p text:style-name="P17"/>
            <text:p text:style-name="P31"><text:span text:style-name="T27">Botones</text:span><text:span text:style-name="T27"> </text:span><text:span text:style-name="T27">del</text:span><text:span text:style-name="T27"> </text:span><text:span text:style-name="T27">Banner</text:span><text:span text:style-name="T27">:</text:span><text:span text:style-name="T22"> </text:span><text:span text:style-name="T22">al</text:span><text:span text:style-name="T22"> </text:span><text:span text:style-name="T22">pasar</text:span><text:span text:style-name="T22"> </text:span><text:span text:style-name="T22">el</text:span><text:span text:style-name="T22"> </text:span><text:span text:style-name="T22">puntero</text:span><text:span text:style-name="T22"> </text:span><text:span text:style-name="T22">del</text:span><text:span text:style-name="T22"> </text:span><text:span text:style-name="T22">mouse</text:span><text:span text:style-name="T22"> </text:span><text:span text:style-name="T22">sobre</text:span><text:span text:style-name="T22"> </text:span><text:span text:style-name="T22">el</text:span><text:span text:style-name="T22"> </text:span><text:span text:style-name="T22">botón</text:span><text:span text:style-name="T22"> </text:span><text:span text:style-name="T22">tendrá</text:span><text:span text:style-name="T22"> </text:span><text:span text:style-name="T22">una</text:span><text:span text:style-name="T22"> </text:span><text:span text:style-name="T22">animación</text:span><text:span text:style-name="T22">, </text:span><text:span text:style-name="T22">esto</text:span><text:span text:style-name="T22"> </text:span><text:span text:style-name="T22">será</text:span><text:span text:style-name="T22"> </text:span><text:span text:style-name="T22">aplicado</text:span><text:span text:style-name="T22"> </text:span><text:span text:style-name="T22">a</text:span><text:span text:style-name="T22"> </text:span><text:span text:style-name="T22">todos</text:span><text:span text:style-name="T22"> </text:span><text:span text:style-name="T22">los</text:span><text:span text:style-name="T22"> </text:span><text:span text:style-name="T22">botones</text:span><text:span text:style-name="T22">.</text:span></text:p>
            <text:p text:style-name="P8"/>
            <text:p text:style-name="P31"><text:span text:style-name="T27">Botón</text:span><text:span text:style-name="T27"> 1:</text:span><text:span text:style-name="T22"> </text:span><text:span text:style-name="T22">Representad</text:span><text:span text:style-name="T22">o</text:span><text:span text:style-name="T22"> </text:span><text:span text:style-name="T22">por</text:span><text:span text:style-name="T22"> </text:span><text:span text:style-name="T22">el</text:span><text:span text:style-name="T22"> </text:span><text:span text:style-name="T22">símbolo</text:span><text:span text:style-name="T22"> </text:span><text:span text:style-name="T22">universal</text:span><text:span text:style-name="T22"> </text:span><text:span text:style-name="T22">de</text:span><text:span text:style-name="T22"> </text:span><text:span text:style-name="T22">DFA</text:span><text:span text:style-name="T22">.</text:span><text:span text:style-name="T22"> </text:span></text:p>
            <text:p text:style-name="P31"><text:span text:style-name="T27">Botón</text:span><text:span text:style-name="T27"> 2:</text:span><text:span text:style-name="T22"> </text:span><text:span text:style-name="T22">Representado</text:span><text:span text:style-name="T22"> </text:span><text:span text:style-name="T22">por</text:span><text:span text:style-name="T22"> </text:span><text:span text:style-name="T22">el</text:span><text:span text:style-name="T22"> </text:span><text:span text:style-name="T22">símbolo</text:span><text:span text:style-name="T22"> </text:span><text:span text:style-name="T22">universal</text:span><text:span text:style-name="T22"> </text:span><text:span text:style-name="T22">de</text:span><text:span text:style-name="T22"> </text:span><text:span text:style-name="T22">DFV</text:span><text:span text:style-name="T22">.</text:span></text:p>
            <text:p text:style-name="P31"><text:span text:style-name="T27">Botón</text:span><text:span text:style-name="T27"> 3:</text:span><text:span text:style-name="T22"> </text:span><text:span text:style-name="T22">Re</text:span><text:span text:style-name="T22">presentado</text:span><text:span text:style-name="T22"> </text:span><text:span text:style-name="T22">por</text:span><text:span text:style-name="T22"> </text:span><text:span text:style-name="T22">una</text:span><text:span text:style-name="T22"> </text:span><text:span text:style-name="T22">hombre</text:span><text:span text:style-name="T22"> </text:span><text:span text:style-name="T22">con</text:span><text:span text:style-name="T22"> </text:span><text:span text:style-name="T22">una</text:span><text:span text:style-name="T22"> </text:span><text:span text:style-name="T22">pala</text:span><text:span text:style-name="T22"> </text:span><text:span text:style-name="T22">y</text:span><text:span text:style-name="T22"> </text:span><text:span text:style-name="T22">una</text:span><text:span text:style-name="T22"> </text:span><text:span text:style-name="T22">mata</text:span><text:span text:style-name="T22"> </text:span><text:span text:style-name="T22">que</text:span><text:span text:style-name="T22"> </text:span><text:span text:style-name="T22">simule</text:span><text:span text:style-name="T22"> </text:span><text:span text:style-name="T22">siembra</text:span><text:span text:style-name="T22">.</text:span></text:p>
            <text:p text:style-name="P8"/>
          </table:table-cell>
          <table:table-cell table:style-name="Tabla3.A2" office:value-type="string">
            <text:p text:style-name="P31"><text:span text:style-name="T27">Título</text:span><text:span text:style-name="T27">:</text:span><text:span text:style-name="T22"> </text:span><text:span text:style-name="T22">Ubicado</text:span><text:span text:style-name="T22"> </text:span><text:span text:style-name="T22">en</text:span><text:span text:style-name="T22"> </text:span><text:span text:style-name="T22">la</text:span><text:span text:style-name="T22"> </text:span><text:span text:style-name="T22">barra</text:span><text:span text:style-name="T22"> </text:span><text:span text:style-name="T22">de</text:span><text:span text:style-name="T22"> </text:span><text:span text:style-name="T22">título</text:span><text:span text:style-name="T22">.</text:span></text:p>
            <text:p text:style-name="P31"><text:span text:style-name="T22">Todos</text:span><text:span text:style-name="T22"> </text:span><text:span text:style-name="T22">los</text:span><text:span text:style-name="T22"> </text:span><text:span text:style-name="T22">botones</text:span><text:span text:style-name="T22"> </text:span><text:span text:style-name="T22">de</text:span><text:span text:style-name="T22"> </text:span><text:span text:style-name="T22">la</text:span><text:span text:style-name="T22"> </text:span><text:span text:style-name="T22">pantalla</text:span><text:span text:style-name="T22"> </text:span><text:span text:style-name="T22">deben</text:span><text:span text:style-name="T22"> </text:span><text:span text:style-name="T22">poder</text:span><text:span text:style-name="T22"> </text:span><text:span text:style-name="T22">ser</text:span><text:span text:style-name="T22"> </text:span><text:span text:style-name="T22">accesados</text:span><text:span text:style-name="T22"> </text:span><text:span text:style-name="T22">por</text:span><text:span text:style-name="T22"> </text:span><text:span text:style-name="T22">mouse</text:span><text:span text:style-name="T22"> </text:span><text:span text:style-name="T22">o</text:span><text:span text:style-name="T22"> </text:span><text:span text:style-name="T22">por</text:span><text:span text:style-name="T22"> </text:span><text:span text:style-name="T22">teclado</text:span><text:span text:style-name="T22">.</text:span></text:p>
            <text:p text:style-name="P8"/>
            <text:p text:style-name="P31"><text:span text:style-name="T22">Activado</text:span><text:span text:style-name="T22"> </text:span><text:span text:style-name="T22">el</text:span><text:span text:style-name="T22"> </text:span><text:span text:style-name="T22">sintetizador</text:span><text:span text:style-name="T22"> </text:span><text:span text:style-name="T22">de</text:span><text:span text:style-name="T22"> </text:span><text:span text:style-name="T22">voz</text:span><text:span text:style-name="T22"> </text:span><text:span text:style-name="T22">y</text:span><text:span text:style-name="T22"> </text:span><text:span text:style-name="T22">la</text:span><text:span text:style-name="T22"> </text:span><text:span text:style-name="T22">navegación</text:span><text:span text:style-name="T22"> </text:span><text:span text:style-name="T22">por</text:span><text:span text:style-name="T22"> </text:span><text:span text:style-name="T22">teclado</text:span><text:span text:style-name="T22"> </text:span><text:span text:style-name="T22">por</text:span><text:span text:style-name="T22"> </text:span><text:span text:style-name="T22">defecto</text:span><text:span text:style-name="T22"> </text:span><text:span text:style-name="T22">en</text:span><text:span text:style-name="T22"> </text:span><text:span text:style-name="T22">esta</text:span><text:span text:style-name="T22"> </text:span><text:span text:style-name="T22">pantalla</text:span><text:span text:style-name="T22">. </text:span></text:p>
            <text:p text:style-name="P8"/>
            <text:p text:style-name="P31"><text:span text:style-name="T22">Todos</text:span><text:span text:style-name="T22"> </text:span><text:span text:style-name="T22">los</text:span><text:span text:style-name="T22"> </text:span><text:span text:style-name="T22">botones</text:span><text:span text:style-name="T22"> </text:span><text:span text:style-name="T22">deben</text:span><text:span text:style-name="T22"> </text:span><text:span text:style-name="T22">llevar</text:span><text:span text:style-name="T22"> </text:span><text:span text:style-name="T22">su</text:span><text:span text:style-name="T22"> </text:span><text:span text:style-name="T22">nombre</text:span><text:span text:style-name="T22"> </text:span><text:span text:style-name="T22">en</text:span><text:span text:style-name="T22"> </text:span><text:span text:style-name="T22">el</text:span><text:span text:style-name="T22"> <text:s/></text:span><text:span text:style-name="T22">Tooltip</text:span><text:span text:style-name="T22"> <text:s/></text:span><text:span text:style-name="T22">que</text:span><text:span text:style-name="T22"> </text:span><text:span text:style-name="T22">los</text:span><text:span text:style-name="T22"> </text:span><text:span text:style-name="T22">identifique</text:span><text:span text:style-name="T22"> </text:span><text:span text:style-name="T22">cuando</text:span><text:span text:style-name="T22"> </text:span><text:span text:style-name="T22">se</text:span><text:span text:style-name="T22"> </text:span><text:span text:style-name="T22">coloque</text:span><text:span text:style-name="T22"> </text:span><text:span text:style-name="T22">el</text:span><text:span text:style-name="T22"> </text:span><text:span text:style-name="T22">puntero</text:span><text:span text:style-name="T22"> </text:span><text:span text:style-name="T22">del</text:span><text:span text:style-name="T22"> </text:span><text:span text:style-name="T22">mouse</text:span><text:span text:style-name="T22"> </text:span><text:span text:style-name="T22">sobre</text:span><text:span text:style-name="T22"> </text:span><text:span text:style-name="T22">el</text:span><text:span text:style-name="T22"> </text:span><text:span text:style-name="T22">botón</text:span><text:span text:style-name="T22"> </text:span><text:span text:style-name="T22">y</text:span><text:span text:style-name="T22"> </text:span><text:span text:style-name="T22">al</text:span><text:span text:style-name="T22"> </text:span><text:span text:style-name="T22">mismo</text:span><text:span text:style-name="T22"> </text:span><text:span text:style-name="T22">tiempo</text:span><text:span text:style-name="T22"> </text:span><text:span text:style-name="T22">se</text:span><text:span text:style-name="T22"> </text:span><text:span text:style-name="T22">debe</text:span><text:span text:style-name="T22"> </text:span><text:span text:style-name="T22">reproducir</text:span><text:span text:style-name="T22">(</text:span><text:span text:style-name="T22">sonido</text:span><text:span text:style-name="T22">) </text:span><text:span text:style-name="T22">el</text:span><text:span text:style-name="T22"> </text:span><text:span text:style-name="T22">nombre</text:span><text:span text:style-name="T22"> </text:span><text:span text:style-name="T22">que</text:span><text:span text:style-name="T22"> </text:span><text:span text:style-name="T22">corresponda</text:span><text:span text:style-name="T22"> </text:span><text:span text:style-name="T22">al</text:span><text:span text:style-name="T22"> </text:span><text:span text:style-name="T22">mismo</text:span><text:span text:style-name="T22">.</text:span></text:p>
            <text:p text:style-name="P8"/>
            <text:p text:style-name="P31"><text:span text:style-name="T27">Cuadro</text:span><text:span text:style-name="T27"> </text:span><text:span text:style-name="T27">de</text:span><text:span text:style-name="T27"> </text:span><text:span text:style-name="T27">texto</text:span><text:span text:style-name="T27"> </text:span><text:span text:style-name="T27">para</text:span><text:span text:style-name="T27"> </text:span><text:span text:style-name="T27">instrucciones</text:span><text:span text:style-name="T27">:</text:span><text:span text:style-name="T22"> </text:span><text:span text:style-name="T22">texto</text:span><text:span text:style-name="T22"> 2. </text:span><text:span text:style-name="T22">Permanecerán</text:span><text:span text:style-name="T22"> </text:span><text:span text:style-name="T22">fijos</text:span><text:span text:style-name="T22"> </text:span><text:span text:style-name="T22">en</text:span><text:span text:style-name="T22"> </text:span><text:span text:style-name="T22">esta</text:span><text:span text:style-name="T22"> </text:span><text:span text:style-name="T22">pantalla</text:span><text:span text:style-name="T22">. </text:span></text:p>
            <text:p text:style-name="P8"/>
            <text:p text:style-name="P31"><text:span text:style-name="T22">Al iniciar el recurso aparecerá el</text:span><text:span text:style-name="T27"> Texto 2</text:span><text:span text:style-name="T22"> <text:s/>y al mismo tiempo se reproducirá el </text:span><text:span text:style-name="T27">texto 3</text:span><text:span text:style-name="T22">.</text:span></text:p>
            <text:p text:style-name="P59"/>
            <text:p text:style-name="P59">Botones del banner</text:p>
            <text:p text:style-name="P31"><text:span text:style-name="T27">Botón </text:span><text:span text:style-name="T27">1:</text:span><text:span text:style-name="T22"> </text:span><text:span text:style-name="T22">Ubicado</text:span><text:span text:style-name="T22"> </text:span><text:span text:style-name="T22">del</text:span><text:span text:style-name="T22"> </text:span><text:span text:style-name="T22">lado</text:span><text:span text:style-name="T22"> </text:span><text:span text:style-name="T22">izquierdo</text:span><text:span text:style-name="T22"> </text:span><text:span text:style-name="T22">del</text:span><text:span text:style-name="T22"> </text:span><text:span text:style-name="T22"><text:s/></text:span><text:span text:style-name="T22">banner</text:span><text:span text:style-name="T22"> </text:span><text:span text:style-name="T22">inferior</text:span><text:span text:style-name="T22"> </text:span><text:span text:style-name="T22">y</text:span><text:span text:style-name="T22"> </text:span><text:span text:style-name="T22">tendrá</text:span><text:span text:style-name="T22"> </text:span><text:span text:style-name="T22">hipervínculo</text:span><text:span text:style-name="T22"> </text:span><text:span text:style-name="T22">con</text:span><text:span text:style-name="T22"> </text:span><text:span text:style-name="T22">la</text:span><text:span text:style-name="T27"> </text:span><text:span text:style-name="T27">pantalla</text:span><text:span text:style-name="T27"> 1.1</text:span><text:span text:style-name="T27"> </text:span><text:span text:style-name="T22">.</text:span></text:p>
            <text:p text:style-name="P8"/>
            <text:p text:style-name="P31"><text:span text:style-name="T27">Botón</text:span><text:span text:style-name="T27"> 2:</text:span><text:span text:style-name="T22"> </text:span><text:span text:style-name="T22">Ubicado</text:span><text:span text:style-name="T22"> </text:span><text:span text:style-name="T22">en</text:span><text:span text:style-name="T22"> </text:span><text:span text:style-name="T22">el</text:span><text:span text:style-name="T22"> </text:span><text:span text:style-name="T22">banner</text:span><text:span text:style-name="T22"> </text:span><text:span text:style-name="T22">inferior</text:span><text:span text:style-name="T22"> </text:span><text:span text:style-name="T22">en</text:span><text:span text:style-name="T22"> </text:span><text:span text:style-name="T22">el</text:span><text:span text:style-name="T22"> </text:span><text:span text:style-name="T22">centro</text:span><text:span text:style-name="T22"> </text:span><text:span text:style-name="T22">, </text:span><text:span text:style-name="T22">tendrá</text:span><text:span text:style-name="T22"> </text:span><text:span text:style-name="T22">hipervínculo</text:span><text:span text:style-name="T22"> </text:span><text:span text:style-name="T22">con</text:span><text:span text:style-name="T22"> </text:span><text:span text:style-name="T22">la</text:span><text:span text:style-name="T22"> <text:s/></text:span><text:span text:style-name="T27">pantalla</text:span><text:span text:style-name="T27"> </text:span><text:span text:style-name="T27">1.2</text:span><text:span text:style-name="T22">.</text:span></text:p>
            <text:p text:style-name="P8"/>
            <text:p text:style-name="P31"><text:span text:style-name="T27">Botón</text:span><text:span text:style-name="T27"> 3:</text:span><text:span text:style-name="T22"> </text:span><text:span text:style-name="T22">Ubicado</text:span><text:span text:style-name="T22"> </text:span><text:span text:style-name="T22">en</text:span><text:span text:style-name="T22"> </text:span><text:span text:style-name="T22">el</text:span><text:span text:style-name="T22"> </text:span><text:span text:style-name="T22">banner</text:span><text:span text:style-name="T22"> </text:span><text:span text:style-name="T22">inferior</text:span><text:span text:style-name="T22"> </text:span><text:span text:style-name="T22">del</text:span><text:span text:style-name="T22"> </text:span><text:span text:style-name="T22">lado</text:span><text:span text:style-name="T22"> </text:span><text:span text:style-name="T22">derecho</text:span><text:span text:style-name="T22"> </text:span><text:span text:style-name="T22">de</text:span><text:span text:style-name="T22"> </text:span><text:span text:style-name="T22">la</text:span><text:span text:style-name="T22"> </text:span><text:span text:style-name="T22">pantalla</text:span><text:span text:style-name="T22">, </text:span><text:span text:style-name="T22">tendrá</text:span><text:span text:style-name="T22"> </text:span><text:span text:style-name="T22">hiperv</text:span><text:span text:style-name="T22">í</text:span><text:span text:style-name="T22">nculo</text:span><text:span text:style-name="T22"> </text:span><text:span text:style-name="T22">con</text:span><text:span text:style-name="T22"> </text:span><text:span text:style-name="T22">la</text:span><text:span text:style-name="T46"> </text:span><text:span text:style-name="T27">pantalla</text:span><text:span text:style-name="T27"> </text:span><text:span text:style-name="T27">2.</text:span></text:p>
            <text:p text:style-name="P17"><text:soft-page-break/></text:p>
            <text:p text:style-name="P31"><text:span text:style-name="T27">DFV: </text:span><text:span text:style-name="T22">al iniciar el recurso el sintetizador debe decir</text:span><text:span text:style-name="T27"> </text:span><text:span text:style-name="T27">Pantalla inicio </text:span><text:span text:style-name="T22">y luego </text:span><text:span text:style-name="T27">texto 3</text:span><text:span text:style-name="T22"> </text:span></text:p>
          </table:table-cell>
        </table:table-row>
        <table:table-row>
          <table:table-cell table:style-name="Tabla3.A2" office:value-type="string">
            <text:p text:style-name="P17">Observaciones:</text:p>
            <text:p text:style-name="P44"/>
          </table:table-cell>
          <table:table-cell table:style-name="Tabla3.A2" office:value-type="string">
            <text:p text:style-name="P25"/>
          </table:table-cell>
          <table:table-cell table:style-name="Tabla3.A2" office:value-type="string">
            <text:p text:style-name="P25"/>
          </table:table-cell>
        </table:table-row>
        <table:table-row>
          <table:table-cell table:style-name="Tabla3.A1" office:value-type="string">
            <text:p text:style-name="P30"><text:span text:style-name="T15">Pantalla</text:span><text:span text:style-name="T15"> </text:span><text:span text:style-name="T15">N</text:span><text:span text:style-name="T15">°: 1 <text:s/></text:span><text:span text:style-name="T15">Menú</text:span><text:span text:style-name="T15"> </text:span><text:span text:style-name="T15">de</text:span><text:span text:style-name="T15"> </text:span><text:span text:style-name="T15">configuración</text:span></text:p>
          </table:table-cell>
          <table:table-cell table:style-name="Tabla3.A1" office:value-type="string">
            <text:p text:style-name="P31"><text:span text:style-name="T16">Diseño</text:span><text:span text:style-name="T16"> </text:span><text:span text:style-name="T16">Gráfico</text:span></text:p>
          </table:table-cell>
          <table:table-cell table:style-name="Tabla3.A1" office:value-type="string">
            <text:p text:style-name="P31"><text:span text:style-name="T15">Técnico</text:span><text:span text:style-name="T15">:</text:span></text:p>
          </table:table-cell>
        </table:table-row>
        <table:table-row>
          <table:table-cell table:style-name="Tabla3.A2" office:value-type="string">
            <text:p text:style-name="P31"><text:span text:style-name="T27">Título</text:span><text:span text:style-name="T27">:</text:span><text:span text:style-name="T22"> </text:span><text:span text:style-name="T22">Sembrando</text:span><text:span text:style-name="T22"> </text:span><text:span text:style-name="T22">para</text:span><text:span text:style-name="T22"> </text:span><text:span text:style-name="T22">el</text:span><text:span text:style-name="T22"> </text:span><text:span text:style-name="T22">futuro</text:span><text:span text:style-name="T22">.</text:span></text:p>
            <text:p text:style-name="P8"/>
            <text:p text:style-name="P31"><text:span text:style-name="T27">Texto</text:span><text:span text:style-name="T27"> 1:</text:span><text:span text:style-name="T22"> <text:s/></text:span><text:span text:style-name="T22">Menú</text:span><text:span text:style-name="T22"> </text:span><text:span text:style-name="T22">de</text:span><text:span text:style-name="T22"> </text:span><text:span text:style-name="T22">configuración</text:span></text:p>
            <text:p text:style-name="P8"/>
            <text:p text:style-name="P89"><text:span text:style-name="T27">Texto 2:</text:span><text:span text:style-name="T22"> </text:span><text:span text:style-name="T30">Instrucciones:</text:span><text:span text:style-name="T22"> </text:span><text:span text:style-name="T24">p</text:span><text:span text:style-name="T22">ulsa sobre el botón Diversidad Funcional Auditiva (</text:span><text:span text:style-name="T38">botón 1</text:span><text:span text:style-name="T24">)</text:span><text:span text:style-name="T22"> o sobre el botón Diversidad Funcional Visual (</text:span><text:span text:style-name="T23">botón 2</text:span><text:span text:style-name="T22">) según tu nivel de accesibilidad.</text:span></text:p>
            <text:p text:style-name="P8"/>
            <text:p text:style-name="P8"/>
            <text:p text:style-name="P28"><text:span text:style-name="T27">Botón</text:span><text:span text:style-name="T27"> 1:</text:span><text:span text:style-name="T22"> </text:span><text:span text:style-name="T22">Diversidad</text:span><text:span text:style-name="T22"> </text:span><text:span text:style-name="T22">funcional</text:span><text:span text:style-name="T22"> </text:span><text:span text:style-name="T22">auditiva</text:span></text:p>
            <text:p text:style-name="P28"><text:span text:style-name="T27">Botón</text:span><text:span text:style-name="T27"> 2:</text:span><text:span text:style-name="T22"> </text:span><text:span text:style-name="T22">Diversidad</text:span><text:span text:style-name="T22"> </text:span><text:span text:style-name="T22">funcional</text:span><text:span text:style-name="T22"> </text:span><text:span text:style-name="T22">visual</text:span></text:p>
            <text:p text:style-name="P31"><text:span text:style-name="T27">Botón</text:span><text:span text:style-name="T27"> 3: </text:span><text:span text:style-name="T22">Regresar</text:span><text:span text:style-name="T22"> </text:span></text:p>
          </table:table-cell>
          <table:table-cell table:style-name="Tabla3.A2" office:value-type="string">
            <text:p text:style-name="P31"><text:span text:style-name="T27">Fondo:</text:span><text:span text:style-name="T22"> En el centro del la pantalla y abarcando la mayor parte de la imagen un sembradío, un árbol de Apamate y casita de campo. En la parte inferior un banner de color oscuro, el cual va a contener <text:s/>los <text:s/>botones.</text:span></text:p>
            <text:p text:style-name="P31"><text:span text:style-name="T22"><text:s/></text:span><text:span text:style-name="T22">Sobre</text:span><text:span text:style-name="T22"> </text:span><text:span text:style-name="T22">el</text:span><text:span text:style-name="T22"> </text:span><text:span text:style-name="T22">fondo</text:span><text:span text:style-name="T22"> </text:span><text:span text:style-name="T22">y</text:span><text:span text:style-name="T22"> </text:span><text:span text:style-name="T22">en</text:span><text:span text:style-name="T22"> </text:span><text:span text:style-name="T22">la</text:span><text:span text:style-name="T22"> </text:span><text:span text:style-name="T22">parte</text:span><text:span text:style-name="T22"> </text:span><text:span text:style-name="T22">superior</text:span><text:span text:style-name="T22"> </text:span><text:span text:style-name="T22">agregar</text:span><text:span text:style-name="T22"> </text:span><text:span text:style-name="T22">un</text:span><text:span text:style-name="T22"> </text:span><text:span text:style-name="T22">banner</text:span><text:span text:style-name="T22"> </text:span><text:span text:style-name="T22">de</text:span><text:span text:style-name="T22"> </text:span><text:span text:style-name="T22">color</text:span><text:span text:style-name="T22"> </text:span><text:span text:style-name="T22">claro</text:span><text:span text:style-name="T22"> </text:span><text:span text:style-name="T22">en</text:span><text:span text:style-name="T22"> </text:span><text:span text:style-name="T22">donde</text:span><text:span text:style-name="T22"> </text:span><text:span text:style-name="T22">se</text:span><text:span text:style-name="T22"> </text:span><text:span text:style-name="T22">colocará</text:span><text:span text:style-name="T22"> </text:span><text:span text:style-name="T22">el</text:span><text:span text:style-name="T27"> </text:span><text:span text:style-name="T27">Texto</text:span><text:span text:style-name="T27"> 1</text:span><text:span text:style-name="T22">.</text:span></text:p>
            <text:p text:style-name="P8"/>
            <text:p text:style-name="P31"><text:span text:style-name="T27">Banner</text:span><text:span text:style-name="T27"> </text:span><text:span text:style-name="T27">de</text:span><text:span text:style-name="T27"> </text:span><text:span text:style-name="T27">botones</text:span><text:span text:style-name="T27">:</text:span><text:span text:style-name="T22"> </text:span><text:span text:style-name="T22">Descrito</text:span><text:span text:style-name="T22"> </text:span><text:span text:style-name="T22">en</text:span><text:span text:style-name="T22"> </text:span><text:span text:style-name="T22">la</text:span><text:span text:style-name="T22"> </text:span><text:span text:style-name="T22">pantalla</text:span><text:span text:style-name="T22"> 0.</text:span></text:p>
            <text:p text:style-name="P8"/>
            <text:p text:style-name="P31"><text:span text:style-name="T27">Botón</text:span><text:span text:style-name="T27"> 1:</text:span><text:span text:style-name="T22"> </text:span><text:span text:style-name="T22">Representado</text:span><text:span text:style-name="T22"> </text:span><text:span text:style-name="T22">por</text:span><text:span text:style-name="T22"> </text:span><text:span text:style-name="T22">el</text:span><text:span text:style-name="T22"> </text:span><text:span text:style-name="T22">símbolo</text:span><text:span text:style-name="T22"> </text:span><text:span text:style-name="T22">universal</text:span><text:span text:style-name="T22"> </text:span><text:span text:style-name="T22">de</text:span><text:span text:style-name="T22"> </text:span><text:span text:style-name="T22">DFA</text:span><text:span text:style-name="T22">. </text:span></text:p>
            <text:p text:style-name="P31"><text:span text:style-name="T27">Botón</text:span><text:span text:style-name="T27"> 2:</text:span><text:span text:style-name="T22"> </text:span><text:span text:style-name="T22">Representado</text:span><text:span text:style-name="T22"> </text:span><text:span text:style-name="T22">por</text:span><text:span text:style-name="T22"> </text:span><text:span text:style-name="T22">el</text:span><text:span text:style-name="T22"> </text:span><text:span text:style-name="T22">símbolo</text:span><text:span text:style-name="T22"> </text:span><text:span text:style-name="T22">universal</text:span><text:span text:style-name="T22"> </text:span><text:span text:style-name="T22">de</text:span><text:span text:style-name="T22"> </text:span><text:span text:style-name="T22">DFV</text:span><text:span text:style-name="T22">.</text:span></text:p>
            <text:p text:style-name="P31"><text:span text:style-name="T27">Botón</text:span><text:span text:style-name="T27"> 3:</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puerta</text:span><text:span text:style-name="T22"> </text:span><text:span text:style-name="T22">con</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e</text:span><text:span text:style-name="T22"> </text:span><text:span text:style-name="T22">a</text:span><text:span text:style-name="T22"> </text:span><text:span text:style-name="T22">la</text:span><text:span text:style-name="T22"> </text:span><text:span text:style-name="T22">izquierda</text:span><text:span text:style-name="T22">. </text:span></text:p>
          </table:table-cell>
          <table:table-cell table:style-name="Tabla3.A2" office:value-type="string">
            <text:p text:style-name="P31"><text:span text:style-name="T27">Título</text:span><text:span text:style-name="T27">:</text:span><text:span text:style-name="T22"> </text:span><text:span text:style-name="T22">Ubicado</text:span><text:span text:style-name="T22"> </text:span><text:span text:style-name="T22">en</text:span><text:span text:style-name="T22"> </text:span><text:span text:style-name="T22">la</text:span><text:span text:style-name="T22"> </text:span><text:span text:style-name="T22">barra</text:span><text:span text:style-name="T22"> </text:span><text:span text:style-name="T22">de</text:span><text:span text:style-name="T22"> </text:span><text:span text:style-name="T22">título</text:span></text:p>
            <text:p text:style-name="P8"/>
            <text:list xml:id="list346226859" text:style-name="L3">
              <text:list-item>
                <text:p text:style-name="P147">Todos los botones de la pantalla deben poder ser accesados por mouse o por teclado. </text:p>
              </text:list-item>
              <text:list-item>
                <text:p text:style-name="P151">SIntetizador de voz y navegación por teclado activado por defecto. </text:p>
              </text:list-item>
              <text:list-item>
                <text:p text:style-name="P151">Todos los botones deben llevar su nombre en el <text:s/>Tooltips que los identifique cuando se coloque el puntero del mouse sobre el botón y al mismo tiempo se debe reproducir(sonido) el nombre que corresponda al mismo.</text:p>
              </text:list-item>
              <text:list-item>
                <text:p text:style-name="P100">Al iniciar la pantalla aparecerá el<text:span text:style-name="T48"> Texto 2</text:span><text:span text:style-name="T50"> sobre un cuadro de texto para las instrucciones (Descrito en la pantalla <text:s/>0) y al mismo tiempo se reproducirá su respectivo <text:s/>sonido, dicho texto estará ubicado en el centro de la pantalla. </text:span></text:p>
              </text:list-item>
            </text:list>
            <text:p text:style-name="P8"/>
            <text:p text:style-name="P31"><text:span text:style-name="T27">Botón</text:span><text:span text:style-name="T27">1:</text:span><text:span text:style-name="T22"> </text:span><text:span text:style-name="T22">Ubicado</text:span><text:span text:style-name="T22"> </text:span><text:span text:style-name="T22">del</text:span><text:span text:style-name="T22"> </text:span><text:span text:style-name="T22">lado</text:span><text:span text:style-name="T22"> </text:span><text:span text:style-name="T22">izquierdo</text:span><text:span text:style-name="T22"> </text:span><text:span text:style-name="T22">del</text:span><text:span text:style-name="T22"> <text:s/></text:span><text:span text:style-name="T22">banner</text:span><text:span text:style-name="T22"> </text:span><text:span text:style-name="T22">inferior</text:span><text:span text:style-name="T22"> </text:span><text:span text:style-name="T22">y</text:span><text:span text:style-name="T22"> </text:span><text:span text:style-name="T22">tendrá</text:span><text:span text:style-name="T22"> </text:span><text:span text:style-name="T22">hipervínculo</text:span><text:span text:style-name="T22"> </text:span><text:span text:style-name="T22">con</text:span><text:span text:style-name="T22"> </text:span><text:span text:style-name="T22">la</text:span><text:span text:style-name="T27"> </text:span><text:span text:style-name="T27">pantalla</text:span><text:span text:style-name="T27"> 1.1</text:span><text:span text:style-name="T22">.</text:span></text:p>
            <text:p text:style-name="P31"><text:span text:style-name="T27">Botón 2:</text:span><text:span text:style-name="T22"> Ubicado en el banner inferior en el centro , tendrá hipervínculo con la <text:s/></text:span><text:span text:style-name="T27">pantalla 1.2</text:span><text:span text:style-name="T22">.</text:span></text:p>
            <text:p text:style-name="P31"><text:span text:style-name="T27">Botón 3:</text:span><text:span text:style-name="T22"> Ubicado en el banner inferior del lado derecho de la pantalla, tendrá hipervínculo con la</text:span><text:span text:style-name="T46"> </text:span><text:span text:style-name="T27">pantalla 2.</text:span></text:p>
            <text:p text:style-name="P31"><text:span text:style-name="T27">DFV: </text:span><text:span text:style-name="T22">al iniciar la pantalla el sintetizador debe decir</text:span><text:span text:style-name="T27"> Pantalla: Menú de configuración </text:span><text:span text:style-name="T22">y luego leer el </text:span><text:soft-page-break/><text:span text:style-name="T22">contenido de la pantalla. </text:span></text:p>
          </table:table-cell>
        </table:table-row>
        <table:table-row>
          <table:table-cell table:style-name="Tabla3.A2" table:number-columns-spanned="3" office:value-type="string">
            <text:p text:style-name="P18">Observaciones:</text:p>
            <text:p text:style-name="P50"/>
          </table:table-cell>
          <table:covered-table-cell/>
          <table:covered-table-cell/>
        </table:table-row>
        <table:table-row>
          <table:table-cell table:style-name="Tabla3.A1" office:value-type="string">
            <text:p text:style-name="P30"><text:span text:style-name="T15">Pantalla</text:span><text:span text:style-name="T15"> </text:span><text:span text:style-name="T15">N</text:span><text:span text:style-name="T15">°: 1.</text:span><text:span text:style-name="T15">1</text:span><text:span text:style-name="T15"> </text:span><text:span text:style-name="T15">Diversidad</text:span><text:span text:style-name="T15"> </text:span><text:span text:style-name="T15">funcional</text:span><text:span text:style-name="T15"> </text:span><text:span text:style-name="T15">auditiva</text:span></text:p>
          </table:table-cell>
          <table:table-cell table:style-name="Tabla3.A1" office:value-type="string">
            <text:p text:style-name="P31"><text:span text:style-name="T16">Diseño</text:span><text:span text:style-name="T16"> </text:span><text:span text:style-name="T16">Gráfico</text:span></text:p>
          </table:table-cell>
          <table:table-cell table:style-name="Tabla3.A1" office:value-type="string">
            <text:p text:style-name="P31"><text:span text:style-name="T15">Técnico</text:span><text:span text:style-name="T15">:</text:span></text:p>
          </table:table-cell>
        </table:table-row>
        <table:table-row>
          <table:table-cell table:style-name="Tabla3.A2" office:value-type="string">
            <text:p text:style-name="P30"><text:span text:style-name="T27">Título</text:span><text:span text:style-name="T27">:</text:span><text:span text:style-name="T22">Sembrando</text:span><text:span text:style-name="T22"> </text:span><text:span text:style-name="T22">para</text:span><text:span text:style-name="T22"> </text:span><text:span text:style-name="T22">el</text:span><text:span text:style-name="T22"> </text:span><text:span text:style-name="T22">futuro</text:span></text:p>
            <text:p text:style-name="P9"/>
            <text:p text:style-name="P30"><text:span text:style-name="T27">Texto</text:span><text:span text:style-name="T27"> 1:</text:span><text:span text:style-name="T22"> </text:span><text:span text:style-name="T22">Diversidad</text:span><text:span text:style-name="T22"> </text:span><text:span text:style-name="T22">funcional</text:span><text:span text:style-name="T22"> </text:span><text:span text:style-name="T22">auditiva</text:span></text:p>
            <text:p text:style-name="P9"/>
            <text:p text:style-name="P30"><text:span text:style-name="T27">Texto</text:span><text:span text:style-name="T27"> 2:</text:span><text:span text:style-name="T22">¿</text:span><text:span text:style-name="T22">Te</text:span><text:span text:style-name="T22"> </text:span><text:span text:style-name="T22">gustaría</text:span><text:span text:style-name="T22"> </text:span><text:span text:style-name="T22">hacer</text:span><text:span text:style-name="T22"> </text:span><text:span text:style-name="T22">el</text:span><text:span text:style-name="T22"> </text:span><text:span text:style-name="T22">recorrido</text:span><text:span text:style-name="T22"> </text:span><text:span text:style-name="T22">con</text:span><text:span text:style-name="T22"> </text:span><text:span text:style-name="T22">un</text:span><text:span text:style-name="T22"> </text:span><text:span text:style-name="T22">intérprete</text:span><text:span text:style-name="T22"> </text:span><text:span text:style-name="T22">virtual</text:span><text:span text:style-name="T22">? </text:span><text:span text:style-name="T22">Si</text:span><text:span text:style-name="T22"> <text:s text:c="5"/></text:span><text:span text:style-name="T22">No</text:span></text:p>
            <text:p text:style-name="P9"/>
            <text:p text:style-name="P30"><text:span text:style-name="T27">Texto 3:</text:span><text:span text:style-name="T22"> Selecciona el género del intérprete con el que desees hacer el recorrido</text:span></text:p>
            <text:p text:style-name="P45"><text:span text:style-name="T27">Texto 3a:</text:span><text:span text:style-name="T22"> F</text:span></text:p>
            <text:p text:style-name="P45"><text:span text:style-name="T27">Texto 3b:</text:span><text:span text:style-name="T22"> M</text:span></text:p>
            <text:p text:style-name="P9"/>
            <text:p text:style-name="P30"><text:span text:style-name="T27">Texto</text:span><text:span text:style-name="T27"> 4</text:span><text:span text:style-name="T27">b</text:span><text:span text:style-name="T27">:</text:span><text:span text:style-name="T22"> </text:span><text:span text:style-name="T22">Elige</text:span><text:span text:style-name="T22"> </text:span><text:span text:style-name="T22">el</text:span><text:span text:style-name="T22"> </text:span><text:span text:style-name="T22">color</text:span><text:span text:style-name="T22"> </text:span><text:span text:style-name="T22">de</text:span><text:span text:style-name="T22"> </text:span><text:span text:style-name="T22">la</text:span><text:span text:style-name="T22"> </text:span><text:span text:style-name="T22">camisa</text:span><text:span text:style-name="T22"> </text:span><text:span text:style-name="T22">de</text:span><text:span text:style-name="T22"> </text:span><text:span text:style-name="T22">la</text:span><text:span text:style-name="T22"> </text:span><text:span text:style-name="T22">intérprete</text:span><text:span text:style-name="T22"> </text:span><text:span text:style-name="T22">virtual</text:span><text:span text:style-name="T22">. (</text:span><text:span text:style-name="T22">hembra</text:span><text:span text:style-name="T22">)</text:span></text:p>
            <text:p text:style-name="P9"/>
            <text:p text:style-name="P30"><text:span text:style-name="T27">Texto</text:span><text:span text:style-name="T27"> 5</text:span><text:span text:style-name="T27">a</text:span><text:span text:style-name="T27">:</text:span><text:span text:style-name="T22"> </text:span><text:span text:style-name="T22">Elige</text:span><text:span text:style-name="T22"> </text:span><text:span text:style-name="T22">la</text:span><text:span text:style-name="T22"> </text:span><text:span text:style-name="T22">velocidad</text:span><text:span text:style-name="T22"> </text:span><text:span text:style-name="T22">del</text:span><text:span text:style-name="T22"> </text:span><text:span text:style-name="T22">intérprete</text:span><text:span text:style-name="T22"> </text:span><text:span text:style-name="T22">virtual</text:span><text:span text:style-name="T22">. (</text:span><text:span text:style-name="T22">Masculino</text:span><text:span text:style-name="T22">)</text:span></text:p>
            <text:p text:style-name="P9"/>
            <text:p text:style-name="P30"><text:span text:style-name="T27">Texto</text:span><text:span text:style-name="T27"> 5</text:span><text:span text:style-name="T27">b</text:span><text:span text:style-name="T27">:</text:span><text:span text:style-name="T22"> </text:span><text:span text:style-name="T22">Elige</text:span><text:span text:style-name="T22"> </text:span><text:span text:style-name="T22">la</text:span><text:span text:style-name="T22"> </text:span><text:span text:style-name="T22">velocidad</text:span><text:span text:style-name="T22"> </text:span><text:span text:style-name="T22">de</text:span><text:span text:style-name="T22"> </text:span><text:span text:style-name="T22">la</text:span><text:span text:style-name="T22"> </text:span><text:span text:style-name="T22">intérprete</text:span><text:span text:style-name="T22"> </text:span><text:span text:style-name="T22">virtual</text:span><text:span text:style-name="T22">. (</text:span><text:span text:style-name="T22">Femenino</text:span><text:span text:style-name="T22">)</text:span></text:p>
            <text:p text:style-name="P9"/>
            <text:p text:style-name="P30"><text:span text:style-name="T27">Texto</text:span><text:span text:style-name="T27"> 6:</text:span><text:span text:style-name="T22"> </text:span><text:span text:style-name="T22">Pulsa</text:span><text:span text:style-name="T22"> </text:span><text:span text:style-name="T22">sobre</text:span><text:span text:style-name="T22"> </text:span><text:span text:style-name="T22">el</text:span><text:span text:style-name="T22"> </text:span><text:span text:style-name="T22">botón</text:span><text:span text:style-name="T22"> </text:span><text:span text:style-name="T22">guardar</text:span><text:span text:style-name="T22"> </text:span><text:span text:style-name="T22">para</text:span><text:span text:style-name="T22"> </text:span><text:span text:style-name="T22">salvar</text:span><text:span text:style-name="T46"> </text:span><text:span text:style-name="T22">tu</text:span><text:span text:style-name="T22"> </text:span><text:span text:style-name="T22">configuración</text:span><text:span text:style-name="T22">.</text:span></text:p>
            <text:p text:style-name="P9"/>
            <text:p text:style-name="P31"><text:span text:style-name="T27">Botón</text:span><text:span text:style-name="T27"> 1:</text:span><text:span text:style-name="T22"> </text:span><text:span text:style-name="T22">Guardar</text:span></text:p>
            <text:p text:style-name="P31"><text:span text:style-name="T27">Botón</text:span><text:span text:style-name="T27"> </text:span><text:span text:style-name="T27">2</text:span><text:span text:style-name="T27">:</text:span><text:span text:style-name="T22"> </text:span><text:span text:style-name="T22">Regresar</text:span></text:p>
            <text:p text:style-name="P8"/>
          </table:table-cell>
          <table:table-cell table:style-name="Tabla3.A2" office:value-type="string">
            <text:p text:style-name="P31"><text:span text:style-name="T27">Fondo</text:span><text:span text:style-name="T27">:</text:span><text:span text:style-name="T22"> </text:span><text:span text:style-name="T22">Pradera</text:span><text:span text:style-name="T22"> </text:span><text:span text:style-name="T22">que</text:span><text:span text:style-name="T22"> </text:span><text:span text:style-name="T22">predomine</text:span><text:span text:style-name="T22"> </text:span><text:span text:style-name="T22">en</text:span><text:span text:style-name="T22"> </text:span><text:span text:style-name="T22">el</text:span><text:span text:style-name="T22"> </text:span><text:span text:style-name="T22">fondo</text:span><text:span text:style-name="T22">, </text:span><text:span text:style-name="T22">del</text:span><text:span text:style-name="T22"> </text:span><text:span text:style-name="T22">lado</text:span><text:span text:style-name="T22"> </text:span><text:span text:style-name="T22">izquierdo</text:span><text:span text:style-name="T22"> </text:span><text:span text:style-name="T22">árbol</text:span><text:span text:style-name="T22"> </text:span><text:span text:style-name="T22">de</text:span><text:span text:style-name="T22"> </text:span><text:span text:style-name="T22">Apamate</text:span><text:span text:style-name="T22">. </text:span><text:span text:style-name="T22">Sobre</text:span><text:span text:style-name="T22"> </text:span><text:span text:style-name="T22">el</text:span><text:span text:style-name="T22"> </text:span><text:span text:style-name="T22">fondo</text:span><text:span text:style-name="T22"> </text:span><text:span text:style-name="T22">y</text:span><text:span text:style-name="T22"> </text:span><text:span text:style-name="T22">en</text:span><text:span text:style-name="T22"> </text:span><text:span text:style-name="T22">la</text:span><text:span text:style-name="T22"> </text:span><text:span text:style-name="T22">parte</text:span><text:span text:style-name="T22"> </text:span><text:span text:style-name="T22">superior</text:span><text:span text:style-name="T22"> </text:span><text:span text:style-name="T22">agregar</text:span><text:span text:style-name="T22"> </text:span><text:span text:style-name="T22">un</text:span><text:span text:style-name="T22"> </text:span><text:span text:style-name="T22">banner</text:span><text:span text:style-name="T22"> </text:span><text:span text:style-name="T22">de</text:span><text:span text:style-name="T22"> </text:span><text:span text:style-name="T22">color</text:span><text:span text:style-name="T22"> </text:span><text:span text:style-name="T22">claro</text:span><text:span text:style-name="T22"> </text:span><text:span text:style-name="T22">en</text:span><text:span text:style-name="T22"> </text:span><text:span text:style-name="T22">donde</text:span><text:span text:style-name="T22"> </text:span><text:span text:style-name="T22">se</text:span><text:span text:style-name="T22"> </text:span><text:span text:style-name="T22">colocará</text:span><text:span text:style-name="T22"> </text:span><text:span text:style-name="T22">el</text:span><text:span text:style-name="T27"> </text:span><text:span text:style-name="T27">Texto</text:span><text:span text:style-name="T27"> 1</text:span><text:span text:style-name="T22">.</text:span></text:p>
            <text:p text:style-name="P8"/>
            <text:p text:style-name="P31"><text:span text:style-name="T22">Imágenes</text:span><text:span text:style-name="T22"> </text:span><text:span text:style-name="T22">para</text:span><text:span text:style-name="T22"> </text:span><text:span text:style-name="T22">las</text:span><text:span text:style-name="T22"> </text:span><text:span text:style-name="T22">opciones</text:span><text:span text:style-name="T22">: </text:span></text:p>
            <text:list xml:id="list1140925798" text:style-name="LS6">
              <text:list-item>
                <text:p text:style-name="P126"><text:span text:style-name="T22">Caja</text:span><text:span text:style-name="T22"> </text:span><text:span text:style-name="T22">de</text:span><text:span text:style-name="T22"> </text:span><text:span text:style-name="T22">selección</text:span><text:span text:style-name="T22"> </text:span><text:span text:style-name="T22">color</text:span><text:span text:style-name="T22"> </text:span><text:span text:style-name="T22">blanco</text:span><text:span text:style-name="T22">. </text:span></text:p>
              </text:list-item>
              <text:list-item>
                <text:p text:style-name="P133">Items de selección representado por una hoja. </text:p>
              </text:list-item>
              <text:list-item>
                <text:p text:style-name="P126"><text:span text:style-name="T22">3 </text:span><text:span text:style-name="T22">cuadros</text:span><text:span text:style-name="T22"> </text:span><text:span text:style-name="T22">de</text:span><text:span text:style-name="T22"> </text:span><text:span text:style-name="T22">distintos</text:span><text:span text:style-name="T22"> </text:span><text:span text:style-name="T22">colores</text:span><text:span text:style-name="T22">: </text:span><text:span text:style-name="T22">amarillos</text:span><text:span text:style-name="T22">, </text:span><text:span text:style-name="T22">rosado</text:span><text:span text:style-name="T22"> (</text:span><text:span text:style-name="T22">colores</text:span><text:span text:style-name="T22"> </text:span><text:span text:style-name="T22">pasteles</text:span><text:span text:style-name="T22">). </text:span></text:p>
              </text:list-item>
              <text:list-item>
                <text:p text:style-name="P126"><text:span text:style-name="T22">Barra</text:span><text:span text:style-name="T22"> </text:span><text:span text:style-name="T22">para</text:span><text:span text:style-name="T22"> </text:span><text:span text:style-name="T22">aumentar</text:span><text:span text:style-name="T22"> </text:span><text:span text:style-name="T22">volumen</text:span><text:span text:style-name="T22"> (</text:span><text:span text:style-name="T22">como</text:span><text:span text:style-name="T22"> </text:span><text:span text:style-name="T22">la</text:span><text:span text:style-name="T22"> </text:span><text:span text:style-name="T22">de</text:span><text:span text:style-name="T22"> </text:span><text:span text:style-name="T22">un</text:span><text:span text:style-name="T22"> </text:span><text:span text:style-name="T22">reproductor</text:span><text:span text:style-name="T22"> </text:span><text:span text:style-name="T22">de</text:span><text:span text:style-name="T22"> </text:span><text:span text:style-name="T22">música</text:span><text:span text:style-name="T22">).</text:span></text:p>
              </text:list-item>
              <text:list-item>
                <text:p text:style-name="P133"/>
              </text:list-item>
            </text:list>
            <text:p text:style-name="P8"/>
            <text:p text:style-name="P31"><text:span text:style-name="T27">Banner</text:span><text:span text:style-name="T27"> </text:span><text:span text:style-name="T27">de</text:span><text:span text:style-name="T27"> </text:span><text:span text:style-name="T27">botones</text:span><text:span text:style-name="T27">:</text:span><text:span text:style-name="T22"> </text:span></text:p>
            <text:p text:style-name="P8"/>
            <text:p text:style-name="P31"><text:span text:style-name="T27">Botón</text:span><text:span text:style-name="T27"> 1:</text:span><text:span text:style-name="T22"> </text:span><text:span text:style-name="T22">Guardar</text:span><text:span text:style-name="T22">, </text:span><text:span text:style-name="T22">imagen</text:span><text:span text:style-name="T22"> </text:span><text:span text:style-name="T22">alusiva</text:span><text:span text:style-name="T22"> </text:span><text:span text:style-name="T22">al</text:span><text:span text:style-name="T22"> </text:span><text:span text:style-name="T22">nombre</text:span><text:span text:style-name="T22"> </text:span><text:span text:style-name="T22">del</text:span><text:span text:style-name="T22"> </text:span><text:span text:style-name="T22">botón</text:span><text:span text:style-name="T22">.</text:span></text:p>
            <text:p text:style-name="P31"><text:span text:style-name="T27">Botón</text:span><text:span text:style-name="T27"> 2:</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puerta</text:span><text:span text:style-name="T22"> </text:span><text:span text:style-name="T22">con</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e</text:span><text:span text:style-name="T22"> </text:span><text:span text:style-name="T22">a</text:span><text:span text:style-name="T22"> </text:span><text:span text:style-name="T22">la</text:span><text:span text:style-name="T22"> </text:span><text:span text:style-name="T22">izquierda</text:span><text:span text:style-name="T22">. <text:s text:c="2"/></text:span></text:p>
            <text:p text:style-name="P8"/>
            <text:p text:style-name="P8"/>
          </table:table-cell>
          <table:table-cell table:style-name="Tabla3.A2" office:value-type="string">
            <text:p text:style-name="P31"><text:span text:style-name="T27">Título</text:span><text:span text:style-name="T27">:</text:span><text:span text:style-name="T22"> </text:span><text:span text:style-name="T22">Ubicado</text:span><text:span text:style-name="T22"> </text:span><text:span text:style-name="T22">en</text:span><text:span text:style-name="T22"> </text:span><text:span text:style-name="T22">la</text:span><text:span text:style-name="T22"> </text:span><text:span text:style-name="T22">barra</text:span><text:span text:style-name="T22"> </text:span><text:span text:style-name="T22">de</text:span><text:span text:style-name="T22"> </text:span><text:span text:style-name="T22">título</text:span></text:p>
            <text:p text:style-name="P8"/>
            <text:p text:style-name="P31"><text:span text:style-name="T22">Lista</text:span><text:span text:style-name="T22"> </text:span><text:span text:style-name="T22">de</text:span><text:span text:style-name="T22"> </text:span><text:span text:style-name="T22">opciones</text:span><text:span text:style-name="T22"> </text:span><text:span text:style-name="T22">donde</text:span><text:span text:style-name="T22"> </text:span><text:span text:style-name="T22">irán</text:span><text:span text:style-name="T22"> </text:span><text:span text:style-name="T22">apareciendo</text:span><text:span text:style-name="T22"> </text:span><text:span text:style-name="T22">desde</text:span><text:span text:style-name="T22"> </text:span><text:span text:style-name="T22">el</text:span><text:span text:style-name="T27"> </text:span><text:span text:style-name="T27">Texto</text:span><text:span text:style-name="T27"> 2</text:span><text:span text:style-name="T22"> </text:span><text:span text:style-name="T22">hasta</text:span><text:span text:style-name="T22"> </text:span><text:span text:style-name="T22">el</text:span><text:span text:style-name="T27"> </text:span><text:span text:style-name="T27">Texto</text:span><text:span text:style-name="T27"> 5.</text:span></text:p>
            <text:p text:style-name="P17"/>
            <text:p text:style-name="P31"><text:span text:style-name="T27">(</text:span><text:span text:style-name="T27">DA</text:span><text:span text:style-name="T27">)</text:span><text:span text:style-name="T27">Intérprete</text:span><text:span text:style-name="T27"> </text:span><text:span text:style-name="T27">LSV</text:span><text:span text:style-name="T27">:</text:span><text:span text:style-name="T27">Si</text:span><text:span text:style-name="T27">/</text:span><text:span text:style-name="T27">No</text:span><text:span text:style-name="T27"> </text:span><text:span text:style-name="T27">Actv</text:span><text:span text:style-name="T27">/</text:span><text:span text:style-name="T27">Desactivar</text:span><text:span text:style-name="T27"> </text:span><text:span text:style-name="T27">el</text:span><text:span text:style-name="T27"> </text:span><text:span text:style-name="T27">intérprete</text:span><text:span text:style-name="T27"> </text:span><text:span text:style-name="T27">virtual</text:span><text:span text:style-name="T27">:</text:span><text:span text:style-name="T22"> </text:span><text:span text:style-name="T22">al</text:span><text:span text:style-name="T22"> </text:span><text:span text:style-name="T22">seleccionar</text:span><text:span text:style-name="T27"> </text:span><text:span text:style-name="T27">Si</text:span><text:span text:style-name="T27"> <text:s/></text:span><text:span text:style-name="T22">automáticamente</text:span><text:span text:style-name="T22"> </text:span><text:span text:style-name="T22">aparecerá</text:span><text:span text:style-name="T22"> </text:span><text:span text:style-name="T22">el</text:span><text:span text:style-name="T27"> </text:span><text:span text:style-name="T27">texto</text:span><text:span text:style-name="T27"> 3</text:span><text:span text:style-name="T22"> </text:span><text:span text:style-name="T22">con</text:span><text:span text:style-name="T22"> </text:span><text:span text:style-name="T22">el</text:span><text:span text:style-name="T22"> <text:s/></text:span><text:span text:style-name="T22">género</text:span><text:span text:style-name="T22">. </text:span><text:span text:style-name="T22">Si</text:span><text:span text:style-name="T22"> </text:span><text:span text:style-name="T22">selecciona</text:span><text:span text:style-name="T27"> </text:span><text:span text:style-name="T27">No</text:span><text:span text:style-name="T22"> </text:span><text:span text:style-name="T22">el</text:span><text:span text:style-name="T22"> </text:span><text:span text:style-name="T22">intérprete</text:span><text:span text:style-name="T22"> </text:span><text:span text:style-name="T22">virtual</text:span><text:span text:style-name="T22"> </text:span><text:span text:style-name="T22">no</text:span><text:span text:style-name="T22"> </text:span><text:span text:style-name="T22">se</text:span><text:span text:style-name="T22"> </text:span><text:span text:style-name="T22">activará</text:span><text:span text:style-name="T22">. </text:span></text:p>
            <text:p text:style-name="P31"><text:span text:style-name="T27">(</text:span><text:span text:style-name="T27">DA</text:span><text:span text:style-name="T27">)</text:span><text:span text:style-name="T27">Género</text:span><text:span text:style-name="T27">:</text:span><text:span text:style-name="T27">Femenino</text:span><text:span text:style-name="T27">/</text:span><text:span text:style-name="T27">Masculino</text:span><text:span text:style-name="T27">:</text:span><text:span text:style-name="T22"> </text:span><text:span text:style-name="T22">Escogencia</text:span><text:span text:style-name="T22"> </text:span><text:span text:style-name="T22">del</text:span><text:span text:style-name="T22"> </text:span><text:span text:style-name="T22">género</text:span><text:span text:style-name="T22"> </text:span><text:span text:style-name="T22">pulsando</text:span><text:span text:style-name="T22"> </text:span><text:span text:style-name="T22">sobre</text:span><text:span text:style-name="T22"> </text:span><text:span text:style-name="T22">la</text:span><text:span text:style-name="T22"> </text:span><text:span text:style-name="T22">caja</text:span><text:span text:style-name="T22"> </text:span><text:span text:style-name="T22">de</text:span><text:span text:style-name="T22"> </text:span><text:span text:style-name="T22">selecci</text:span><text:span text:style-name="T22">ón</text:span><text:span text:style-name="T22"> </text:span><text:span text:style-name="T22">correspondiente</text:span><text:span text:style-name="T22"> </text:span><text:span text:style-name="T22">a</text:span><text:span text:style-name="T22"> </text:span><text:span text:style-name="T22">F</text:span><text:span text:style-name="T22"> </text:span><text:span text:style-name="T22">o</text:span><text:span text:style-name="T22"> </text:span><text:span text:style-name="T22">M</text:span><text:span text:style-name="T22"> </text:span><text:span text:style-name="T22">según</text:span><text:span text:style-name="T22"> </text:span><text:span text:style-name="T22">su</text:span><text:span text:style-name="T22"> </text:span><text:span text:style-name="T22">elección</text:span><text:span text:style-name="T22">, </text:span><text:span text:style-name="T22">luego</text:span><text:span text:style-name="T22"> </text:span><text:span text:style-name="T22">aparecerá</text:span><text:span text:style-name="T27"> </text:span><text:span text:style-name="T27">Texto</text:span><text:span text:style-name="T27"> 4</text:span><text:span text:style-name="T27">a</text:span><text:span text:style-name="T27"> </text:span><text:span text:style-name="T27">o</text:span><text:span text:style-name="T27"> 4</text:span><text:span text:style-name="T27">b</text:span><text:span text:style-name="T22"> </text:span><text:span text:style-name="T22">según</text:span><text:span text:style-name="T22"> </text:span><text:span text:style-name="T22">la</text:span><text:span text:style-name="T22"> </text:span><text:span text:style-name="T22">selección</text:span><text:span text:style-name="T22"> </text:span><text:span text:style-name="T22">del</text:span><text:span text:style-name="T22"> </text:span><text:span text:style-name="T22">genero</text:span><text:span text:style-name="T22"> </text:span><text:span text:style-name="T22">y</text:span><text:span text:style-name="T22"> </text:span><text:span text:style-name="T22">del</text:span><text:span text:style-name="T22"> </text:span><text:span text:style-name="T22">lado</text:span><text:span text:style-name="T22"> </text:span><text:span text:style-name="T22">derecho</text:span><text:span text:style-name="T22"> </text:span><text:span text:style-name="T22">aparecerá</text:span><text:span text:style-name="T22"> </text:span><text:span text:style-name="T22">una</text:span><text:span text:style-name="T22"> </text:span><text:span text:style-name="T22">simulación</text:span><text:span text:style-name="T22"> </text:span><text:span text:style-name="T22">del</text:span><text:span text:style-name="T22"> </text:span><text:span text:style-name="T22">intérprete</text:span><text:span text:style-name="T22"> </text:span><text:span text:style-name="T22">virtual</text:span><text:span text:style-name="T22"> </text:span><text:span text:style-name="T22">asociado</text:span><text:span text:style-name="T22"> </text:span><text:span text:style-name="T22">al</text:span><text:span text:style-name="T22"> </text:span><text:span text:style-name="T22">genero</text:span><text:span text:style-name="T22"> </text:span><text:span text:style-name="T22">respectivamente</text:span><text:span text:style-name="T22">. </text:span></text:p>
            <text:p text:style-name="P31"><text:span text:style-name="T27">(DA) Color camisa del intérprete:</text:span><text:span text:style-name="T22"> <text:s/>Selección del color de la camisa a través de imágenes.</text:span></text:p>
            <text:p text:style-name="P31"><text:span text:style-name="T22">Luego</text:span><text:span text:style-name="T22"> </text:span><text:span text:style-name="T22">de</text:span><text:span text:style-name="T22"> </text:span><text:span text:style-name="T22">la</text:span><text:span text:style-name="T22"> </text:span><text:span text:style-name="T22">selección</text:span><text:span text:style-name="T22"> </text:span><text:span text:style-name="T22">aparecerá</text:span><text:span text:style-name="T22"> </text:span><text:span text:style-name="T22">el</text:span><text:span text:style-name="T27"> </text:span><text:span text:style-name="T27">Texto</text:span><text:span text:style-name="T27"> 5</text:span><text:span text:style-name="T27">a</text:span><text:span text:style-name="T27"> </text:span><text:span text:style-name="T27">o</text:span><text:span text:style-name="T27"> 5</text:span><text:span text:style-name="T27">b</text:span><text:span text:style-name="T22"> <text:s/></text:span><text:span text:style-name="T22">dependiendo</text:span><text:span text:style-name="T22"> </text:span><text:span text:style-name="T22">del</text:span><text:span text:style-name="T22"> </text:span><text:span text:style-name="T22">género</text:span><text:span text:style-name="T22"> </text:span><text:span text:style-name="T22">seleccionado</text:span><text:span text:style-name="T22">.</text:span></text:p>
            <text:p text:style-name="P31"><text:span text:style-name="T27">(</text:span><text:span text:style-name="T27">DA</text:span><text:span text:style-name="T27">) </text:span><text:span text:style-name="T27">Velocidad</text:span><text:span text:style-name="T27"> </text:span><text:span text:style-name="T27">del</text:span><text:span text:style-name="T27"> </text:span><text:span text:style-name="T27">intérprete</text:span><text:span text:style-name="T27">:</text:span><text:span text:style-name="T22"> </text:span><text:span text:style-name="T22">Lento</text:span><text:span text:style-name="T22">/</text:span><text:span text:style-name="T22">medio</text:span><text:span text:style-name="T22">/</text:span><text:span text:style-name="T22">rápido</text:span><text:span text:style-name="T22">. </text:span><text:span text:style-name="T22">Se</text:span><text:span text:style-name="T22"> </text:span><text:span text:style-name="T22">podrá</text:span><text:span text:style-name="T22"> </text:span><text:span text:style-name="T22">graduar</text:span><text:span text:style-name="T22"> </text:span><text:span text:style-name="T22">a</text:span><text:span text:style-name="T22"> </text:span><text:span text:style-name="T22">través</text:span><text:span text:style-name="T22"> </text:span><text:span text:style-name="T22">de</text:span><text:span text:style-name="T22"> </text:span><text:span text:style-name="T22">una</text:span><text:span text:style-name="T22"> </text:span><text:span text:style-name="T22">cinta</text:span><text:span text:style-name="T22"> </text:span><text:span text:style-name="T22">de</text:span><text:span text:style-name="T22"> </text:span><text:span text:style-name="T22">velocidad</text:span><text:span text:style-name="T22">. </text:span><text:span text:style-name="T22">A</text:span><text:span text:style-name="T22"> <text:s/></text:span><text:span text:style-name="T22">medida</text:span><text:span text:style-name="T22"> </text:span><text:span text:style-name="T22">que</text:span><text:span text:style-name="T22"> </text:span><text:span text:style-name="T22">se</text:span><text:span text:style-name="T22"> </text:span><text:span text:style-name="T22">mueve</text:span><text:span text:style-name="T46"> </text:span><text:span text:style-name="T22">sobre</text:span><text:span text:style-name="T22"> </text:span><text:span text:style-name="T22">la</text:span><text:span text:style-name="T22"> </text:span><text:span text:style-name="T22">barra</text:span><text:span text:style-name="T22"> </text:span><text:span text:style-name="T22">aparecerá</text:span><text:span text:style-name="T22"> </text:span><text:span text:style-name="T22">una</text:span><text:span text:style-name="T22"> </text:span><text:span text:style-name="T22">animación</text:span><text:span text:style-name="T22"> </text:span><text:span text:style-name="T22">con</text:span><text:span text:style-name="T22"> </text:span><text:span text:style-name="T22">el</text:span><text:span text:style-name="T22"> </text:span><text:span text:style-name="T22">movimiento</text:span><text:span text:style-name="T22"> </text:span><text:span text:style-name="T22">del</text:span><text:span text:style-name="T22"> </text:span><text:span text:style-name="T22">intérprete</text:span><text:span text:style-name="T22"> </text:span><text:span text:style-name="T22">en</text:span><text:span text:style-name="T22"> </text:span><text:span text:style-name="T22">la</text:span><text:span text:style-name="T22"> </text:span><text:span text:style-name="T22">velocidad</text:span><text:span text:style-name="T22"> </text:span><text:span text:style-name="T22">correspondiente</text:span><text:span text:style-name="T22">. </text:span><text:span text:style-name="T22">Este</text:span><text:span text:style-name="T22"> </text:span><text:span text:style-name="T22">proceso</text:span><text:span text:style-name="T22"> </text:span><text:span text:style-name="T22">se</text:span><text:span text:style-name="T22"> </text:span><text:span text:style-name="T22">dar</text:span><text:span text:style-name="T22">á</text:span><text:span text:style-name="T22"> <text:s/></text:span><text:span text:style-name="T22">a</text:span><text:span text:style-name="T22"> </text:span><text:span text:style-name="T22">través</text:span><text:span text:style-name="T22"> </text:span><text:span text:style-name="T22">de</text:span><text:span text:style-name="T22"> </text:span><text:span text:style-name="T22">clic</text:span><text:span text:style-name="T22"> </text:span><text:span text:style-name="T22">sobre</text:span><text:span text:style-name="T22"> </text:span><text:span text:style-name="T22">la</text:span><text:span text:style-name="T22"> </text:span><text:span text:style-name="T22">cinta</text:span><text:span text:style-name="T22"> </text:span><text:span text:style-name="T22">de</text:span><text:span text:style-name="T22"> </text:span><text:span text:style-name="T22">velocidad</text:span><text:span text:style-name="T22">. </text:span></text:p>
            <text:p text:style-name="P8"/>
            <text:p text:style-name="P31"><text:span text:style-name="T27">Texto</text:span><text:span text:style-name="T27"> 6:</text:span><text:span text:style-name="T22"> </text:span><text:span text:style-name="T22">Aparecerá</text:span><text:span text:style-name="T22"> </text:span><text:span text:style-name="T22">si</text:span><text:span text:style-name="T22"> </text:span><text:span text:style-name="T22">y</text:span><text:span text:style-name="T22"> </text:span><text:span text:style-name="T22">sólo</text:span><text:span text:style-name="T22"> </text:span><text:span text:style-name="T22">si</text:span><text:span text:style-name="T22"> </text:span><text:span text:style-name="T22">se</text:span><text:span text:style-name="T22"> </text:span><text:span text:style-name="T22">hace</text:span><text:span text:style-name="T22"> </text:span><text:span text:style-name="T22">alguna</text:span><text:span text:style-name="T22"> </text:span><text:span text:style-name="T22">selección</text:span><text:span text:style-name="T22"> </text:span><text:span text:style-name="T22">en</text:span><text:span text:style-name="T22"> </text:span><text:span text:style-name="T22">la</text:span><text:span text:style-name="T22"> </text:span><text:span text:style-name="T22">configuración</text:span><text:span text:style-name="T22">. </text:span><text:span text:style-name="T22">En</text:span><text:span text:style-name="T22"> </text:span><text:span text:style-name="T22">el</text:span><text:span text:style-name="T22"> </text:span><text:span text:style-name="T22">mismo</text:span><text:span text:style-name="T22"> </text:span><text:span text:style-name="T22">momento</text:span><text:span text:style-name="T22"> </text:span><text:span text:style-name="T22">deberá</text:span><text:span text:style-name="T22"> </text:span><text:span text:style-name="T22">aparecer</text:span><text:span text:style-name="T22"> </text:span><text:span text:style-name="T22">el</text:span><text:span text:style-name="T27"> </text:span><text:span text:style-name="T27">botón</text:span><text:span text:style-name="T27"> 4</text:span></text:p>
            <text:p text:style-name="P17"><text:soft-page-break/></text:p>
            <text:p text:style-name="P31"><text:span text:style-name="T27">Botón</text:span><text:span text:style-name="T27"> 1</text:span><text:span text:style-name="T22">: </text:span><text:span text:style-name="T22">Ubicado</text:span><text:span text:style-name="T22"> </text:span><text:span text:style-name="T22">en</text:span><text:span text:style-name="T22"> </text:span><text:span text:style-name="T22">el</text:span><text:span text:style-name="T22"> </text:span><text:span text:style-name="T22">banner</text:span><text:span text:style-name="T22"> </text:span><text:span text:style-name="T22">de</text:span><text:span text:style-name="T22"> </text:span><text:span text:style-name="T22">los</text:span><text:span text:style-name="T22"> </text:span><text:span text:style-name="T22">botones</text:span><text:span text:style-name="T22"> </text:span><text:span text:style-name="T22">del</text:span><text:span text:style-name="T22"> </text:span><text:span text:style-name="T22">lado</text:span><text:span text:style-name="T22"> </text:span><text:span text:style-name="T22">derecho</text:span><text:span text:style-name="T22">. </text:span><text:span text:style-name="T22">Tendrá</text:span><text:span text:style-name="T22"> </text:span><text:span text:style-name="T22">hipervínculo</text:span><text:span text:style-name="T22"> </text:span><text:span text:style-name="T22">a</text:span><text:span text:style-name="T22"> </text:span><text:span text:style-name="T22">la</text:span><text:span text:style-name="T22"> </text:span><text:span text:style-name="T27">pantalla</text:span><text:span text:style-name="T27"> </text:span><text:span text:style-name="T27">2</text:span><text:span text:style-name="T22">.</text:span></text:p>
            <text:p text:style-name="P31"><text:span text:style-name="T27">Botón</text:span><text:span text:style-name="T27"> 2</text:span><text:span text:style-name="T22">: </text:span><text:span text:style-name="T22">Ubicado</text:span><text:span text:style-name="T22"> </text:span><text:span text:style-name="T22">en</text:span><text:span text:style-name="T22"> </text:span><text:span text:style-name="T22">e</text:span><text:span text:style-name="T22">l</text:span><text:span text:style-name="T22"> </text:span><text:span text:style-name="T22">banner</text:span><text:span text:style-name="T22"> </text:span><text:span text:style-name="T22">del</text:span><text:span text:style-name="T22"> </text:span><text:span text:style-name="T22">lado</text:span><text:span text:style-name="T22"> </text:span><text:span text:style-name="T22">derecho</text:span><text:span text:style-name="T22">. </text:span><text:span text:style-name="T22">Hipervínculo</text:span><text:span text:style-name="T22"> </text:span><text:span text:style-name="T22">a</text:span><text:span text:style-name="T22"> </text:span><text:span text:style-name="T22">la</text:span><text:span text:style-name="T27"> </text:span><text:span text:style-name="T27">pantalla</text:span><text:span text:style-name="T27"> </text:span><text:span text:style-name="T27">1</text:span><text:span text:style-name="T22">.</text:span></text:p>
            <text:p text:style-name="P8"/>
            <text:p text:style-name="P31"><text:span text:style-name="T27">DFV: </text:span><text:span text:style-name="T22">al iniciar la pantalla el sintetizador debe decir</text:span><text:span text:style-name="T27"> </text:span><text:span text:style-name="T27">Pantalla: Diversidad funcional auditiva </text:span><text:span text:style-name="T22">y luego leer el contenido de la pantalla. </text:span></text:p>
          </table:table-cell>
        </table:table-row>
        <table:table-row>
          <table:table-cell table:style-name="Tabla3.A9" table:number-columns-spanned="3" office:value-type="string">
            <text:p text:style-name="P18">Observaciones:</text:p>
            <text:p text:style-name="P50"/>
          </table:table-cell>
          <table:covered-table-cell/>
          <table:covered-table-cell/>
        </table:table-row>
        <table:table-row>
          <table:table-cell table:style-name="Tabla3.A1" office:value-type="string">
            <text:p text:style-name="P30"><text:span text:style-name="T15">Pantalla</text:span><text:span text:style-name="T15"> </text:span><text:span text:style-name="T15">N</text:span><text:span text:style-name="T15">°:1.</text:span><text:span text:style-name="T15">2</text:span><text:span text:style-name="T15"> </text:span><text:span text:style-name="T15">Diversidad</text:span><text:span text:style-name="T15"> </text:span><text:span text:style-name="T15">funcional</text:span><text:span text:style-name="T15"> </text:span><text:span text:style-name="T15">visual</text:span><text:span text:style-name="T15">.</text:span></text:p>
          </table:table-cell>
          <table:table-cell table:style-name="Tabla3.A1" office:value-type="string">
            <text:p text:style-name="P31"><text:span text:style-name="T15">Diseño</text:span><text:span text:style-name="T15"> </text:span><text:span text:style-name="T15">Gráfico</text:span></text:p>
          </table:table-cell>
          <table:table-cell table:style-name="Tabla3.A1" office:value-type="string">
            <text:p text:style-name="P36">Técnico</text:p>
          </table:table-cell>
        </table:table-row>
        <table:table-row>
          <table:table-cell table:style-name="Tabla3.A2" office:value-type="string">
            <text:p text:style-name="P30"><text:span text:style-name="T27">Título</text:span><text:span text:style-name="T27">:</text:span><text:span text:style-name="T22"> </text:span><text:span text:style-name="T22">Sembrando</text:span><text:span text:style-name="T22"> </text:span><text:span text:style-name="T22">para</text:span><text:span text:style-name="T22"> </text:span><text:span text:style-name="T22">el</text:span><text:span text:style-name="T22"> </text:span><text:span text:style-name="T22">futuro</text:span></text:p>
            <text:p text:style-name="P9"/>
            <text:p text:style-name="P30"><text:span text:style-name="T27">Texto</text:span><text:span text:style-name="T27"> 1:</text:span><text:span text:style-name="T22"> </text:span><text:span text:style-name="T22">Diversidad</text:span><text:span text:style-name="T22"> </text:span><text:span text:style-name="T22">funcional</text:span><text:span text:style-name="T22"> </text:span><text:span text:style-name="T22">visual</text:span><text:span text:style-name="T22">.</text:span></text:p>
            <text:p text:style-name="P28"><text:span text:style-name="T27">Texto 2:</text:span><text:span text:style-name="T22"> </text:span><text:span text:style-name="T24">Instrucciones:</text:span><text:span text:style-name="T22"> <text:s/>Pulsa las teclas 1, 2, o 3, para seleccionar la opción de tu preferencia en cada una de las siguientes preguntas, o pulsa la tecla escape para volver al menú.</text:span></text:p>
            <text:p text:style-name="P46"><text:span text:style-name="T27">Texto 3: </text:span><text:span text:style-name="T22"><text:s/>1. ¿Te gustaría utilizar un magnificador de pantalla? </text:span></text:p>
            <text:p text:style-name="P28"><text:span text:style-name="T27">Texto 3a: </text:span><text:span text:style-name="T22">Si </text:span></text:p>
            <text:p text:style-name="P89"><text:span text:style-name="T27">Texto 3ab:</text:span><text:span text:style-name="T22"> </text:span><text:span text:style-name="T24">Pulsa sobre la tecla (</text:span><text:span text:style-name="T38">tecla 1</text:span><text:span text:style-name="T24">) para activar o desactivar el magnificador. Las teclas <text:s text:c="2"/>(</text:span><text:span text:style-name="T38">tecla 2</text:span><text:span text:style-name="T24">) <text:s/>y (</text:span><text:span text:style-name="T38">tecla 3</text:span><text:span text:style-name="T24">) acercan y alejan la imagen. <text:s/>Pulsa y arrastra el magnificador para ubicarlo en otro lugar de la pantalla. </text:span><text:span text:style-name="T22"><text:s/></text:span></text:p>
            <text:p text:style-name="P29"><text:span text:style-name="T27">Texto</text:span><text:span text:style-name="T27"> 3</text:span><text:span text:style-name="T27">b</text:span><text:span text:style-name="T27">:</text:span><text:span text:style-name="T22"> </text:span><text:span text:style-name="T22">no</text:span></text:p>
            <text:p text:style-name="P29"><text:span text:style-name="T27">Texto 4:</text:span><text:span text:style-name="T22"> 2. </text:span><text:span text:style-name="T24">Elige el tamaño de la letra.</text:span></text:p>
            <text:p text:style-name="P29"><text:span text:style-name="T27">Texto</text:span><text:span text:style-name="T27"> 4</text:span><text:span text:style-name="T27">a</text:span><text:span text:style-name="T27">: </text:span><text:span text:style-name="T22">18</text:span></text:p>
            <text:p text:style-name="P29"><text:span text:style-name="T27">Texto</text:span><text:span text:style-name="T27"> 4</text:span><text:span text:style-name="T27">b</text:span><text:span text:style-name="T27">:</text:span><text:span text:style-name="T22"> 20</text:span></text:p>
            <text:p text:style-name="P29"><text:soft-page-break/><text:span text:style-name="T27">Texto</text:span><text:span text:style-name="T27"> 4</text:span><text:span text:style-name="T27">c</text:span><text:span text:style-name="T27">:</text:span><text:span text:style-name="T22"> 22</text:span></text:p>
            <text:p text:style-name="P29"><text:span text:style-name="T27">Texto 5:</text:span><text:span text:style-name="T22"> 3. </text:span><text:span text:style-name="T24">¿Deseas activar el lector de pantalla? </text:span><text:span text:style-name="T22"><text:s/></text:span></text:p>
            <text:p text:style-name="P29"><text:span text:style-name="T27">Texto 5a:</text:span><text:span text:style-name="T22"> Si</text:span></text:p>
            <text:p text:style-name="P47"><text:span text:style-name="T27">Texto 5ab: </text:span><text:span text:style-name="T22">Si deseas activarlo presiona 1. si no deseas activarlo pulsa 2.</text:span></text:p>
            <text:p text:style-name="P29"><text:span text:style-name="T27">Texto 5b:</text:span><text:span text:style-name="T22"> No</text:span></text:p>
            <text:p text:style-name="P29"><text:span text:style-name="T27">Texto 6: </text:span><text:span text:style-name="T22">4. Elije la velocidad del lector de pantalla que desees.</text:span></text:p>
            <text:p text:style-name="P47"><text:span text:style-name="T27">Texto 6.1:</text:span><text:span text:style-name="T22"> Lenta</text:span></text:p>
            <text:p text:style-name="P29"><text:span text:style-name="T27">Texto 6.2:</text:span><text:span text:style-name="T22"> media</text:span></text:p>
            <text:p text:style-name="P29"><text:span text:style-name="T27">Texto 6.3:</text:span><text:span text:style-name="T22"> Rápida</text:span></text:p>
            <text:p text:style-name="P75"><text:span text:style-name="T27">Texto 6a:</text:span><text:span text:style-name="T22"> </text:span><text:span text:style-name="T24">S</text:span><text:span text:style-name="T13">i deseas velocidad lenta pulsa 1, <text:s/>velocidad media pulsa 2, velocidad rápida pulsa 3.</text:span></text:p>
            <text:p text:style-name="P31"><text:span text:style-name="T27">Texto 7:</text:span><text:span text:style-name="T22"> Has configurado el lector de pantalla exitosamente, presiona enter para continuar.</text:span></text:p>
            <text:p text:style-name="P51"/>
            <text:p text:style-name="P31"><text:span text:style-name="T27">Botón</text:span><text:span text:style-name="T27"> 1:</text:span><text:span text:style-name="T22"> </text:span><text:span text:style-name="T22">Guardar</text:span></text:p>
            <text:p text:style-name="P31"><text:span text:style-name="T27">Botón 2:</text:span><text:span text:style-name="T22"> Regresar</text:span></text:p>
          </table:table-cell>
          <table:table-cell table:style-name="Tabla3.A2" office:value-type="string">
            <text:p text:style-name="P31"><text:span text:style-name="T27">Fondo</text:span><text:span text:style-name="T27">:</text:span><text:span text:style-name="T22"> </text:span><text:span text:style-name="T22">Pradera</text:span><text:span text:style-name="T22"> </text:span><text:span text:style-name="T22">que</text:span><text:span text:style-name="T22"> </text:span><text:span text:style-name="T22">predomine</text:span><text:span text:style-name="T22"> </text:span><text:span text:style-name="T22">en</text:span><text:span text:style-name="T22"> </text:span><text:span text:style-name="T22">el</text:span><text:span text:style-name="T22"> </text:span><text:span text:style-name="T22">fondo</text:span><text:span text:style-name="T22">, </text:span><text:span text:style-name="T22">del</text:span><text:span text:style-name="T22"> </text:span><text:span text:style-name="T22">lado</text:span><text:span text:style-name="T22"> </text:span><text:span text:style-name="T22">izquierdo</text:span><text:span text:style-name="T22"> </text:span><text:span text:style-name="T22">árbol</text:span><text:span text:style-name="T22"> </text:span><text:span text:style-name="T22">de</text:span><text:span text:style-name="T22"> </text:span><text:span text:style-name="T22">Apamate</text:span><text:span text:style-name="T22">. </text:span><text:span text:style-name="T22">Sobre</text:span><text:span text:style-name="T22"> </text:span><text:span text:style-name="T22">el</text:span><text:span text:style-name="T22"> </text:span><text:span text:style-name="T22">fondo</text:span><text:span text:style-name="T22"> </text:span><text:span text:style-name="T22">y</text:span><text:span text:style-name="T22"> </text:span><text:span text:style-name="T22">en</text:span><text:span text:style-name="T22"> </text:span><text:span text:style-name="T22">la</text:span><text:span text:style-name="T22"> </text:span><text:span text:style-name="T22">parte</text:span><text:span text:style-name="T22"> </text:span><text:span text:style-name="T22">superior</text:span><text:span text:style-name="T22"> </text:span><text:span text:style-name="T22">agregar</text:span><text:span text:style-name="T22"> </text:span><text:span text:style-name="T22">un</text:span><text:span text:style-name="T22"> </text:span><text:span text:style-name="T22">banner</text:span><text:span text:style-name="T22"> </text:span><text:span text:style-name="T22">de</text:span><text:span text:style-name="T22"> </text:span><text:span text:style-name="T22">color</text:span><text:span text:style-name="T22"> </text:span><text:span text:style-name="T22">claro</text:span><text:span text:style-name="T22"> </text:span><text:span text:style-name="T22">en</text:span><text:span text:style-name="T22"> </text:span><text:span text:style-name="T22">donde</text:span><text:span text:style-name="T22"> </text:span><text:span text:style-name="T22">se</text:span><text:span text:style-name="T22"> </text:span><text:span text:style-name="T22">colocará</text:span><text:span text:style-name="T22"> </text:span><text:span text:style-name="T22">el</text:span><text:span text:style-name="T27"> </text:span><text:span text:style-name="T27">Texto</text:span><text:span text:style-name="T27"> 1</text:span><text:span text:style-name="T22">.</text:span></text:p>
            <text:p text:style-name="P8"/>
            <text:p text:style-name="P8">Imágenes para las instrucciones: Diseñar como las teclas de la portátil Canaima:</text:p>
            <text:p text:style-name="P44"><text:span text:style-name="T27">tecla 1: </text:span><text:span text:style-name="T22">F5 <text:s/></text:span></text:p>
            <text:p text:style-name="P44"><text:span text:style-name="T27">tecla 2:</text:span><text:span text:style-name="T22"> +</text:span></text:p>
            <text:p text:style-name="P44"><text:span text:style-name="T27">tecla 3:</text:span><text:span text:style-name="T22"> -</text:span></text:p>
            <text:p text:style-name="P51"/>
            <text:p text:style-name="P17"/>
            <text:p text:style-name="P31"><text:span text:style-name="T27">Banner</text:span><text:span text:style-name="T27"> </text:span><text:span text:style-name="T27">de</text:span><text:span text:style-name="T27"> </text:span><text:span text:style-name="T27">botones</text:span><text:span text:style-name="T27">:</text:span><text:span text:style-name="T22"> </text:span></text:p>
            <text:p text:style-name="P8"/>
            <text:p text:style-name="P31"><text:span text:style-name="T27">Botón</text:span><text:span text:style-name="T27"> 1:</text:span><text:span text:style-name="T22"> </text:span><text:span text:style-name="T22">Guardar</text:span><text:span text:style-name="T22">, </text:span><text:span text:style-name="T22">imagen</text:span><text:span text:style-name="T22"> </text:span><text:span text:style-name="T22">alusiva</text:span><text:span text:style-name="T22"> </text:span><text:span text:style-name="T22">al</text:span><text:span text:style-name="T22"> </text:span><text:span text:style-name="T22">nombre</text:span><text:span text:style-name="T22"> </text:span><text:span text:style-name="T22">del</text:span><text:span text:style-name="T22"> </text:span><text:span text:style-name="T22">botón</text:span><text:span text:style-name="T22">.</text:span></text:p>
            <text:p text:style-name="P31"><text:span text:style-name="T27">Botón</text:span><text:span text:style-name="T27"> 2:</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puerta</text:span><text:span text:style-name="T22"> </text:span><text:span text:style-name="T22">con</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e</text:span><text:span text:style-name="T22"> </text:span><text:span text:style-name="T22">a</text:span><text:span text:style-name="T22"> </text:span><text:span text:style-name="T22">la</text:span><text:span text:style-name="T22"> </text:span><text:span text:style-name="T22">izquierda</text:span><text:span text:style-name="T22">. <text:s text:c="2"/></text:span></text:p>
            <text:p text:style-name="P8"/>
            <text:p text:style-name="P8"><text:s/></text:p>
          </table:table-cell>
          <table:table-cell table:style-name="Tabla3.A2" office:value-type="string">
            <text:p text:style-name="P31"><text:span text:style-name="T27">Título</text:span><text:span text:style-name="T27">:</text:span><text:span text:style-name="T22"> </text:span><text:span text:style-name="T22">Ubicado</text:span><text:span text:style-name="T22"> </text:span><text:span text:style-name="T22">en</text:span><text:span text:style-name="T22"> </text:span><text:span text:style-name="T22">la</text:span><text:span text:style-name="T22"> </text:span><text:span text:style-name="T22">barra</text:span><text:span text:style-name="T22"> </text:span><text:span text:style-name="T22">de</text:span><text:span text:style-name="T22"> </text:span><text:span text:style-name="T22">título</text:span></text:p>
            <text:p text:style-name="P8"/>
            <text:p text:style-name="P51">Texto 3, 3a, 3b, 4, 4a, 4b, 4c, 5, 5a, 5b, 6, 6,1, 6.2, 6.3, aparecerán en una lista numerada del lado izquierdo de la pantalla. </text:p>
            <text:p text:style-name="P51"/>
            <text:p text:style-name="P52"><text:span text:style-name="T67">Texto 3:</text:span> <text:span text:style-name="T85">Si la respuesta es positiva se debe agregar el </text:span><text:span text:style-name="T86">texto 3ab</text:span><text:span text:style-name="T85"> en una ventana pop-up del lado derecho de la pantalla. </text:span></text:p>
            <text:p text:style-name="P51"/>
            <text:p text:style-name="P17">Al iniciar la pantalla el lector de voz iniciara automáticamente: </text:p>
            <text:list xml:id="list1824209391" text:style-name="L4">
              <text:list-item>
                <text:p text:style-name="P154">Texto 1</text:p>
              </text:list-item>
              <text:list-item>
                <text:p text:style-name="P154">Texto 2</text:p>
              </text:list-item>
              <text:list-item>
                <text:p text:style-name="P154">Texto 5</text:p>
              </text:list-item>
              <text:list-item>
                <text:p text:style-name="P154">Texto 5ab</text:p>
              </text:list-item>
              <text:list-item>
                <text:p text:style-name="P154">Texto 6</text:p>
              </text:list-item>
              <text:list-item>
                <text:p text:style-name="P154">Texto 6a</text:p>
              </text:list-item>
              <text:list-item>
                <text:p text:style-name="P154">Texto 7</text:p>
              </text:list-item>
            </text:list>
            <text:p text:style-name="P51"/>
            <text:p text:style-name="P31"><text:soft-page-break/><text:span text:style-name="T22">Todos</text:span><text:span text:style-name="T22"> </text:span><text:span text:style-name="T22">los</text:span><text:span text:style-name="T22"> </text:span><text:span text:style-name="T22">botones</text:span><text:span text:style-name="T22"> </text:span><text:span text:style-name="T22">de</text:span><text:span text:style-name="T22"> </text:span><text:span text:style-name="T22">la</text:span><text:span text:style-name="T22"> </text:span><text:span text:style-name="T22">pantalla</text:span><text:span text:style-name="T22"> </text:span><text:span text:style-name="T22">deben</text:span><text:span text:style-name="T22"> </text:span><text:span text:style-name="T22">poder</text:span><text:span text:style-name="T22"> </text:span><text:span text:style-name="T22">ser</text:span><text:span text:style-name="T22"> </text:span><text:span text:style-name="T22">accesados</text:span><text:span text:style-name="T22"> </text:span><text:span text:style-name="T22">por</text:span><text:span text:style-name="T22"> </text:span><text:span text:style-name="T22">teclado.</text:span></text:p>
            <text:p text:style-name="P8"/>
            <text:p text:style-name="P8">Sintetizador de voz y navegación por teclado activado por defecto. </text:p>
            <text:p text:style-name="P8"/>
            <text:p text:style-name="P51">Escape para salir de la pantalla. (DFV) </text:p>
            <text:p text:style-name="P51">Enter para guardar la actividad. (DFV)</text:p>
            <text:p text:style-name="P8"/>
            <text:p text:style-name="P31"><text:span text:style-name="T27">Texto 6:</text:span><text:span text:style-name="T22"> Aparecerá si y sólo si se hace alguna</text:span><text:span text:style-name="T46"> </text:span><text:span text:style-name="T22">selección en la configuración. En el mismo momento deberá aparecer el</text:span><text:span text:style-name="T27"> botón 4</text:span></text:p>
            <text:p text:style-name="P17"/>
            <text:p text:style-name="P31"><text:span text:style-name="T27">Botón 1</text:span><text:span text:style-name="T22">: Ubicado en el banner de los botones del lado izquierdo. Tendrá hipervínculo a la pantalla 1.</text:span></text:p>
            <text:p text:style-name="P31"><text:span text:style-name="T27">Botón 2</text:span><text:span text:style-name="T22">: Ubicado del lado derecho del banner. Hipervínculo a la pantalla 2.</text:span></text:p>
            <text:p text:style-name="P8"><text:s/></text:p>
            <text:p text:style-name="P8"/>
            <text:p text:style-name="P8"/>
          </table:table-cell>
        </table:table-row>
        <table:table-row>
          <table:table-cell table:style-name="Tabla3.A9" table:number-columns-spanned="3" office:value-type="string">
            <text:p text:style-name="P30"><text:span text:style-name="T27">Observaciones</text:span><text:span text:style-name="T27">:</text:span></text:p>
            <text:p text:style-name="P26"/>
          </table:table-cell>
          <table:covered-table-cell/>
          <table:covered-table-cell/>
        </table:table-row>
        <table:table-row>
          <table:table-cell table:style-name="Tabla3.A1" office:value-type="string">
            <text:p text:style-name="P30"><text:span text:style-name="T15">Pantalla</text:span><text:span text:style-name="T15"> </text:span><text:span text:style-name="T15">N</text:span><text:span text:style-name="T15">°: 2 </text:span><text:span text:style-name="T15">Pantalla</text:span><text:span text:style-name="T15"> </text:span><text:span text:style-name="T15">menú</text:span></text:p>
          </table:table-cell>
          <table:table-cell table:style-name="Tabla3.A1" office:value-type="string">
            <text:p text:style-name="P31"><text:span text:style-name="T15">Diseño</text:span><text:span text:style-name="T15"> </text:span><text:span text:style-name="T15">Gráfico</text:span></text:p>
          </table:table-cell>
          <table:table-cell table:style-name="Tabla3.A1" office:value-type="string">
            <text:p text:style-name="P36">Técnico</text:p>
          </table:table-cell>
        </table:table-row>
        <table:table-row>
          <table:table-cell table:style-name="Tabla3.A2" office:value-type="string">
            <text:p text:style-name="P31"><text:span text:style-name="T27">Título</text:span><text:span text:style-name="T27">:</text:span><text:span text:style-name="T22"> </text:span><text:span text:style-name="T22">Sembrando</text:span><text:span text:style-name="T22"> </text:span><text:span text:style-name="T22">para</text:span><text:span text:style-name="T22"> </text:span><text:span text:style-name="T22">el</text:span><text:span text:style-name="T22"> </text:span><text:span text:style-name="T22">futuro</text:span></text:p>
            <text:p text:style-name="P8"/>
            <text:p text:style-name="P89"><text:span text:style-name="T27">Texto 1:</text:span><text:span text:style-name="T30"> </text:span><text:span text:style-name="T90">Instrucciones:</text:span><text:span text:style-name="T89"> explora la pantalla para ver </text:span><text:span text:style-name="T24"><text:s/>el contenidos. Durante el recorrido del recurso encontrarás palabras subrayadas, pulsa sobre ellas para conocer su significado. <text:s/>(</text:span><text:span text:style-name="T38">tecla 1</text:span><text:span text:style-name="T24">) <text:s/>activa o desactiva esta instrucción. </text:span></text:p>
            <text:p text:style-name="P8"><text:span text:style-name="T67">Texto 2:</text:span> <text:span text:style-name="T67">I</text:span><text:span text:style-name="T87">nstrucciones:</text:span><text:span text:style-name="T92"> explora la pantalla para ver </text:span><text:span text:style-name="T95"><text:s/>el contenidos. Durante el recorrido del recurso </text:span><text:soft-page-break/><text:span text:style-name="T95">encontrarás palabras subrayadas, pulsa sobre ellas </text:span><text:span text:style-name="T95">para conocer su significado. <text:s/>F1 <text:s/>activa o desactiva esta instrucción. </text:span></text:p>
            <text:p text:style-name="P8"/>
            <text:p text:style-name="P31"><text:span text:style-name="T27">Botones</text:span><text:span text:style-name="T27"> </text:span><text:span text:style-name="T27">de</text:span><text:span text:style-name="T27"> </text:span><text:span text:style-name="T27">la</text:span><text:span text:style-name="T27"> </text:span><text:span text:style-name="T27">imagen</text:span><text:span text:style-name="T27"> </text:span><text:span text:style-name="T27">de</text:span><text:span text:style-name="T27"> </text:span><text:span text:style-name="T27">fondo</text:span><text:span text:style-name="T27">:</text:span></text:p>
            <text:p text:style-name="P31"><text:span text:style-name="T27">Botón</text:span><text:span text:style-name="T27"> 1:</text:span><text:span text:style-name="T22"> </text:span><text:span text:style-name="T22">Las</text:span><text:span text:style-name="T22"> </text:span><text:span text:style-name="T22">plantas</text:span></text:p>
            <text:p text:style-name="P31"><text:span text:style-name="T27">Botón</text:span><text:span text:style-name="T27"> 2:</text:span><text:span text:style-name="T22"> </text:span><text:span text:style-name="T22">Reproducción</text:span><text:span text:style-name="T22"> </text:span><text:span text:style-name="T22">de</text:span><text:span text:style-name="T22"> </text:span><text:span text:style-name="T22">las</text:span><text:span text:style-name="T22"> </text:span><text:span text:style-name="T22">plantas</text:span></text:p>
            <text:p text:style-name="P31"><text:span text:style-name="T27">Botón</text:span><text:span text:style-name="T27"> 3:</text:span><text:span text:style-name="T22"> </text:span><text:span text:style-name="T22">La</text:span><text:span text:style-name="T22"> </text:span><text:span text:style-name="T22">agricultura</text:span><text:span text:style-name="T22"> </text:span><text:span text:style-name="T22">en</text:span><text:span text:style-name="T22"> </text:span><text:span text:style-name="T22">Venezuela</text:span></text:p>
            <text:p text:style-name="P31"><text:span text:style-name="T27">Botón 4:</text:span><text:span text:style-name="T22"> Siembra la semilla</text:span></text:p>
            <text:p text:style-name="P31"><text:span text:style-name="T27">Botón 5:</text:span><text:span text:style-name="T22"> Plantas y números. </text:span></text:p>
            <text:p text:style-name="P8"/>
            <text:p text:style-name="P31"><text:span text:style-name="T27">Botones</text:span><text:span text:style-name="T27"> </text:span><text:span text:style-name="T27">del</text:span><text:span text:style-name="T27"> </text:span><text:span text:style-name="T27">banner</text:span><text:span text:style-name="T27">:</text:span></text:p>
            <text:p text:style-name="P31"><text:span text:style-name="T27">Botón</text:span><text:span text:style-name="T27"> 1:</text:span><text:span text:style-name="T22"> </text:span><text:span text:style-name="T22">Accesibilidad</text:span></text:p>
            <text:p text:style-name="P31"><text:span text:style-name="T27">Botón</text:span><text:span text:style-name="T27"> 2:</text:span><text:span text:style-name="T22"> </text:span><text:span text:style-name="T22">Orientaciones</text:span><text:span text:style-name="T22"> </text:span><text:span text:style-name="T22">y</text:span><text:span text:style-name="T22"> </text:span><text:span text:style-name="T22">sugerencias</text:span></text:p>
            <text:p text:style-name="P8"/>
            <text:p text:style-name="P8"/>
            <text:p text:style-name="P8"/>
          </table:table-cell>
          <table:table-cell table:style-name="Tabla3.A2" office:value-type="string">
            <text:p text:style-name="P31"><text:span text:style-name="T27">Título</text:span><text:span text:style-name="T22"> </text:span><text:span text:style-name="T22">Ajustado</text:span><text:span text:style-name="T22"> </text:span><text:span text:style-name="T22">al</text:span><text:span text:style-name="T22"> </text:span><text:span text:style-name="T22">diseño</text:span><text:span text:style-name="T22"> </text:span><text:span text:style-name="T22">de</text:span><text:span text:style-name="T22"> </text:span><text:span text:style-name="T22">la</text:span><text:span text:style-name="T22"> </text:span><text:span text:style-name="T22">pantalla</text:span><text:span text:style-name="T22">.</text:span></text:p>
            <text:p text:style-name="P31"><text:span text:style-name="T27">Fondo:</text:span><text:span text:style-name="T22"> En el fondo de la pantalla y abarcando la mayor parte de la imagen un sembradío en el cual se encuentra una niña y un niño mirando como a un campesino, persona adulta, sembrará una planta que tiene en la mano. Una señora regando un sembradío de flores. Un árbol de Apamate, y casita de campo. En la parte inferior un banner de color oscuro con letras de color claro, con una forma definida, el cual va a contener 2 botones</text:span></text:p>
            <text:p text:style-name="P44"><text:soft-page-break/><text:span text:style-name="T27">Tecla 1:</text:span><text:span text:style-name="T22"> f1</text:span></text:p>
            <text:p text:style-name="P8"/>
            <text:p text:style-name="P31"><text:span text:style-name="T27">Botones</text:span><text:span text:style-name="T27"> </text:span><text:span text:style-name="T27">de</text:span><text:span text:style-name="T27"> </text:span><text:span text:style-name="T27">la</text:span><text:span text:style-name="T27"> </text:span><text:span text:style-name="T27">imagen</text:span><text:span text:style-name="T27"> </text:span><text:span text:style-name="T27">de</text:span><text:span text:style-name="T27"> </text:span><text:span text:style-name="T27">fondo</text:span><text:span text:style-name="T27">: </text:span><text:span text:style-name="T29">Todos</text:span><text:span text:style-name="T29"> </text:span><text:span text:style-name="T29">los</text:span><text:span text:style-name="T29"> </text:span><text:span text:style-name="T29">botones</text:span><text:span text:style-name="T29"> </text:span><text:span text:style-name="T29">deben</text:span><text:span text:style-name="T29"> </text:span><text:span text:style-name="T29">estar</text:span><text:span text:style-name="T29"> </text:span><text:span text:style-name="T29">resaltado</text:span><text:span text:style-name="T29">s</text:span><text:span text:style-name="T29">. </text:span></text:p>
            <text:p text:style-name="P31"><text:span text:style-name="T27">Botón</text:span><text:span text:style-name="T27"> 1</text:span><text:span text:style-name="T22">: </text:span><text:span text:style-name="T22">Campesino</text:span><text:span text:style-name="T22"> </text:span><text:span text:style-name="T22">moviendo</text:span><text:span text:style-name="T22"> </text:span><text:span text:style-name="T22">la</text:span><text:span text:style-name="T22"> </text:span><text:span text:style-name="T22">cabeza</text:span><text:span text:style-name="T22"> </text:span><text:span text:style-name="T22">y</text:span><text:span text:style-name="T22"> </text:span><text:span text:style-name="T22">la</text:span><text:span text:style-name="T22"> </text:span><text:span text:style-name="T22">boca</text:span><text:span text:style-name="T22"> </text:span><text:span text:style-name="T22">y</text:span><text:span text:style-name="T22"> </text:span><text:span text:style-name="T22">con</text:span><text:span text:style-name="T22"> </text:span><text:span text:style-name="T22">una</text:span><text:span text:style-name="T22"> </text:span><text:span text:style-name="T22">flor</text:span><text:span text:style-name="T22"> </text:span><text:span text:style-name="T22">en</text:span><text:span text:style-name="T22"> </text:span><text:span text:style-name="T22">la</text:span><text:span text:style-name="T22"> </text:span><text:span text:style-name="T22">mano</text:span><text:span text:style-name="T22">, <text:s/></text:span><text:span text:style-name="T22">va</text:span><text:span text:style-name="T22"> </text:span><text:span text:style-name="T22">representar</text:span><text:span text:style-name="T22"> </text:span><text:span text:style-name="T22">el</text:span><text:span text:style-name="T22"> </text:span><text:span text:style-name="T22">botón</text:span><text:span text:style-name="T22"> ” </text:span><text:span text:style-name="T22">Las</text:span><text:span text:style-name="T22"> </text:span><text:span text:style-name="T22">Plantas</text:span><text:span text:style-name="T22"> ”</text:span></text:p>
            <text:p text:style-name="P8"/>
            <text:p text:style-name="P31"><text:span text:style-name="T27">Botón</text:span><text:span text:style-name="T27"> 2</text:span><text:span text:style-name="T22">: </text:span><text:span text:style-name="T22">Será</text:span><text:span text:style-name="T22"> </text:span><text:span text:style-name="T22">una</text:span><text:span text:style-name="T22"> </text:span><text:span text:style-name="T22">animación</text:span><text:span text:style-name="T22"> </text:span><text:span text:style-name="T22">donde</text:span><text:span text:style-name="T22"> </text:span><text:span text:style-name="T22">inicialmente</text:span><text:span text:style-name="T22"> </text:span><text:span text:style-name="T22">se</text:span><text:span text:style-name="T22"> </text:span><text:span text:style-name="T22">verá</text:span><text:span text:style-name="T22"> </text:span><text:span text:style-name="T22">una</text:span><text:span text:style-name="T22"> </text:span><text:span text:style-name="T22">mujer</text:span><text:span text:style-name="T22"> </text:span><text:span text:style-name="T22">regando</text:span><text:span text:style-name="T22"> </text:span><text:span text:style-name="T22">una</text:span><text:span text:style-name="T22"> </text:span><text:span text:style-name="T22">planta</text:span><text:span text:style-name="T22"> </text:span><text:span text:style-name="T22">con</text:span><text:span text:style-name="T22"> </text:span><text:span text:style-name="T22">una</text:span><text:span text:style-name="T22"> </text:span><text:span text:style-name="T22">flor</text:span><text:span text:style-name="T22"> </text:span><text:span text:style-name="T22">y</text:span><text:span text:style-name="T22"> </text:span><text:span text:style-name="T22">cuando</text:span><text:span text:style-name="T22"> </text:span><text:span text:style-name="T22">el</text:span><text:span text:style-name="T22"> </text:span><text:span text:style-name="T22">puntero</text:span><text:span text:style-name="T22"> </text:span><text:span text:style-name="T22">del</text:span><text:span text:style-name="T22"> </text:span><text:span text:style-name="T22">ratón</text:span><text:span text:style-name="T22"> </text:span><text:span text:style-name="T22">se</text:span><text:span text:style-name="T22"> </text:span><text:span text:style-name="T22">encuentra</text:span><text:span text:style-name="T22"> </text:span><text:span text:style-name="T22">por</text:span><text:span text:style-name="T22"> </text:span><text:span text:style-name="T22">encima</text:span><text:span text:style-name="T22"> </text:span><text:span text:style-name="T22">de</text:span><text:span text:style-name="T22"> </text:span><text:span text:style-name="T22">ella</text:span><text:span text:style-name="T22"> </text:span><text:span text:style-name="T22">la</text:span><text:span text:style-name="T22"> </text:span><text:span text:style-name="T22">imagen</text:span><text:span text:style-name="T22"> </text:span><text:span text:style-name="T22">cambiará</text:span><text:span text:style-name="T22"> </text:span><text:span text:style-name="T22">por</text:span><text:span text:style-name="T22"> </text:span><text:span text:style-name="T22">otra</text:span><text:span text:style-name="T22"> </text:span><text:span text:style-name="T22">donde</text:span><text:span text:style-name="T22"> </text:span><text:span text:style-name="T22">se</text:span><text:span text:style-name="T22"> </text:span><text:span text:style-name="T22">aprecie</text:span><text:span text:style-name="T22"> </text:span><text:span text:style-name="T22">la</text:span><text:span text:style-name="T22"> </text:span><text:span text:style-name="T22">multiplicación</text:span><text:span text:style-name="T22"> </text:span><text:span text:style-name="T22">de</text:span><text:span text:style-name="T22"> </text:span><text:span text:style-name="T22">las</text:span><text:span text:style-name="T22"> </text:span><text:span text:style-name="T22">flores</text:span><text:span text:style-name="T22">. </text:span><text:span text:style-name="T22">Y</text:span><text:span text:style-name="T22"> </text:span><text:span text:style-name="T22">va</text:span><text:span text:style-name="T22"> </text:span><text:span text:style-name="T22">representar</text:span><text:span text:style-name="T22"> </text:span><text:span text:style-name="T22">el</text:span><text:span text:style-name="T22"> </text:span><text:span text:style-name="T22">botón</text:span><text:span text:style-name="T22"> </text:span><text:span text:style-name="T22">de</text:span><text:span text:style-name="T22"> “</text:span><text:span text:style-name="T22">Reproducción</text:span><text:span text:style-name="T22"> </text:span><text:span text:style-name="T22">de</text:span><text:span text:style-name="T22"> </text:span><text:span text:style-name="T22">las</text:span><text:span text:style-name="T22"> </text:span><text:span text:style-name="T22">plantas</text:span><text:span text:style-name="T22">” </text:span><text:span text:style-name="T22">y</text:span><text:span text:style-name="T22"> </text:span><text:span text:style-name="T22">será</text:span><text:span text:style-name="T22"> </text:span><text:span text:style-name="T22">una</text:span><text:span text:style-name="T22"> </text:span><text:span text:style-name="T22">animación</text:span><text:span text:style-name="T22">.</text:span></text:p>
            <text:p text:style-name="P8"/>
            <text:p text:style-name="P31"><text:span text:style-name="T27">Botón</text:span><text:span text:style-name="T27"> 3:</text:span><text:span text:style-name="T22"> </text:span><text:span text:style-name="T22">Una</text:span><text:span text:style-name="T22"> </text:span><text:span text:style-name="T22">planta</text:span><text:span text:style-name="T22"> </text:span><text:span text:style-name="T22">de</text:span><text:span text:style-name="T22"> </text:span><text:span text:style-name="T22">maíz</text:span><text:span text:style-name="T22"> </text:span><text:span text:style-name="T22">que</text:span><text:span text:style-name="T22"> </text:span><text:span text:style-name="T22">estará</text:span><text:span text:style-name="T22"> </text:span><text:span text:style-name="T22">al</text:span><text:span text:style-name="T22"> </text:span><text:span text:style-name="T22">lado</text:span><text:span text:style-name="T22"> </text:span><text:span text:style-name="T22">del</text:span><text:span text:style-name="T22"> </text:span><text:span text:style-name="T22">hombre</text:span><text:span text:style-name="T22">, </text:span><text:span text:style-name="T22">y</text:span><text:span text:style-name="T22"> </text:span><text:span text:style-name="T22">al</text:span><text:span text:style-name="T22"> </text:span><text:span text:style-name="T22">colocar</text:span><text:span text:style-name="T22"> </text:span><text:span text:style-name="T22">el</text:span><text:span text:style-name="T22"> </text:span><text:span text:style-name="T22">cursor</text:span><text:span text:style-name="T22"> </text:span><text:span text:style-name="T22">sobre</text:span><text:span text:style-name="T22"> </text:span><text:span text:style-name="T22">ésta</text:span><text:span text:style-name="T22"> </text:span><text:span text:style-name="T22">planta</text:span><text:span text:style-name="T22"> <text:s/></text:span><text:span text:style-name="T22">crecerá</text:span><text:span text:style-name="T22"> </text:span><text:span text:style-name="T22">el</text:span><text:span text:style-name="T22"> </text:span><text:span text:style-name="T22">maíz</text:span><text:span text:style-name="T22">. </text:span><text:span text:style-name="T22">Éste</text:span><text:span text:style-name="T22"> </text:span><text:span text:style-name="T22">va</text:span><text:span text:style-name="T22"> </text:span><text:span text:style-name="T22">a</text:span><text:span text:style-name="T22"> </text:span><text:span text:style-name="T22">representar</text:span><text:span text:style-name="T22"> </text:span><text:span text:style-name="T22">el</text:span><text:span text:style-name="T22"> </text:span><text:span text:style-name="T22">botón</text:span><text:span text:style-name="T22"> “</text:span><text:span text:style-name="T22">La</text:span><text:span text:style-name="T22"> </text:span><text:span text:style-name="T22">Agricultura</text:span><text:span text:style-name="T22"> </text:span><text:span text:style-name="T22">en</text:span><text:span text:style-name="T22"> </text:span><text:span text:style-name="T22">Venezuela</text:span><text:span text:style-name="T22">”.(</text:span><text:span text:style-name="T22">Animación</text:span><text:span text:style-name="T22">).</text:span></text:p>
            <text:p text:style-name="P8"/>
            <text:p text:style-name="P31"><text:span text:style-name="T27">Botón</text:span><text:span text:style-name="T27"> 4:</text:span><text:span text:style-name="T22"> </text:span><text:span text:style-name="T22">Niño</text:span><text:span text:style-name="T22"> </text:span><text:span text:style-name="T22">moreno</text:span><text:span text:style-name="T22"> </text:span><text:span text:style-name="T22">parpadeando</text:span><text:span text:style-name="T22"> </text:span><text:span text:style-name="T22">y</text:span><text:span text:style-name="T22"> </text:span><text:span text:style-name="T22">mirando</text:span><text:span text:style-name="T22"> </text:span><text:span text:style-name="T22">hacia</text:span><text:span text:style-name="T22"> </text:span><text:span text:style-name="T22">el</text:span><text:span text:style-name="T22"> </text:span><text:span text:style-name="T22">campesino</text:span><text:span text:style-name="T22"> </text:span><text:span text:style-name="T22">que</text:span><text:span text:style-name="T22"> </text:span><text:span text:style-name="T22">siembra</text:span><text:span text:style-name="T22">. </text:span></text:p>
            <text:p text:style-name="P8"/>
            <text:p text:style-name="P31"><text:span text:style-name="T27">Botón</text:span><text:span text:style-name="T27"> 5:</text:span><text:span text:style-name="T22"> </text:span><text:span text:style-name="T22">Niña</text:span><text:span text:style-name="T22"> </text:span><text:span text:style-name="T22">blanca</text:span><text:span text:style-name="T22"> </text:span><text:span text:style-name="T22">parpadeando</text:span><text:span text:style-name="T22"> </text:span><text:span text:style-name="T22">y</text:span><text:span text:style-name="T22"> </text:span><text:span text:style-name="T22">mirando</text:span><text:span text:style-name="T22"> </text:span><text:span text:style-name="T22">hacia</text:span><text:span text:style-name="T22"> </text:span><text:span text:style-name="T22">el</text:span><text:span text:style-name="T22"> </text:span><text:span text:style-name="T22">campesino</text:span><text:span text:style-name="T22"> </text:span><text:span text:style-name="T22">que</text:span><text:span text:style-name="T22"> </text:span><text:span text:style-name="T22">siembra</text:span><text:span text:style-name="T22">. </text:span></text:p>
            <text:p text:style-name="P8"/>
            <text:p text:style-name="P31"><text:span text:style-name="T27">Botones</text:span><text:span text:style-name="T27"> </text:span><text:span text:style-name="T27">del</text:span><text:span text:style-name="T27"> </text:span><text:span text:style-name="T27">Banner</text:span><text:span text:style-name="T27">: </text:span><text:span text:style-name="T27"><text:s/></text:span></text:p>
            <text:p text:style-name="P31"><text:span text:style-name="T27">Botón</text:span><text:span text:style-name="T27"> 1:</text:span><text:span text:style-name="T22"> </text:span><text:span text:style-name="T22">Representado</text:span><text:span text:style-name="T22"> </text:span><text:span text:style-name="T22">por</text:span><text:span text:style-name="T22"> </text:span><text:span text:style-name="T22">el</text:span><text:span text:style-name="T22"> </text:span><text:span text:style-name="T22">símbolo</text:span><text:span text:style-name="T22"> </text:span><text:span text:style-name="T22">universal</text:span><text:span text:style-name="T22"> </text:span><text:span text:style-name="T22">de</text:span><text:span text:style-name="T22"> </text:span><text:span text:style-name="T22">Diversidad</text:span><text:span text:style-name="T22"> </text:span><text:span text:style-name="T22">Funcional</text:span><text:span text:style-name="T22">. </text:span><text:span text:style-name="T22">Ubicada</text:span><text:span text:style-name="T22"> </text:span><text:span text:style-name="T22">en</text:span><text:span text:style-name="T22"> </text:span><text:span text:style-name="T22">el</text:span><text:span text:style-name="T22"> </text:span><text:span text:style-name="T22">lado</text:span><text:span text:style-name="T22"> </text:span><text:span text:style-name="T22">izquierdo</text:span><text:span text:style-name="T22"> </text:span><text:span text:style-name="T22">del</text:span><text:span text:style-name="T22"> </text:span><text:span text:style-name="T22">banner</text:span><text:span text:style-name="T22">.</text:span></text:p>
            <text:p text:style-name="P31"><text:span text:style-name="T27">Botón</text:span><text:span text:style-name="T27"> 2:</text:span><text:span text:style-name="T22"> </text:span><text:span text:style-name="T22">Representado</text:span><text:span text:style-name="T22"> </text:span><text:span text:style-name="T22">por</text:span><text:span text:style-name="T22"> </text:span><text:span text:style-name="T22">un</text:span><text:span text:style-name="T22"> </text:span><text:span text:style-name="T22">diseño</text:span><text:span text:style-name="T22"> </text:span><text:span text:style-name="T22">alusivo</text:span><text:span text:style-name="T22"> </text:span><text:span text:style-name="T22">al</text:span><text:span text:style-name="T22"> </text:span><text:span text:style-name="T22">nombre</text:span><text:span text:style-name="T22"> </text:span><text:span text:style-name="T22">del</text:span><text:span text:style-name="T22"> </text:span><text:span text:style-name="T22">botón</text:span><text:span text:style-name="T22">. </text:span><text:span text:style-name="T22">Ubicado</text:span><text:span text:style-name="T22"> </text:span><text:span text:style-name="T22">a</text:span><text:span text:style-name="T22"> </text:span><text:span text:style-name="T22">la</text:span><text:span text:style-name="T22"> </text:span><text:span text:style-name="T22">derecha</text:span><text:span text:style-name="T22"> </text:span><text:span text:style-name="T22">del</text:span><text:span text:style-name="T22"> </text:span><text:span text:style-name="T22">banner</text:span><text:span text:style-name="T22">.</text:span></text:p>
            <text:p text:style-name="P8"/>
            <text:p text:style-name="P8"><text:soft-page-break/></text:p>
          </table:table-cell>
          <table:table-cell table:style-name="Tabla3.A2" office:value-type="string">
            <text:p text:style-name="P31"><text:span text:style-name="T27">Título</text:span><text:span text:style-name="T27">:</text:span><text:span text:style-name="T22"> </text:span><text:span text:style-name="T22">Ubicado</text:span><text:span text:style-name="T22"> </text:span><text:span text:style-name="T22">en</text:span><text:span text:style-name="T22"> </text:span><text:span text:style-name="T22">la</text:span><text:span text:style-name="T22"> </text:span><text:span text:style-name="T22">barra</text:span><text:span text:style-name="T22"> </text:span><text:span text:style-name="T22">de</text:span><text:span text:style-name="T22"> </text:span><text:span text:style-name="T22">título</text:span></text:p>
            <text:p text:style-name="P8"/>
            <text:p text:style-name="P31"><text:span text:style-name="T27">Instrucción:</text:span><text:span text:style-name="T22"> </text:span><text:span text:style-name="T27">Texto 1</text:span><text:span text:style-name="T22"> <text:s text:c="2"/>se mostrará <text:s/>a través de una ventana por-up. Esta instrucción se activara o desactivara con la tecla f1 cada vez que el usuario la necesite. </text:span></text:p>
            <text:p text:style-name="P51"/>
            <text:p text:style-name="P44"><text:span text:style-name="T22"><text:s/>Cada vez que un botón sea seleccionado, bien sea con el ratón o con el teclado, <text:s/>debe activarse un sonido que indique el nombre del botón y debe </text:span><text:soft-page-break/><text:span text:style-name="T22">aparecer cuadro de diálogo con el nombre del botón y </text:span><text:span text:style-name="T22">se desaparecerá al deseleccionar. (Sólo cuando este activada la DFVisual)</text:span></text:p>
            <text:p text:style-name="P8"/>
            <text:p text:style-name="P31"><text:span text:style-name="T22">Todos</text:span><text:span text:style-name="T22"> </text:span><text:span text:style-name="T22">los</text:span><text:span text:style-name="T22"> </text:span><text:span text:style-name="T22">botones</text:span><text:span text:style-name="T22"> </text:span><text:span text:style-name="T22">deben</text:span><text:span text:style-name="T22"> </text:span><text:span text:style-name="T22">llevar</text:span><text:span text:style-name="T22"> </text:span><text:span text:style-name="T22">su</text:span><text:span text:style-name="T22"> </text:span><text:span text:style-name="T22">nombre</text:span><text:span text:style-name="T22"> </text:span><text:span text:style-name="T22">en</text:span><text:span text:style-name="T22"> </text:span><text:span text:style-name="T22">el</text:span><text:span text:style-name="T22"> <text:s/></text:span><text:span text:style-name="T22">Tooltips</text:span><text:span text:style-name="T22"> </text:span><text:span text:style-name="T22">que</text:span><text:span text:style-name="T22"> </text:span><text:span text:style-name="T22">los</text:span><text:span text:style-name="T22"> </text:span><text:span text:style-name="T22">identifique</text:span><text:span text:style-name="T22"> </text:span><text:span text:style-name="T22">cuando</text:span><text:span text:style-name="T22"> </text:span><text:span text:style-name="T22">se</text:span><text:span text:style-name="T22"> </text:span><text:span text:style-name="T22">coloque</text:span><text:span text:style-name="T22"> </text:span><text:span text:style-name="T22">el</text:span><text:span text:style-name="T22"> </text:span><text:span text:style-name="T22">puntero</text:span><text:span text:style-name="T22"> </text:span><text:span text:style-name="T22">del</text:span><text:span text:style-name="T22"> </text:span><text:span text:style-name="T22">mouse</text:span><text:span text:style-name="T22"> </text:span><text:span text:style-name="T22">sobre</text:span><text:span text:style-name="T22"> </text:span><text:span text:style-name="T22">el</text:span><text:span text:style-name="T22"> </text:span><text:span text:style-name="T22">botón</text:span><text:span text:style-name="T22"> </text:span><text:span text:style-name="T22">y</text:span><text:span text:style-name="T22"> </text:span><text:span text:style-name="T22">al</text:span><text:span text:style-name="T22"> </text:span><text:span text:style-name="T22">mismo</text:span><text:span text:style-name="T22"> </text:span><text:span text:style-name="T22">tiempo</text:span><text:span text:style-name="T22"> </text:span><text:span text:style-name="T22">se</text:span><text:span text:style-name="T22"> </text:span><text:span text:style-name="T22">debe</text:span><text:span text:style-name="T22"> </text:span><text:span text:style-name="T22">reproducir</text:span><text:span text:style-name="T22">(</text:span><text:span text:style-name="T22">sonido</text:span><text:span text:style-name="T22">= </text:span><text:span text:style-name="T22">efecto</text:span><text:span text:style-name="T22">).</text:span></text:p>
            <text:p text:style-name="P8"/>
            <text:p text:style-name="P31"><text:span text:style-name="T27">Botones</text:span><text:span text:style-name="T27"> </text:span><text:span text:style-name="T27">de</text:span><text:span text:style-name="T27"> </text:span><text:span text:style-name="T27">la</text:span><text:span text:style-name="T27"> </text:span><text:span text:style-name="T27">imagen</text:span><text:span text:style-name="T27">:</text:span></text:p>
            <text:p text:style-name="P31"><text:span text:style-name="T27">Botón</text:span><text:span text:style-name="T27"> 1:</text:span><text:span text:style-name="T22"> </text:span><text:span text:style-name="T22">Animación</text:span><text:span text:style-name="T22">. </text:span><text:span text:style-name="T22">Hipervínculo</text:span><text:span text:style-name="T22"> </text:span><text:span text:style-name="T22">hacia</text:span><text:span text:style-name="T22"> </text:span><text:span text:style-name="T22">la</text:span><text:span text:style-name="T22"> </text:span><text:span text:style-name="T22">pantalla</text:span><text:span text:style-name="T22"> 3 </text:span><text:span text:style-name="T22">Las</text:span><text:span text:style-name="T22"> </text:span><text:span text:style-name="T22">Plantas</text:span><text:span text:style-name="T22">.</text:span></text:p>
            <text:p text:style-name="P8"/>
            <text:p text:style-name="P31"><text:span text:style-name="T27">Botón</text:span><text:span text:style-name="T27"> 2:</text:span><text:span text:style-name="T22"> </text:span><text:span text:style-name="T22">Animación</text:span><text:span text:style-name="T27">.</text:span><text:span text:style-name="T22"> </text:span><text:span text:style-name="T22">Hipervínculo</text:span><text:span text:style-name="T22"> </text:span><text:span text:style-name="T22">hacia</text:span><text:span text:style-name="T22"> </text:span><text:span text:style-name="T22">la</text:span><text:span text:style-name="T27"> </text:span><text:span text:style-name="T27">pantalla</text:span><text:span text:style-name="T27"> 5</text:span><text:span text:style-name="T22"> </text:span><text:span text:style-name="T22">Reproducción</text:span><text:span text:style-name="T22"> </text:span><text:span text:style-name="T22">de</text:span><text:span text:style-name="T22"> </text:span><text:span text:style-name="T22">las</text:span><text:span text:style-name="T22"> </text:span><text:span text:style-name="T22">planta</text:span><text:span text:style-name="T22">.</text:span></text:p>
            <text:p text:style-name="P8"/>
            <text:p text:style-name="P31"><text:span text:style-name="T27">Botón</text:span><text:span text:style-name="T27"> 3:</text:span><text:span text:style-name="T22"> </text:span><text:span text:style-name="T22">Animación</text:span><text:span text:style-name="T22">. </text:span><text:span text:style-name="T22">Hipervínculo</text:span><text:span text:style-name="T22"> </text:span><text:span text:style-name="T22">hacia</text:span><text:span text:style-name="T22"> </text:span><text:span text:style-name="T22">la</text:span><text:span text:style-name="T27"> </text:span><text:span text:style-name="T27">pantalla</text:span><text:span text:style-name="T27"> 8</text:span><text:span text:style-name="T22"> </text:span><text:span text:style-name="T22">Agricultura</text:span><text:span text:style-name="T22"> </text:span><text:span text:style-name="T22">en</text:span><text:span text:style-name="T22"> </text:span><text:span text:style-name="T22">Venezuela</text:span><text:span text:style-name="T22">.</text:span></text:p>
            <text:p text:style-name="P8"/>
            <text:p text:style-name="P31"><text:span text:style-name="T27">Botón</text:span><text:span text:style-name="T27"> 4:</text:span><text:span text:style-name="T22"> </text:span><text:span text:style-name="T22">Animación</text:span><text:span text:style-name="T22">. </text:span><text:span text:style-name="T22">Hipervínculo</text:span><text:span text:style-name="T22"> </text:span><text:span text:style-name="T22">con</text:span><text:span text:style-name="T22"> </text:span><text:span text:style-name="T22">la</text:span><text:span text:style-name="T22"> </text:span><text:span text:style-name="T27">pantalla</text:span><text:span text:style-name="T27"> 12.</text:span></text:p>
            <text:p text:style-name="P17"/>
            <text:p text:style-name="P31"><text:span text:style-name="T27">Botón 5: </text:span><text:span text:style-name="T22">Animación. Hipervínculo con la </text:span><text:span text:style-name="T27">pantalla 13.</text:span></text:p>
            <text:p text:style-name="P8"/>
            <text:p text:style-name="P31"><text:span text:style-name="T27">Botones</text:span><text:span text:style-name="T27"> </text:span><text:span text:style-name="T27">del</text:span><text:span text:style-name="T27"> </text:span><text:span text:style-name="T27">Banner</text:span></text:p>
            <text:p text:style-name="P31"><text:span text:style-name="T27">Botón</text:span><text:span text:style-name="T27"> 1:</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parte</text:span><text:span text:style-name="T22"> </text:span><text:span text:style-name="T22">inferior</text:span><text:span text:style-name="T22"> </text:span><text:span text:style-name="T22">izquierda</text:span><text:span text:style-name="T22"> </text:span><text:span text:style-name="T22">de</text:span><text:span text:style-name="T22"> </text:span><text:span text:style-name="T22">la</text:span><text:span text:style-name="T22"> </text:span><text:span text:style-name="T22">pantalla</text:span><text:span text:style-name="T22">, </text:span><text:span text:style-name="T22">tendrá</text:span><text:span text:style-name="T22"> </text:span><text:span text:style-name="T22">hipervínculo</text:span><text:span text:style-name="T22"> </text:span><text:span text:style-name="T22">hacia</text:span><text:span text:style-name="T22"> </text:span><text:span text:style-name="T22">la</text:span><text:span text:style-name="T27"> </text:span><text:span text:style-name="T27">pantalla</text:span><text:span text:style-name="T27"> 1</text:span><text:span text:style-name="T22"> </text:span><text:span text:style-name="T22">Menú</text:span><text:span text:style-name="T22"> </text:span><text:span text:style-name="T22">de</text:span><text:span text:style-name="T22"> </text:span><text:span text:style-name="T22">configuración</text:span><text:span text:style-name="T22">.</text:span></text:p>
            <text:p text:style-name="P31"><text:span text:style-name="T27">Botón</text:span><text:span text:style-name="T27"> 2:</text:span><text:span text:style-name="T22"> </text:span><text:span text:style-name="T22">Ubicado</text:span><text:span text:style-name="T22"> </text:span><text:span text:style-name="T22">en</text:span><text:span text:style-name="T22"> </text:span><text:span text:style-name="T22">la</text:span><text:span text:style-name="T22"> </text:span><text:span text:style-name="T22">parte</text:span><text:span text:style-name="T22"> </text:span><text:span text:style-name="T22">inferior</text:span><text:span text:style-name="T22"> </text:span><text:span text:style-name="T22">izquierda</text:span><text:span text:style-name="T22"> </text:span><text:span text:style-name="T22">de</text:span><text:span text:style-name="T22"> </text:span><text:span text:style-name="T22">la</text:span><text:span text:style-name="T22"> </text:span><text:span text:style-name="T22">pantalla</text:span><text:span text:style-name="T22">, </text:span><text:span text:style-name="T22">tendr</text:span><text:span text:style-name="T22">á</text:span><text:span text:style-name="T22"> </text:span><text:span text:style-name="T22">un</text:span><text:span text:style-name="T22"> </text:span><text:span text:style-name="T22">hipervínculo</text:span><text:span text:style-name="T22"> </text:span><text:span text:style-name="T22">hacia</text:span><text:span text:style-name="T22"> </text:span><text:span text:style-name="T22">la</text:span><text:span text:style-name="T27"> </text:span><text:span text:style-name="T27">pantalla</text:span><text:span text:style-name="T27"> 11</text:span><text:span text:style-name="T22"> </text:span><text:span text:style-name="T22">Orientaciones</text:span><text:span text:style-name="T22"> </text:span><text:span text:style-name="T22">y</text:span><text:span text:style-name="T22"> </text:span><text:span text:style-name="T22">sugerencias</text:span><text:span text:style-name="T22">. </text:span></text:p>
            <text:p text:style-name="P8"/>
            <text:p text:style-name="P31"><text:span text:style-name="T27">DFV: </text:span><text:span text:style-name="T22">al iniciar la pantalla el sintetizador debe decir</text:span><text:span text:style-name="T27"> Pantalla: Menú principal </text:span><text:span text:style-name="T22">y luego reproducir </text:span><text:span text:style-name="T27">texto 2.</text:span></text:p>
          </table:table-cell>
        </table:table-row>
        <table:table-row>
          <table:table-cell table:style-name="Tabla3.A15" table:number-columns-spanned="3" office:value-type="string">
            <text:p text:style-name="P30"><text:span text:style-name="T22"><text:s/></text:span><text:span text:style-name="T20">Observaciones:</text:span></text:p>
            <text:p text:style-name="P50"/>
          </table:table-cell>
          <table:covered-table-cell/>
          <table:covered-table-cell/>
        </table:table-row>
        <table:table-row>
          <table:table-cell table:style-name="Tabla3.A1" office:value-type="string">
            <text:p text:style-name="P30"><text:span text:style-name="T15">Pantalla</text:span><text:span text:style-name="T15"> </text:span><text:span text:style-name="T15">N</text:span><text:span text:style-name="T15">°: 3 <text:s text:c="2"/></text:span><text:span text:style-name="T15">Las</text:span><text:span text:style-name="T15"> </text:span><text:span text:style-name="T15">Plantas</text:span></text:p>
          </table:table-cell>
          <table:table-cell table:style-name="Tabla3.A1" office:value-type="string">
            <text:p text:style-name="P29"><text:span text:style-name="T15">Diseño</text:span><text:span text:style-name="T15"> </text:span><text:span text:style-name="T15">Gráfico</text:span></text:p>
          </table:table-cell>
          <table:table-cell table:style-name="Tabla3.A1" office:value-type="string">
            <text:p text:style-name="P38">Técnico</text:p>
          </table:table-cell>
        </table:table-row>
        <table:table-row>
          <table:table-cell table:style-name="Tabla3.A2" office:value-type="string">
            <text:p text:style-name="P31"><text:span text:style-name="T27">Título</text:span><text:span text:style-name="T27">:</text:span><text:span text:style-name="T22"> </text:span><text:span text:style-name="T22">Sembrando</text:span><text:span text:style-name="T22"> </text:span><text:span text:style-name="T22">para</text:span><text:span text:style-name="T22"> </text:span><text:span text:style-name="T22">el</text:span><text:span text:style-name="T22"> </text:span><text:span text:style-name="T22">futuro</text:span><text:span text:style-name="T22">.</text:span></text:p>
            <text:p text:style-name="P8"/>
            <text:p text:style-name="P31"><text:span text:style-name="T27">Texto</text:span><text:span text:style-name="T27"> 1:</text:span><text:span text:style-name="T22"> </text:span><text:span text:style-name="T22">Las</text:span><text:span text:style-name="T22"> </text:span><text:span text:style-name="T22">plantas</text:span></text:p>
            <text:p text:style-name="P8"/>
            <text:p text:style-name="P31"><text:span text:style-name="T27">Texto 2:</text:span><text:span text:style-name="T22"> </text:span><text:span text:style-name="T24">Las Plantas como todos los seres vivos realizan funciones de crecimiento, alimentación, respiración y reproducción, pero a diferencia de los otros seres vivos son los únicos que realizan la función de </text:span><text:span text:style-name="T33">fotosíntesis</text:span><text:span text:style-name="T24">, que les permite elaborar sus <text:s/>alimentos para nutrirse. </text:span></text:p>
            <text:p text:style-name="P8"/>
            <text:p text:style-name="P8"/>
            <text:p text:style-name="P31"><text:span text:style-name="T27">Botones</text:span><text:span text:style-name="T27"> </text:span><text:span text:style-name="T27">del</text:span><text:span text:style-name="T27"> </text:span><text:span text:style-name="T27">banner</text:span><text:span text:style-name="T27">:</text:span></text:p>
            <text:p text:style-name="P31"><text:span text:style-name="T27">Botón</text:span><text:span text:style-name="T27"> 1:</text:span><text:span text:style-name="T22"> </text:span><text:span text:style-name="T22">Accesibilidad</text:span></text:p>
            <text:p text:style-name="P31"><text:span text:style-name="T27">Botón</text:span><text:span text:style-name="T27"> 2:</text:span><text:span text:style-name="T22"> </text:span><text:span text:style-name="T22">Avanzar</text:span></text:p>
            <text:p text:style-name="P31"><text:span text:style-name="T27">Botón</text:span><text:span text:style-name="T27"> 3:</text:span><text:span text:style-name="T22"> </text:span><text:span text:style-name="T22">Menú</text:span></text:p>
            <text:p text:style-name="P8"/>
            <text:p text:style-name="P8"/>
            <text:p text:style-name="P8"/>
          </table:table-cell>
          <table:table-cell table:style-name="Tabla3.A2" office:value-type="string">
            <text:p text:style-name="P31"><text:span text:style-name="T27">Fondo</text:span><text:span text:style-name="T27">:</text:span><text:span text:style-name="T22"> </text:span><text:span text:style-name="T22">Será</text:span><text:span text:style-name="T22"> </text:span><text:span text:style-name="T22">un</text:span><text:span text:style-name="T22"> </text:span><text:span text:style-name="T22">campo</text:span><text:span text:style-name="T22"> </text:span><text:span text:style-name="T22">donde</text:span><text:span text:style-name="T22"> </text:span><text:span text:style-name="T22">predomine</text:span><text:span text:style-name="T22"> </text:span><text:span text:style-name="T22">el</text:span><text:span text:style-name="T22"> </text:span><text:span text:style-name="T22">verde</text:span><text:span text:style-name="T22"> </text:span><text:span text:style-name="T22">con</text:span><text:span text:style-name="T22"> </text:span><text:span text:style-name="T22">árboles</text:span><text:span text:style-name="T22"> </text:span><text:span text:style-name="T22">y</text:span><text:span text:style-name="T22"> </text:span><text:span text:style-name="T22">arbustos</text:span><text:span text:style-name="T22"> </text:span><text:span text:style-name="T22">diversos</text:span><text:span text:style-name="T22">, </text:span><text:span text:style-name="T22">algunos</text:span><text:span text:style-name="T22"> </text:span><text:span text:style-name="T22">de</text:span><text:span text:style-name="T22"> </text:span><text:span text:style-name="T22">ellos</text:span><text:span text:style-name="T22"> </text:span><text:span text:style-name="T22">emblemáticos</text:span><text:span text:style-name="T22"> </text:span><text:span text:style-name="T22">de</text:span><text:span text:style-name="T22"> </text:span><text:span text:style-name="T22">Venezuela</text:span><text:span text:style-name="T22"> </text:span><text:span text:style-name="T22">que</text:span><text:span text:style-name="T22"> </text:span><text:span text:style-name="T22">resalte</text:span><text:span text:style-name="T22"> </text:span><text:span text:style-name="T22">con</text:span><text:span text:style-name="T22"> </text:span><text:span text:style-name="T22">relación</text:span><text:span text:style-name="T22"> </text:span><text:span text:style-name="T22">a</text:span><text:span text:style-name="T22"> </text:span><text:span text:style-name="T22">los</text:span><text:span text:style-name="T22"> </text:span><text:span text:style-name="T22">demás</text:span><text:span text:style-name="T22"> (</text:span><text:span text:style-name="T22">Araguaney</text:span><text:span text:style-name="T22">, </text:span><text:span text:style-name="T22">Apamate</text:span><text:span text:style-name="T22">, </text:span><text:span text:style-name="T22">Semeruco</text:span><text:span text:style-name="T22">, </text:span><text:span text:style-name="T22">entre</text:span><text:span text:style-name="T22"> </text:span><text:span text:style-name="T22">otros</text:span><text:span text:style-name="T22">), </text:span><text:span text:style-name="T22">con</text:span><text:span text:style-name="T22"> </text:span><text:span text:style-name="T22">la</text:span><text:span text:style-name="T22"> </text:span><text:span text:style-name="T22">animación</text:span><text:span text:style-name="T22"> </text:span><text:span text:style-name="T22">de</text:span><text:span text:style-name="T22"> </text:span><text:span text:style-name="T22">un</text:span><text:span text:style-name="T22"> </text:span><text:span text:style-name="T22">campesino</text:span><text:span text:style-name="T22"> </text:span><text:span text:style-name="T22">hablando</text:span><text:span text:style-name="T22">. </text:span><text:span text:style-name="T22">Sobre</text:span><text:span text:style-name="T22"> </text:span><text:span text:style-name="T22">el</text:span><text:span text:style-name="T22"> </text:span><text:span text:style-name="T22">fondo</text:span><text:span text:style-name="T22"> </text:span><text:span text:style-name="T22">y</text:span><text:span text:style-name="T22"> </text:span><text:span text:style-name="T22">en</text:span><text:span text:style-name="T22"> </text:span><text:span text:style-name="T22">la</text:span><text:span text:style-name="T22"> </text:span><text:span text:style-name="T22">parte</text:span><text:span text:style-name="T22"> </text:span><text:span text:style-name="T22">superior</text:span><text:span text:style-name="T22"> </text:span><text:span text:style-name="T22">agregar</text:span><text:span text:style-name="T22"> </text:span><text:span text:style-name="T22">un</text:span><text:span text:style-name="T22"> </text:span><text:span text:style-name="T22">banner</text:span><text:span text:style-name="T22"> </text:span><text:span text:style-name="T22">de</text:span><text:span text:style-name="T22"> </text:span><text:span text:style-name="T22">color</text:span><text:span text:style-name="T22"> </text:span><text:span text:style-name="T22">claro</text:span><text:span text:style-name="T22"> </text:span><text:span text:style-name="T22">en</text:span><text:span text:style-name="T22"> </text:span><text:span text:style-name="T22">donde</text:span><text:span text:style-name="T22"> </text:span><text:span text:style-name="T22">se</text:span><text:span text:style-name="T22"> </text:span><text:span text:style-name="T22">colocará</text:span><text:span text:style-name="T22"> </text:span><text:span text:style-name="T22">el</text:span><text:span text:style-name="T27"> </text:span><text:span text:style-name="T27">Texto</text:span><text:span text:style-name="T27"> 1</text:span><text:span text:style-name="T22"> <text:s/></text:span></text:p>
            <text:p text:style-name="P29"><text:span text:style-name="T27">Animación</text:span><text:span text:style-name="T27"> 1:</text:span><text:span text:style-name="T22"> </text:span><text:span text:style-name="T22">Campesino</text:span><text:span text:style-name="T22"> </text:span><text:span text:style-name="T22">hablando</text:span></text:p>
            <text:p text:style-name="P29"><text:span text:style-name="T27">Animación</text:span><text:span text:style-name="T27"> 3:</text:span><text:span text:style-name="T22"> </text:span><text:span text:style-name="T22">Acercamiento</text:span><text:span text:style-name="T22"> </text:span><text:span text:style-name="T22">al</text:span><text:span text:style-name="T22"> </text:span><text:span text:style-name="T22">sembradío</text:span><text:span text:style-name="T22"> </text:span><text:span text:style-name="T22">de</text:span><text:span text:style-name="T22"> </text:span><text:span text:style-name="T22">las</text:span><text:span text:style-name="T22"> </text:span><text:span text:style-name="T22">flores</text:span><text:span text:style-name="T22">.</text:span></text:p>
            <text:p text:style-name="P12"/>
            <text:p text:style-name="P29"><text:span text:style-name="T27">Cuadro</text:span><text:span text:style-name="T27"> </text:span><text:span text:style-name="T27">de</text:span><text:span text:style-name="T27"> </text:span><text:span text:style-name="T27">texto</text:span><text:span text:style-name="T27">:</text:span><text:span text:style-name="T22"> </text:span><text:span text:style-name="T22">Barra</text:span><text:span text:style-name="T22"> </text:span><text:span text:style-name="T22">horizontal</text:span><text:span text:style-name="T22"> </text:span><text:span text:style-name="T22">de</text:span><text:span text:style-name="T22"> </text:span><text:span text:style-name="T22">color</text:span><text:span text:style-name="T22"> </text:span><text:span text:style-name="T22">beige</text:span><text:span text:style-name="T22"> </text:span><text:span text:style-name="T22">ubicada</text:span><text:span text:style-name="T22"> </text:span><text:span text:style-name="T22">en</text:span><text:span text:style-name="T22"> </text:span><text:span text:style-name="T22">la</text:span><text:span text:style-name="T22"> </text:span><text:span text:style-name="T22">parte</text:span><text:span text:style-name="T22"> </text:span><text:span text:style-name="T22">inferior</text:span><text:span text:style-name="T22"> </text:span><text:span text:style-name="T22">de</text:span><text:span text:style-name="T22"> </text:span><text:span text:style-name="T22">la</text:span><text:span text:style-name="T22"> </text:span><text:span text:style-name="T22">pantalla</text:span><text:span text:style-name="T22"> </text:span><text:span text:style-name="T22">antes</text:span><text:span text:style-name="T22"> </text:span><text:span text:style-name="T22">del</text:span><text:span text:style-name="T22"> </text:span><text:span text:style-name="T22">banner</text:span><text:span text:style-name="T22"> </text:span><text:span text:style-name="T22">de</text:span><text:span text:style-name="T22"> </text:span><text:span text:style-name="T22">los</text:span><text:span text:style-name="T22"> </text:span><text:span text:style-name="T22">botones</text:span><text:span text:style-name="T22">.</text:span></text:p>
            <text:p text:style-name="P94"/>
            <text:p text:style-name="P29"><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31"><text:span text:style-name="T27">Botón</text:span><text:span text:style-name="T27"> 1:</text:span><text:span text:style-name="T22"> </text:span><text:span text:style-name="T22">Representado</text:span><text:span text:style-name="T22"> </text:span><text:span text:style-name="T22">por</text:span><text:span text:style-name="T22"> </text:span><text:span text:style-name="T22">un</text:span><text:span text:style-name="T22"> </text:span><text:span text:style-name="T22">imagen</text:span><text:span text:style-name="T22"> </text:span><text:span text:style-name="T22">de</text:span><text:span text:style-name="T22"> </text:span><text:span text:style-name="T22">engranaje</text:span><text:span text:style-name="T22">. </text:span><text:span text:style-name="T22">Ubicada</text:span><text:span text:style-name="T22"> </text:span><text:span text:style-name="T22">en</text:span><text:span text:style-name="T22"> </text:span><text:span text:style-name="T22">el</text:span><text:span text:style-name="T22"> </text:span><text:span text:style-name="T22">lado</text:span><text:span text:style-name="T22"> </text:span><text:span text:style-name="T22">izquierdo</text:span><text:span text:style-name="T22"> </text:span><text:span text:style-name="T22">del</text:span><text:span text:style-name="T22"> </text:span><text:span text:style-name="T22">banner</text:span><text:span text:style-name="T22">.</text:span></text:p>
            <text:p text:style-name="P29"><text:span text:style-name="T27">Botón</text:span><text:span text:style-name="T27"> 2:</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a</text:span><text:span text:style-name="T22"> </text:span><text:span text:style-name="T22">a</text:span><text:span text:style-name="T22"> </text:span><text:span text:style-name="T22">la</text:span><text:span text:style-name="T22"> </text:span><text:span text:style-name="T22">derecha</text:span><text:span text:style-name="T22">.</text:span></text:p>
            <text:p text:style-name="P29"><text:span text:style-name="T27">Botón</text:span><text:span text:style-name="T27"> 3:</text:span><text:span text:style-name="T22"> </text:span><text:span text:style-name="T22">Representado</text:span><text:span text:style-name="T22"> </text:span><text:span text:style-name="T22">por</text:span><text:span text:style-name="T22"> </text:span><text:span text:style-name="T22">la</text:span><text:span text:style-name="T22"> </text:span><text:span text:style-name="T22">imagen</text:span><text:span text:style-name="T22"> </text:span><text:span text:style-name="T22">de</text:span><text:span text:style-name="T22"> </text:span><text:span text:style-name="T22">una</text:span><text:span text:style-name="T22"> </text:span><text:span text:style-name="T22">casa</text:span><text:span text:style-name="T22">.</text:span></text:p>
            <text:p text:style-name="P11"/>
          </table:table-cell>
          <table:table-cell table:style-name="Tabla3.A2" office:value-type="string">
            <text:p text:style-name="P28"><text:span text:style-name="T27">Título</text:span><text:span text:style-name="T27">:</text:span><text:span text:style-name="T22"> </text:span><text:span text:style-name="T22">ubicado</text:span><text:span text:style-name="T22"> </text:span><text:span text:style-name="T22">en</text:span><text:span text:style-name="T22"> </text:span><text:span text:style-name="T22">la</text:span><text:span text:style-name="T22"> </text:span><text:span text:style-name="T22">barra</text:span><text:span text:style-name="T22"> </text:span><text:span text:style-name="T22">de</text:span><text:span text:style-name="T22"> </text:span><text:span text:style-name="T22">título</text:span><text:span text:style-name="T27">.</text:span></text:p>
            <text:p text:style-name="P19"/>
            <text:p text:style-name="P29"><text:span text:style-name="T27">Animación 1:</text:span><text:span text:style-name="T22"> Aparecerá con la apertura de la pantalla y al posarse en un lugar comenzará la</text:span><text:span text:style-name="T27"> animación 2</text:span></text:p>
            <text:p text:style-name="P20"/>
            <text:p text:style-name="P29"><text:span text:style-name="T27">Animación</text:span><text:span text:style-name="T27"> 2:</text:span><text:span text:style-name="T22"> </text:span><text:span text:style-name="T22">El</text:span><text:span text:style-name="T22"> </text:span><text:span text:style-name="T22">campesino</text:span><text:span text:style-name="T22"> </text:span><text:span text:style-name="T22">comenzará</text:span><text:span text:style-name="T22"> </text:span><text:span text:style-name="T22">a</text:span><text:span text:style-name="T22"> </text:span><text:span text:style-name="T22">moverse</text:span><text:span text:style-name="T22"> </text:span><text:span text:style-name="T22">al</text:span><text:span text:style-name="T22"> </text:span><text:span text:style-name="T22">mismo</text:span><text:span text:style-name="T22"> </text:span><text:span text:style-name="T22">tiempo</text:span><text:span text:style-name="T22"> </text:span><text:span text:style-name="T22">que</text:span><text:span text:style-name="T22"> </text:span><text:span text:style-name="T22">aparezca</text:span><text:span text:style-name="T22"> </text:span><text:span text:style-name="T22">el</text:span><text:span text:style-name="T22"> </text:span><text:span text:style-name="T22">cuadro</text:span><text:span text:style-name="T22"> </text:span><text:span text:style-name="T22">de</text:span><text:span text:style-name="T22"> </text:span><text:span text:style-name="T22">texto</text:span><text:span text:style-name="T22"> </text:span><text:span text:style-name="T22">con</text:span><text:span text:style-name="T22"> </text:span><text:span text:style-name="T22">el</text:span><text:span text:style-name="T27"> </text:span><text:span text:style-name="T27">Texto</text:span><text:span text:style-name="T27"> 2</text:span><text:span text:style-name="T22"> </text:span><text:span text:style-name="T22">y</text:span><text:span text:style-name="T22"> </text:span><text:span text:style-name="T22">por</text:span><text:span text:style-name="T22"> </text:span><text:span text:style-name="T22">último</text:span><text:span text:style-name="T27"> </text:span><text:span text:style-name="T27">animación</text:span><text:span text:style-name="T27"> 3</text:span></text:p>
            <text:p text:style-name="P95"/>
            <text:p text:style-name="P31"><text:span text:style-name="T22">Al</text:span><text:span text:style-name="T22"> </text:span><text:span text:style-name="T22">pulsar</text:span><text:span text:style-name="T22"> </text:span><text:span text:style-name="T22">sobre</text:span><text:span text:style-name="T22"> </text:span><text:span text:style-name="T22">la</text:span><text:span text:style-name="T22"> </text:span><text:span text:style-name="T22">palabra</text:span><text:span text:style-name="T22"> </text:span><text:span text:style-name="T22">subrayadas</text:span><text:span text:style-name="T22">:</text:span></text:p>
            <text:list xml:id="list1951587268" text:style-name="LS8">
              <text:list-item>
                <text:p text:style-name="P127"><text:span text:style-name="T22">Aparecerá</text:span><text:span text:style-name="T22"> </text:span><text:span text:style-name="T22">el</text:span><text:span text:style-name="T22"> </text:span><text:span text:style-name="T22">glosario</text:span><text:span text:style-name="T22"> </text:span><text:span text:style-name="T22">del</text:span><text:span text:style-name="T22"> </text:span><text:span text:style-name="T22">términos</text:span><text:span text:style-name="T22"> </text:span><text:span text:style-name="T22">si</text:span><text:span text:style-name="T22"> </text:span><text:span text:style-name="T22">y</text:span><text:span text:style-name="T22"> </text:span><text:span text:style-name="T22">sólo</text:span><text:span text:style-name="T22"> </text:span><text:span text:style-name="T22">si</text:span><text:span text:style-name="T22"> </text:span><text:span text:style-name="T22">no</text:span><text:span text:style-name="T22"> </text:span><text:span text:style-name="T22">se</text:span><text:span text:style-name="T22"> </text:span><text:span text:style-name="T22">aplico</text:span><text:span text:style-name="T22"> </text:span><text:span text:style-name="T22">ninguna</text:span><text:span text:style-name="T22"> </text:span><text:span text:style-name="T22">configuración</text:span></text:p>
              </text:list-item>
              <text:list-item>
                <text:p text:style-name="P127"><text:span text:style-name="T22">Aparecerá</text:span><text:span text:style-name="T22"> </text:span><text:span text:style-name="T22">el</text:span><text:span text:style-name="T22"> </text:span><text:span text:style-name="T22">intérprete</text:span><text:span text:style-name="T22"> </text:span><text:span text:style-name="T22">virtual</text:span><text:span text:style-name="T22"> </text:span><text:span text:style-name="T22">si</text:span><text:span text:style-name="T22"> </text:span><text:span text:style-name="T22">y</text:span><text:span text:style-name="T22"> </text:span><text:span text:style-name="T22">sólo</text:span><text:span text:style-name="T22"> </text:span><text:span text:style-name="T22">si</text:span><text:span text:style-name="T22"> </text:span><text:span text:style-name="T22">esta</text:span><text:span text:style-name="T22"> </text:span><text:span text:style-name="T22">configurada</text:span><text:span text:style-name="T22"> </text:span><text:span text:style-name="T22">la</text:span><text:span text:style-name="T22"> </text:span><text:span text:style-name="T22">diversidad</text:span><text:span text:style-name="T22"> </text:span><text:span text:style-name="T22">funcional</text:span><text:span text:style-name="T22"> </text:span><text:span text:style-name="T22">auditiva</text:span><text:span text:style-name="T22">.</text:span></text:p>
              </text:list-item>
              <text:list-item>
                <text:p text:style-name="P127"><text:span text:style-name="T22">Se</text:span><text:span text:style-name="T22"> </text:span><text:span text:style-name="T22">reproducirá</text:span><text:span text:style-name="T22"> </text:span><text:span text:style-name="T22">el</text:span><text:span text:style-name="T22"> </text:span><text:span text:style-name="T22">texto</text:span><text:span text:style-name="T22"> </text:span><text:span text:style-name="T22">en</text:span><text:span text:style-name="T22"> </text:span><text:span text:style-name="T22">audio</text:span><text:span text:style-name="T22"> </text:span><text:span text:style-name="T22">si</text:span><text:span text:style-name="T22"> </text:span><text:span text:style-name="T22">esta</text:span><text:span text:style-name="T22"> </text:span><text:span text:style-name="T22">configurada</text:span><text:span text:style-name="T22"> </text:span><text:span text:style-name="T22">la</text:span><text:span text:style-name="T22"> </text:span><text:span text:style-name="T22">diversidad</text:span><text:span text:style-name="T22"> </text:span><text:span text:style-name="T22">funcional</text:span><text:span text:style-name="T22"> </text:span><text:span text:style-name="T22">visual</text:span><text:span text:style-name="T22">. </text:span><text:span text:style-name="T22">Al</text:span><text:span text:style-name="T22"> </text:span><text:span text:style-name="T22">pararce</text:span><text:span text:style-name="T22"> </text:span><text:span text:style-name="T22">sobre</text:span><text:span text:style-name="T22"> </text:span><text:span text:style-name="T22">la</text:span><text:span text:style-name="T22"> </text:span><text:span text:style-name="T22">palabra</text:span><text:span text:style-name="T22"> </text:span><text:span text:style-name="T22">dirá</text:span><text:span text:style-name="T22">: </text:span><text:span text:style-name="T34">Explica</text:span><text:span text:style-name="T34"> </text:span><text:span text:style-name="T34">la</text:span><text:span text:style-name="T34"> </text:span><text:span text:style-name="T34">palabra</text:span><text:span text:style-name="T34"> (</text:span><text:span text:style-name="T34">palabra</text:span><text:span text:style-name="T34"> </text:span><text:span text:style-name="T34">subrayada</text:span><text:span text:style-name="T34">)</text:span><text:span text:style-name="T34">. </text:span></text:p>
              </text:list-item>
            </text:list>
            <text:p text:style-name="P94"/>
            <text:p text:style-name="P29"><text:span text:style-name="T27">Animación</text:span><text:span text:style-name="T27"> 3:</text:span><text:span text:style-name="T22"> </text:span><text:span text:style-name="T22">Al</text:span><text:span text:style-name="T22"> </text:span><text:span text:style-name="T22">hacer</text:span><text:span text:style-name="T22"> </text:span><text:span text:style-name="T22">click</text:span><text:span text:style-name="T22"> </text:span><text:span text:style-name="T22">en</text:span><text:span text:style-name="T22"> </text:span><text:span text:style-name="T22">el</text:span><text:span text:style-name="T27"> </text:span><text:span text:style-name="T27">botón</text:span><text:span text:style-name="T27"> 2</text:span><text:span text:style-name="T22"> </text:span><text:span text:style-name="T22">se</text:span><text:span text:style-name="T22"> </text:span><text:span text:style-name="T22">iniciará</text:span><text:span text:style-name="T22"> </text:span><text:span text:style-name="T22">la</text:span><text:span text:style-name="T22"> </text:span><text:span text:style-name="T22">animación</text:span><text:span text:style-name="T22"> </text:span><text:span text:style-name="T22">y</text:span><text:span text:style-name="T22"> </text:span><text:span text:style-name="T22">pasará</text:span><text:span text:style-name="T22"> </text:span><text:span text:style-name="T22">automáticamente</text:span><text:span text:style-name="T22"> </text:span><text:span text:style-name="T22">a</text:span><text:span text:style-name="T22"> </text:span><text:span text:style-name="T22">la</text:span><text:span text:style-name="T27"> </text:span><text:span text:style-name="T27">pantalla</text:span><text:span text:style-name="T27"> 4</text:span></text:p>
            <text:p text:style-name="P95"/>
            <text:p text:style-name="P29"><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29"><text:span text:style-name="T27">Botón</text:span><text:span text:style-name="T27"> 1:</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parte</text:span><text:span text:style-name="T22"> </text:span><text:span text:style-name="T22">inferior</text:span><text:span text:style-name="T22"> </text:span><text:span text:style-name="T22">izquierda</text:span><text:span text:style-name="T22"> </text:span><text:soft-page-break/><text:span text:style-name="T22">de</text:span><text:span text:style-name="T22"> </text:span><text:span text:style-name="T22">la</text:span><text:span text:style-name="T22"> </text:span><text:span text:style-name="T22">pantalla</text:span><text:span text:style-name="T22">, </text:span><text:span text:style-name="T22">tendrá</text:span><text:span text:style-name="T22"> </text:span><text:span text:style-name="T22">hipervínculo</text:span><text:span text:style-name="T22"> </text:span><text:span text:style-name="T22">hacia</text:span><text:span text:style-name="T22"> </text:span><text:span text:style-name="T22">la</text:span><text:span text:style-name="T27"> </text:span><text:span text:style-name="T27">pantalla</text:span><text:span text:style-name="T27"> 1</text:span><text:span text:style-name="T22"> </text:span><text:span text:style-name="T22">de</text:span><text:span text:style-name="T22"> </text:span><text:span text:style-name="T22">Menú</text:span><text:span text:style-name="T22"> </text:span><text:span text:style-name="T22">de</text:span><text:span text:style-name="T22"> </text:span><text:span text:style-name="T22">configuración</text:span><text:span text:style-name="T22">.</text:span></text:p>
            <text:p text:style-name="P29"><text:span text:style-name="T27">Botón</text:span><text:span text:style-name="T27"> 2</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el</text:span><text:span text:style-name="T22"> </text:span><text:span text:style-name="T22">centro</text:span><text:span text:style-name="T22"> </text:span><text:span text:style-name="T22">del</text:span><text:span text:style-name="T22"> </text:span><text:span text:style-name="T22">banner</text:span><text:span text:style-name="T22">, </text:span><text:span text:style-name="T22">permitirá</text:span><text:span text:style-name="T22"> </text:span><text:span text:style-name="T22">enlazar</text:span><text:span text:style-name="T22"> </text:span><text:span text:style-name="T22">con</text:span><text:span text:style-name="T22"> </text:span><text:span text:style-name="T22">la</text:span><text:span text:style-name="T27"> </text:span><text:span text:style-name="T27">pantalla</text:span><text:span text:style-name="T27"> 4</text:span><text:span text:style-name="T22"> “</text:span><text:span text:style-name="T22">partes</text:span><text:span text:style-name="T22"> </text:span><text:span text:style-name="T22">de</text:span><text:span text:style-name="T22"> </text:span><text:span text:style-name="T22">las</text:span><text:span text:style-name="T22"> </text:span><text:span text:style-name="T22">plantas</text:span><text:span text:style-name="T22">”</text:span></text:p>
            <text:p text:style-name="P29"><text:span text:style-name="T27">Botón</text:span><text:span text:style-name="T27"> 3:</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esquina</text:span><text:span text:style-name="T22"> </text:span><text:span text:style-name="T22">inferior</text:span><text:span text:style-name="T22"> </text:span><text:span text:style-name="T22">derecha</text:span><text:span text:style-name="T22">, </text:span><text:span text:style-name="T22">que</text:span><text:span text:style-name="T22"> </text:span><text:span text:style-name="T22">enlazará</text:span><text:span text:style-name="T22"> </text:span><text:span text:style-name="T22">a</text:span><text:span text:style-name="T22"> </text:span><text:span text:style-name="T22">la</text:span><text:span text:style-name="T27"> </text:span><text:span text:style-name="T27">pantalla</text:span><text:span text:style-name="T27"> 2</text:span><text:span text:style-name="T22"> </text:span><text:span text:style-name="T22">Menú</text:span><text:span text:style-name="T22"> </text:span><text:span text:style-name="T22">pr</text:span><text:span text:style-name="T22">incipal</text:span><text:span text:style-name="T22">. </text:span></text:p>
            <text:p text:style-name="P12"/>
            <text:p text:style-name="P29"><text:span text:style-name="T27">DFV: </text:span><text:span text:style-name="T22">al iniciar la pantalla el sintetizador debe decir</text:span><text:span text:style-name="T27"> Pantalla: Las plantas </text:span><text:span text:style-name="T22">y luego leer el contenido de la pantalla. </text:span></text:p>
          </table:table-cell>
        </table:table-row>
        <table:table-row>
          <table:table-cell table:style-name="Tabla3.A2" table:number-columns-spanned="3" office:value-type="string">
            <text:p text:style-name="P18">especiesObservación:</text:p>
            <text:p text:style-name="P50"/>
          </table:table-cell>
          <table:covered-table-cell/>
          <table:covered-table-cell/>
        </table:table-row>
        <table:table-row>
          <table:table-cell table:style-name="Tabla3.A1" office:value-type="string">
            <text:p text:style-name="P30"><text:span text:style-name="T15">Pantalla</text:span><text:span text:style-name="T15"> </text:span><text:span text:style-name="T15">N</text:span><text:span text:style-name="T15">° 4: </text:span><text:span text:style-name="T15">Partes</text:span><text:span text:style-name="T15"> </text:span><text:span text:style-name="T15">de</text:span><text:span text:style-name="T15"> </text:span><text:span text:style-name="T15">la</text:span><text:span text:style-name="T15"> </text:span><text:span text:style-name="T15">planta</text:span></text:p>
          </table:table-cell>
          <table:table-cell table:style-name="Tabla3.A1" office:value-type="string">
            <text:p text:style-name="P25"/>
          </table:table-cell>
          <table:table-cell table:style-name="Tabla3.A1" office:value-type="string">
            <text:p text:style-name="P25"/>
          </table:table-cell>
        </table:table-row>
        <table:table-row>
          <table:table-cell table:style-name="Tabla3.A2" office:value-type="string">
            <text:p text:style-name="P31"><text:span text:style-name="T27">Título</text:span><text:span text:style-name="T27">:</text:span><text:span text:style-name="T22"> </text:span><text:span text:style-name="T22">Sembrando</text:span><text:span text:style-name="T22"> </text:span><text:span text:style-name="T22">para</text:span><text:span text:style-name="T22"> </text:span><text:span text:style-name="T22">el</text:span><text:span text:style-name="T22"> </text:span><text:span text:style-name="T22">futuro</text:span></text:p>
            <text:p text:style-name="P8"/>
            <text:p text:style-name="P31"><text:span text:style-name="T27">Texto 1:</text:span><text:span text:style-name="T22"> Partes de una planta</text:span></text:p>
            <text:p text:style-name="P8"/>
            <text:p text:style-name="P8"/>
            <text:p text:style-name="P31"><text:span text:style-name="T27">Texto 2:</text:span><text:span text:style-name="T22"> La raíz es el </text:span><text:span text:style-name="T32">órgano</text:span><text:span text:style-name="T22"> que fija la planta al suelo <text:s/>y a través de los pelos radicales </text:span><text:span text:style-name="T32">absorbe</text:span><text:span text:style-name="T22"> los </text:span><text:span text:style-name="T32">minerales</text:span><text:span text:style-name="T22">, agua y </text:span><text:span text:style-name="T32">nutrientes</text:span><text:span text:style-name="T22"> necesarios para <text:s/>la alimentación de la planta y sus frutos. </text:span></text:p>
            <text:p text:style-name="P8"/>
            <text:p text:style-name="P31"><text:span text:style-name="T27">Texto 3:</text:span><text:span text:style-name="T22"> </text:span><text:span text:style-name="T24">El tallo es el </text:span><text:span text:style-name="T33">órgano</text:span><text:span text:style-name="T24"> que transpira, sostiene las hojas y </text:span><text:span text:style-name="T33">transporta</text:span><text:span text:style-name="T24"> el agua y los minerales desde la raíz mediante un complejo sistema de conductos.</text:span></text:p>
            <text:p text:style-name="P8"/>
            <text:p text:style-name="P31"><text:span text:style-name="T27">Texto 4:</text:span><text:span text:style-name="T22"> Las hojas son los </text:span><text:span text:style-name="T32">órganos</text:span><text:span text:style-name="T22"> que realizan la </text:span><text:span text:style-name="T32">transformación</text:span><text:span text:style-name="T22"> de los</text:span><text:span text:style-name="T32"> componentes</text:span><text:span text:style-name="T22"> básicos (agua y </text:span><text:span text:style-name="T32">minerales</text:span><text:span text:style-name="T22">) en los</text:span><text:span text:style-name="T32"> nutrientes</text:span><text:span text:style-name="T22">. Otras de sus funciones son la <text:s/>respiración, transpiración y fotosíntesis. </text:span></text:p>
            <text:p text:style-name="P8"><text:soft-page-break/></text:p>
            <text:p text:style-name="P31"><text:span text:style-name="T27">Texto 5:</text:span><text:span text:style-name="T22"> La flor es el </text:span><text:span text:style-name="T32">órgano</text:span><text:span text:style-name="T22"> reproductor de las </text:span><text:span text:style-name="T22">plantas, en su interior produce el fruto y este a su vez encierra la semilla.</text:span></text:p>
            <text:p text:style-name="P8"/>
            <text:p text:style-name="P31"><text:span text:style-name="T27">Texto 6:</text:span><text:span text:style-name="T22"> </text:span><text:span text:style-name="T24">La raíz absorbe del suelo la savia bruta y la conduce hasta el tallo.</text:span></text:p>
            <text:p text:style-name="P14"/>
            <text:p text:style-name="P33"><text:span text:style-name="T27">Texto 7:</text:span><text:span text:style-name="T22"> </text:span><text:span text:style-name="T22">Además de las hojas, el tallo sostiene las ramas, las flores y los frutos.</text:span><text:span text:style-name="T22"> </text:span></text:p>
            <text:p text:style-name="P14"/>
            <text:p text:style-name="P33"><text:span text:style-name="T27">Texto</text:span><text:span text:style-name="T27"> 8:</text:span><text:span text:style-name="T22"> </text:span><text:span text:style-name="T22">Las</text:span><text:span text:style-name="T22"> </text:span><text:span text:style-name="T22">plantas</text:span><text:span text:style-name="T22"> </text:span><text:span text:style-name="T22">también</text:span><text:span text:style-name="T22"> </text:span><text:span text:style-name="T22">absorben</text:span><text:span text:style-name="T22"> </text:span><text:span text:style-name="T22">el</text:span><text:span text:style-name="T22"> </text:span><text:span text:style-name="T22">agua</text:span><text:span text:style-name="T22"> </text:span><text:span text:style-name="T22">a</text:span><text:span text:style-name="T22"> </text:span><text:span text:style-name="T22">través</text:span><text:span text:style-name="T22"> </text:span><text:span text:style-name="T22">de</text:span><text:span text:style-name="T22"> </text:span><text:span text:style-name="T22">las</text:span><text:span text:style-name="T22"> </text:span><text:span text:style-name="T22">hojas</text:span><text:span text:style-name="T22"> </text:span><text:span text:style-name="T22">cuando</text:span><text:span text:style-name="T22"> </text:span><text:span text:style-name="T22">cae</text:span><text:span text:style-name="T22"> </text:span><text:span text:style-name="T22">la</text:span><text:span text:style-name="T22"> </text:span><text:span text:style-name="T22">lluvia</text:span><text:span text:style-name="T22">.</text:span></text:p>
            <text:p text:style-name="P14"/>
            <text:p text:style-name="P33"><text:span text:style-name="T27">Texto 9:</text:span><text:span text:style-name="T22"> </text:span><text:span text:style-name="T22">La semilla se produce a través de la unión del polen con el óvulo. Fin de contenido, vuelve al menú. </text:span></text:p>
            <text:p text:style-name="P8"/>
            <text:p text:style-name="P31"><text:span text:style-name="T27">Botones</text:span><text:span text:style-name="T27"> </text:span><text:span text:style-name="T27">del</text:span><text:span text:style-name="T27"> </text:span><text:span text:style-name="T27">banner</text:span><text:span text:style-name="T27">:</text:span></text:p>
            <text:p text:style-name="P31"><text:span text:style-name="T27">Botón</text:span><text:span text:style-name="T27"> 1:</text:span><text:span text:style-name="T22"> </text:span><text:span text:style-name="T22">Accesibilidad</text:span><text:span text:style-name="T22"> </text:span></text:p>
            <text:p text:style-name="P31"><text:span text:style-name="T27">Botón</text:span><text:span text:style-name="T27"> 2:</text:span><text:span text:style-name="T22"> </text:span><text:span text:style-name="T22">Retroceder</text:span></text:p>
            <text:p text:style-name="P31"><text:span text:style-name="T27">Botón</text:span><text:span text:style-name="T27"> 3:</text:span><text:span text:style-name="T22"> </text:span><text:span text:style-name="T22">Avanzar</text:span></text:p>
            <text:p text:style-name="P31"><text:span text:style-name="T27">Botón</text:span><text:span text:style-name="T27"> 4:</text:span><text:span text:style-name="T22"> </text:span><text:span text:style-name="T22">Menú</text:span></text:p>
            <text:p text:style-name="P8"/>
            <text:p text:style-name="P8"/>
          </table:table-cell>
          <table:table-cell table:style-name="Tabla3.A2" office:value-type="string">
            <text:p text:style-name="P29"><text:span text:style-name="T27">Fondo</text:span><text:span text:style-name="T27">:</text:span><text:span text:style-name="T22"> </text:span><text:span text:style-name="T22">El</text:span><text:span text:style-name="T22"> </text:span><text:span text:style-name="T22">fondo</text:span><text:span text:style-name="T22"> </text:span><text:span text:style-name="T22">serán</text:span><text:span text:style-name="T22"> <text:s/></text:span><text:span text:style-name="T22">varias</text:span><text:span text:style-name="T22"> </text:span><text:span text:style-name="T22">plantas</text:span><text:span text:style-name="T22"> </text:span><text:span text:style-name="T22">pequeñas</text:span><text:span text:style-name="T22"> <text:s/></text:span><text:span text:style-name="T22">con</text:span><text:span text:style-name="T22"> </text:span><text:span text:style-name="T22">flores</text:span><text:span text:style-name="T22">, </text:span><text:span text:style-name="T22">en</text:span><text:span text:style-name="T22"> </text:span><text:span text:style-name="T22">ellas</text:span><text:span text:style-name="T22"> </text:span><text:span text:style-name="T22">se</text:span><text:span text:style-name="T22"> </text:span><text:span text:style-name="T22">evidenciarán</text:span><text:span text:style-name="T22"> </text:span><text:span text:style-name="T22">claramente</text:span><text:span text:style-name="T22"> </text:span><text:span text:style-name="T22">sus</text:span><text:span text:style-name="T22"> </text:span><text:span text:style-name="T22">partes</text:span><text:span text:style-name="T22">: </text:span><text:span text:style-name="T22">la</text:span><text:span text:style-name="T22"> </text:span><text:span text:style-name="T22">raíz</text:span><text:span text:style-name="T22">, </text:span><text:span text:style-name="T22">el</text:span><text:span text:style-name="T22"> </text:span><text:span text:style-name="T22">tallo</text:span><text:span text:style-name="T22">, </text:span><text:span text:style-name="T22">las</text:span><text:span text:style-name="T22"> </text:span><text:span text:style-name="T22">hojas</text:span><text:span text:style-name="T22"> </text:span><text:span text:style-name="T22">y</text:span><text:span text:style-name="T22"> </text:span><text:span text:style-name="T22">las</text:span><text:span text:style-name="T22"> </text:span><text:span text:style-name="T22">flores</text:span><text:span text:style-name="T22">. </text:span><text:span text:style-name="T22">Del</text:span><text:span text:style-name="T22"> </text:span><text:span text:style-name="T22">lado</text:span><text:span text:style-name="T22"> </text:span><text:span text:style-name="T22">izquierdo</text:span><text:span text:style-name="T22"> </text:span><text:span text:style-name="T22">de</text:span><text:span text:style-name="T22"> </text:span><text:span text:style-name="T22">la</text:span><text:span text:style-name="T22"> </text:span><text:span text:style-name="T22">pantalla</text:span><text:span text:style-name="T22"> </text:span><text:span text:style-name="T22">estará</text:span><text:span text:style-name="T22"> </text:span><text:span text:style-name="T22">la</text:span><text:span text:style-name="T22"> </text:span><text:span text:style-name="T22">cara</text:span><text:span text:style-name="T22"> </text:span><text:span text:style-name="T22">del</text:span><text:span text:style-name="T22"> </text:span><text:span text:style-name="T22">campesino</text:span><text:span text:style-name="T22">. </text:span><text:span text:style-name="T22">Sobre</text:span><text:span text:style-name="T22"> </text:span><text:span text:style-name="T22">el</text:span><text:span text:style-name="T22"> </text:span><text:span text:style-name="T22">fondo</text:span><text:span text:style-name="T22"> </text:span><text:span text:style-name="T22">y</text:span><text:span text:style-name="T22"> </text:span><text:span text:style-name="T22">en</text:span><text:span text:style-name="T22"> </text:span><text:span text:style-name="T22">la</text:span><text:span text:style-name="T22"> </text:span><text:span text:style-name="T22">parte</text:span><text:span text:style-name="T22"> </text:span><text:span text:style-name="T22">superior</text:span><text:span text:style-name="T22"> </text:span><text:span text:style-name="T22">agregar</text:span><text:span text:style-name="T22"> </text:span><text:span text:style-name="T22">un</text:span><text:span text:style-name="T22"> </text:span><text:span text:style-name="T22">banner</text:span><text:span text:style-name="T22"> </text:span><text:span text:style-name="T22">de</text:span><text:span text:style-name="T22"> </text:span><text:span text:style-name="T22">color</text:span><text:span text:style-name="T22"> </text:span><text:span text:style-name="T22">claro</text:span><text:span text:style-name="T22"> </text:span><text:span text:style-name="T22">en</text:span><text:span text:style-name="T22"> </text:span><text:span text:style-name="T22">donde</text:span><text:span text:style-name="T22"> </text:span><text:span text:style-name="T22">se</text:span><text:span text:style-name="T22"> </text:span><text:span text:style-name="T22">colocará</text:span><text:span text:style-name="T22"> </text:span><text:span text:style-name="T22">el</text:span><text:span text:style-name="T27"> </text:span><text:span text:style-name="T27">Texto</text:span><text:span text:style-name="T27"> 1</text:span><text:span text:style-name="T22">.</text:span></text:p>
            <text:p text:style-name="P29"><text:span text:style-name="T27">Animación</text:span><text:span text:style-name="T27"> 1:</text:span><text:span text:style-name="T22"> </text:span><text:span text:style-name="T22">Movimiento</text:span><text:span text:style-name="T22"> </text:span><text:span text:style-name="T22">de</text:span><text:span text:style-name="T22"> </text:span><text:span text:style-name="T22">la</text:span><text:span text:style-name="T22"> </text:span><text:span text:style-name="T22">boca</text:span><text:span text:style-name="T22"> </text:span><text:span text:style-name="T22">del</text:span><text:span text:style-name="T22"> </text:span><text:span text:style-name="T22">campesino</text:span><text:span text:style-name="T22"> </text:span><text:span text:style-name="T22">para</text:span><text:span text:style-name="T22"> </text:span><text:span text:style-name="T22">que</text:span><text:span text:style-name="T22"> </text:span><text:span text:style-name="T22">simule</text:span><text:span text:style-name="T22"> </text:span><text:span text:style-name="T22">que</text:span><text:span text:style-name="T22"> </text:span><text:span text:style-name="T22">esta</text:span><text:span text:style-name="T22"> </text:span><text:span text:style-name="T22">narrando</text:span><text:span text:style-name="T22">.</text:span></text:p>
            <text:p text:style-name="P29"><text:span text:style-name="T27">Animación</text:span><text:span text:style-name="T27"> 2</text:span><text:span text:style-name="T22">: </text:span><text:span text:style-name="T22">En</text:span><text:span text:style-name="T22"> </text:span><text:span text:style-name="T22">visión</text:span><text:span text:style-name="T22"> </text:span><text:span text:style-name="T22">lupa</text:span><text:span text:style-name="T22"> (</text:span><text:span text:style-name="T22">ampliada</text:span><text:span text:style-name="T22">) </text:span><text:span text:style-name="T22">se</text:span><text:span text:style-name="T22"> </text:span><text:span text:style-name="T22">mostrará</text:span><text:span text:style-name="T22"> </text:span><text:span text:style-name="T22">una</text:span><text:span text:style-name="T22"> </text:span><text:span text:style-name="T22">animación</text:span><text:span text:style-name="T22"> </text:span><text:span text:style-name="T22">de</text:span><text:span text:style-name="T22"> </text:span><text:span text:style-name="T22">cómo</text:span><text:span text:style-name="T22"> </text:span><text:span text:style-name="T22">la</text:span><text:span text:style-name="T22"> </text:span><text:span text:style-name="T22">raíz</text:span><text:span text:style-name="T22"> </text:span><text:span text:style-name="T22">absorbe</text:span><text:span text:style-name="T22"> </text:span><text:span text:style-name="T22">los</text:span><text:span text:style-name="T22"> </text:span><text:span text:style-name="T22">minerales</text:span><text:span text:style-name="T22"> </text:span><text:span text:style-name="T22">y</text:span><text:span text:style-name="T22"> </text:span><text:span text:style-name="T22">agua</text:span><text:span text:style-name="T22"> </text:span><text:span text:style-name="T22">desde</text:span><text:span text:style-name="T22"> </text:span><text:span text:style-name="T22">el</text:span><text:span text:style-name="T22"> </text:span><text:span text:style-name="T22">suelo</text:span><text:span text:style-name="T22">. </text:span><text:span text:style-name="T22">Al</text:span><text:span text:style-name="T22"> </text:span><text:span text:style-name="T22">lado</text:span><text:span text:style-name="T22"> </text:span><text:span text:style-name="T22">de</text:span><text:span text:style-name="T22"> </text:span><text:span text:style-name="T22">la</text:span><text:span text:style-name="T22"> </text:span><text:span text:style-name="T22">animación</text:span><text:span text:style-name="T22"> </text:span><text:span text:style-name="T22">estará</text:span><text:span text:style-name="T22"> </text:span><text:span text:style-name="T22">el</text:span><text:span text:style-name="T22"> </text:span><text:span text:style-name="T22">cara</text:span><text:span text:style-name="T22"> </text:span><text:span text:style-name="T22">del</text:span><text:span text:style-name="T22"> </text:span><text:span text:style-name="T22">campesino</text:span><text:span text:style-name="T22">.</text:span></text:p>
            <text:p text:style-name="P29"><text:span text:style-name="T27">Animación</text:span><text:span text:style-name="T27"> 3:</text:span><text:span text:style-name="T22"> </text:span><text:span text:style-name="T22">En</text:span><text:span text:style-name="T22"> </text:span><text:span text:style-name="T22">visión</text:span><text:span text:style-name="T22"> </text:span><text:span text:style-name="T22">lupa</text:span><text:span text:style-name="T22"> (</text:span><text:span text:style-name="T22">ampliada</text:span><text:span text:style-name="T22">) </text:span><text:span text:style-name="T22">se</text:span><text:span text:style-name="T22"> </text:span><text:span text:style-name="T22">mostrará</text:span><text:span text:style-name="T22"> </text:span><text:span text:style-name="T22">una</text:span><text:span text:style-name="T22"> </text:span><text:span text:style-name="T22">animación</text:span><text:span text:style-name="T22"> </text:span><text:span text:style-name="T22">de</text:span><text:span text:style-name="T22"> </text:span><text:span text:style-name="T22">cómo</text:span><text:span text:style-name="T22"> </text:span><text:span text:style-name="T22">se</text:span><text:span text:style-name="T22"> </text:span><text:span text:style-name="T22">transportan</text:span><text:span text:style-name="T22"> </text:span><text:span text:style-name="T22">los</text:span><text:span text:style-name="T22"> </text:span><text:span text:style-name="T22">minerales</text:span><text:span text:style-name="T22"> </text:span><text:span text:style-name="T22">y</text:span><text:span text:style-name="T22"> </text:span><text:span text:style-name="T22">el</text:span><text:span text:style-name="T22"> </text:span><text:span text:style-name="T22">agua</text:span><text:span text:style-name="T22"> </text:span><text:span text:style-name="T22">a</text:span><text:span text:style-name="T22"> </text:span><text:span text:style-name="T22">través</text:span><text:span text:style-name="T22"> </text:span><text:span text:style-name="T22">del</text:span><text:span text:style-name="T22"> </text:span><text:span text:style-name="T22">tallo</text:span><text:span text:style-name="T22"> </text:span><text:span text:style-name="T22">como</text:span><text:span text:style-name="T22"> </text:span><text:span text:style-name="T22">un</text:span><text:span text:style-name="T22"> </text:span><text:span text:style-name="T22">canal</text:span><text:span text:style-name="T22"> </text:span><text:span text:style-name="T22">hasta</text:span><text:span text:style-name="T22"> </text:span><text:span text:style-name="T22">las</text:span><text:span text:style-name="T22"> </text:span><text:soft-page-break/><text:span text:style-name="T22">hojas</text:span><text:span text:style-name="T22">.</text:span></text:p>
            <text:p text:style-name="P29"><text:span text:style-name="T27">Animación</text:span><text:span text:style-name="T27"> 4:</text:span><text:span text:style-name="T22"> </text:span><text:span text:style-name="T22">En</text:span><text:span text:style-name="T22"> </text:span><text:span text:style-name="T22">visión</text:span><text:span text:style-name="T22"> </text:span><text:span text:style-name="T22">lupa</text:span><text:span text:style-name="T22"> (</text:span><text:span text:style-name="T22">ampliada</text:span><text:span text:style-name="T22">) </text:span><text:span text:style-name="T22">se</text:span><text:span text:style-name="T22"> </text:span><text:span text:style-name="T22">mostrará</text:span><text:span text:style-name="T22"> </text:span><text:span text:style-name="T22">una</text:span><text:span text:style-name="T22"> </text:span><text:span text:style-name="T22">animación</text:span><text:span text:style-name="T22"> </text:span><text:span text:style-name="T22">de</text:span><text:span text:style-name="T22"> </text:span><text:span text:style-name="T22">cómo</text:span><text:span text:style-name="T22"> </text:span><text:span text:style-name="T22">la</text:span><text:span text:style-name="T22"> </text:span><text:span text:style-name="T22">lluvia</text:span><text:span text:style-name="T22"> </text:span><text:span text:style-name="T22">que</text:span><text:span text:style-name="T22"> </text:span><text:span text:style-name="T22">cae</text:span><text:span text:style-name="T22"> </text:span><text:span text:style-name="T22">sobre</text:span><text:span text:style-name="T22"> </text:span><text:span text:style-name="T22">la</text:span><text:span text:style-name="T22"> </text:span><text:span text:style-name="T22">hoja</text:span><text:span text:style-name="T22"> </text:span><text:span text:style-name="T22">y</text:span><text:span text:style-name="T22"> </text:span><text:span text:style-name="T22">fluye</text:span><text:span text:style-name="T22"> </text:span><text:span text:style-name="T22">como</text:span><text:span text:style-name="T22"> </text:span><text:span text:style-name="T22">un</text:span><text:span text:style-name="T22"> </text:span><text:span text:style-name="T22">canal</text:span><text:span text:style-name="T22"> </text:span><text:span text:style-name="T22">el</text:span><text:span text:style-name="T22"> </text:span><text:span text:style-name="T22">agua</text:span><text:span text:style-name="T22"> </text:span><text:span text:style-name="T22">y</text:span><text:span text:style-name="T22"> </text:span><text:span text:style-name="T22">los</text:span><text:span text:style-name="T22"> </text:span><text:span text:style-name="T22">minerales</text:span><text:span text:style-name="T22"> </text:span><text:span text:style-name="T22">en</text:span><text:span text:style-name="T22"> </text:span><text:span text:style-name="T22">la</text:span><text:span text:style-name="T22"> </text:span><text:span text:style-name="T22">hoja</text:span><text:span text:style-name="T22"> </text:span><text:span text:style-name="T22">la</text:span><text:span text:style-name="T22"> </text:span><text:span text:style-name="T22">misma</text:span><text:span text:style-name="T22"> </text:span><text:span text:style-name="T22">cambia</text:span><text:span text:style-name="T22"> </text:span><text:span text:style-name="T22">su</text:span><text:span text:style-name="T22"> </text:span><text:span text:style-name="T22">tonalidad</text:span><text:span text:style-name="T22"> </text:span><text:span text:style-name="T22">de</text:span><text:span text:style-name="T22"> </text:span><text:span text:style-name="T22">amarillo</text:span><text:span text:style-name="T22"> </text:span><text:span text:style-name="T22">a</text:span><text:span text:style-name="T22"> </text:span><text:span text:style-name="T22">verde</text:span></text:p>
            <text:p text:style-name="P29"><text:span text:style-name="T27">Animación</text:span><text:span text:style-name="T27"> 5:</text:span><text:span text:style-name="T22"> </text:span><text:span text:style-name="T22">En</text:span><text:span text:style-name="T22"> </text:span><text:span text:style-name="T22">visión</text:span><text:span text:style-name="T22"> </text:span><text:span text:style-name="T22">lupa</text:span><text:span text:style-name="T22"> (</text:span><text:span text:style-name="T22">ampliada</text:span><text:span text:style-name="T22">) </text:span><text:span text:style-name="T22">se</text:span><text:span text:style-name="T22"> </text:span><text:span text:style-name="T22">mostrará</text:span><text:span text:style-name="T22"> </text:span><text:span text:style-name="T22">una</text:span><text:span text:style-name="T22"> </text:span><text:span text:style-name="T22">animación</text:span><text:span text:style-name="T22"> </text:span><text:span text:style-name="T22">en</text:span><text:span text:style-name="T22"> </text:span><text:span text:style-name="T22">donde</text:span><text:span text:style-name="T22"> </text:span><text:span text:style-name="T22">se</text:span><text:span text:style-name="T22"> </text:span><text:span text:style-name="T22">haga</text:span><text:span text:style-name="T22"> </text:span><text:span text:style-name="T22">un</text:span><text:span text:style-name="T22"> </text:span><text:span text:style-name="T22">acercamiento</text:span><text:span text:style-name="T22"> </text:span><text:span text:style-name="T22">sólo</text:span><text:span text:style-name="T22"> </text:span><text:span text:style-name="T22">a</text:span><text:span text:style-name="T22"> </text:span><text:span text:style-name="T22">la</text:span><text:span text:style-name="T22"> </text:span><text:span text:style-name="T22">flor</text:span><text:span text:style-name="T22">.</text:span></text:p>
            <text:p text:style-name="P12"/>
            <text:p text:style-name="P29"><text:span text:style-name="T27">Botones</text:span><text:span text:style-name="T27"> </text:span><text:span text:style-name="T27">del</text:span><text:span text:style-name="T27"> </text:span><text:span text:style-name="T27">Banner</text:span><text:span text:style-name="T27"> </text:span><text:span text:style-name="T27">Inferior</text:span><text:span text:style-name="T27">:</text:span></text:p>
            <text:p text:style-name="P31"><text:span text:style-name="T27">Botón</text:span><text:span text:style-name="T27"> 1:</text:span><text:span text:style-name="T22"> </text:span><text:span text:style-name="T22">Representado</text:span><text:span text:style-name="T22"> </text:span><text:span text:style-name="T22">por</text:span><text:span text:style-name="T22"> </text:span><text:span text:style-name="T22">el</text:span><text:span text:style-name="T22"> </text:span><text:span text:style-name="T22">símbolo</text:span><text:span text:style-name="T22"> </text:span><text:span text:style-name="T22">universal</text:span><text:span text:style-name="T22"> </text:span><text:span text:style-name="T22">de</text:span><text:span text:style-name="T22"> </text:span><text:span text:style-name="T22">Diversidad</text:span><text:span text:style-name="T22"> </text:span><text:span text:style-name="T22">Funcional</text:span><text:span text:style-name="T22">. </text:span><text:span text:style-name="T22">Ubicada</text:span><text:span text:style-name="T22"> </text:span><text:span text:style-name="T22">en</text:span><text:span text:style-name="T22"> </text:span><text:span text:style-name="T22">el</text:span><text:span text:style-name="T22"> </text:span><text:span text:style-name="T22">lado</text:span><text:span text:style-name="T22"> </text:span><text:span text:style-name="T22">izquierdo</text:span><text:span text:style-name="T22"> </text:span><text:span text:style-name="T22">del</text:span><text:span text:style-name="T22"> </text:span><text:span text:style-name="T22">banner</text:span><text:span text:style-name="T22">.</text:span><text:span text:style-name="T22"> </text:span></text:p>
            <text:p text:style-name="P31"><text:span text:style-name="T27">Botón</text:span><text:span text:style-name="T27"> 2:</text:span><text:span text:style-name="T22"> </text:span><text:span text:style-name="T22">Estará</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e</text:span><text:span text:style-name="T22"> </text:span><text:span text:style-name="T22">a</text:span><text:span text:style-name="T22"> </text:span><text:span text:style-name="T22">la</text:span><text:span text:style-name="T22"> </text:span><text:span text:style-name="T22">izquierda</text:span><text:span text:style-name="T22">.</text:span></text:p>
            <text:p text:style-name="P29"><text:span text:style-name="T27">Botón</text:span><text:span text:style-name="T27"> 3:</text:span><text:span text:style-name="T22"> </text:span><text:span text:style-name="T22"><text:s/></text:span><text:span text:style-name="T22">Estará</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e</text:span><text:span text:style-name="T22"> </text:span><text:span text:style-name="T22">a</text:span><text:span text:style-name="T22"> </text:span><text:span text:style-name="T22">la</text:span><text:span text:style-name="T22"> </text:span><text:span text:style-name="T22">derecha</text:span></text:p>
            <text:p text:style-name="P29"><text:span text:style-name="T27">Botón</text:span><text:span text:style-name="T27"> 4:</text:span><text:span text:style-name="T22"> </text:span><text:span text:style-name="T22">Representado</text:span><text:span text:style-name="T22"> </text:span><text:span text:style-name="T22">por</text:span><text:span text:style-name="T22"> </text:span><text:span text:style-name="T22">la</text:span><text:span text:style-name="T22"> </text:span><text:span text:style-name="T22">imagen</text:span><text:span text:style-name="T22"> </text:span><text:span text:style-name="T22">de</text:span><text:span text:style-name="T22"> </text:span><text:span text:style-name="T22">una</text:span><text:span text:style-name="T22"> </text:span><text:span text:style-name="T22">casa</text:span><text:span text:style-name="T22">.</text:span></text:p>
            <text:p text:style-name="P12"/>
            <text:p text:style-name="P11"/>
          </table:table-cell>
          <table:table-cell table:style-name="Tabla3.A2" office:value-type="string">
            <text:p text:style-name="P28"><text:span text:style-name="T27">Título</text:span><text:span text:style-name="T27">:</text:span><text:span text:style-name="T22"> </text:span><text:span text:style-name="T22">ubicado</text:span><text:span text:style-name="T22"> </text:span><text:span text:style-name="T22">en</text:span><text:span text:style-name="T22"> </text:span><text:span text:style-name="T22">la</text:span><text:span text:style-name="T22"> </text:span><text:span text:style-name="T22">barra</text:span><text:span text:style-name="T22"> </text:span><text:span text:style-name="T22">de</text:span><text:span text:style-name="T22"> </text:span><text:span text:style-name="T22">título</text:span><text:span text:style-name="T27">.</text:span></text:p>
            <text:p text:style-name="P19"/>
            <text:p text:style-name="P29"><text:span text:style-name="T22">Al</text:span><text:span text:style-name="T22"> </text:span><text:span text:style-name="T22">iniciar</text:span><text:span text:style-name="T22"> </text:span><text:span text:style-name="T22">está</text:span><text:span text:style-name="T22"> </text:span><text:span text:style-name="T22">pantalla</text:span><text:span text:style-name="T22"> </text:span><text:span text:style-name="T22">pasarán</text:span><text:span text:style-name="T22"> </text:span><text:span text:style-name="T22">unos</text:span><text:span text:style-name="T22"> </text:span><text:span text:style-name="T22">segundos</text:span><text:span text:style-name="T22"> </text:span><text:span text:style-name="T22">y</text:span><text:span text:style-name="T22"> </text:span><text:span text:style-name="T22">se</text:span><text:span text:style-name="T22"> </text:span><text:span text:style-name="T22">comenzarán</text:span><text:span text:style-name="T22"> </text:span><text:span text:style-name="T22">a</text:span><text:span text:style-name="T22"> </text:span><text:span text:style-name="T22">mostrar</text:span><text:span text:style-name="T22"> </text:span><text:span text:style-name="T22">animación</text:span><text:span text:style-name="T22"> 1 + </text:span><text:span text:style-name="T22">texto</text:span><text:span text:style-name="T22"> 1 </text:span><text:span text:style-name="T22">y</text:span><text:span text:style-name="T22"> </text:span><text:span text:style-name="T22">para</text:span><text:span text:style-name="T22"> </text:span><text:span text:style-name="T22">el</text:span><text:span text:style-name="T22"> </text:span><text:span text:style-name="T22">resto</text:span><text:span text:style-name="T22"> </text:span><text:span text:style-name="T22">de</text:span><text:span text:style-name="T22"> </text:span><text:span text:style-name="T22">los</text:span><text:span text:style-name="T22"> </text:span><text:span text:style-name="T22">textos</text:span><text:span text:style-name="T22"> </text:span><text:span text:style-name="T22">y</text:span><text:span text:style-name="T22"> </text:span><text:span text:style-name="T22">las</text:span><text:span text:style-name="T22"> </text:span><text:span text:style-name="T22">animaciones</text:span><text:span text:style-name="T22"> </text:span><text:span text:style-name="T22">se</text:span><text:span text:style-name="T22"> </text:span><text:span text:style-name="T22">hará</text:span><text:span text:style-name="T22"> </text:span><text:span text:style-name="T22">por</text:span><text:span text:style-name="T22"> </text:span><text:span text:style-name="T22">clic</text:span><text:span text:style-name="T22"> </text:span><text:span text:style-name="T22">a</text:span><text:span text:style-name="T22"> </text:span><text:span text:style-name="T22">través</text:span><text:span text:style-name="T22"> </text:span><text:span text:style-name="T22">del</text:span><text:span text:style-name="T22"> </text:span><text:span text:style-name="T22">botón</text:span><text:span text:style-name="T22"> </text:span><text:span text:style-name="T22">siguiente</text:span></text:p>
            <text:p text:style-name="P12"><text:s/></text:p>
            <text:list xml:id="list793535536" text:style-name="LS9">
              <text:list-item>
                <text:p text:style-name="P132"><text:span text:style-name="T22">Animación</text:span><text:span text:style-name="T22"> 1 + </text:span><text:span text:style-name="T22">cuadro</text:span><text:span text:style-name="T22"> </text:span><text:span text:style-name="T22">de</text:span><text:span text:style-name="T22"> </text:span><text:span text:style-name="T22">texto</text:span><text:span text:style-name="T22"> + </text:span><text:span text:style-name="T22">texto</text:span><text:span text:style-name="T22"> 2</text:span></text:p>
              </text:list-item>
              <text:list-item>
                <text:p text:style-name="P132"><text:span text:style-name="T22">Animación</text:span><text:span text:style-name="T22"> 2 <text:s/>+ </text:span><text:span text:style-name="T22">texto</text:span><text:span text:style-name="T22"> </text:span><text:span text:style-name="T22">6 (</text:span><text:span text:style-name="T22">sólo</text:span><text:span text:style-name="T22"> </text:span><text:span text:style-name="T22">sintetizador</text:span><text:span text:style-name="T22">)</text:span></text:p>
              </text:list-item>
              <text:list-item>
                <text:p text:style-name="P132"><text:span text:style-name="T22">Animación</text:span><text:span text:style-name="T22"> 1 + </text:span><text:span text:style-name="T22">cuadro</text:span><text:span text:style-name="T22"> </text:span><text:span text:style-name="T22">de</text:span><text:span text:style-name="T22"> </text:span><text:span text:style-name="T22">texto</text:span><text:span text:style-name="T22"> + </text:span><text:span text:style-name="T22">texto</text:span><text:span text:style-name="T22"> 3</text:span></text:p>
              </text:list-item>
              <text:list-item>
                <text:p text:style-name="P132"><text:span text:style-name="T22">Animación</text:span><text:span text:style-name="T22"> 3 + </text:span><text:span text:style-name="T22">Texto</text:span><text:span text:style-name="T22"> 7 </text:span><text:span text:style-name="T22">(</text:span><text:span text:style-name="T22">sólo</text:span><text:span text:style-name="T22"> </text:span><text:span text:style-name="T22">sintetizador</text:span><text:span text:style-name="T22">)</text:span></text:p>
              </text:list-item>
              <text:list-item>
                <text:p text:style-name="P132"><text:span text:style-name="T22">Animación</text:span><text:span text:style-name="T22"> 1 + </text:span><text:span text:style-name="T22">cuadro</text:span><text:span text:style-name="T22"> </text:span><text:span text:style-name="T22">de</text:span><text:span text:style-name="T22"> </text:span><text:span text:style-name="T22">texto</text:span><text:span text:style-name="T22"> + </text:span><text:span text:style-name="T22">texto</text:span><text:span text:style-name="T22"> 4</text:span></text:p>
              </text:list-item>
              <text:list-item>
                <text:p text:style-name="P132"><text:span text:style-name="T22">Animación</text:span><text:span text:style-name="T22"> 4 + </text:span><text:span text:style-name="T22">Texto</text:span><text:span text:style-name="T22"> 8 (</text:span><text:span text:style-name="T22">sólo</text:span><text:span text:style-name="T22"> </text:span><text:span text:style-name="T22">sintetizador</text:span><text:span text:style-name="T22">)</text:span></text:p>
              </text:list-item>
              <text:list-item>
                <text:p text:style-name="P132"><text:span text:style-name="T22">Animación</text:span><text:span text:style-name="T22"> 1 + </text:span><text:span text:style-name="T22">cuadro</text:span><text:span text:style-name="T22"> </text:span><text:span text:style-name="T22">de</text:span><text:span text:style-name="T22"> </text:span><text:span text:style-name="T22">texto</text:span><text:span text:style-name="T22"> + </text:span><text:span text:style-name="T22">texto</text:span><text:span text:style-name="T22"> 5</text:span></text:p>
              </text:list-item>
              <text:list-item>
                <text:p text:style-name="P132"><text:span text:style-name="T22">Animación</text:span><text:span text:style-name="T22"> 5 + </text:span><text:span text:style-name="T22">Texto</text:span><text:span text:style-name="T22"> 9 (</text:span><text:span text:style-name="T22">sólo</text:span><text:span text:style-name="T22"> </text:span><text:span text:style-name="T22">sintetizador</text:span><text:span text:style-name="T22">)</text:span></text:p>
              </text:list-item>
            </text:list>
            <text:p text:style-name="P12"/>
            <text:p text:style-name="P31"><text:soft-page-break/><text:span text:style-name="T22">Al</text:span><text:span text:style-name="T22"> </text:span><text:span text:style-name="T22">pulsar</text:span><text:span text:style-name="T22"> </text:span><text:span text:style-name="T22">sobre</text:span><text:span text:style-name="T22"> </text:span><text:span text:style-name="T22">la</text:span><text:span text:style-name="T22"> </text:span><text:span text:style-name="T22">palabra</text:span><text:span text:style-name="T22"> </text:span><text:span text:style-name="T22">subrayadas</text:span><text:span text:style-name="T22">:</text:span></text:p>
            <text:list xml:id="list31" text:style-name="LS8">
              <text:list-item>
                <text:p text:style-name="P127"><text:span text:style-name="T22">Aparecerá</text:span><text:span text:style-name="T22"> </text:span><text:span text:style-name="T22">el</text:span><text:span text:style-name="T22"> </text:span><text:span text:style-name="T22">glosario</text:span><text:span text:style-name="T22"> </text:span><text:span text:style-name="T22">del</text:span><text:span text:style-name="T22"> </text:span><text:span text:style-name="T22">términos</text:span><text:span text:style-name="T22"> </text:span><text:span text:style-name="T22">si</text:span><text:span text:style-name="T22"> </text:span><text:span text:style-name="T22">y</text:span><text:span text:style-name="T22"> </text:span><text:span text:style-name="T22">sólo</text:span><text:span text:style-name="T22"> </text:span><text:span text:style-name="T22">si</text:span><text:span text:style-name="T22"> </text:span><text:span text:style-name="T22">no</text:span><text:span text:style-name="T22"> </text:span><text:span text:style-name="T22">se</text:span><text:span text:style-name="T22"> </text:span><text:span text:style-name="T22">aplico</text:span><text:span text:style-name="T22"> </text:span><text:span text:style-name="T22">ninguna</text:span><text:span text:style-name="T22"> </text:span><text:span text:style-name="T22">configuración</text:span></text:p>
              </text:list-item>
              <text:list-item>
                <text:p text:style-name="P127"><text:span text:style-name="T22">Aparecerá</text:span><text:span text:style-name="T22"> </text:span><text:span text:style-name="T22">el</text:span><text:span text:style-name="T22"> </text:span><text:span text:style-name="T22">intérprete</text:span><text:span text:style-name="T22"> </text:span><text:span text:style-name="T22">virtual</text:span><text:span text:style-name="T22"> </text:span><text:span text:style-name="T22">si</text:span><text:span text:style-name="T22"> </text:span><text:span text:style-name="T22">y</text:span><text:span text:style-name="T22"> </text:span><text:span text:style-name="T22">sólo</text:span><text:span text:style-name="T22"> </text:span><text:span text:style-name="T22">si</text:span><text:span text:style-name="T22"> </text:span><text:span text:style-name="T22">esta</text:span><text:span text:style-name="T22"> </text:span><text:span text:style-name="T22">configurada</text:span><text:span text:style-name="T22"> </text:span><text:span text:style-name="T22">la</text:span><text:span text:style-name="T22"> </text:span><text:span text:style-name="T22">diversidad</text:span><text:span text:style-name="T22"> </text:span><text:span text:style-name="T22">funcional</text:span><text:span text:style-name="T22"> </text:span><text:span text:style-name="T22">auditiva</text:span><text:span text:style-name="T22">.</text:span></text:p>
              </text:list-item>
              <text:list-item>
                <text:p text:style-name="P127"><text:span text:style-name="T22">Se</text:span><text:span text:style-name="T22"> </text:span><text:span text:style-name="T22">reproducirá</text:span><text:span text:style-name="T22"> </text:span><text:span text:style-name="T22">el</text:span><text:span text:style-name="T22"> </text:span><text:span text:style-name="T22">texto</text:span><text:span text:style-name="T22"> </text:span><text:span text:style-name="T22">en</text:span><text:span text:style-name="T22"> </text:span><text:span text:style-name="T22">audio</text:span><text:span text:style-name="T22"> </text:span><text:span text:style-name="T22">si</text:span><text:span text:style-name="T22"> </text:span><text:span text:style-name="T22">esta</text:span><text:span text:style-name="T22"> </text:span><text:span text:style-name="T22">configurada</text:span><text:span text:style-name="T22"> </text:span><text:span text:style-name="T22">la</text:span><text:span text:style-name="T22"> </text:span><text:span text:style-name="T22">diversidad</text:span><text:span text:style-name="T22"> </text:span><text:span text:style-name="T22">funcional</text:span><text:span text:style-name="T22"> </text:span><text:span text:style-name="T22">visual</text:span><text:span text:style-name="T22">. </text:span><text:span text:style-name="T22">Al</text:span><text:span text:style-name="T22"> </text:span><text:span text:style-name="T22">pararce</text:span><text:span text:style-name="T22"> </text:span><text:span text:style-name="T22">sobre</text:span><text:span text:style-name="T22"> </text:span><text:span text:style-name="T22">la</text:span><text:span text:style-name="T22"> </text:span><text:span text:style-name="T22">palabra</text:span><text:span text:style-name="T22"> </text:span><text:span text:style-name="T22">dirá</text:span><text:span text:style-name="T22">: </text:span><text:span text:style-name="T34">Explica</text:span><text:span text:style-name="T34"> </text:span><text:span text:style-name="T34">la</text:span><text:span text:style-name="T34"> </text:span><text:span text:style-name="T34">palabra</text:span><text:span text:style-name="T34"> (</text:span><text:span text:style-name="T34">palabra</text:span><text:span text:style-name="T34"> </text:span><text:span text:style-name="T34">subrayada</text:span><text:span text:style-name="T34">).</text:span></text:p>
              </text:list-item>
            </text:list>
            <text:p text:style-name="P96"/>
            <text:p text:style-name="P29"><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29"><text:span text:style-name="T27">Botón</text:span><text:span text:style-name="T27"> 1:</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parte</text:span><text:span text:style-name="T22"> </text:span><text:span text:style-name="T22">inferior</text:span><text:span text:style-name="T22"> </text:span><text:span text:style-name="T22">izquierda</text:span><text:span text:style-name="T22"> </text:span><text:span text:style-name="T22">de</text:span><text:span text:style-name="T22"> </text:span><text:span text:style-name="T22">la</text:span><text:span text:style-name="T22"> </text:span><text:span text:style-name="T22">pantalla</text:span><text:span text:style-name="T22">, </text:span><text:span text:style-name="T22">tendrá</text:span><text:span text:style-name="T22"> </text:span><text:span text:style-name="T22">hipervínculo</text:span><text:span text:style-name="T22"> </text:span><text:span text:style-name="T22">hacia</text:span><text:span text:style-name="T22"> </text:span><text:span text:style-name="T22">la</text:span><text:span text:style-name="T27"> </text:span><text:span text:style-name="T27">pantalla</text:span><text:span text:style-name="T27"> 1</text:span><text:span text:style-name="T22"> </text:span><text:span text:style-name="T22">Menú</text:span><text:span text:style-name="T22"> </text:span><text:span text:style-name="T22">de</text:span><text:span text:style-name="T22"> </text:span><text:span text:style-name="T22">configuración</text:span><text:span text:style-name="T22"> .</text:span></text:p>
            <text:p text:style-name="P29"><text:span text:style-name="T27">Botón</text:span><text:span text:style-name="T27"> 2</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e</text:span><text:span text:style-name="T22">l</text:span><text:span text:style-name="T22"> </text:span><text:span text:style-name="T22">centro</text:span><text:span text:style-name="T22"> </text:span><text:span text:style-name="T22">del</text:span><text:span text:style-name="T22"> </text:span><text:span text:style-name="T22">baner</text:span><text:span text:style-name="T22"> </text:span><text:span text:style-name="T22">del</text:span><text:span text:style-name="T22"> </text:span><text:span text:style-name="T22">lado</text:span><text:span text:style-name="T22"> </text:span><text:span text:style-name="T22">izquierdo</text:span><text:span text:style-name="T22"> </text:span><text:span text:style-name="T22">y</text:span><text:span text:style-name="T22"> </text:span><text:span text:style-name="T22">permitirá</text:span><text:span text:style-name="T22"> </text:span><text:span text:style-name="T22">enlazar</text:span><text:span text:style-name="T22"> </text:span><text:span text:style-name="T22">con</text:span><text:span text:style-name="T22"> </text:span><text:span text:style-name="T22">la</text:span><text:span text:style-name="T27"> </text:span><text:span text:style-name="T27">pantalla</text:span><text:span text:style-name="T27"> 3</text:span><text:span text:style-name="T22"> “</text:span><text:span text:style-name="T22">Las</text:span><text:span text:style-name="T22"> </text:span><text:span text:style-name="T22">plantas</text:span><text:span text:style-name="T22">”.</text:span></text:p>
            <text:p text:style-name="P29"><text:span text:style-name="T27">Botón</text:span><text:span text:style-name="T27"> 3:</text:span><text:span text:style-name="T22"> </text:span><text:span text:style-name="T22">Ubicado</text:span><text:span text:style-name="T22"> </text:span><text:span text:style-name="T22">en</text:span><text:span text:style-name="T22"> </text:span><text:span text:style-name="T22">el</text:span><text:span text:style-name="T22"> </text:span><text:span text:style-name="T22">centro</text:span><text:span text:style-name="T22"> </text:span><text:span text:style-name="T22">del</text:span><text:span text:style-name="T22"> </text:span><text:span text:style-name="T22">banner</text:span><text:span text:style-name="T22"> </text:span><text:span text:style-name="T22">del</text:span><text:span text:style-name="T22"> </text:span><text:span text:style-name="T22">lado</text:span><text:span text:style-name="T22"> </text:span><text:span text:style-name="T22">derecho</text:span><text:span text:style-name="T22"> </text:span><text:span text:style-name="T22">y</text:span><text:span text:style-name="T22"> </text:span><text:span text:style-name="T22">permitirá</text:span><text:span text:style-name="T22"> </text:span><text:span text:style-name="T22">enlazar</text:span><text:span text:style-name="T22"> </text:span><text:span text:style-name="T22">con</text:span><text:span text:style-name="T22"> </text:span><text:span text:style-name="T22">los</text:span><text:span text:style-name="T22"> </text:span><text:span text:style-name="T22">textos</text:span><text:span text:style-name="T22"> </text:span><text:span text:style-name="T22">y</text:span><text:span text:style-name="T22"> </text:span><text:span text:style-name="T22">animaciones</text:span><text:span text:style-name="T22"> </text:span><text:span text:style-name="T22">correspondientes</text:span><text:span text:style-name="T22"> </text:span><text:span text:style-name="T22">a</text:span><text:span text:style-name="T22"> </text:span><text:span text:style-name="T22">esta</text:span><text:span text:style-name="T22"> </text:span><text:span text:style-name="T22">pantalla</text:span><text:span text:style-name="T22"> </text:span><text:span text:style-name="T22">y</text:span><text:span text:style-name="T22"> </text:span><text:span text:style-name="T22">en</text:span><text:span text:style-name="T22"> </text:span><text:span text:style-name="T22">su</text:span><text:span text:style-name="T22"> </text:span><text:span text:style-name="T22">último</text:span><text:span text:style-name="T22"> </text:span><text:span text:style-name="T22">clic</text:span><text:span text:style-name="T22"> </text:span><text:span text:style-name="T22">enlazará</text:span><text:span text:style-name="T22"> </text:span><text:span text:style-name="T22">con</text:span><text:span text:style-name="T22"> </text:span><text:span text:style-name="T22">la</text:span><text:span text:style-name="T22"> </text:span><text:span text:style-name="T27">pantalla</text:span><text:span text:style-name="T27"> 5. </text:span></text:p>
            <text:p text:style-name="P29"><text:span text:style-name="T27">Botón</text:span><text:span text:style-name="T27"> </text:span><text:span text:style-name="T27">4</text:span><text:span text:style-name="T27">:</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esquina</text:span><text:span text:style-name="T22"> </text:span><text:span text:style-name="T22">inferior</text:span><text:span text:style-name="T22"> </text:span><text:span text:style-name="T22">derecha</text:span><text:span text:style-name="T22"> </text:span><text:span text:style-name="T22">y</text:span><text:span text:style-name="T22"> </text:span><text:span text:style-name="T22">enlazará</text:span><text:span text:style-name="T22"> </text:span><text:span text:style-name="T22">a</text:span><text:span text:style-name="T22"> </text:span><text:span text:style-name="T22">la</text:span><text:span text:style-name="T27"> </text:span><text:span text:style-name="T27">pantalla</text:span><text:span text:style-name="T27"> 2</text:span><text:span text:style-name="T22"> “</text:span><text:span text:style-name="T22">menú</text:span><text:span text:style-name="T22">”</text:span><text:span text:style-name="T63">.</text:span></text:p>
            <text:p text:style-name="P12"/>
            <text:p text:style-name="P12"/>
            <text:p text:style-name="P29"><text:span text:style-name="T27">DFV: </text:span><text:span text:style-name="T22">al iniciar la pantalla el sintetizador debe decir</text:span><text:span text:style-name="T27"> Pantalla: Partes de una planta </text:span><text:span text:style-name="T22">y luego leer el contenido de la pantalla. </text:span></text:p>
          </table:table-cell>
        </table:table-row>
        <table:table-row>
          <table:table-cell table:style-name="Tabla3.A15" office:value-type="string">
            <text:p text:style-name="P30"><text:span text:style-name="T27">Observaciones</text:span><text:span text:style-name="T27">: </text:span></text:p>
          </table:table-cell>
          <table:table-cell table:style-name="Tabla3.A15" office:value-type="string">
            <text:p text:style-name="P25"/>
          </table:table-cell>
          <table:table-cell table:style-name="Tabla3.A15" office:value-type="string">
            <text:p text:style-name="P25"/>
          </table:table-cell>
        </table:table-row>
      </table:table>
      <text:p text:style-name="P4"/>
      <table:table table:name="Tabla4" table:style-name="Tabla4">
        <table:table-column table:style-name="Tabla4.A" table:number-columns-repeated="2"/>
        <table:table-column table:style-name="Tabla4.C"/>
        <text:soft-page-break/>
        <table:table-row>
          <table:table-cell table:style-name="Tabla4.A1" office:value-type="string">
            <text:p text:style-name="P30"><text:span text:style-name="T15">Pantalla</text:span><text:span text:style-name="T15"> </text:span><text:span text:style-name="T15">N</text:span><text:span text:style-name="T15">° 5: <text:s/></text:span><text:span text:style-name="T15">La</text:span><text:span text:style-name="T15"> </text:span><text:span text:style-name="T15">Reproducción</text:span><text:span text:style-name="T15"> </text:span><text:span text:style-name="T15">de</text:span><text:span text:style-name="T15"> </text:span><text:span text:style-name="T15">las</text:span><text:span text:style-name="T15"> </text:span><text:span text:style-name="T15">Plantas</text:span><text:span text:style-name="T15"> /1</text:span></text:p>
          </table:table-cell>
          <table:table-cell table:style-name="Tabla4.A1" office:value-type="string">
            <text:p text:style-name="P31"><text:span text:style-name="T15">Diseño</text:span><text:span text:style-name="T15"> </text:span><text:span text:style-name="T15">Gráfico</text:span></text:p>
          </table:table-cell>
          <table:table-cell table:style-name="Tabla4.A1" office:value-type="string">
            <text:p text:style-name="P31"><text:span text:style-name="T15">Técnico</text:span><text:span text:style-name="T15">:</text:span></text:p>
          </table:table-cell>
        </table:table-row>
        <table:table-row>
          <table:table-cell table:style-name="Tabla4.A2" office:value-type="string">
            <text:p text:style-name="P31"><text:span text:style-name="T27">Título</text:span><text:span text:style-name="T27">:</text:span><text:span text:style-name="T22"> </text:span><text:span text:style-name="T22">Sembrando</text:span><text:span text:style-name="T22"> </text:span><text:span text:style-name="T22">para</text:span><text:span text:style-name="T22"> </text:span><text:span text:style-name="T22">el</text:span><text:span text:style-name="T22"> </text:span><text:span text:style-name="T22">futuro</text:span></text:p>
            <text:p text:style-name="P8"/>
            <text:p text:style-name="P31"><text:span text:style-name="T27">Texto</text:span><text:span text:style-name="T27"> 1</text:span><text:span text:style-name="T22">: </text:span><text:span text:style-name="T22">La</text:span><text:span text:style-name="T22"> </text:span><text:span text:style-name="T22">Reproducción</text:span><text:span text:style-name="T22"> </text:span><text:span text:style-name="T22">de</text:span><text:span text:style-name="T22"> </text:span><text:span text:style-name="T22">las</text:span><text:span text:style-name="T22"> </text:span><text:span text:style-name="T22">plantas</text:span><text:span text:style-name="T22">.</text:span></text:p>
            <text:p text:style-name="P8"/>
            <text:p text:style-name="P31"><text:span text:style-name="T27">Texto 2:</text:span><text:span text:style-name="T22"> </text:span><text:span text:style-name="T24">La reproducción es el proceso que permite <text:s/></text:span><text:span text:style-name="T24">a los seres vivos crear otros seres vivos semejantes o iguales a ellos mismos.</text:span></text:p>
            <text:p text:style-name="P8"/>
            <text:p text:style-name="P31"><text:span text:style-name="T27">Texto 3:</text:span><text:span text:style-name="T22"> </text:span><text:span text:style-name="T24">Las plantas se dividen en dos grandes grupos: las plantas con flor y las plantas sin flor. </text:span></text:p>
            <text:p text:style-name="P8"/>
            <text:p text:style-name="P31"><text:span text:style-name="T27">Texto 4:</text:span><text:span text:style-name="T22"> La reproducción de las plantas puede ser</text:span><text:span text:style-name="T32"> </text:span><text:span text:style-name="T22">asexual, es decir, no posee células sexuales diferenciadas, ello implica que un sólo organismo da origen a un nuevo ser.</text:span></text:p>
            <text:p text:style-name="P8"/>
            <text:p text:style-name="P31"><text:span text:style-name="T27">Texto 5:</text:span><text:span text:style-name="T22"> </text:span><text:span text:style-name="T24">También, la reproducción de las plantas puede ser </text:span><text:span text:style-name="T33">sexual</text:span><text:span text:style-name="T24">, si el nuevo ser se forma por la unión de una </text:span><text:span text:style-name="T33">célula</text:span><text:span text:style-name="T24"> femenina y una masculina.</text:span></text:p>
            <text:p text:style-name="P8"/>
            <text:p text:style-name="P31"><text:span text:style-name="T27">Texto</text:span><text:span text:style-name="T27"> 6:</text:span><text:span text:style-name="T22"> </text:span><text:span text:style-name="T22">Vamos</text:span><text:span text:style-name="T22"> </text:span><text:span text:style-name="T22">a</text:span><text:span text:style-name="T22"> </text:span><text:span text:style-name="T22">conocer</text:span><text:span text:style-name="T22"> </text:span><text:span text:style-name="T22">más</text:span><text:span text:style-name="T22"> </text:span><text:span text:style-name="T22">sobre</text:span><text:span text:style-name="T22"> </text:span><text:span text:style-name="T22">la</text:span><text:span text:style-name="T22"> </text:span><text:span text:style-name="T32">reproducción</text:span><text:span text:style-name="T32"> </text:span><text:span text:style-name="T32">sexual</text:span><text:span text:style-name="T22">.</text:span></text:p>
            <text:p text:style-name="P8"/>
            <text:p text:style-name="P43"><text:span text:style-name="T27">Texto 7: </text:span><text:span text:style-name="T24">En todas <text:s/>las plantas se da el proceso de reproducción. </text:span></text:p>
            <text:p text:style-name="P8"/>
            <text:p text:style-name="P31"><text:span text:style-name="T27">Texto</text:span><text:span text:style-name="T27"> 8:</text:span><text:span text:style-name="T22"> </text:span><text:span text:style-name="T22">En</text:span><text:span text:style-name="T22"> </text:span><text:span text:style-name="T22">las</text:span><text:span text:style-name="T22"> </text:span><text:span text:style-name="T22">plantas</text:span><text:span text:style-name="T22"> </text:span><text:span text:style-name="T22">existen</text:span><text:span text:style-name="T22"> </text:span><text:span text:style-name="T22">dos</text:span><text:span text:style-name="T22"> </text:span><text:span text:style-name="T22">tipos</text:span><text:span text:style-name="T22"> </text:span><text:span text:style-name="T22">de</text:span><text:span text:style-name="T22"> </text:span><text:span text:style-name="T22">reproducción</text:span><text:span text:style-name="T22"> </text:span><text:span text:style-name="T22">ellas</text:span><text:span text:style-name="T22"> </text:span><text:span text:style-name="T22">llevan</text:span><text:span text:style-name="T22"> </text:span><text:span text:style-name="T22">por</text:span><text:span text:style-name="T22"> </text:span><text:span text:style-name="T22">nombre</text:span><text:span text:style-name="T22"> </text:span><text:span text:style-name="T22">reproducción</text:span><text:span text:style-name="T22"> </text:span><text:span text:style-name="T22">sexual</text:span><text:span text:style-name="T22"> </text:span><text:span text:style-name="T22">y</text:span><text:span text:style-name="T22"> </text:span><text:span text:style-name="T22">reproducción</text:span><text:span text:style-name="T22"> </text:span><text:span text:style-name="T22">asexual</text:span><text:span text:style-name="T22">.</text:span></text:p>
            <text:p text:style-name="P8"/>
            <text:p text:style-name="P31"><text:span text:style-name="T27">Texto 9:</text:span><text:span text:style-name="T22"> Las plantas sin flor se reproducen de forma asexual.</text:span></text:p>
            <text:p text:style-name="P8"><text:soft-page-break/></text:p>
            <text:p text:style-name="P31"><text:span text:style-name="T27">Texto 10:</text:span><text:span text:style-name="T22"> </text:span><text:span text:style-name="T22">Las</text:span><text:span text:style-name="T22"> plantas con flor se reproducen de </text:span><text:span text:style-name="T22">forma sexual. <text:s/></text:span></text:p>
            <text:p text:style-name="P8"/>
            <text:p text:style-name="P31"><text:span text:style-name="T27">Botones</text:span><text:span text:style-name="T27"> </text:span><text:span text:style-name="T27">del</text:span><text:span text:style-name="T27"> </text:span><text:span text:style-name="T27">banner</text:span><text:span text:style-name="T27">:</text:span></text:p>
            <text:p text:style-name="P31"><text:span text:style-name="T27">Botón</text:span><text:span text:style-name="T27"> 1:</text:span><text:span text:style-name="T22"> </text:span><text:span text:style-name="T22">Accesibilidad</text:span><text:span text:style-name="T22"> </text:span></text:p>
            <text:p text:style-name="P31"><text:span text:style-name="T27">Botón</text:span><text:span text:style-name="T27"> 2:</text:span><text:span text:style-name="T22"> </text:span><text:span text:style-name="T22">Retroceder</text:span></text:p>
            <text:p text:style-name="P31"><text:span text:style-name="T27">Botón</text:span><text:span text:style-name="T27"> 3:</text:span><text:span text:style-name="T22"> </text:span><text:span text:style-name="T22">Avanzar</text:span></text:p>
            <text:p text:style-name="P31"><text:span text:style-name="T27">Botón</text:span><text:span text:style-name="T27"> 4:</text:span><text:span text:style-name="T22"> </text:span><text:span text:style-name="T22">Menú</text:span></text:p>
            <text:p text:style-name="P8"/>
            <text:p text:style-name="P8"/>
            <text:p text:style-name="P8"/>
          </table:table-cell>
          <table:table-cell table:style-name="Tabla4.A2" office:value-type="string">
            <text:p text:style-name="P31"><text:span text:style-name="T27">Fondo</text:span><text:span text:style-name="T27">:</text:span><text:span text:style-name="T22"> </text:span><text:span text:style-name="T22">Elaborar</text:span><text:span text:style-name="T22"> </text:span><text:span text:style-name="T22">imágenes</text:span><text:span text:style-name="T22"> </text:span><text:span text:style-name="T22">de</text:span><text:span text:style-name="T22"> </text:span><text:span text:style-name="T22">un</text:span><text:span text:style-name="T22"> </text:span><text:span text:style-name="T22">paisaje</text:span><text:span text:style-name="T22">, </text:span><text:span text:style-name="T22">campo</text:span><text:span text:style-name="T22"> </text:span><text:span text:style-name="T22">arado</text:span><text:span text:style-name="T22">, </text:span><text:span text:style-name="T22">en</text:span><text:span text:style-name="T22"> </text:span><text:span text:style-name="T22">donde</text:span><text:span text:style-name="T22"> </text:span><text:span text:style-name="T22">habrán</text:span><text:span text:style-name="T22"> </text:span><text:span text:style-name="T22">plantas</text:span><text:span text:style-name="T22"> </text:span><text:span text:style-name="T22">con</text:span><text:span text:style-name="T22"> </text:span><text:span text:style-name="T22">flores</text:span><text:span text:style-name="T22"> </text:span><text:span text:style-name="T22">y</text:span><text:span text:style-name="T22"> </text:span><text:span text:style-name="T22">sin</text:span><text:span text:style-name="T22"> </text:span><text:span text:style-name="T22">flores</text:span><text:span text:style-name="T22">, </text:span><text:span text:style-name="T22">que</text:span><text:span text:style-name="T22"> </text:span><text:span text:style-name="T22">se</text:span><text:span text:style-name="T22"> </text:span><text:span text:style-name="T22">mueven</text:span><text:span text:style-name="T22"> </text:span><text:span text:style-name="T22">con</text:span><text:span text:style-name="T22"> </text:span><text:span text:style-name="T22">el</text:span><text:span text:style-name="T22"> </text:span><text:span text:style-name="T22">viento</text:span><text:span text:style-name="T22"> (</text:span><text:span text:style-name="T22">animación</text:span><text:span text:style-name="T22">) </text:span><text:span text:style-name="T22">y</text:span><text:span text:style-name="T22"> </text:span><text:span text:style-name="T22">además</text:span><text:span text:style-name="T22"> </text:span><text:span text:style-name="T22">una</text:span><text:span text:style-name="T22"> </text:span><text:span text:style-name="T22">niñas</text:span><text:span text:style-name="T22"> </text:span><text:span text:style-name="T22">moviendo</text:span><text:span text:style-name="T22"> </text:span><text:span text:style-name="T22">la</text:span><text:span text:style-name="T22"> </text:span><text:span text:style-name="T22">boca</text:span><text:span text:style-name="T22">. </text:span><text:span text:style-name="T22">Sobre</text:span><text:span text:style-name="T22"> </text:span><text:span text:style-name="T22">el</text:span><text:span text:style-name="T22"> </text:span><text:span text:style-name="T22">fondo</text:span><text:span text:style-name="T22"> </text:span><text:span text:style-name="T22">y</text:span><text:span text:style-name="T22"> </text:span><text:span text:style-name="T22">en</text:span><text:span text:style-name="T22"> </text:span><text:span text:style-name="T22">la</text:span><text:span text:style-name="T22"> </text:span><text:span text:style-name="T22">parte</text:span><text:span text:style-name="T22"> </text:span><text:span text:style-name="T22">superior</text:span><text:span text:style-name="T22"> </text:span><text:span text:style-name="T22">agregar</text:span><text:span text:style-name="T22"> </text:span><text:span text:style-name="T22">un</text:span><text:span text:style-name="T22"> </text:span><text:span text:style-name="T22">banner</text:span><text:span text:style-name="T22"> </text:span><text:span text:style-name="T22">de</text:span><text:span text:style-name="T22"> </text:span><text:span text:style-name="T22">color</text:span><text:span text:style-name="T22"> </text:span><text:span text:style-name="T22">claro</text:span><text:span text:style-name="T22"> </text:span><text:span text:style-name="T22">en</text:span><text:span text:style-name="T22"> </text:span><text:span text:style-name="T22">donde</text:span><text:span text:style-name="T22"> </text:span><text:span text:style-name="T22">se</text:span><text:span text:style-name="T22"> </text:span><text:span text:style-name="T22">colocará</text:span><text:span text:style-name="T22"> </text:span><text:span text:style-name="T22">el</text:span><text:span text:style-name="T27"> </text:span><text:span text:style-name="T27">Texto</text:span><text:span text:style-name="T27"> 1</text:span><text:span text:style-name="T22">.</text:span></text:p>
            <text:p text:style-name="P8"/>
            <text:p text:style-name="P31"><text:span text:style-name="T27">Animación</text:span><text:span text:style-name="T27"> 1:</text:span><text:span text:style-name="T22"> </text:span><text:span text:style-name="T22">En</text:span><text:span text:style-name="T22"> </text:span><text:span text:style-name="T22">el</text:span><text:span text:style-name="T22"> </text:span><text:span text:style-name="T22">fondo</text:span><text:span text:style-name="T22"> </text:span><text:span text:style-name="T22">inicialmente</text:span><text:span text:style-name="T22"> </text:span><text:span text:style-name="T22">aparecerán</text:span><text:span text:style-name="T22"> </text:span><text:span text:style-name="T22">dos</text:span><text:span text:style-name="T22"> </text:span><text:span text:style-name="T22">o</text:span><text:span text:style-name="T22"> </text:span><text:span text:style-name="T22">tres</text:span><text:span text:style-name="T22"> </text:span><text:span text:style-name="T22">plantas</text:span><text:span text:style-name="T22"> </text:span><text:span text:style-name="T22">con</text:span><text:span text:style-name="T22"> </text:span><text:span text:style-name="T22">flores</text:span><text:span text:style-name="T22"> </text:span><text:span text:style-name="T22">y</text:span><text:span text:style-name="T22"> </text:span><text:span text:style-name="T22">sin</text:span><text:span text:style-name="T22"> </text:span><text:span text:style-name="T22">flores</text:span><text:span text:style-name="T22"> </text:span><text:span text:style-name="T22">y</text:span><text:span text:style-name="T22"> </text:span><text:span text:style-name="T22">después</text:span><text:span text:style-name="T22"> </text:span><text:span text:style-name="T22">aparecerá</text:span><text:span text:style-name="T22"> </text:span><text:span text:style-name="T22">el</text:span><text:span text:style-name="T27"> </text:span><text:span text:style-name="T27">texto</text:span><text:span text:style-name="T27"> 2</text:span></text:p>
            <text:p text:style-name="P17"/>
            <text:p text:style-name="P31"><text:span text:style-name="T27">Animación</text:span><text:span text:style-name="T27"> 2:</text:span><text:span text:style-name="T22"> </text:span><text:span text:style-name="T22">Luego</text:span><text:span text:style-name="T22"> </text:span><text:span text:style-name="T22">del</text:span><text:span text:style-name="T27"> </text:span><text:span text:style-name="T27">texto</text:span><text:span text:style-name="T27"> 2</text:span><text:span text:style-name="T22"> </text:span><text:span text:style-name="T22">aparecerán</text:span><text:span text:style-name="T22"> </text:span><text:span text:style-name="T22">más</text:span><text:span text:style-name="T22"> </text:span><text:span text:style-name="T22">plantas</text:span><text:span text:style-name="T22"> </text:span><text:span text:style-name="T22">en</text:span><text:span text:style-name="T22"> </text:span><text:span text:style-name="T22">crecimiento</text:span><text:span text:style-name="T22"> (</text:span><text:span text:style-name="T22">que</text:span><text:span text:style-name="T22"> </text:span><text:span text:style-name="T22">simule</text:span><text:span text:style-name="T22"> </text:span><text:span text:style-name="T22">reproducción</text:span><text:span text:style-name="T22">).</text:span></text:p>
            <text:p text:style-name="P8"/>
            <text:p text:style-name="P31"><text:span text:style-name="T27">Animación</text:span><text:span text:style-name="T27"> 3:</text:span><text:span text:style-name="T22"> </text:span><text:span text:style-name="T22">En</text:span><text:span text:style-name="T22"> </text:span><text:span text:style-name="T22">visión</text:span><text:span text:style-name="T22"> </text:span><text:span text:style-name="T22">lupa</text:span><text:span text:style-name="T22"> (</text:span><text:span text:style-name="T22">ampliada</text:span><text:span text:style-name="T22">) </text:span><text:span text:style-name="T22">se</text:span><text:span text:style-name="T22"> </text:span><text:span text:style-name="T22">realizará</text:span><text:span text:style-name="T22"> </text:span><text:span text:style-name="T22">un</text:span><text:span text:style-name="T22"> </text:span><text:span text:style-name="T22">acercamiento</text:span><text:span text:style-name="T22">, </text:span><text:span text:style-name="T22">hacia</text:span><text:span text:style-name="T22"> </text:span><text:span text:style-name="T22">las</text:span><text:span text:style-name="T22"> </text:span><text:span text:style-name="T22">plantas</text:span><text:span text:style-name="T22"> </text:span><text:span text:style-name="T22">sin</text:span><text:span text:style-name="T22"> </text:span><text:span text:style-name="T22">flores</text:span><text:span text:style-name="T22"> </text:span><text:span text:style-name="T22">y</text:span><text:span text:style-name="T22"> </text:span><text:span text:style-name="T22">con</text:span><text:span text:style-name="T22"> </text:span><text:span text:style-name="T22">flores</text:span><text:span text:style-name="T22">.</text:span></text:p>
            <text:p text:style-name="P8"/>
            <text:p text:style-name="P31"><text:span text:style-name="T27">Animación</text:span><text:span text:style-name="T27"> 4:</text:span><text:span text:style-name="T22"> </text:span><text:span text:style-name="T22">En</text:span><text:span text:style-name="T22"> </text:span><text:span text:style-name="T22">visión</text:span><text:span text:style-name="T22"> </text:span><text:span text:style-name="T22">lupa</text:span><text:span text:style-name="T22"> (</text:span><text:span text:style-name="T22">ampliada</text:span><text:span text:style-name="T22">) </text:span><text:span text:style-name="T22">se</text:span><text:span text:style-name="T22"> </text:span><text:span text:style-name="T22">realizará</text:span><text:span text:style-name="T22"> </text:span><text:span text:style-name="T22">un</text:span><text:span text:style-name="T22"> </text:span><text:span text:style-name="T22">acercamiento</text:span><text:span text:style-name="T22">, </text:span><text:span text:style-name="T22">hacia</text:span><text:span text:style-name="T22"> </text:span><text:span text:style-name="T22">las</text:span><text:span text:style-name="T22"> </text:span><text:span text:style-name="T22">plantas</text:span><text:span text:style-name="T22"> </text:span><text:span text:style-name="T22">sin</text:span><text:span text:style-name="T22"> </text:span><text:span text:style-name="T22">flores</text:span><text:span text:style-name="T22">.</text:span></text:p>
            <text:p text:style-name="P8"/>
            <text:p text:style-name="P31"><text:span text:style-name="T27">Animación</text:span><text:span text:style-name="T27"> 5:</text:span><text:span text:style-name="T22"> </text:span><text:span text:style-name="T22">Aparecerá</text:span><text:span text:style-name="T22"> </text:span><text:span text:style-name="T22">en</text:span><text:span text:style-name="T22"> </text:span><text:span text:style-name="T22">visión</text:span><text:span text:style-name="T22"> </text:span><text:span text:style-name="T22">lupa</text:span><text:span text:style-name="T22"> (</text:span><text:span text:style-name="T22">ampliada</text:span><text:span text:style-name="T22">) </text:span><text:span text:style-name="T22">un</text:span><text:span text:style-name="T22"> </text:span><text:span text:style-name="T22">acercamiento</text:span><text:span text:style-name="T22"> </text:span><text:span text:style-name="T22">hacia</text:span><text:span text:style-name="T22"> </text:span><text:span text:style-name="T22">las</text:span><text:span text:style-name="T22"> </text:span><text:span text:style-name="T22">plantas</text:span><text:span text:style-name="T22"> </text:span><text:span text:style-name="T22">con</text:span><text:span text:style-name="T22"> </text:span><text:span text:style-name="T22">flor</text:span><text:span text:style-name="T22">.</text:span></text:p>
            <text:p text:style-name="P8"/>
            <text:p text:style-name="P31"><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31"><text:span text:style-name="T27">Botón</text:span><text:span text:style-name="T27"> 1:</text:span><text:span text:style-name="T22"> </text:span><text:span text:style-name="T22">Representado</text:span><text:span text:style-name="T22"> </text:span><text:span text:style-name="T22">por</text:span><text:span text:style-name="T22"> </text:span><text:span text:style-name="T22">el</text:span><text:span text:style-name="T22"> </text:span><text:span text:style-name="T22">símbolo</text:span><text:span text:style-name="T22"> </text:span><text:span text:style-name="T22">universal</text:span><text:span text:style-name="T22"> </text:span><text:span text:style-name="T22">de</text:span><text:span text:style-name="T22"> </text:span><text:span text:style-name="T22">Diversidad</text:span><text:span text:style-name="T22"> </text:span><text:span text:style-name="T22">Funcional</text:span><text:span text:style-name="T22">. </text:span><text:span text:style-name="T22">Ubicada</text:span><text:span text:style-name="T22"> </text:span><text:span text:style-name="T22">en</text:span><text:span text:style-name="T22"> </text:span><text:span text:style-name="T22">el</text:span><text:span text:style-name="T22"> </text:span><text:span text:style-name="T22">lado</text:span><text:span text:style-name="T22"> </text:span><text:span text:style-name="T22">izquierdo</text:span><text:span text:style-name="T22"> </text:span><text:span text:style-name="T22">del</text:span><text:span text:style-name="T22"> </text:span><text:span text:style-name="T22">banner</text:span><text:span text:style-name="T22">. </text:span></text:p>
            <text:p text:style-name="P31"><text:span text:style-name="T27">Botón</text:span><text:span text:style-name="T27"> 2:</text:span><text:span text:style-name="T22"> </text:span><text:span text:style-name="T22">Estará</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e</text:span><text:span text:style-name="T22"> </text:span><text:span text:style-name="T22">a</text:span><text:span text:style-name="T22"> </text:span><text:span text:style-name="T22">la</text:span><text:span text:style-name="T22"> </text:span><text:span text:style-name="T22">izquierda</text:span><text:span text:style-name="T22">.</text:span></text:p>
            <text:p text:style-name="P29"><text:span text:style-name="T27">Botón</text:span><text:span text:style-name="T27"> 3:</text:span><text:span text:style-name="T22"> <text:s/></text:span><text:span text:style-name="T22">Estará</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e</text:span><text:span text:style-name="T22"> </text:span><text:span text:style-name="T22">a</text:span><text:span text:style-name="T22"> </text:span><text:span text:style-name="T22">la</text:span><text:span text:style-name="T22"> </text:span><text:span text:style-name="T22">derecha</text:span></text:p>
            <text:p text:style-name="P29"><text:soft-page-break/><text:span text:style-name="T27">Botón</text:span><text:span text:style-name="T27"> 4:</text:span><text:span text:style-name="T22"> </text:span><text:span text:style-name="T22">Representado</text:span><text:span text:style-name="T22"> </text:span><text:span text:style-name="T22">por</text:span><text:span text:style-name="T22"> </text:span><text:span text:style-name="T22">la</text:span><text:span text:style-name="T22"> </text:span><text:span text:style-name="T22">imagen</text:span><text:span text:style-name="T22"> </text:span><text:span text:style-name="T22">de</text:span><text:span text:style-name="T22"> </text:span><text:span text:style-name="T22">una</text:span><text:span text:style-name="T22"> </text:span><text:span text:style-name="T22">casa</text:span><text:span text:style-name="T22">.</text:span></text:p>
            <text:p text:style-name="P8"/>
          </table:table-cell>
          <table:table-cell table:style-name="Tabla4.A2" office:value-type="string">
            <text:p text:style-name="P31"><text:span text:style-name="T27">Título</text:span><text:span text:style-name="T27">:</text:span><text:span text:style-name="T22"> </text:span><text:span text:style-name="T22">ubicado</text:span><text:span text:style-name="T22"> </text:span><text:span text:style-name="T22">en</text:span><text:span text:style-name="T22"> </text:span><text:span text:style-name="T22">la</text:span><text:span text:style-name="T22"> </text:span><text:span text:style-name="T22">barra</text:span><text:span text:style-name="T22"> </text:span><text:span text:style-name="T22">de</text:span><text:span text:style-name="T22"> </text:span><text:span text:style-name="T22">título</text:span></text:p>
            <text:p text:style-name="P8"/>
            <text:p text:style-name="P31"><text:span text:style-name="T63"><text:s/></text:span><text:span text:style-name="T22">Al</text:span><text:span text:style-name="T22"> </text:span><text:span text:style-name="T22">iniciar</text:span><text:span text:style-name="T22"> </text:span><text:span text:style-name="T22">la</text:span><text:span text:style-name="T22"> </text:span><text:span text:style-name="T22">pantalla</text:span><text:span text:style-name="T22"> </text:span><text:span text:style-name="T22">pasará</text:span><text:span text:style-name="T22"> 5 </text:span><text:span text:style-name="T22">segundos</text:span><text:span text:style-name="T22"> </text:span><text:span text:style-name="T22">y</text:span><text:span text:style-name="T22"> </text:span><text:span text:style-name="T22">luego</text:span><text:span text:style-name="T22"> </text:span><text:span text:style-name="T22">se</text:span><text:span text:style-name="T22"> </text:span><text:span text:style-name="T22">mostrará</text:span><text:span text:style-name="T22">:</text:span></text:p>
            <text:list xml:id="list1877403482" text:style-name="LS10">
              <text:list-item>
                <text:p text:style-name="P128"><text:span text:style-name="T22">Animación</text:span><text:span text:style-name="T22"> 1 + </text:span><text:span text:style-name="T22">texto</text:span><text:span text:style-name="T22"> 2 </text:span></text:p>
              </text:list-item>
              <text:list-item>
                <text:p text:style-name="P128"><text:span text:style-name="T22">A</text:span><text:span text:style-name="T22">nimación</text:span><text:span text:style-name="T22"> 2 + </text:span><text:span text:style-name="T22">Texto</text:span><text:span text:style-name="T22"> 7 (</text:span><text:span text:style-name="T22">S</text:span><text:span text:style-name="T22">ólo</text:span><text:span text:style-name="T22"> </text:span><text:span text:style-name="T22">sintetizador</text:span><text:span text:style-name="T22">)</text:span></text:p>
              </text:list-item>
              <text:list-item>
                <text:p text:style-name="P128"><text:span text:style-name="T22">Animación</text:span><text:span text:style-name="T22"> 1 + </text:span><text:span text:style-name="T22">Texto</text:span><text:span text:style-name="T22"> 3 </text:span></text:p>
              </text:list-item>
              <text:list-item>
                <text:p text:style-name="P128"><text:span text:style-name="T22">Animación</text:span><text:span text:style-name="T22"> 3 </text:span><text:span text:style-name="T22">+ </text:span><text:span text:style-name="T22">Texto</text:span><text:span text:style-name="T22"> 8 (</text:span><text:span text:style-name="T22">Sólo</text:span><text:span text:style-name="T22"> </text:span><text:span text:style-name="T22">sintetizador</text:span><text:span text:style-name="T22">)</text:span></text:p>
              </text:list-item>
              <text:list-item>
                <text:p text:style-name="P128"><text:span text:style-name="T22">Animación</text:span><text:span text:style-name="T22"> 1 + </text:span><text:span text:style-name="T22">Texto</text:span><text:span text:style-name="T22"> 4</text:span></text:p>
              </text:list-item>
              <text:list-item>
                <text:p text:style-name="P128"><text:span text:style-name="T22">A</text:span><text:span text:style-name="T22">nimación</text:span><text:span text:style-name="T22"> 4 </text:span><text:span text:style-name="T22">+ </text:span><text:span text:style-name="T22">Texto</text:span><text:span text:style-name="T22"> 9 (</text:span><text:span text:style-name="T22">Sólo</text:span><text:span text:style-name="T22"> </text:span><text:span text:style-name="T22">sintetizador</text:span><text:span text:style-name="T22">)</text:span></text:p>
              </text:list-item>
              <text:list-item>
                <text:p text:style-name="P128"><text:span text:style-name="T22">Animación</text:span><text:span text:style-name="T22"> 1 +</text:span><text:span text:style-name="T22">Texto</text:span><text:span text:style-name="T22"> 5 </text:span></text:p>
              </text:list-item>
              <text:list-item>
                <text:p text:style-name="P128"><text:span text:style-name="T22">Animación</text:span><text:span text:style-name="T22"> 5 + </text:span><text:span text:style-name="T22">Texto</text:span><text:span text:style-name="T22"> 10 (</text:span><text:span text:style-name="T22">Sólo</text:span><text:span text:style-name="T22"> </text:span><text:span text:style-name="T22">sintetizador</text:span><text:span text:style-name="T22">)</text:span></text:p>
              </text:list-item>
              <text:list-item>
                <text:p text:style-name="P128"><text:span text:style-name="T22">Animación</text:span><text:span text:style-name="T22"> 1 +</text:span><text:span text:style-name="T22">Texto</text:span><text:span text:style-name="T22"> 6</text:span></text:p>
              </text:list-item>
            </text:list>
            <text:p text:style-name="P8"/>
            <text:p text:style-name="P31"><text:span text:style-name="T22">Al</text:span><text:span text:style-name="T22"> </text:span><text:span text:style-name="T22">pulsar</text:span><text:span text:style-name="T22"> </text:span><text:span text:style-name="T22">sobre</text:span><text:span text:style-name="T22"> </text:span><text:span text:style-name="T22">la</text:span><text:span text:style-name="T22"> </text:span><text:span text:style-name="T22">palabra</text:span><text:span text:style-name="T22"> </text:span><text:span text:style-name="T22">subrayadas</text:span><text:span text:style-name="T22">:</text:span></text:p>
            <text:list xml:id="list43" text:style-name="LS8">
              <text:list-item>
                <text:p text:style-name="P127"><text:span text:style-name="T22">Aparecerá</text:span><text:span text:style-name="T22"> </text:span><text:span text:style-name="T22">el</text:span><text:span text:style-name="T22"> </text:span><text:span text:style-name="T22">glosario</text:span><text:span text:style-name="T22"> </text:span><text:span text:style-name="T22">del</text:span><text:span text:style-name="T22"> </text:span><text:span text:style-name="T22">términos</text:span><text:span text:style-name="T22"> </text:span><text:span text:style-name="T22">si</text:span><text:span text:style-name="T22"> </text:span><text:span text:style-name="T22">y</text:span><text:span text:style-name="T22"> </text:span><text:span text:style-name="T22">sólo</text:span><text:span text:style-name="T22"> </text:span><text:span text:style-name="T22">si</text:span><text:span text:style-name="T22"> </text:span><text:span text:style-name="T22">no</text:span><text:span text:style-name="T22"> </text:span><text:span text:style-name="T22">se</text:span><text:span text:style-name="T22"> </text:span><text:span text:style-name="T22">aplico</text:span><text:span text:style-name="T22"> </text:span><text:span text:style-name="T22">ninguna</text:span><text:span text:style-name="T22"> </text:span><text:span text:style-name="T22">configuración</text:span></text:p>
              </text:list-item>
              <text:list-item>
                <text:p text:style-name="P127"><text:span text:style-name="T22">Aparecerá</text:span><text:span text:style-name="T22"> </text:span><text:span text:style-name="T22">el</text:span><text:span text:style-name="T22"> </text:span><text:span text:style-name="T22">intérprete</text:span><text:span text:style-name="T22"> </text:span><text:span text:style-name="T22">virtual</text:span><text:span text:style-name="T22"> </text:span><text:span text:style-name="T22">si</text:span><text:span text:style-name="T22"> </text:span><text:span text:style-name="T22">y</text:span><text:span text:style-name="T22"> </text:span><text:span text:style-name="T22">sólo</text:span><text:span text:style-name="T22"> </text:span><text:span text:style-name="T22">si</text:span><text:span text:style-name="T22"> </text:span><text:span text:style-name="T22">esta</text:span><text:span text:style-name="T22"> </text:span><text:span text:style-name="T22">configurada</text:span><text:span text:style-name="T22"> </text:span><text:span text:style-name="T22">la</text:span><text:span text:style-name="T22"> </text:span><text:span text:style-name="T22">diversidad</text:span><text:span text:style-name="T22"> </text:span><text:span text:style-name="T22">funcional</text:span><text:span text:style-name="T22"> </text:span><text:span text:style-name="T22">auditiva</text:span><text:span text:style-name="T22">.</text:span></text:p>
              </text:list-item>
              <text:list-item>
                <text:p text:style-name="P127"><text:span text:style-name="T22">Se</text:span><text:span text:style-name="T22"> </text:span><text:span text:style-name="T22">reproducirá</text:span><text:span text:style-name="T22"> </text:span><text:span text:style-name="T22">el</text:span><text:span text:style-name="T22"> </text:span><text:span text:style-name="T22">texto</text:span><text:span text:style-name="T22"> </text:span><text:span text:style-name="T22">en</text:span><text:span text:style-name="T22"> </text:span><text:span text:style-name="T22">audio</text:span><text:span text:style-name="T22"> </text:span><text:span text:style-name="T22">si</text:span><text:span text:style-name="T22"> </text:span><text:span text:style-name="T22">esta</text:span><text:span text:style-name="T22"> </text:span><text:span text:style-name="T22">configurada</text:span><text:span text:style-name="T22"> </text:span><text:span text:style-name="T22">la</text:span><text:span text:style-name="T22"> </text:span><text:span text:style-name="T22">diversidad</text:span><text:span text:style-name="T22"> </text:span><text:span text:style-name="T22">funcional</text:span><text:span text:style-name="T22"> </text:span><text:span text:style-name="T22">visual</text:span><text:span text:style-name="T22">. </text:span><text:span text:style-name="T22">Al</text:span><text:span text:style-name="T22"> </text:span><text:span text:style-name="T22">pararce</text:span><text:span text:style-name="T22"> </text:span><text:span text:style-name="T22">sobre</text:span><text:span text:style-name="T22"> </text:span><text:span text:style-name="T22">la</text:span><text:span text:style-name="T22"> </text:span><text:span text:style-name="T22">palabra</text:span><text:span text:style-name="T22"> </text:span><text:span text:style-name="T22">dirá</text:span><text:span text:style-name="T22">: </text:span><text:span text:style-name="T34">Explica</text:span><text:span text:style-name="T34"> </text:span><text:span text:style-name="T34">la</text:span><text:span text:style-name="T34"> </text:span><text:span text:style-name="T34">palabra</text:span><text:span text:style-name="T34"> (</text:span><text:span text:style-name="T34">palabra</text:span><text:span text:style-name="T34"> </text:span><text:span text:style-name="T34">subrayada</text:span><text:span text:style-name="T34">).</text:span></text:p>
              </text:list-item>
            </text:list>
            <text:p text:style-name="P8"/>
            <text:p text:style-name="P8"/>
            <text:p text:style-name="P31"><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29"><text:span text:style-name="T27">Botón</text:span><text:span text:style-name="T27"> 1:</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parte</text:span><text:span text:style-name="T22"> </text:span><text:span text:style-name="T22">inferior</text:span><text:span text:style-name="T22"> </text:span><text:span text:style-name="T22">izquierda</text:span><text:span text:style-name="T22"> </text:span><text:span text:style-name="T22">de</text:span><text:span text:style-name="T22"> </text:span><text:span text:style-name="T22">la</text:span><text:span text:style-name="T22"> </text:span><text:span text:style-name="T22">pantalla</text:span><text:span text:style-name="T22">, </text:span><text:span text:style-name="T22">tendrá</text:span><text:span text:style-name="T22"> </text:span><text:span text:style-name="T22">hipervínculo</text:span><text:span text:style-name="T22"> </text:span><text:span text:style-name="T22">hacia</text:span><text:span text:style-name="T22"> </text:span><text:span text:style-name="T22">la</text:span><text:span text:style-name="T27"> </text:span><text:span text:style-name="T27">pantalla</text:span><text:span text:style-name="T27"> 1</text:span><text:span text:style-name="T22"> </text:span><text:span text:style-name="T22">Menú</text:span><text:span text:style-name="T22"> </text:span><text:span text:style-name="T22">de</text:span><text:span text:style-name="T22"> </text:span><text:span text:style-name="T22">configuración</text:span><text:span text:style-name="T22"> .</text:span></text:p>
            <text:p text:style-name="P29"><text:span text:style-name="T27">Botón</text:span><text:span text:style-name="T27"> 2</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el</text:span><text:span text:style-name="T22"> </text:span><text:span text:style-name="T22">centro</text:span><text:span text:style-name="T22"> </text:span><text:span text:style-name="T22">del</text:span><text:span text:style-name="T22"> </text:span><text:span text:style-name="T22">banner</text:span><text:span text:style-name="T22"> </text:span><text:span text:style-name="T22">del</text:span><text:span text:style-name="T22"> </text:span><text:span text:style-name="T22">lado</text:span><text:span text:style-name="T22"> </text:span><text:span text:style-name="T22">izquierdo</text:span><text:span text:style-name="T22"> </text:span><text:span text:style-name="T22">y</text:span><text:span text:style-name="T22"> </text:span><text:span text:style-name="T22">permitirá</text:span><text:span text:style-name="T22"> </text:span><text:span text:style-name="T22">enlazar</text:span><text:span text:style-name="T22"> </text:span><text:span text:style-name="T22">con</text:span><text:span text:style-name="T22"> </text:span><text:span text:style-name="T22">los</text:span><text:span text:style-name="T22"> </text:span><text:span text:style-name="T22">textos</text:span><text:span text:style-name="T22"> </text:span><text:span text:style-name="T22">y</text:span><text:span text:style-name="T22"> </text:span><text:soft-page-break/><text:span text:style-name="T22">animaciones</text:span><text:span text:style-name="T22"> </text:span><text:span text:style-name="T22">anterior</text:span><text:span text:style-name="T22"> </text:span><text:span text:style-name="T22">de</text:span><text:span text:style-name="T22"> </text:span><text:span text:style-name="T22">esta</text:span><text:span text:style-name="T22"> </text:span><text:span text:style-name="T22">pantalla</text:span><text:span text:style-name="T22"> </text:span><text:span text:style-name="T22">en</text:span><text:span text:style-name="T22"> </text:span><text:span text:style-name="T22">la</text:span><text:span text:style-name="T22"> </text:span><text:span text:style-name="T22">misma</text:span><text:span text:style-name="T22"> </text:span><text:span text:style-name="T22">secuencia</text:span><text:span text:style-name="T22"> </text:span><text:span text:style-name="T22">en</text:span><text:span text:style-name="T22"> </text:span><text:span text:style-name="T22">la</text:span><text:span text:style-name="T22"> </text:span><text:span text:style-name="T22">que</text:span><text:span text:style-name="T22"> </text:span><text:span text:style-name="T22">se</text:span><text:span text:style-name="T22"> </text:span><text:span text:style-name="T22">presentan</text:span><text:span text:style-name="T22">.</text:span></text:p>
            <text:p text:style-name="P29"><text:span text:style-name="T27">Botón</text:span><text:span text:style-name="T27"> 3:</text:span><text:span text:style-name="T22"> </text:span><text:span text:style-name="T22">Ubicado</text:span><text:span text:style-name="T22"> </text:span><text:span text:style-name="T22">en</text:span><text:span text:style-name="T22"> </text:span><text:span text:style-name="T22">el</text:span><text:span text:style-name="T22"> </text:span><text:span text:style-name="T22">centro</text:span><text:span text:style-name="T22"> </text:span><text:span text:style-name="T22">del</text:span><text:span text:style-name="T22"> </text:span><text:span text:style-name="T22">banner</text:span><text:span text:style-name="T22"> </text:span><text:span text:style-name="T22">del</text:span><text:span text:style-name="T22"> </text:span><text:span text:style-name="T22">lado</text:span><text:span text:style-name="T22"> </text:span><text:span text:style-name="T22">derecho</text:span><text:span text:style-name="T22"> </text:span><text:span text:style-name="T22">y</text:span><text:span text:style-name="T22"> </text:span><text:span text:style-name="T22">permitirá</text:span><text:span text:style-name="T22"> </text:span><text:span text:style-name="T22">enlazar</text:span><text:span text:style-name="T22"> </text:span><text:span text:style-name="T22">con</text:span><text:span text:style-name="T22"> </text:span><text:span text:style-name="T22">los</text:span><text:span text:style-name="T22"> </text:span><text:span text:style-name="T22">textos</text:span><text:span text:style-name="T22"> </text:span><text:span text:style-name="T22">y</text:span><text:span text:style-name="T22"> </text:span><text:span text:style-name="T22">animaciones</text:span><text:span text:style-name="T22"> </text:span><text:span text:style-name="T22">correspondientes</text:span><text:span text:style-name="T22"> </text:span><text:span text:style-name="T22">a</text:span><text:span text:style-name="T22"> </text:span><text:span text:style-name="T22">esta</text:span><text:span text:style-name="T22"> </text:span><text:span text:style-name="T22">pantalla</text:span><text:span text:style-name="T22"> </text:span><text:span text:style-name="T22">y</text:span><text:span text:style-name="T22"> </text:span><text:span text:style-name="T22">en</text:span><text:span text:style-name="T22"> </text:span><text:span text:style-name="T22">su</text:span><text:span text:style-name="T22"> </text:span><text:span text:style-name="T22">último</text:span><text:span text:style-name="T22"> </text:span><text:span text:style-name="T22">clic</text:span><text:span text:style-name="T22"> </text:span><text:span text:style-name="T22">enlazará</text:span><text:span text:style-name="T22"> </text:span><text:span text:style-name="T22">con</text:span><text:span text:style-name="T22"> </text:span><text:span text:style-name="T22">la</text:span><text:span text:style-name="T22"> </text:span><text:span text:style-name="T27">pantalla</text:span><text:span text:style-name="T27"> 6. </text:span></text:p>
            <text:p text:style-name="P29"><text:span text:style-name="T27">Botón</text:span><text:span text:style-name="T27"> 4:</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esquina</text:span><text:span text:style-name="T22"> </text:span><text:span text:style-name="T22">inferior</text:span><text:span text:style-name="T22"> </text:span><text:span text:style-name="T22">derecha</text:span><text:span text:style-name="T22"> </text:span><text:span text:style-name="T22">y</text:span><text:span text:style-name="T22"> </text:span><text:span text:style-name="T22">enlazará</text:span><text:span text:style-name="T22"> </text:span><text:span text:style-name="T22">a</text:span><text:span text:style-name="T22"> </text:span><text:span text:style-name="T22">la</text:span><text:span text:style-name="T27"> </text:span><text:span text:style-name="T27">pantalla</text:span><text:span text:style-name="T27"> 2</text:span><text:span text:style-name="T22"> “</text:span><text:span text:style-name="T22">menú</text:span><text:span text:style-name="T22">”</text:span><text:span text:style-name="T63">.</text:span></text:p>
            <text:p text:style-name="P12"/>
            <text:p text:style-name="P12"/>
            <text:p text:style-name="P29"><text:span text:style-name="T27">DFV</text:span><text:span text:style-name="T27">: </text:span><text:span text:style-name="T22">al</text:span><text:span text:style-name="T22"> </text:span><text:span text:style-name="T22">iniciar</text:span><text:span text:style-name="T22"> </text:span><text:span text:style-name="T22">la</text:span><text:span text:style-name="T22"> </text:span><text:span text:style-name="T22">pantalla</text:span><text:span text:style-name="T22"> </text:span><text:span text:style-name="T22">el</text:span><text:span text:style-name="T22"> </text:span><text:span text:style-name="T22">sintetizador</text:span><text:span text:style-name="T22"> </text:span><text:span text:style-name="T22">debe</text:span><text:span text:style-name="T22"> </text:span><text:span text:style-name="T22">decir</text:span><text:span text:style-name="T27"> </text:span><text:span text:style-name="T27">Pantalla</text:span><text:span text:style-name="T27">: </text:span><text:span text:style-name="T27">Partes</text:span><text:span text:style-name="T27"> </text:span><text:span text:style-name="T27">de</text:span><text:span text:style-name="T27"> </text:span><text:span text:style-name="T27">las</text:span><text:span text:style-name="T27"> </text:span><text:span text:style-name="T27">plantas</text:span><text:span text:style-name="T27"> </text:span><text:span text:style-name="T22">y</text:span><text:span text:style-name="T22"> </text:span><text:span text:style-name="T22">luego</text:span><text:span text:style-name="T22"> </text:span><text:span text:style-name="T22">leer</text:span><text:span text:style-name="T22"> </text:span><text:span text:style-name="T22">el</text:span><text:span text:style-name="T22"> </text:span><text:span text:style-name="T22">contenido</text:span><text:span text:style-name="T22"> </text:span><text:span text:style-name="T22">de</text:span><text:span text:style-name="T22"> </text:span><text:span text:style-name="T22">la</text:span><text:span text:style-name="T22"> </text:span><text:span text:style-name="T22">pantalla</text:span><text:span text:style-name="T22">. </text:span></text:p>
          </table:table-cell>
        </table:table-row>
        <table:table-row>
          <table:table-cell table:style-name="Tabla4.A2" office:value-type="string">
            <text:p text:style-name="P30"><text:span text:style-name="T27">Observaciones</text:span><text:span text:style-name="T27">:</text:span></text:p>
            <text:p text:style-name="P8"/>
          </table:table-cell>
          <table:table-cell table:style-name="Tabla4.A2" office:value-type="string">
            <text:p text:style-name="P25"/>
          </table:table-cell>
          <table:table-cell table:style-name="Tabla4.A2" office:value-type="string">
            <text:p text:style-name="P25"/>
          </table:table-cell>
        </table:table-row>
      </table:table>
      <text:p text:style-name="P4"/>
      <table:table table:name="Tabla5" table:style-name="Tabla5">
        <table:table-column table:style-name="Tabla5.A"/>
        <table:table-column table:style-name="Tabla5.B"/>
        <table:table-column table:style-name="Tabla5.C"/>
        <table:table-row>
          <table:table-cell table:style-name="Tabla5.A1" office:value-type="string">
            <text:p text:style-name="P37">antalla N 6: <text:s text:c="2"/>Reproducción de las Plantas /2</text:p>
          </table:table-cell>
          <table:table-cell table:style-name="Tabla5.A1" office:value-type="string">
            <text:p text:style-name="P31"><text:span text:style-name="T15">Diseño</text:span><text:span text:style-name="T15"> </text:span><text:span text:style-name="T15">Gráfico</text:span></text:p>
          </table:table-cell>
          <table:table-cell table:style-name="Tabla5.A1" office:value-type="string">
            <text:p text:style-name="P31"><text:span text:style-name="T15">Técnico</text:span><text:span text:style-name="T15">:</text:span></text:p>
          </table:table-cell>
        </table:table-row>
        <table:table-row>
          <table:table-cell table:style-name="Tabla5.A2" office:value-type="string">
            <text:p text:style-name="P31"><text:span text:style-name="T27">Título</text:span><text:span text:style-name="T27">:</text:span><text:span text:style-name="T22"> </text:span><text:span text:style-name="T22">Sembrando</text:span><text:span text:style-name="T22"> </text:span><text:span text:style-name="T22">para</text:span><text:span text:style-name="T22"> </text:span><text:span text:style-name="T22">el</text:span><text:span text:style-name="T22"> </text:span><text:span text:style-name="T22">futuro</text:span><text:span text:style-name="T22">.</text:span></text:p>
            <text:p text:style-name="P8"/>
            <text:p text:style-name="P31"><text:span text:style-name="T27">Texto</text:span><text:span text:style-name="T27"> 1:</text:span><text:span text:style-name="T22"> </text:span><text:span text:style-name="T22">La</text:span><text:span text:style-name="T22"> </text:span><text:span text:style-name="T22">reproducción</text:span><text:span text:style-name="T22"> </text:span><text:span text:style-name="T22">de</text:span><text:span text:style-name="T22"> </text:span><text:span text:style-name="T22">las</text:span><text:span text:style-name="T22"> </text:span><text:span text:style-name="T22">plantas</text:span></text:p>
            <text:p text:style-name="P31"><text:span text:style-name="T27">Texto 2:</text:span><text:span text:style-name="T22"> </text:span><text:span text:style-name="T24">La flor es el </text:span><text:span text:style-name="T33">órgano</text:span><text:span text:style-name="T24"> reproductor de las plantas donde se realiza la reproducción por semillas, en el interior de la flor se une una </text:span><text:span text:style-name="T33">célula</text:span><text:span text:style-name="T24"> sexual femenina y una masculina para formar un fruto y posteriormente la semilla, luego esa semilla desarrolla una nueva planta.</text:span></text:p>
            <text:p text:style-name="P8"/>
            <text:p text:style-name="P31"><text:span text:style-name="T27">TEXTO 3:</text:span><text:span text:style-name="T22"> </text:span><text:span text:style-name="T24">Ahora bien, la germinación es una forma de reproducción que consiste en el </text:span><text:soft-page-break/><text:span text:style-name="T24">desprendimiento natural o artificial de una semilla <text:s text:c="3"/>que es capaz de crecer hasta formar un nuevo </text:span><text:span text:style-name="T24">individuo, semejante a la planta de la cual se desprendió.</text:span></text:p>
            <text:p text:style-name="P8"/>
            <text:p text:style-name="P31"><text:span text:style-name="T27">Texto 4:</text:span><text:span text:style-name="T22"> Hay semillas muy pequeñas como las del pimentón y tomate; hay semillas <text:s/>muy </text:span><text:span text:style-name="T22">grandes como las de mango y cocotero. </text:span></text:p>
            <text:p text:style-name="P8"/>
            <text:p text:style-name="P29"><text:span text:style-name="T27">Texto 5:</text:span><text:span text:style-name="T30"> </text:span><text:span text:style-name="T24">La flor está constituida por: Pétalo, corola, sépalos, cáliz, pistilos, estambre.</text:span></text:p>
            <text:p text:style-name="P15">Ahora bien, el pistilo es el órgano sexual femenino <text:s/>y está conformado por: Estigma, ovario, óvulo y estilo.</text:p>
            <text:p text:style-name="P15">y el estambre es el órgano sexual masculino y está compuesto por: Antena y filamento.</text:p>
            <text:p text:style-name="P11"/>
            <text:p text:style-name="P29"><text:span text:style-name="T27">Texto 6:</text:span><text:span text:style-name="T22"> El proceso de germinación inicia con las semilla, de ella comienzan a salir las raíces, luego que las raíces están bien formadas inicia el crecimiento del tallo, las ramas y posteriormente el de las hojas.</text:span></text:p>
            <text:p text:style-name="P8"/>
            <text:p text:style-name="P31"><text:span text:style-name="T27">Botones</text:span><text:span text:style-name="T27"> </text:span><text:span text:style-name="T27">del</text:span><text:span text:style-name="T27"> </text:span><text:span text:style-name="T27">banner</text:span><text:span text:style-name="T27">:</text:span></text:p>
            <text:p text:style-name="P31"><text:span text:style-name="T27">Botón</text:span><text:span text:style-name="T27"> 1:</text:span><text:span text:style-name="T22"> </text:span><text:span text:style-name="T22">Accesibilidad</text:span><text:span text:style-name="T22"> </text:span></text:p>
            <text:p text:style-name="P31"><text:span text:style-name="T27">Botón</text:span><text:span text:style-name="T27"> 2:</text:span><text:span text:style-name="T22"> </text:span><text:span text:style-name="T22">Retroceder</text:span></text:p>
            <text:p text:style-name="P31"><text:span text:style-name="T27">Botón</text:span><text:span text:style-name="T27"> 3:</text:span><text:span text:style-name="T22"> </text:span><text:span text:style-name="T22">Avanzar</text:span></text:p>
            <text:p text:style-name="P31"><text:span text:style-name="T27">Botón</text:span><text:span text:style-name="T27"> 4:</text:span><text:span text:style-name="T22"> </text:span><text:span text:style-name="T22">Menú</text:span></text:p>
          </table:table-cell>
          <table:table-cell table:style-name="Tabla5.A2" office:value-type="string">
            <text:p text:style-name="P31"><text:span text:style-name="T27">Fondo</text:span><text:span text:style-name="T27">:</text:span><text:span text:style-name="T22"> </text:span><text:span text:style-name="T22">Elaborar</text:span><text:span text:style-name="T22"> </text:span><text:span text:style-name="T22">imágenes</text:span><text:span text:style-name="T22"> </text:span><text:span text:style-name="T22">de</text:span><text:span text:style-name="T22"> </text:span><text:span text:style-name="T22">un</text:span><text:span text:style-name="T22"> </text:span><text:span text:style-name="T22">vivero</text:span><text:span text:style-name="T22">, </text:span><text:span text:style-name="T22">en</text:span><text:span text:style-name="T22"> </text:span><text:span text:style-name="T22">donde</text:span><text:span text:style-name="T22"> </text:span><text:span text:style-name="T22">un</text:span><text:span text:style-name="T22"> </text:span><text:span text:style-name="T22">niño</text:span><text:span text:style-name="T22"> </text:span><text:span text:style-name="T22">con</text:span><text:span text:style-name="T22"> </text:span><text:span text:style-name="T22">sombrero</text:span><text:span text:style-name="T22"> </text:span><text:span text:style-name="T22">campesino</text:span><text:span text:style-name="T22"> </text:span><text:span text:style-name="T22">de</text:span><text:span text:style-name="T22"> </text:span><text:span text:style-name="T22">paja</text:span><text:span text:style-name="T22"> (</text:span><text:span text:style-name="T22">animado</text:span><text:span text:style-name="T22"> </text:span><text:span text:style-name="T22">moviendo</text:span><text:span text:style-name="T22"> </text:span><text:span text:style-name="T22">la</text:span><text:span text:style-name="T22"> </text:span><text:span text:style-name="T22">boca</text:span><text:span text:style-name="T22"> </text:span><text:span text:style-name="T22">y</text:span><text:span text:style-name="T22"> </text:span><text:span text:style-name="T22">ojos</text:span><text:span text:style-name="T22">), </text:span><text:span text:style-name="T22">observa</text:span><text:span text:style-name="T22">, </text:span><text:span text:style-name="T22">materos</text:span><text:span text:style-name="T22"> </text:span><text:span text:style-name="T22">con</text:span><text:span text:style-name="T22"> </text:span><text:span text:style-name="T22">diferentes</text:span><text:span text:style-name="T22"> </text:span><text:span text:style-name="T22">flores</text:span><text:span text:style-name="T22">, </text:span><text:span text:style-name="T22">cayena</text:span><text:span text:style-name="T22">, </text:span><text:span text:style-name="T22">orquídea</text:span><text:span text:style-name="T22">, </text:span><text:span text:style-name="T22">rosa</text:span><text:span text:style-name="T22">, </text:span><text:span text:style-name="T22">margarita</text:span><text:span text:style-name="T22">, </text:span><text:span text:style-name="T22">girasol</text:span><text:span text:style-name="T22"> </text:span><text:span text:style-name="T22">que</text:span><text:span text:style-name="T22"> </text:span><text:span text:style-name="T22">se</text:span><text:span text:style-name="T22"> </text:span><text:span text:style-name="T22">mueven</text:span><text:span text:style-name="T22"> </text:span><text:span text:style-name="T22">de</text:span><text:span text:style-name="T22"> </text:span><text:span text:style-name="T22">un</text:span><text:span text:style-name="T22"> </text:span><text:span text:style-name="T22">lado</text:span><text:span text:style-name="T22"> </text:span><text:span text:style-name="T22">a</text:span><text:span text:style-name="T22"> </text:span><text:span text:style-name="T22">otro</text:span><text:span text:style-name="T22">.</text:span></text:p>
            <text:p text:style-name="P31"><text:span text:style-name="T22">Sobre</text:span><text:span text:style-name="T22"> </text:span><text:span text:style-name="T22">el</text:span><text:span text:style-name="T22"> </text:span><text:span text:style-name="T22">fondo</text:span><text:span text:style-name="T22"> </text:span><text:span text:style-name="T22">y</text:span><text:span text:style-name="T22"> </text:span><text:span text:style-name="T22">en</text:span><text:span text:style-name="T22"> </text:span><text:span text:style-name="T22">la</text:span><text:span text:style-name="T22"> </text:span><text:span text:style-name="T22">parte</text:span><text:span text:style-name="T22"> </text:span><text:span text:style-name="T22">superior</text:span><text:span text:style-name="T22"> </text:span><text:span text:style-name="T22">agregar</text:span><text:span text:style-name="T22"> </text:span><text:span text:style-name="T22">un</text:span><text:span text:style-name="T22"> </text:span><text:span text:style-name="T22">banner</text:span><text:span text:style-name="T22"> </text:span><text:span text:style-name="T22">de</text:span><text:span text:style-name="T22"> </text:span><text:span text:style-name="T22">color</text:span><text:span text:style-name="T22"> </text:span><text:span text:style-name="T22">claro</text:span><text:span text:style-name="T22"> </text:span><text:span text:style-name="T22">en</text:span><text:span text:style-name="T22"> </text:span><text:span text:style-name="T22">donde</text:span><text:span text:style-name="T22"> </text:span><text:span text:style-name="T22">se</text:span><text:span text:style-name="T22"> </text:span><text:span text:style-name="T22">colocará</text:span><text:span text:style-name="T22"> </text:span><text:span text:style-name="T22">el</text:span><text:span text:style-name="T27"> </text:span><text:span text:style-name="T27">Texto</text:span><text:span text:style-name="T27"> 1</text:span><text:span text:style-name="T22">.</text:span></text:p>
            <text:p text:style-name="P8"/>
            <text:p text:style-name="P31"><text:span text:style-name="T27">Animación</text:span><text:span text:style-name="T27"> 1</text:span><text:span text:style-name="T22">: </text:span><text:span text:style-name="T22">Las</text:span><text:span text:style-name="T22"> </text:span><text:span text:style-name="T22">flores</text:span><text:span text:style-name="T22"> </text:span><text:span text:style-name="T22">en</text:span><text:span text:style-name="T22"> </text:span><text:span text:style-name="T22">los</text:span><text:span text:style-name="T22"> </text:span><text:span text:style-name="T22">materos</text:span><text:span text:style-name="T22"> </text:span><text:span text:style-name="T22">se</text:span><text:span text:style-name="T22"> </text:span><text:span text:style-name="T22">mueven</text:span><text:span text:style-name="T22"> </text:span><text:span text:style-name="T22">de</text:span><text:span text:style-name="T22"> </text:span><text:span text:style-name="T22">un</text:span><text:span text:style-name="T22"> </text:span><text:span text:style-name="T22">lado</text:span><text:span text:style-name="T22"> </text:span><text:span text:style-name="T22">a</text:span><text:span text:style-name="T22"> </text:span><text:span text:style-name="T22">otro</text:span><text:span text:style-name="T22">.</text:span></text:p>
            <text:p text:style-name="P31"><text:span text:style-name="T27">Animación</text:span><text:span text:style-name="T27"> 2:</text:span><text:span text:style-name="T22"> </text:span><text:span text:style-name="T22">Al</text:span><text:span text:style-name="T22"> </text:span><text:span text:style-name="T22">culminar</text:span><text:span text:style-name="T22"> </text:span><text:span text:style-name="T22">la</text:span><text:span text:style-name="T22"> </text:span><text:span text:style-name="T22">lectura</text:span><text:span text:style-name="T22"> </text:span><text:span text:style-name="T22">del</text:span><text:span text:style-name="T27"> </text:span><text:span text:style-name="T27">texto</text:span><text:span text:style-name="T27"> 2</text:span><text:span text:style-name="T22">, </text:span><text:span text:style-name="T22">se</text:span><text:span text:style-name="T22"> </text:span><text:soft-page-break/><text:span text:style-name="T22">ampliará</text:span><text:span text:style-name="T22"> </text:span><text:span text:style-name="T22">la</text:span><text:span text:style-name="T22"> </text:span><text:span text:style-name="T22">imagen</text:span><text:span text:style-name="T22"> </text:span><text:span text:style-name="T22">de</text:span><text:span text:style-name="T22"> </text:span><text:span text:style-name="T22">una</text:span><text:span text:style-name="T22"> </text:span><text:span text:style-name="T22">flor</text:span><text:span text:style-name="T22"> </text:span><text:span text:style-name="T22">en</text:span><text:span text:style-name="T22"> </text:span><text:span text:style-name="T22">la</text:span><text:span text:style-name="T22"> </text:span><text:span text:style-name="T22">cual</text:span><text:span text:style-name="T22"> </text:span><text:span text:style-name="T22">se</text:span><text:span text:style-name="T22"> </text:span><text:span text:style-name="T22">podrán</text:span><text:span text:style-name="T22"> </text:span><text:span text:style-name="T22">ver</text:span><text:span text:style-name="T22"> </text:span><text:span text:style-name="T22">claramente</text:span><text:span text:style-name="T22"> </text:span><text:span text:style-name="T22">las</text:span><text:span text:style-name="T22"> </text:span><text:span text:style-name="T22">células</text:span><text:span text:style-name="T22"> </text:span><text:span text:style-name="T22">masculinas</text:span><text:span text:style-name="T22"> </text:span><text:span text:style-name="T22">y</text:span><text:span text:style-name="T22"> </text:span><text:span text:style-name="T22">femeninas</text:span><text:span text:style-name="T22"> </text:span><text:span text:style-name="T22">que</text:span><text:span text:style-name="T22"> </text:span><text:span text:style-name="T22">están</text:span><text:span text:style-name="T22"> </text:span><text:span text:style-name="T22">internamente</text:span><text:span text:style-name="T22">. </text:span><text:span text:style-name="T22">Flor</text:span><text:span text:style-name="T22"> </text:span><text:span text:style-name="T22">de</text:span><text:span text:style-name="T22"> </text:span><text:span text:style-name="T22">color</text:span><text:span text:style-name="T22"> </text:span><text:span text:style-name="T22">intenso</text:span><text:span text:style-name="T22">, </text:span><text:span text:style-name="T22">células</text:span><text:span text:style-name="T22"> </text:span><text:span text:style-name="T22">de</text:span><text:span text:style-name="T22"> </text:span><text:span text:style-name="T22">color</text:span><text:span text:style-name="T22"> </text:span><text:span text:style-name="T22">claro</text:span><text:span text:style-name="T22"> </text:span><text:span text:style-name="T22">haciendo</text:span><text:span text:style-name="T22"> </text:span><text:span text:style-name="T22">contraste</text:span><text:span text:style-name="T22"> </text:span><text:span text:style-name="T22">de</text:span><text:span text:style-name="T22"> </text:span><text:span text:style-name="T22">color</text:span><text:span text:style-name="T22">. </text:span><text:span text:style-name="T22">Al</text:span><text:span text:style-name="T22"> </text:span><text:span text:style-name="T22">finalizar</text:span><text:span text:style-name="T22"> </text:span><text:span text:style-name="T22">la</text:span><text:span text:style-name="T22"> </text:span><text:span text:style-name="T22">animación</text:span><text:span text:style-name="T22"> </text:span><text:span text:style-name="T22">aparecerá</text:span><text:span text:style-name="T22"> </text:span><text:span text:style-name="T22">el</text:span><text:span text:style-name="T27"> </text:span><text:span text:style-name="T27">texto</text:span><text:span text:style-name="T27"> 3.</text:span></text:p>
            <text:p text:style-name="P31"><text:span text:style-name="T27">Animación</text:span><text:span text:style-name="T27"> 3:</text:span><text:span text:style-name="T22"> </text:span><text:span text:style-name="T22">Luego</text:span><text:span text:style-name="T22"> </text:span><text:span text:style-name="T22">del</text:span><text:span text:style-name="T27"> </text:span><text:span text:style-name="T27">Texto</text:span><text:span text:style-name="T27"> 3</text:span><text:span text:style-name="T22"> </text:span><text:span text:style-name="T22">en</text:span><text:span text:style-name="T22"> </text:span><text:span text:style-name="T22">visión</text:span><text:span text:style-name="T22"> </text:span><text:span text:style-name="T22">lupa</text:span><text:span text:style-name="T22"> </text:span><text:span text:style-name="T22">se</text:span><text:span text:style-name="T22"> </text:span><text:span text:style-name="T22">mostrará</text:span><text:span text:style-name="T22"> </text:span><text:span text:style-name="T22">el</text:span><text:span text:style-name="T22"> </text:span><text:span text:style-name="T22">proceso</text:span><text:span text:style-name="T22"> </text:span><text:span text:style-name="T22">de</text:span><text:span text:style-name="T22"> </text:span><text:span text:style-name="T22">germinación</text:span><text:span text:style-name="T22"> </text:span><text:span text:style-name="T22">de</text:span><text:span text:style-name="T22"> </text:span><text:span text:style-name="T22">una</text:span><text:span text:style-name="T22"> </text:span><text:span text:style-name="T22">planta</text:span><text:span text:style-name="T22">. </text:span><text:span text:style-name="T22">La</text:span><text:span text:style-name="T22"> </text:span><text:span text:style-name="T22">animación</text:span><text:span text:style-name="T22"> </text:span><text:span text:style-name="T22">no</text:span><text:span text:style-name="T22"> </text:span><text:span text:style-name="T22">será</text:span><text:span text:style-name="T22"> </text:span><text:span text:style-name="T22">repetitiva</text:span><text:span text:style-name="T22">. (</text:span><text:span text:style-name="T22">ver</text:span><text:span text:style-name="T22"> </text:span><text:span text:style-name="T22">imagen</text:span><text:span text:style-name="T46"> </text:span><text:span text:style-name="T22">prototipo</text:span><text:span text:style-name="T22">).</text:span></text:p>
            <text:p text:style-name="P8"/>
            <text:p text:style-name="P31"><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31"><text:span text:style-name="T27">Botón</text:span><text:span text:style-name="T27"> 1:</text:span><text:span text:style-name="T22"> </text:span><text:span text:style-name="T22">Representado</text:span><text:span text:style-name="T22"> </text:span><text:span text:style-name="T22">por</text:span><text:span text:style-name="T22"> </text:span><text:span text:style-name="T22">el</text:span><text:span text:style-name="T22"> </text:span><text:span text:style-name="T22">símbolo</text:span><text:span text:style-name="T22"> </text:span><text:span text:style-name="T22">universal</text:span><text:span text:style-name="T22"> </text:span><text:span text:style-name="T22">de</text:span><text:span text:style-name="T22"> </text:span><text:span text:style-name="T22">Diversidad</text:span><text:span text:style-name="T22"> </text:span><text:span text:style-name="T22">Funcional</text:span><text:span text:style-name="T22">. </text:span><text:span text:style-name="T22">Ubicada</text:span><text:span text:style-name="T22"> </text:span><text:span text:style-name="T22">en</text:span><text:span text:style-name="T22"> </text:span><text:span text:style-name="T22">el</text:span><text:span text:style-name="T22"> </text:span><text:span text:style-name="T22">lado</text:span><text:span text:style-name="T22"> </text:span><text:span text:style-name="T22">izquierdo</text:span><text:span text:style-name="T22"> </text:span><text:span text:style-name="T22">del</text:span><text:span text:style-name="T22"> </text:span><text:span text:style-name="T22">banner</text:span><text:span text:style-name="T22">. </text:span></text:p>
            <text:p text:style-name="P31"><text:span text:style-name="T27">Botón</text:span><text:span text:style-name="T27"> 2:</text:span><text:span text:style-name="T22"> </text:span><text:span text:style-name="T22">Estará</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e</text:span><text:span text:style-name="T22"> </text:span><text:span text:style-name="T22">a</text:span><text:span text:style-name="T22"> </text:span><text:span text:style-name="T22">la</text:span><text:span text:style-name="T22"> </text:span><text:span text:style-name="T22">izquierda</text:span><text:span text:style-name="T22">.</text:span></text:p>
            <text:p text:style-name="P29"><text:span text:style-name="T27">Botón</text:span><text:span text:style-name="T27"> 3:</text:span><text:span text:style-name="T22"> <text:s/></text:span><text:span text:style-name="T22">Estará</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e</text:span><text:span text:style-name="T22"> </text:span><text:span text:style-name="T22">a</text:span><text:span text:style-name="T22"> </text:span><text:span text:style-name="T22">la</text:span><text:span text:style-name="T22"> </text:span><text:span text:style-name="T22">derecha</text:span></text:p>
            <text:p text:style-name="P29"><text:span text:style-name="T27">Botón</text:span><text:span text:style-name="T27"> 4:</text:span><text:span text:style-name="T22"> </text:span><text:span text:style-name="T22">Representado</text:span><text:span text:style-name="T22"> </text:span><text:span text:style-name="T22">por</text:span><text:span text:style-name="T22"> </text:span><text:span text:style-name="T22">la</text:span><text:span text:style-name="T22"> </text:span><text:span text:style-name="T22">imagen</text:span><text:span text:style-name="T22"> </text:span><text:span text:style-name="T22">de</text:span><text:span text:style-name="T22"> </text:span><text:span text:style-name="T22">una</text:span><text:span text:style-name="T22"> </text:span><text:span text:style-name="T22">casa</text:span><text:span text:style-name="T22">.</text:span></text:p>
            <text:p text:style-name="P8"/>
            <text:p text:style-name="P8"><text:s/></text:p>
          </table:table-cell>
          <table:table-cell table:style-name="Tabla5.A2" office:value-type="string">
            <text:p text:style-name="P31"><text:span text:style-name="T27">Título</text:span><text:span text:style-name="T27">:</text:span><text:span text:style-name="T22"> </text:span><text:span text:style-name="T22">ubicado</text:span><text:span text:style-name="T22"> </text:span><text:span text:style-name="T22">en</text:span><text:span text:style-name="T22"> </text:span><text:span text:style-name="T22">la</text:span><text:span text:style-name="T22"> </text:span><text:span text:style-name="T22">barra</text:span><text:span text:style-name="T22"> </text:span><text:span text:style-name="T22">de</text:span><text:span text:style-name="T22"> </text:span><text:span text:style-name="T22">título</text:span><text:span text:style-name="T22">.</text:span></text:p>
            <text:p text:style-name="P8"/>
            <text:p text:style-name="P31"><text:span text:style-name="T22">Al</text:span><text:span text:style-name="T22"> </text:span><text:span text:style-name="T22">iniciar</text:span><text:span text:style-name="T22"> </text:span><text:span text:style-name="T22">la</text:span><text:span text:style-name="T22"> </text:span><text:span text:style-name="T22">pantalla</text:span><text:span text:style-name="T22"> </text:span><text:span text:style-name="T22">pasará</text:span><text:span text:style-name="T22"> 5 </text:span><text:span text:style-name="T22">segundos</text:span><text:span text:style-name="T22"> </text:span><text:span text:style-name="T22">y</text:span><text:span text:style-name="T22"> </text:span><text:span text:style-name="T22">luego</text:span><text:span text:style-name="T22"> </text:span><text:span text:style-name="T22">se</text:span><text:span text:style-name="T22"> </text:span><text:span text:style-name="T22">mostrará</text:span><text:span text:style-name="T22">:</text:span></text:p>
            <text:list xml:id="list1241769744" text:style-name="LS14">
              <text:list-item>
                <text:p text:style-name="P129"><text:span text:style-name="T22">Animación</text:span><text:span text:style-name="T22"> 1 + </text:span><text:span text:style-name="T22">texto</text:span><text:span text:style-name="T22"> 2 </text:span></text:p>
              </text:list-item>
              <text:list-item>
                <text:p text:style-name="P129"><text:span text:style-name="T22">Animación</text:span><text:span text:style-name="T22"> 2 + </text:span><text:span text:style-name="T22">Texto</text:span><text:span text:style-name="T22"> 5 (</text:span><text:span text:style-name="T22">Sólo</text:span><text:span text:style-name="T22"> </text:span><text:span text:style-name="T22">sintetizador</text:span><text:span text:style-name="T22">)</text:span></text:p>
              </text:list-item>
              <text:list-item>
                <text:p text:style-name="P129"><text:span text:style-name="T22">Animación</text:span><text:span text:style-name="T22"> 1 + </text:span><text:span text:style-name="T22">Texto</text:span><text:span text:style-name="T22"> 3 + </text:span><text:span text:style-name="T22">texto</text:span><text:span text:style-name="T22"> 4 </text:span></text:p>
              </text:list-item>
              <text:list-item>
                <text:p text:style-name="P129"><text:span text:style-name="T22">animación</text:span><text:span text:style-name="T22"> 3 + </text:span><text:span text:style-name="T22">texto</text:span><text:span text:style-name="T22"> 6 (</text:span><text:span text:style-name="T22">Sólo</text:span><text:span text:style-name="T22"> </text:span><text:span text:style-name="T22">sintetizador</text:span><text:span text:style-name="T22">)</text:span></text:p>
              </text:list-item>
            </text:list>
            <text:p text:style-name="P31"><text:span text:style-name="T22">La</text:span><text:span text:style-name="T22"> </text:span><text:span text:style-name="T22">navegabilidad</text:span><text:span text:style-name="T22"> </text:span><text:span text:style-name="T22">será</text:span><text:span text:style-name="T22"> </text:span><text:span text:style-name="T22">a</text:span><text:span text:style-name="T22"> </text:span><text:span text:style-name="T22">través</text:span><text:span text:style-name="T22"> </text:span><text:span text:style-name="T22">de</text:span><text:span text:style-name="T22"> </text:span><text:span text:style-name="T22">clic</text:span><text:span text:style-name="T22">. </text:span></text:p>
            <text:p text:style-name="P8"/>
            <text:p text:style-name="P31"><text:span text:style-name="T22">Al</text:span><text:span text:style-name="T22"> </text:span><text:span text:style-name="T22">pulsar</text:span><text:span text:style-name="T22"> </text:span><text:span text:style-name="T22">sobre</text:span><text:span text:style-name="T22"> </text:span><text:span text:style-name="T22">la</text:span><text:span text:style-name="T22"> </text:span><text:span text:style-name="T22">palabra</text:span><text:span text:style-name="T22"> </text:span><text:span text:style-name="T22">subrayadas</text:span><text:span text:style-name="T22">:</text:span></text:p>
            <text:list xml:id="list62" text:style-name="LS8">
              <text:list-item>
                <text:p text:style-name="P127"><text:span text:style-name="T22">Aparecerá</text:span><text:span text:style-name="T22"> </text:span><text:span text:style-name="T22">el</text:span><text:span text:style-name="T22"> </text:span><text:span text:style-name="T22">glosario</text:span><text:span text:style-name="T22"> </text:span><text:span text:style-name="T22">del</text:span><text:span text:style-name="T22"> </text:span><text:span text:style-name="T22">términos</text:span><text:span text:style-name="T22"> </text:span><text:span text:style-name="T22">si</text:span><text:span text:style-name="T22"> </text:span><text:span text:style-name="T22">y</text:span><text:span text:style-name="T22"> </text:span><text:span text:style-name="T22">sólo</text:span><text:span text:style-name="T22"> </text:span><text:span text:style-name="T22">si</text:span><text:span text:style-name="T22"> </text:span><text:span text:style-name="T22">no</text:span><text:span text:style-name="T22"> </text:span><text:soft-page-break/><text:span text:style-name="T22">se</text:span><text:span text:style-name="T22"> </text:span><text:span text:style-name="T22">aplico</text:span><text:span text:style-name="T22"> </text:span><text:span text:style-name="T22">ninguna</text:span><text:span text:style-name="T22"> </text:span><text:span text:style-name="T22">configuración</text:span></text:p>
              </text:list-item>
              <text:list-item>
                <text:p text:style-name="P127"><text:span text:style-name="T22">Aparecerá</text:span><text:span text:style-name="T22"> </text:span><text:span text:style-name="T22">el</text:span><text:span text:style-name="T22"> </text:span><text:span text:style-name="T22">intérprete</text:span><text:span text:style-name="T22"> </text:span><text:span text:style-name="T22">virtual</text:span><text:span text:style-name="T22"> </text:span><text:span text:style-name="T22">si</text:span><text:span text:style-name="T22"> </text:span><text:span text:style-name="T22">y</text:span><text:span text:style-name="T22"> </text:span><text:span text:style-name="T22">sólo</text:span><text:span text:style-name="T22"> </text:span><text:span text:style-name="T22">si</text:span><text:span text:style-name="T22"> </text:span><text:span text:style-name="T22">esta</text:span><text:span text:style-name="T22"> </text:span><text:span text:style-name="T22">configurada</text:span><text:span text:style-name="T22"> </text:span><text:span text:style-name="T22">la</text:span><text:span text:style-name="T22"> </text:span><text:span text:style-name="T22">diversidad</text:span><text:span text:style-name="T22"> </text:span><text:span text:style-name="T22">funcional</text:span><text:span text:style-name="T22"> </text:span><text:span text:style-name="T22">auditiva</text:span><text:span text:style-name="T22">.</text:span></text:p>
              </text:list-item>
              <text:list-item>
                <text:p text:style-name="P127"><text:span text:style-name="T22">Se reproducirá el texto en audio si esta configurada la diversidad funcional visual. Al pararse sobre la palabra dirá: </text:span><text:span text:style-name="T34">Explica la palabra (palabra subrayada).</text:span></text:p>
              </text:list-item>
            </text:list>
            <text:p text:style-name="P8"/>
            <text:p text:style-name="P31"><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31"><text:span text:style-name="T27">Botón</text:span><text:span text:style-name="T27"> 1:</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parte</text:span><text:span text:style-name="T22"> </text:span><text:span text:style-name="T22">inferior</text:span><text:span text:style-name="T22"> </text:span><text:span text:style-name="T22">izquierda</text:span><text:span text:style-name="T22"> </text:span><text:span text:style-name="T22">de</text:span><text:span text:style-name="T22"> </text:span><text:span text:style-name="T22">la</text:span><text:span text:style-name="T22"> </text:span><text:span text:style-name="T22">pantalla</text:span><text:span text:style-name="T22">, </text:span><text:span text:style-name="T22">tendrá</text:span><text:span text:style-name="T22"> </text:span><text:span text:style-name="T22">hipervínculo</text:span><text:span text:style-name="T22"> </text:span><text:span text:style-name="T22">hacia</text:span><text:span text:style-name="T22"> </text:span><text:span text:style-name="T22">la</text:span><text:span text:style-name="T27"> </text:span><text:span text:style-name="T27">pantalla</text:span><text:span text:style-name="T27"> 1</text:span><text:span text:style-name="T22"> <text:s/></text:span><text:span text:style-name="T22">Menú</text:span><text:span text:style-name="T22"> </text:span><text:span text:style-name="T22">de</text:span><text:span text:style-name="T22"> </text:span><text:span text:style-name="T22">configuración</text:span><text:span text:style-name="T22">.</text:span></text:p>
            <text:p text:style-name="P8"/>
            <text:p text:style-name="P31"><text:span text:style-name="T27">Botón 2</text:span><text:span text:style-name="T22">: Estará ubicado en el centro del banner permitirá retroceder a la</text:span><text:span text:style-name="T27"> pantalla 5</text:span><text:span text:style-name="T22"> <text:s/>“La reproducción de las plantas/1” y además permitirá retroceder las animaciones.</text:span></text:p>
            <text:p text:style-name="P31"><text:span text:style-name="T27">Botón</text:span><text:span text:style-name="T27"> 3</text:span><text:span text:style-name="T22">: </text:span><text:span text:style-name="T22">Estará</text:span><text:span text:style-name="T22"> </text:span><text:span text:style-name="T22">ubicado</text:span><text:span text:style-name="T22"> </text:span><text:span text:style-name="T22">del</text:span><text:span text:style-name="T22"> </text:span><text:span text:style-name="T22">lado</text:span><text:span text:style-name="T22"> </text:span><text:span text:style-name="T22">derecho</text:span><text:span text:style-name="T22"> </text:span><text:span text:style-name="T22">del</text:span><text:span text:style-name="T22"> </text:span><text:span text:style-name="T22">botón</text:span><text:span text:style-name="T22"> </text:span><text:span text:style-name="T22">retroceder</text:span><text:span text:style-name="T22"> </text:span><text:span text:style-name="T22">permitirá</text:span><text:span text:style-name="T22"> </text:span><text:span text:style-name="T22">avanzar</text:span><text:span text:style-name="T22"> </text:span><text:span text:style-name="T22">en</text:span><text:span text:style-name="T22"> </text:span><text:span text:style-name="T22">las</text:span><text:span text:style-name="T22"> </text:span><text:span text:style-name="T22">animaciones</text:span></text:p>
            <text:p text:style-name="P31"><text:span text:style-name="T27">Botón</text:span><text:span text:style-name="T27"> 4:</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esquina</text:span><text:span text:style-name="T22"> </text:span><text:span text:style-name="T22">inferior</text:span><text:span text:style-name="T22"> <text:s/></text:span><text:span text:style-name="T22">derecha</text:span><text:span text:style-name="T22">, </text:span><text:span text:style-name="T22">inicio</text:span><text:span text:style-name="T22">, </text:span><text:span text:style-name="T22">que</text:span><text:span text:style-name="T22"> </text:span><text:span text:style-name="T22">enlazará</text:span><text:span text:style-name="T22"> </text:span><text:span text:style-name="T22">a</text:span><text:span text:style-name="T22"> </text:span><text:span text:style-name="T22">la</text:span><text:span text:style-name="T27"> </text:span><text:span text:style-name="T27">pantalla</text:span><text:span text:style-name="T27"> 2</text:span><text:span text:style-name="T22"> “</text:span><text:span text:style-name="T22">menú</text:span><text:span text:style-name="T22">”</text:span></text:p>
            <text:p text:style-name="P8"/>
            <text:p text:style-name="P31"><text:span text:style-name="T27">DFV</text:span><text:span text:style-name="T27">: </text:span><text:span text:style-name="T22">al</text:span><text:span text:style-name="T22"> </text:span><text:span text:style-name="T22">iniciar</text:span><text:span text:style-name="T22"> </text:span><text:span text:style-name="T22">la</text:span><text:span text:style-name="T22"> </text:span><text:span text:style-name="T22">pantalla</text:span><text:span text:style-name="T22"> </text:span><text:span text:style-name="T22">el</text:span><text:span text:style-name="T22"> </text:span><text:span text:style-name="T22">sintetizador</text:span><text:span text:style-name="T22"> </text:span><text:span text:style-name="T22">debe</text:span><text:span text:style-name="T22"> </text:span><text:span text:style-name="T22">decir</text:span><text:span text:style-name="T27"> </text:span><text:span text:style-name="T27">Pantalla</text:span><text:span text:style-name="T27">: </text:span><text:span text:style-name="T27">Reproducción</text:span><text:span text:style-name="T27"> </text:span><text:span text:style-name="T27">de</text:span><text:span text:style-name="T27"> </text:span><text:span text:style-name="T27">las</text:span><text:span text:style-name="T27"> </text:span><text:span text:style-name="T27">plantas</text:span><text:span text:style-name="T27"> </text:span><text:span text:style-name="T22">y</text:span><text:span text:style-name="T22"> </text:span><text:span text:style-name="T22">luego</text:span><text:span text:style-name="T22"> </text:span><text:span text:style-name="T22">leer</text:span><text:span text:style-name="T22"> </text:span><text:span text:style-name="T22">el</text:span><text:span text:style-name="T22"> </text:span><text:span text:style-name="T22">contenido</text:span><text:span text:style-name="T22"> </text:span><text:span text:style-name="T22">de</text:span><text:span text:style-name="T22"> </text:span><text:span text:style-name="T22">la</text:span><text:span text:style-name="T22"> </text:span><text:span text:style-name="T22">pantalla</text:span><text:span text:style-name="T22">. </text:span></text:p>
          </table:table-cell>
        </table:table-row>
        <table:table-row>
          <table:table-cell table:style-name="Tabla5.A2" office:value-type="string">
            <text:p text:style-name="P30"><text:span text:style-name="T27">Observaciones</text:span><text:span text:style-name="T27">: </text:span></text:p>
            <text:p text:style-name="P97"/>
          </table:table-cell>
          <table:table-cell table:style-name="Tabla5.A2" office:value-type="string">
            <text:p text:style-name="P25"/>
          </table:table-cell>
          <table:table-cell table:style-name="Tabla5.A2" office:value-type="string">
            <text:p text:style-name="P25"/>
          </table:table-cell>
        </table:table-row>
      </table:table>
      <text:p text:style-name="P6"/>
      <table:table table:name="Tabla6" table:style-name="Tabla6">
        <table:table-column table:style-name="Tabla6.A"/>
        <table:table-column table:style-name="Tabla6.B"/>
        <table:table-column table:style-name="Tabla6.C"/>
        <text:soft-page-break/>
        <table:table-row>
          <table:table-cell table:style-name="Tabla6.A1" office:value-type="string">
            <text:p text:style-name="P30"><text:span text:style-name="T15">Pantalla</text:span><text:span text:style-name="T15"> </text:span><text:span text:style-name="T15">N</text:span><text:span text:style-name="T15">°:7 <text:s/></text:span><text:span text:style-name="T15">Reproducción</text:span><text:span text:style-name="T15"> </text:span><text:span text:style-name="T15">de</text:span><text:span text:style-name="T15"> </text:span><text:span text:style-name="T15">las</text:span><text:span text:style-name="T15"> </text:span><text:span text:style-name="T15">Plantas</text:span><text:span text:style-name="T15"> /3</text:span></text:p>
          </table:table-cell>
          <table:table-cell table:style-name="Tabla6.A1" office:value-type="string">
            <text:p text:style-name="P31"><text:span text:style-name="T15">Diseño</text:span><text:span text:style-name="T15"> </text:span><text:span text:style-name="T15">Gráfico</text:span></text:p>
          </table:table-cell>
          <table:table-cell table:style-name="Tabla6.A1" office:value-type="string">
            <text:p text:style-name="P31"><text:span text:style-name="T15">Técnico</text:span><text:span text:style-name="T15">:</text:span></text:p>
          </table:table-cell>
        </table:table-row>
        <table:table-row>
          <table:table-cell table:style-name="Tabla6.A2" office:value-type="string">
            <text:p text:style-name="P31"><text:span text:style-name="T27">Título</text:span><text:span text:style-name="T27">:</text:span><text:span text:style-name="T22"> </text:span><text:span text:style-name="T22">Sembrando</text:span><text:span text:style-name="T22"> </text:span><text:span text:style-name="T22">para</text:span><text:span text:style-name="T22"> </text:span><text:span text:style-name="T22">el</text:span><text:span text:style-name="T22"> </text:span><text:span text:style-name="T22">futuro</text:span><text:span text:style-name="T22">.</text:span></text:p>
            <text:p text:style-name="P8"/>
            <text:p text:style-name="P31"><text:span text:style-name="T27">Texto</text:span><text:span text:style-name="T27"> 1:</text:span><text:span text:style-name="T22"> </text:span><text:span text:style-name="T22">Reproducción</text:span><text:span text:style-name="T22"> </text:span><text:span text:style-name="T22">de</text:span><text:span text:style-name="T22"> </text:span><text:span text:style-name="T22">las</text:span><text:span text:style-name="T22"> </text:span><text:span text:style-name="T22">plantas</text:span><text:span text:style-name="T22">.</text:span></text:p>
            <text:p text:style-name="P31"><text:span text:style-name="T27">Texto 2:</text:span><text:span text:style-name="T22"> </text:span><text:span text:style-name="T24">La reproducción </text:span><text:span text:style-name="T33">asexual</text:span><text:span text:style-name="T24"> se realiza, </text:span><text:span text:style-name="T24">generalmente, a partir de cualquier </text:span><text:span text:style-name="T33">órgano</text:span><text:span text:style-name="T24"> de la planta, como los bulbos o los fragmentos de tallos.</text:span></text:p>
            <text:p text:style-name="P56"/>
            <text:p text:style-name="P44"><text:span text:style-name="T27">Texto 3:</text:span><text:span text:style-name="T22"> </text:span><text:span text:style-name="T24">¿Quieres saber cómo se realiza la reproducción asexual?</text:span></text:p>
            <text:p text:style-name="P55">¡Vamos a conocerlo!</text:p>
            <text:p text:style-name="P51"/>
            <text:p text:style-name="P88"><text:span text:style-name="T27">Texto 4:</text:span><text:span text:style-name="T22"> </text:span><text:span text:style-name="T11">Los</text:span><text:span text:style-name="T39"> humanos recurren al proceso de </text:span><text:span text:style-name="T42">reproducción asexual</text:span><text:span text:style-name="T39"> para obtene</text:span><text:span text:style-name="T24">r cosechas de mejor calidad y con mayor cantidad. Estos procesos llevan por nombre Acodo e Injerto. </text:span></text:p>
            <text:p text:style-name="P81"/>
            <text:p text:style-name="P31"><text:span text:style-name="T27">Texto 5</text:span><text:span text:style-name="T22">: </text:span><text:span text:style-name="T24">Por acodo: consiste en doblar una rama de una planta, enterrarla y cuando tenga raíces separarla de la planta madre. Como ejemplo está la mora.</text:span></text:p>
            <text:p text:style-name="P55"/>
            <text:p text:style-name="P42"><text:span text:style-name="T41">Texto 6:</text:span><text:span text:style-name="T37"> </text:span><text:span text:style-name="T37">Por injerto: consiste en introducir un</text:span><text:span text:style-name="T47"> </text:span><text:span text:style-name="T37">fragmento de tallo de una planta a otra planta, ambas de la misma especie, formando una nueva planta que mantiene las </text:span><text:span text:style-name="T22">características de la planta originales.</text:span></text:p>
            <text:p text:style-name="P61"/>
            <text:p text:style-name="P47"><text:span text:style-name="T27">Texto 7:</text:span><text:span text:style-name="T22"> Algunos ejemplos de plantas que se cultivan en Venezuela y se pueden reproducir por acodo son:</text:span></text:p>
            <text:list xml:id="list612883928" text:style-name="LS15">
              <text:list-item>
                <text:p text:style-name="P155"><text:soft-page-break/>Guanábana</text:p>
              </text:list-item>
              <text:list-item>
                <text:p text:style-name="P155">Ciruela</text:p>
              </text:list-item>
              <text:list-item>
                <text:p text:style-name="P155">Níspero</text:p>
              </text:list-item>
            </text:list>
            <text:p text:style-name="P8"/>
            <text:p text:style-name="P8"/>
            <text:p text:style-name="P29"><text:span text:style-name="T27">Texto 8: </text:span><text:span text:style-name="T22">El aguacate es un fruto que se siembra </text:span><text:span text:style-name="T22">en Venezuela y se puede reproducir por injerto. Fin de contenido, vuelve al menú. </text:span></text:p>
            <text:p text:style-name="P8"/>
            <text:p text:style-name="P31"><text:span text:style-name="T27">Botones</text:span><text:span text:style-name="T27"> </text:span><text:span text:style-name="T27">del</text:span><text:span text:style-name="T27"> </text:span><text:span text:style-name="T27">banner</text:span><text:span text:style-name="T27">:</text:span></text:p>
            <text:p text:style-name="P31"><text:span text:style-name="T27">Botón</text:span><text:span text:style-name="T27"> 1:</text:span><text:span text:style-name="T22"> </text:span><text:span text:style-name="T22">Accesibilidad</text:span><text:span text:style-name="T22"> </text:span></text:p>
            <text:p text:style-name="P31"><text:span text:style-name="T27">Botón</text:span><text:span text:style-name="T27"> 2:</text:span><text:span text:style-name="T22"> </text:span><text:span text:style-name="T22">Retroceder</text:span></text:p>
            <text:p text:style-name="P31"><text:span text:style-name="T27">Botón</text:span><text:span text:style-name="T27"> 3:</text:span><text:span text:style-name="T22"> </text:span><text:span text:style-name="T22">Avanzar</text:span></text:p>
            <text:p text:style-name="P31"><text:span text:style-name="T27">Botón</text:span><text:span text:style-name="T27"> 4:</text:span><text:span text:style-name="T22"> </text:span><text:span text:style-name="T22">Menú</text:span></text:p>
          </table:table-cell>
          <table:table-cell table:style-name="Tabla6.A2" office:value-type="string">
            <text:p text:style-name="P31"><text:span text:style-name="T27">Fondo</text:span><text:span text:style-name="T27">:</text:span><text:span text:style-name="T22"> </text:span><text:span text:style-name="T22">Elaborar</text:span><text:span text:style-name="T22"> </text:span><text:span text:style-name="T22">imágenes</text:span><text:span text:style-name="T22"> </text:span><text:span text:style-name="T22">de</text:span><text:span text:style-name="T22"> </text:span><text:span text:style-name="T22">un</text:span><text:span text:style-name="T22"> </text:span><text:span text:style-name="T22">vivero</text:span><text:span text:style-name="T22">, </text:span><text:span text:style-name="T22">en</text:span><text:span text:style-name="T22"> </text:span><text:span text:style-name="T22">donde</text:span><text:span text:style-name="T22"> </text:span><text:span text:style-name="T22">un</text:span><text:span text:style-name="T22"> </text:span><text:span text:style-name="T22">niño</text:span><text:span text:style-name="T22"> </text:span><text:span text:style-name="T22">con</text:span><text:span text:style-name="T22"> </text:span><text:span text:style-name="T22">sombrero</text:span><text:span text:style-name="T22"> </text:span><text:span text:style-name="T22">campesino</text:span><text:span text:style-name="T22"> </text:span><text:span text:style-name="T22">observando</text:span><text:span text:style-name="T22"> (</text:span><text:span text:style-name="T22">animado</text:span><text:span text:style-name="T22"> </text:span><text:span text:style-name="T22">moviendo</text:span><text:span text:style-name="T22"> </text:span><text:span text:style-name="T22">la</text:span><text:span text:style-name="T22"> </text:span><text:span text:style-name="T22">boca</text:span><text:span text:style-name="T22"> </text:span><text:span text:style-name="T22">y</text:span><text:span text:style-name="T22"> </text:span><text:span text:style-name="T22">ojos</text:span><text:span text:style-name="T22">), </text:span><text:span text:style-name="T22">materos</text:span><text:span text:style-name="T22"> </text:span><text:span text:style-name="T22">con</text:span><text:span text:style-name="T22"> </text:span><text:span text:style-name="T22">diferentes</text:span><text:span text:style-name="T22"> </text:span><text:span text:style-name="T22">flores</text:span><text:span text:style-name="T22">, </text:span><text:span text:style-name="T22">cayena</text:span><text:span text:style-name="T22">, </text:span><text:span text:style-name="T22">orquídea</text:span><text:span text:style-name="T22">, </text:span><text:span text:style-name="T22">rosa</text:span><text:span text:style-name="T22">, </text:span><text:span text:style-name="T22">margarita</text:span><text:span text:style-name="T22">, </text:span><text:span text:style-name="T22">girasol</text:span><text:span text:style-name="T22"> </text:span><text:span text:style-name="T22">que</text:span><text:span text:style-name="T22"> </text:span><text:span text:style-name="T22">se</text:span><text:span text:style-name="T22"> </text:span><text:span text:style-name="T22">mueven</text:span><text:span text:style-name="T22"> </text:span><text:span text:style-name="T22">de</text:span><text:span text:style-name="T22"> </text:span><text:span text:style-name="T22">un</text:span><text:span text:style-name="T22"> </text:span><text:span text:style-name="T22">lado</text:span><text:span text:style-name="T22"> </text:span><text:span text:style-name="T22">a</text:span><text:span text:style-name="T22"> </text:span><text:span text:style-name="T22">otro</text:span><text:span text:style-name="T22">.</text:span></text:p>
            <text:p text:style-name="P31"><text:span text:style-name="T22">Sobre</text:span><text:span text:style-name="T22"> </text:span><text:span text:style-name="T22">el</text:span><text:span text:style-name="T22"> </text:span><text:span text:style-name="T22">fondo</text:span><text:span text:style-name="T22"> </text:span><text:span text:style-name="T22">y</text:span><text:span text:style-name="T22"> </text:span><text:span text:style-name="T22">en</text:span><text:span text:style-name="T22"> </text:span><text:span text:style-name="T22">la</text:span><text:span text:style-name="T22"> </text:span><text:span text:style-name="T22">parte</text:span><text:span text:style-name="T22"> </text:span><text:span text:style-name="T22">superior</text:span><text:span text:style-name="T22"> </text:span><text:span text:style-name="T22">agregar</text:span><text:span text:style-name="T22"> </text:span><text:span text:style-name="T22">un</text:span><text:span text:style-name="T22"> </text:span><text:span text:style-name="T22">banner</text:span><text:span text:style-name="T22"> </text:span><text:span text:style-name="T22">de</text:span><text:span text:style-name="T22"> </text:span><text:span text:style-name="T22">color</text:span><text:span text:style-name="T22"> </text:span><text:span text:style-name="T22">claro</text:span><text:span text:style-name="T22"> </text:span><text:span text:style-name="T22">en</text:span><text:span text:style-name="T22"> </text:span><text:span text:style-name="T22">donde</text:span><text:span text:style-name="T22"> </text:span><text:span text:style-name="T22">se</text:span><text:span text:style-name="T22"> </text:span><text:span text:style-name="T22">colocará</text:span><text:span text:style-name="T22"> </text:span><text:span text:style-name="T22">el</text:span><text:span text:style-name="T27"> </text:span><text:span text:style-name="T27">Texto</text:span><text:span text:style-name="T27"> 1</text:span><text:span text:style-name="T22">.</text:span></text:p>
            <text:p text:style-name="P8"/>
            <text:p text:style-name="P31"><text:span text:style-name="T27">Animación</text:span><text:span text:style-name="T27"> 1:</text:span><text:span text:style-name="T22"> <text:s/></text:span><text:span text:style-name="T22">Niño</text:span><text:span text:style-name="T22"> </text:span><text:span text:style-name="T22">moviendo</text:span><text:span text:style-name="T22"> </text:span><text:span text:style-name="T22">la</text:span><text:span text:style-name="T22"> </text:span><text:span text:style-name="T22">boca</text:span><text:span text:style-name="T22"> </text:span><text:span text:style-name="T22">y</text:span><text:span text:style-name="T22"> </text:span><text:span text:style-name="T22">ojos</text:span><text:span text:style-name="T22">.</text:span></text:p>
            <text:p text:style-name="P8"/>
            <text:p text:style-name="P31"><text:span text:style-name="T27">Animación</text:span><text:span text:style-name="T27"> 2:</text:span><text:span text:style-name="T22"> </text:span><text:span text:style-name="T22">I</text:span><text:span text:style-name="T22">magen</text:span><text:span text:style-name="T22"> </text:span><text:span text:style-name="T22">de</text:span><text:span text:style-name="T22"> </text:span><text:span text:style-name="T22">un</text:span><text:span text:style-name="T22"> </text:span><text:span text:style-name="T22">acodo</text:span><text:span text:style-name="T22"> </text:span><text:span text:style-name="T22">que</text:span><text:span text:style-name="T22"> </text:span><text:span text:style-name="T22">se</text:span><text:span text:style-name="T22"> </text:span><text:span text:style-name="T22">transforma</text:span><text:span text:style-name="T22"> </text:span><text:span text:style-name="T22">en</text:span><text:span text:style-name="T22"> </text:span><text:span text:style-name="T22">una</text:span><text:span text:style-name="T22"> </text:span><text:span text:style-name="T22">planta</text:span><text:span text:style-name="T22"> </text:span><text:span text:style-name="T22">de</text:span><text:span text:style-name="T22"> </text:span><text:span text:style-name="T22">mora</text:span><text:span text:style-name="T22">.</text:span></text:p>
            <text:p text:style-name="P8"/>
            <text:p text:style-name="P31"><text:span text:style-name="T27">Animación 3: Animación injerto (circulo)</text:span><text:span text:style-name="T22"> ver imagen de muestra. </text:span></text:p>
            <text:p text:style-name="P8"/>
            <text:p text:style-name="P8"/>
            <text:p text:style-name="P31"><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31"><text:span text:style-name="T27">Botón</text:span><text:span text:style-name="T27"> 1:</text:span><text:span text:style-name="T22"> </text:span><text:span text:style-name="T22">Representado</text:span><text:span text:style-name="T22"> </text:span><text:span text:style-name="T22">por</text:span><text:span text:style-name="T22"> </text:span><text:span text:style-name="T22">el</text:span><text:span text:style-name="T22"> </text:span><text:span text:style-name="T22">símbolo</text:span><text:span text:style-name="T22"> </text:span><text:span text:style-name="T22">universal</text:span><text:span text:style-name="T22"> </text:span><text:span text:style-name="T22">de</text:span><text:span text:style-name="T22"> </text:span><text:span text:style-name="T22">Diversidad</text:span><text:span text:style-name="T22"> </text:span><text:span text:style-name="T22">Funcional</text:span><text:span text:style-name="T22">. </text:span><text:span text:style-name="T22">Ubicada</text:span><text:span text:style-name="T22"> </text:span><text:span text:style-name="T22">en</text:span><text:span text:style-name="T22"> </text:span><text:span text:style-name="T22">el</text:span><text:span text:style-name="T22"> </text:span><text:span text:style-name="T22">lado</text:span><text:span text:style-name="T22"> </text:span><text:span text:style-name="T22">izquierdo</text:span><text:span text:style-name="T22"> </text:span><text:span text:style-name="T22">del</text:span><text:span text:style-name="T22"> </text:span><text:span text:style-name="T22">banner</text:span><text:span text:style-name="T22">. </text:span></text:p>
            <text:p text:style-name="P31"><text:span text:style-name="T27">Botón</text:span><text:span text:style-name="T27"> 2:</text:span><text:span text:style-name="T22"> </text:span><text:span text:style-name="T22">Estará</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e</text:span><text:span text:style-name="T22"> </text:span><text:span text:style-name="T22">a</text:span><text:span text:style-name="T22"> </text:span><text:span text:style-name="T22">la</text:span><text:span text:style-name="T22"> </text:span><text:span text:style-name="T22">izquierda</text:span><text:span text:style-name="T22">.</text:span></text:p>
            <text:p text:style-name="P29"><text:span text:style-name="T27">Botón</text:span><text:span text:style-name="T27"> 3:</text:span><text:span text:style-name="T22"> <text:s/></text:span><text:span text:style-name="T22">Estará</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e</text:span><text:span text:style-name="T22"> </text:span><text:span text:style-name="T22">a</text:span><text:span text:style-name="T22"> </text:span><text:span text:style-name="T22">la</text:span><text:span text:style-name="T22"> </text:span><text:span text:style-name="T22">derecha</text:span></text:p>
            <text:p text:style-name="P29"><text:span text:style-name="T27">Botón</text:span><text:span text:style-name="T27"> 4:</text:span><text:span text:style-name="T22"> </text:span><text:span text:style-name="T22">Representado</text:span><text:span text:style-name="T22"> </text:span><text:span text:style-name="T22">por</text:span><text:span text:style-name="T22"> </text:span><text:span text:style-name="T22">la</text:span><text:span text:style-name="T22"> </text:span><text:span text:style-name="T22">imagen</text:span><text:span text:style-name="T22"> </text:span><text:span text:style-name="T22">de</text:span><text:span text:style-name="T22"> </text:span><text:span text:style-name="T22">una</text:span><text:span text:style-name="T22"> </text:span><text:span text:style-name="T22">casa</text:span><text:span text:style-name="T22">.</text:span></text:p>
          </table:table-cell>
          <table:table-cell table:style-name="Tabla6.A2" office:value-type="string">
            <text:p text:style-name="P31"><text:span text:style-name="T27">Título</text:span><text:span text:style-name="T27">:</text:span><text:span text:style-name="T22"> </text:span><text:span text:style-name="T22">ubicado</text:span><text:span text:style-name="T22"> </text:span><text:span text:style-name="T22">en</text:span><text:span text:style-name="T22"> </text:span><text:span text:style-name="T22">la</text:span><text:span text:style-name="T22"> </text:span><text:span text:style-name="T22">barra</text:span><text:span text:style-name="T22"> </text:span><text:span text:style-name="T22">de</text:span><text:span text:style-name="T22"> </text:span><text:span text:style-name="T22">título</text:span><text:span text:style-name="T22">.</text:span></text:p>
            <text:p text:style-name="P8"/>
            <text:p text:style-name="P31"><text:span text:style-name="T22">Cuando</text:span><text:span text:style-name="T22"> </text:span><text:span text:style-name="T22">aparezca</text:span><text:span text:style-name="T22"> </text:span><text:span text:style-name="T22">el</text:span><text:span text:style-name="T22"> </text:span><text:span text:style-name="T22">fondo</text:span><text:span text:style-name="T22"> </text:span><text:span text:style-name="T22">luego</text:span><text:span text:style-name="T22"> </text:span><text:span text:style-name="T22">de</text:span><text:span text:style-name="T22"> </text:span><text:span text:style-name="T22">unos</text:span><text:span text:style-name="T22"> </text:span><text:span text:style-name="T22">segundos</text:span><text:span text:style-name="T22"> </text:span><text:span text:style-name="T22">aparecerá</text:span><text:span text:style-name="T22">:</text:span></text:p>
            <text:p text:style-name="P31"><text:span text:style-name="T22">(</text:span><text:span text:style-name="T22">Las</text:span><text:span text:style-name="T22"> </text:span><text:span text:style-name="T22">animaciones</text:span><text:span text:style-name="T22"> </text:span><text:span text:style-name="T22">se</text:span><text:span text:style-name="T22"> </text:span><text:span text:style-name="T22">pasarán</text:span><text:span text:style-name="T22"> </text:span><text:span text:style-name="T22">con</text:span><text:span text:style-name="T22"> </text:span><text:span text:style-name="T22">el</text:span><text:span text:style-name="T22"> </text:span><text:span text:style-name="T22">botón</text:span><text:span text:style-name="T22"> </text:span><text:span text:style-name="T22">siguiente</text:span><text:span text:style-name="T22"> </text:span><text:span text:style-name="T22">y</text:span><text:span text:style-name="T22"> </text:span><text:span text:style-name="T22">la</text:span><text:span text:style-name="T22"> </text:span><text:span text:style-name="T22">animación</text:span><text:span text:style-name="T22"> 1 </text:span><text:span text:style-name="T22">siempre</text:span><text:span text:style-name="T22"> </text:span><text:span text:style-name="T22">aparecerá</text:span><text:span text:style-name="T22"> </text:span><text:span text:style-name="T22">con</text:span><text:span text:style-name="T22"> </text:span><text:span text:style-name="T22">el</text:span><text:span text:style-name="T22"> </text:span><text:span text:style-name="T22">texto</text:span><text:span text:style-name="T22">)</text:span></text:p>
            <text:list xml:id="list148743717" text:style-name="LS17">
              <text:list-item>
                <text:p text:style-name="P134">Animación 1 + Texto 2 + texto 3 + texto 4 + texto 5 +texto 6</text:p>
              </text:list-item>
              <text:list-item>
                <text:p text:style-name="P130"><text:span text:style-name="T22">Animación</text:span><text:span text:style-name="T22"> 2 + </text:span><text:span text:style-name="T22">texto</text:span><text:span text:style-name="T22"> </text:span><text:span text:style-name="T22">7 (</text:span><text:span text:style-name="T22">Sólo</text:span><text:span text:style-name="T22"> </text:span><text:span text:style-name="T22">sintetizador</text:span><text:span text:style-name="T22">)</text:span></text:p>
              </text:list-item>
              <text:list-item>
                <text:p text:style-name="P130"><text:span text:style-name="T22">Animación</text:span><text:span text:style-name="T22"> 3 + </text:span><text:span text:style-name="T22">texto</text:span><text:span text:style-name="T22"> </text:span><text:span text:style-name="T22">8</text:span><text:span text:style-name="T22"> </text:span><text:span text:style-name="T22">(</text:span><text:span text:style-name="T22">Sólo</text:span><text:span text:style-name="T22"> </text:span><text:span text:style-name="T22">sintetizador</text:span><text:span text:style-name="T22">)</text:span></text:p>
              </text:list-item>
            </text:list>
            <text:p text:style-name="P8"/>
            <text:p text:style-name="P8"/>
            <text:p text:style-name="P31"><text:span text:style-name="T22">Al</text:span><text:span text:style-name="T22"> </text:span><text:span text:style-name="T22">pulsar</text:span><text:span text:style-name="T22"> </text:span><text:span text:style-name="T22">sobre</text:span><text:span text:style-name="T22"> </text:span><text:span text:style-name="T22">la</text:span><text:span text:style-name="T22"> </text:span><text:span text:style-name="T22">palabra</text:span><text:span text:style-name="T22"> </text:span><text:span text:style-name="T22">subrayadas</text:span><text:span text:style-name="T22">:</text:span></text:p>
            <text:list xml:id="list73" text:style-name="LS8">
              <text:list-item>
                <text:p text:style-name="P127"><text:span text:style-name="T22">Aparecerá</text:span><text:span text:style-name="T22"> </text:span><text:span text:style-name="T22">el</text:span><text:span text:style-name="T22"> </text:span><text:span text:style-name="T22">glosario</text:span><text:span text:style-name="T22"> </text:span><text:span text:style-name="T22">del</text:span><text:span text:style-name="T22"> </text:span><text:span text:style-name="T22">términos</text:span><text:span text:style-name="T22"> </text:span><text:span text:style-name="T22">si</text:span><text:span text:style-name="T22"> </text:span><text:span text:style-name="T22">y</text:span><text:span text:style-name="T22"> </text:span><text:span text:style-name="T22">sólo</text:span><text:span text:style-name="T22"> </text:span><text:span text:style-name="T22">si</text:span><text:span text:style-name="T22"> </text:span><text:span text:style-name="T22">no</text:span><text:span text:style-name="T22"> </text:span><text:span text:style-name="T22">se</text:span><text:span text:style-name="T22"> </text:span><text:span text:style-name="T22">aplicó</text:span><text:span text:style-name="T22"> </text:span><text:span text:style-name="T22">ninguna</text:span><text:span text:style-name="T22"> </text:span><text:span text:style-name="T22">configuración</text:span><text:span text:style-name="T22">.</text:span></text:p>
              </text:list-item>
              <text:list-item>
                <text:p text:style-name="P127"><text:span text:style-name="T22">Aparecerá</text:span><text:span text:style-name="T22"> </text:span><text:span text:style-name="T22">el</text:span><text:span text:style-name="T22"> </text:span><text:span text:style-name="T22">intérprete</text:span><text:span text:style-name="T22"> </text:span><text:span text:style-name="T22">virtual</text:span><text:span text:style-name="T22"> </text:span><text:span text:style-name="T22">si</text:span><text:span text:style-name="T22"> </text:span><text:span text:style-name="T22">y</text:span><text:span text:style-name="T22"> </text:span><text:span text:style-name="T22">sólo</text:span><text:span text:style-name="T22"> </text:span><text:span text:style-name="T22">si</text:span><text:span text:style-name="T22"> </text:span><text:span text:style-name="T22">esta</text:span><text:span text:style-name="T22"> </text:span><text:span text:style-name="T22">configurada</text:span><text:span text:style-name="T22"> </text:span><text:span text:style-name="T22">la</text:span><text:span text:style-name="T22"> </text:span><text:span text:style-name="T22">diversidad</text:span><text:span text:style-name="T22"> </text:span><text:span text:style-name="T22">funcional</text:span><text:span text:style-name="T22"> </text:span><text:span text:style-name="T22">auditiva</text:span><text:span text:style-name="T22">.</text:span></text:p>
              </text:list-item>
              <text:list-item>
                <text:p text:style-name="P127"><text:span text:style-name="T22">Se reproducirá el texto en audio si esta configurada la diversidad funcional visual. Al pararse sobre la palabra dirá: </text:span><text:span text:style-name="T34">Explica la palabra (palabra subrayada).</text:span></text:p>
              </text:list-item>
            </text:list>
            <text:p text:style-name="P8"/>
            <text:p text:style-name="P8"/>
            <text:p text:style-name="P31"><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31"><text:span text:style-name="T27">Botón</text:span><text:span text:style-name="T27"> 1:</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parte</text:span><text:span text:style-name="T22"> </text:span><text:span text:style-name="T22">inferior</text:span><text:span text:style-name="T22"> </text:span><text:span text:style-name="T22">izquierda</text:span><text:span text:style-name="T22"> </text:span><text:span text:style-name="T22">de</text:span><text:span text:style-name="T22"> </text:span><text:span text:style-name="T22">la</text:span><text:span text:style-name="T22"> </text:span><text:span text:style-name="T22">pantalla</text:span><text:span text:style-name="T22">, </text:span><text:span text:style-name="T22">tendrá</text:span><text:span text:style-name="T22"> </text:span><text:span text:style-name="T22">hipervínculo</text:span><text:span text:style-name="T22"> </text:span><text:span text:style-name="T22">hacia</text:span><text:span text:style-name="T22"> </text:span><text:span text:style-name="T22">la</text:span><text:span text:style-name="T22"> </text:span><text:span text:style-name="T27">pantalla</text:span><text:span text:style-name="T27"> 1</text:span><text:span text:style-name="T22"> </text:span><text:span text:style-name="T22">de</text:span><text:span text:style-name="T22"> </text:span><text:span text:style-name="T22">Menú</text:span><text:span text:style-name="T22"> </text:span><text:span text:style-name="T22">de</text:span><text:span text:style-name="T22"> </text:span><text:span text:style-name="T22">Accesibilidad</text:span><text:span text:style-name="T22">.</text:span></text:p>
            <text:p text:style-name="P31"><text:span text:style-name="T27">Botón</text:span><text:span text:style-name="T27"> 2</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el</text:span><text:span text:style-name="T22"> </text:span><text:span text:style-name="T22">centro</text:span><text:span text:style-name="T22"> </text:span><text:span text:style-name="T22">del</text:span><text:span text:style-name="T22"> </text:span><text:span text:style-name="T22">banner</text:span><text:span text:style-name="T22"> </text:span><text:span text:style-name="T22">y</text:span><text:span text:style-name="T22"> </text:span><text:span text:style-name="T22">permitirá</text:span><text:span text:style-name="T22"> </text:span><text:span text:style-name="T22">retroceder</text:span><text:span text:style-name="T22"> </text:span><text:span text:style-name="T22">las</text:span><text:span text:style-name="T22"> </text:span><text:span text:style-name="T22">animaciones</text:span><text:span text:style-name="T22">.</text:span></text:p>
            <text:p text:style-name="P31"><text:span text:style-name="T27">Botón</text:span><text:span text:style-name="T27"> 3</text:span><text:span text:style-name="T22">: </text:span><text:span text:style-name="T22">Estará</text:span><text:span text:style-name="T22"> </text:span><text:span text:style-name="T22">ubicado</text:span><text:span text:style-name="T22"> </text:span><text:span text:style-name="T22">del</text:span><text:span text:style-name="T22"> </text:span><text:span text:style-name="T22">lado</text:span><text:span text:style-name="T22"> </text:span><text:span text:style-name="T22">derecho</text:span><text:span text:style-name="T22"> </text:span><text:span text:style-name="T22">del</text:span><text:span text:style-name="T22"> </text:span><text:span text:style-name="T22">botón</text:span><text:span text:style-name="T22"> </text:span><text:span text:style-name="T22">retroceder</text:span><text:span text:style-name="T22"> </text:span><text:span text:style-name="T22">y</text:span><text:span text:style-name="T22"> </text:span><text:span text:style-name="T22">permitirá</text:span><text:span text:style-name="T22"> </text:span><text:span text:style-name="T22">pasar</text:span><text:span text:style-name="T22"> </text:span><text:span text:style-name="T22">a</text:span><text:span text:style-name="T22"> </text:span><text:span text:style-name="T22">la</text:span><text:span text:style-name="T22"> </text:span><text:span text:style-name="T22">siguiente</text:span><text:span text:style-name="T22"> </text:span><text:span text:style-name="T22">animación</text:span><text:span text:style-name="T22">.</text:span></text:p>
            <text:p text:style-name="P31"><text:span text:style-name="T27">Botón</text:span><text:span text:style-name="T27"> 4:</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esquina</text:span><text:span text:style-name="T22"> </text:span><text:span text:style-name="T22">inferior</text:span><text:span text:style-name="T22"> <text:s/></text:span><text:soft-page-break/><text:span text:style-name="T22">derecha</text:span><text:span text:style-name="T22">, </text:span><text:span text:style-name="T22">inicio</text:span><text:span text:style-name="T22">, </text:span><text:span text:style-name="T22">que</text:span><text:span text:style-name="T22"> </text:span><text:span text:style-name="T22">enlazará</text:span><text:span text:style-name="T22"> </text:span><text:span text:style-name="T22">a</text:span><text:span text:style-name="T22"> </text:span><text:span text:style-name="T22">la</text:span><text:span text:style-name="T22"> </text:span><text:span text:style-name="T22">pantalla</text:span><text:span text:style-name="T22"> 2 “</text:span><text:span text:style-name="T22">menú</text:span><text:span text:style-name="T22">”</text:span></text:p>
            <text:p text:style-name="P8"/>
            <text:p text:style-name="P31"><text:span text:style-name="T27">DFV</text:span><text:span text:style-name="T27">: </text:span><text:span text:style-name="T22">al</text:span><text:span text:style-name="T22"> </text:span><text:span text:style-name="T22">iniciar</text:span><text:span text:style-name="T22"> </text:span><text:span text:style-name="T22">la</text:span><text:span text:style-name="T22"> </text:span><text:span text:style-name="T22">pantalla</text:span><text:span text:style-name="T22"> </text:span><text:span text:style-name="T22">el</text:span><text:span text:style-name="T22"> </text:span><text:span text:style-name="T22">sintetizador</text:span><text:span text:style-name="T22"> </text:span><text:span text:style-name="T22">debe</text:span><text:span text:style-name="T22"> </text:span><text:span text:style-name="T22">decir</text:span><text:span text:style-name="T27"> </text:span><text:span text:style-name="T27">Pantalla</text:span><text:span text:style-name="T27">: </text:span><text:span text:style-name="T27">Reproducción</text:span><text:span text:style-name="T27"> </text:span><text:span text:style-name="T27">de</text:span><text:span text:style-name="T27"> </text:span><text:span text:style-name="T27">las</text:span><text:span text:style-name="T27"> </text:span><text:span text:style-name="T27">plantas</text:span><text:span text:style-name="T27"> </text:span><text:span text:style-name="T22">y</text:span><text:span text:style-name="T22"> </text:span><text:span text:style-name="T22">luego</text:span><text:span text:style-name="T22"> </text:span><text:span text:style-name="T22">leer</text:span><text:span text:style-name="T22"> </text:span><text:span text:style-name="T22">el</text:span><text:span text:style-name="T22"> </text:span><text:span text:style-name="T22">contenido</text:span><text:span text:style-name="T22"> </text:span><text:span text:style-name="T22">de</text:span><text:span text:style-name="T22"> </text:span><text:span text:style-name="T22">la</text:span><text:span text:style-name="T22"> </text:span><text:span text:style-name="T22">pantalla</text:span><text:span text:style-name="T22">. </text:span></text:p>
          </table:table-cell>
        </table:table-row>
        <table:table-row>
          <table:table-cell table:style-name="Tabla6.A2" office:value-type="string">
            <text:p text:style-name="P30"><text:span text:style-name="T27">Observaciones</text:span><text:span text:style-name="T27">:</text:span></text:p>
            <text:p text:style-name="P9"/>
          </table:table-cell>
          <table:table-cell table:style-name="Tabla6.A2" office:value-type="string">
            <text:p text:style-name="P25"/>
          </table:table-cell>
          <table:table-cell table:style-name="Tabla6.A2" office:value-type="string">
            <text:p text:style-name="P25"/>
          </table:table-cell>
        </table:table-row>
        <table:table-row>
          <table:table-cell table:style-name="Tabla6.A1" office:value-type="string">
            <text:p text:style-name="P30"><text:span text:style-name="T15">Pantalla</text:span><text:span text:style-name="T15"> </text:span><text:span text:style-name="T15">N</text:span><text:span text:style-name="T15">°: 8 <text:s/></text:span><text:span text:style-name="T15">La</text:span><text:span text:style-name="T15"> </text:span><text:span text:style-name="T15">agricultura</text:span><text:span text:style-name="T15"> </text:span><text:span text:style-name="T15">en</text:span><text:span text:style-name="T15"> </text:span><text:span text:style-name="T15">Venezuela</text:span><text:span text:style-name="T15"> /1</text:span></text:p>
          </table:table-cell>
          <table:table-cell table:style-name="Tabla6.A1" office:value-type="string">
            <text:p text:style-name="P31"><text:span text:style-name="T15">Diseño</text:span><text:span text:style-name="T15"> </text:span><text:span text:style-name="T15">Gráfico</text:span></text:p>
          </table:table-cell>
          <table:table-cell table:style-name="Tabla6.A1" office:value-type="string">
            <text:p text:style-name="P31"><text:span text:style-name="T15">Técnico</text:span><text:span text:style-name="T15">:</text:span></text:p>
          </table:table-cell>
        </table:table-row>
        <table:table-row>
          <table:table-cell table:style-name="Tabla6.A2" office:value-type="string">
            <text:p text:style-name="P31"><text:span text:style-name="T27">Título</text:span><text:span text:style-name="T27">:</text:span><text:span text:style-name="T22"> </text:span><text:span text:style-name="T22">Sembrando</text:span><text:span text:style-name="T22"> </text:span><text:span text:style-name="T22">para</text:span><text:span text:style-name="T22"> </text:span><text:span text:style-name="T22">el</text:span><text:span text:style-name="T22"> </text:span><text:span text:style-name="T22">futuro</text:span></text:p>
            <text:p text:style-name="P8"/>
            <text:p text:style-name="P31"><text:span text:style-name="T27">Texto</text:span><text:span text:style-name="T27"> 1:</text:span><text:span text:style-name="T22"> </text:span><text:span text:style-name="T22">La</text:span><text:span text:style-name="T22"> </text:span><text:span text:style-name="T22">agricultura</text:span><text:span text:style-name="T22"> </text:span><text:span text:style-name="T22">en</text:span><text:span text:style-name="T22"> </text:span><text:span text:style-name="T22">Venezuela</text:span></text:p>
            <text:p text:style-name="P31"><text:span text:style-name="T27">Texto 2:</text:span><text:span text:style-name="T22"> La agricultura es el conjunto de técnicas y conocimientos para cultivar la tierra. <text:s/>En ella se engloban los diferentes trabajos de tratamiento </text:span><text:span text:style-name="T22">del suelo y los cultivos de vegetales.</text:span></text:p>
            <text:p text:style-name="P8"/>
            <text:p text:style-name="P31"><text:span text:style-name="T27">Texto 3:</text:span><text:span text:style-name="T22"> </text:span><text:span text:style-name="T24">Comprende todo un conjunto de acciones humanas que transforma el ambiente natural, con el fin de hacerlo más apto para el crecimiento de los alimentos que requiere la comunidad.</text:span></text:p>
            <text:p text:style-name="P51"/>
            <text:p text:style-name="P31"><text:soft-page-break/><text:span text:style-name="T27">Texto 4:</text:span><text:span text:style-name="T22"> </text:span><text:span text:style-name="T24">Es una actividad de gran importancia estratégica como base fundamental para la </text:span><text:span text:style-name="T24">soberanía alimentaria de las naciones.</text:span></text:p>
            <text:p text:style-name="P14"/>
            <text:p text:style-name="P8"/>
            <text:p text:style-name="P31"><text:span text:style-name="T27">Botones</text:span><text:span text:style-name="T27"> </text:span><text:span text:style-name="T27">del</text:span><text:span text:style-name="T27"> </text:span><text:span text:style-name="T27">banner</text:span><text:span text:style-name="T27">:</text:span></text:p>
            <text:p text:style-name="P31"><text:span text:style-name="T27">Botón</text:span><text:span text:style-name="T27"> 1:</text:span><text:span text:style-name="T22"> </text:span><text:span text:style-name="T22">Accesibilidad</text:span><text:span text:style-name="T22"> </text:span></text:p>
            <text:p text:style-name="P31"><text:span text:style-name="T27">Botón</text:span><text:span text:style-name="T27"> 2:</text:span><text:span text:style-name="T22"> </text:span><text:span text:style-name="T22">Retroceder</text:span></text:p>
            <text:p text:style-name="P31"><text:span text:style-name="T27">Botón</text:span><text:span text:style-name="T27"> 3:</text:span><text:span text:style-name="T22"> </text:span><text:span text:style-name="T22">Avanzar</text:span></text:p>
            <text:p text:style-name="P31"><text:span text:style-name="T27">Botón</text:span><text:span text:style-name="T27"> 4:</text:span><text:span text:style-name="T22"> </text:span><text:span text:style-name="T22">Menú</text:span></text:p>
          </table:table-cell>
          <table:table-cell table:style-name="Tabla6.A2" office:value-type="string">
            <text:p text:style-name="P31"><text:span text:style-name="T27">Fondo</text:span><text:span text:style-name="T27">:</text:span><text:span text:style-name="T22"> </text:span><text:span text:style-name="T22">en</text:span><text:span text:style-name="T22"> </text:span><text:span text:style-name="T22">la</text:span><text:span text:style-name="T22"> </text:span><text:span text:style-name="T22">pantalla</text:span><text:span text:style-name="T22"> </text:span><text:span text:style-name="T22">se</text:span><text:span text:style-name="T22"> </text:span><text:span text:style-name="T22">mostraran</text:span><text:span text:style-name="T22"> </text:span><text:span text:style-name="T22">imágenes</text:span><text:span text:style-name="T22"> </text:span><text:span text:style-name="T22">de</text:span><text:span text:style-name="T22"> </text:span><text:span text:style-name="T22">actividades</text:span><text:span text:style-name="T22"> </text:span><text:span text:style-name="T22">agrícolas</text:span><text:span text:style-name="T22"> </text:span><text:span text:style-name="T22">venezolanas</text:span><text:span text:style-name="T22"> </text:span><text:span text:style-name="T22">sembradíos</text:span><text:span text:style-name="T22"> </text:span><text:span text:style-name="T22">de</text:span><text:span text:style-name="T22"> </text:span><text:span text:style-name="T22">caña</text:span><text:span text:style-name="T22"> </text:span><text:span text:style-name="T22">de</text:span><text:span text:style-name="T22"> </text:span><text:span text:style-name="T22">azúcar</text:span><text:span text:style-name="T22">, <text:s/></text:span><text:span text:style-name="T22">en</text:span><text:span text:style-name="T22"> </text:span><text:span text:style-name="T22">donde</text:span><text:span text:style-name="T22"> </text:span><text:span text:style-name="T22">habrá</text:span><text:span text:style-name="T22"> </text:span><text:span text:style-name="T22">un</text:span><text:span text:style-name="T22"> </text:span><text:span text:style-name="T22">tractor</text:span><text:span text:style-name="T22"> </text:span><text:span text:style-name="T22">con</text:span><text:span text:style-name="T22"> <text:s/></text:span><text:span text:style-name="T22">un</text:span><text:span text:style-name="T22"> </text:span><text:span text:style-name="T22">agricultor</text:span><text:span text:style-name="T22"> </text:span><text:span text:style-name="T22">del</text:span><text:span text:style-name="T22"> </text:span><text:span text:style-name="T22">lado</text:span><text:span text:style-name="T22"> </text:span><text:span text:style-name="T22">izquierdo</text:span><text:span text:style-name="T22">, </text:span><text:span text:style-name="T22">otro</text:span><text:span text:style-name="T22"> </text:span><text:span text:style-name="T22">agricultor</text:span><text:span text:style-name="T22"> </text:span><text:span text:style-name="T22">arando</text:span><text:span text:style-name="T22"> </text:span><text:span text:style-name="T22">con</text:span><text:span text:style-name="T22"> </text:span><text:span text:style-name="T22">un</text:span><text:span text:style-name="T22"> </text:span><text:span text:style-name="T22">rastrillo</text:span><text:span text:style-name="T22"> </text:span><text:span text:style-name="T22">al</text:span><text:span text:style-name="T22"> </text:span><text:span text:style-name="T22">centro</text:span><text:span text:style-name="T22"> </text:span><text:span text:style-name="T22">de</text:span><text:span text:style-name="T22"> </text:span><text:span text:style-name="T22">la</text:span><text:span text:style-name="T22"> </text:span><text:span text:style-name="T22">pantalla</text:span><text:span text:style-name="T22"> </text:span><text:span text:style-name="T22">y</text:span><text:span text:style-name="T22"> </text:span><text:span text:style-name="T22">otro</text:span><text:span text:style-name="T22"> </text:span><text:span text:style-name="T22">con</text:span><text:span text:style-name="T22"> </text:span><text:span text:style-name="T22">una</text:span><text:span text:style-name="T22"> </text:span><text:span text:style-name="T22">cesta</text:span><text:span text:style-name="T22"> </text:span><text:span text:style-name="T22">del</text:span><text:span text:style-name="T22"> </text:span><text:span text:style-name="T22">lado</text:span><text:span text:style-name="T22"> </text:span><text:span text:style-name="T22">derecho</text:span><text:span text:style-name="T22">.</text:span></text:p>
            <text:p text:style-name="P31"><text:span text:style-name="T22">Sobre</text:span><text:span text:style-name="T22"> </text:span><text:span text:style-name="T22">el</text:span><text:span text:style-name="T22"> </text:span><text:span text:style-name="T22">fondo</text:span><text:span text:style-name="T22"> </text:span><text:span text:style-name="T22">y</text:span><text:span text:style-name="T22"> </text:span><text:span text:style-name="T22">en</text:span><text:span text:style-name="T22"> </text:span><text:span text:style-name="T22">la</text:span><text:span text:style-name="T22"> </text:span><text:span text:style-name="T22">parte</text:span><text:span text:style-name="T22"> </text:span><text:span text:style-name="T22">superior</text:span><text:span text:style-name="T22"> </text:span><text:span text:style-name="T22">agregar</text:span><text:span text:style-name="T22"> </text:span><text:span text:style-name="T22">un</text:span><text:span text:style-name="T22"> </text:span><text:span text:style-name="T22">banner</text:span><text:span text:style-name="T22"> </text:span><text:span text:style-name="T22">de</text:span><text:span text:style-name="T22"> </text:span><text:span text:style-name="T22">color</text:span><text:span text:style-name="T22"> </text:span><text:span text:style-name="T22">claro</text:span><text:span text:style-name="T22"> </text:span><text:span text:style-name="T22">en</text:span><text:span text:style-name="T22"> </text:span><text:span text:style-name="T22">donde</text:span><text:span text:style-name="T22"> </text:span><text:span text:style-name="T22">se</text:span><text:span text:style-name="T22"> </text:span><text:span text:style-name="T22">colocará</text:span><text:span text:style-name="T22"> </text:span><text:span text:style-name="T22">el</text:span><text:span text:style-name="T27"> </text:span><text:span text:style-name="T27">Texto</text:span><text:span text:style-name="T27"> 1</text:span><text:span text:style-name="T22">.</text:span></text:p>
            <text:p text:style-name="P8"/>
            <text:p text:style-name="P31"><text:span text:style-name="T27">Animación</text:span><text:span text:style-name="T27"> 1:</text:span><text:span text:style-name="T22"> </text:span><text:span text:style-name="T22">El</text:span><text:span text:style-name="T22"> </text:span><text:span text:style-name="T22">tractor</text:span><text:span text:style-name="T22"> </text:span><text:span text:style-name="T22">avanza</text:span><text:span text:style-name="T22"> </text:span><text:span text:style-name="T22">de</text:span><text:span text:style-name="T22"> </text:span><text:span text:style-name="T22">un</text:span><text:span text:style-name="T22"> </text:span><text:span text:style-name="T22">lado</text:span><text:span text:style-name="T22"> </text:span><text:span text:style-name="T22">a</text:span><text:span text:style-name="T22"> </text:span><text:span text:style-name="T22">otro</text:span><text:span text:style-name="T22">.</text:span></text:p>
            <text:p text:style-name="P31"><text:span text:style-name="T27">Animación</text:span><text:span text:style-name="T27"> 2:</text:span><text:span text:style-name="T22"> </text:span><text:span text:style-name="T22">El</text:span><text:span text:style-name="T22"> </text:span><text:span text:style-name="T22">agricultor</text:span><text:span text:style-name="T22"> </text:span><text:span text:style-name="T22">ara</text:span><text:span text:style-name="T22"> </text:span><text:span text:style-name="T22">simultáneamente</text:span><text:span text:style-name="T22"> </text:span><text:span text:style-name="T22">con</text:span><text:span text:style-name="T22"> </text:span><text:span text:style-name="T22">el</text:span><text:span text:style-name="T22"> </text:span><text:span text:style-name="T22">tractor</text:span><text:span text:style-name="T22">.</text:span></text:p>
            <text:p text:style-name="P8"/>
            <text:p text:style-name="P8"><text:soft-page-break/></text:p>
            <text:p text:style-name="P31"><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31"><text:span text:style-name="T27">Botón</text:span><text:span text:style-name="T27"> 1:</text:span><text:span text:style-name="T22"> </text:span><text:span text:style-name="T22">Representado</text:span><text:span text:style-name="T22"> </text:span><text:span text:style-name="T22">por</text:span><text:span text:style-name="T22"> </text:span><text:span text:style-name="T22">el</text:span><text:span text:style-name="T22"> </text:span><text:span text:style-name="T22">símbolo</text:span><text:span text:style-name="T22"> </text:span><text:span text:style-name="T22">universal</text:span><text:span text:style-name="T22"> </text:span><text:span text:style-name="T22">de</text:span><text:span text:style-name="T22"> </text:span><text:span text:style-name="T22">Diversidad</text:span><text:span text:style-name="T22"> </text:span><text:span text:style-name="T22">Funcional</text:span><text:span text:style-name="T22">. </text:span><text:span text:style-name="T22">Ubicada</text:span><text:span text:style-name="T22"> </text:span><text:span text:style-name="T22">en</text:span><text:span text:style-name="T22"> </text:span><text:span text:style-name="T22">el</text:span><text:span text:style-name="T22"> </text:span><text:span text:style-name="T22">lado</text:span><text:span text:style-name="T22"> </text:span><text:span text:style-name="T22">izquierdo</text:span><text:span text:style-name="T22"> </text:span><text:span text:style-name="T22">del</text:span><text:span text:style-name="T22"> </text:span><text:span text:style-name="T22">banner</text:span><text:span text:style-name="T22">. </text:span></text:p>
            <text:p text:style-name="P31"><text:span text:style-name="T27">Botón</text:span><text:span text:style-name="T27"> 2:</text:span><text:span text:style-name="T22"> </text:span><text:span text:style-name="T22">Estará</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e</text:span><text:span text:style-name="T22"> </text:span><text:span text:style-name="T22">a</text:span><text:span text:style-name="T22"> </text:span><text:span text:style-name="T22">la</text:span><text:span text:style-name="T22"> </text:span><text:span text:style-name="T22">izquierda</text:span><text:span text:style-name="T22">.</text:span></text:p>
            <text:p text:style-name="P29"><text:span text:style-name="T27">Botón</text:span><text:span text:style-name="T27"> 3:</text:span><text:span text:style-name="T22"> <text:s/></text:span><text:span text:style-name="T22">Estará</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e</text:span><text:span text:style-name="T22"> </text:span><text:span text:style-name="T22">a</text:span><text:span text:style-name="T22"> </text:span><text:span text:style-name="T22">la</text:span><text:span text:style-name="T22"> </text:span><text:span text:style-name="T22">derecha</text:span></text:p>
            <text:p text:style-name="P29"><text:span text:style-name="T27">Botón</text:span><text:span text:style-name="T27"> 4:</text:span><text:span text:style-name="T22"> </text:span><text:span text:style-name="T22">Representado</text:span><text:span text:style-name="T22"> </text:span><text:span text:style-name="T22">por</text:span><text:span text:style-name="T22"> </text:span><text:span text:style-name="T22">la</text:span><text:span text:style-name="T22"> </text:span><text:span text:style-name="T22">imagen</text:span><text:span text:style-name="T22"> </text:span><text:span text:style-name="T22">de</text:span><text:span text:style-name="T22"> </text:span><text:span text:style-name="T22">una</text:span><text:span text:style-name="T22"> </text:span><text:span text:style-name="T22">casa</text:span><text:span text:style-name="T22">.</text:span></text:p>
          </table:table-cell>
          <table:table-cell table:style-name="Tabla6.A2" office:value-type="string">
            <text:p text:style-name="P31"><text:span text:style-name="T27">Título</text:span><text:span text:style-name="T27">:</text:span><text:span text:style-name="T22"> </text:span><text:span text:style-name="T22">ubicado</text:span><text:span text:style-name="T22"> </text:span><text:span text:style-name="T22">en</text:span><text:span text:style-name="T22"> </text:span><text:span text:style-name="T22">la</text:span><text:span text:style-name="T22"> </text:span><text:span text:style-name="T22">barra</text:span><text:span text:style-name="T22"> </text:span><text:span text:style-name="T22">de</text:span><text:span text:style-name="T22"> </text:span><text:span text:style-name="T22">título</text:span><text:span text:style-name="T22">.</text:span></text:p>
            <text:p text:style-name="P8"/>
            <text:p text:style-name="P31"><text:span text:style-name="T22">Al</text:span><text:span text:style-name="T22"> </text:span><text:span text:style-name="T22">aparecer</text:span><text:span text:style-name="T22"> </text:span><text:span text:style-name="T22">el</text:span><text:span text:style-name="T22"> </text:span><text:span text:style-name="T22">fondo</text:span><text:span text:style-name="T22">, </text:span><text:span text:style-name="T22">luego</text:span><text:span text:style-name="T22"> </text:span><text:span text:style-name="T22">de</text:span><text:span text:style-name="T22"> </text:span><text:span text:style-name="T22">unos</text:span><text:span text:style-name="T22"> </text:span><text:span text:style-name="T22">segundos</text:span><text:span text:style-name="T22"> </text:span><text:span text:style-name="T22">comenzará</text:span><text:span text:style-name="T22">:</text:span></text:p>
            <text:p text:style-name="P31"><text:span text:style-name="T22">Animación</text:span><text:span text:style-name="T22"> 1 </text:span><text:span text:style-name="T22">y</text:span><text:span text:style-name="T22"> 2 + </text:span><text:span text:style-name="T22">texto</text:span><text:span text:style-name="T22"> 2</text:span></text:p>
            <text:p text:style-name="P31"><text:span text:style-name="T22">Animación</text:span><text:span text:style-name="T22"> 1 </text:span><text:span text:style-name="T22">y</text:span><text:span text:style-name="T22"> 2 + </text:span><text:span text:style-name="T22">texto</text:span><text:span text:style-name="T22"> 3 </text:span><text:span text:style-name="T22">y</text:span><text:span text:style-name="T22"> </text:span><text:span text:style-name="T22">texto</text:span><text:span text:style-name="T22"> 4 + </text:span><text:span text:style-name="T22">efectos</text:span></text:p>
            <text:p text:style-name="P8"/>
            <text:p text:style-name="P31"><text:span text:style-name="T22">La</text:span><text:span text:style-name="T22"> </text:span><text:span text:style-name="T22">navegabilidad</text:span><text:span text:style-name="T22"> </text:span><text:span text:style-name="T22">será</text:span><text:span text:style-name="T22"> </text:span><text:span text:style-name="T22">a</text:span><text:span text:style-name="T22"> </text:span><text:span text:style-name="T22">través</text:span><text:span text:style-name="T22"> </text:span><text:span text:style-name="T22">de</text:span><text:span text:style-name="T22"> </text:span><text:span text:style-name="T22">clic</text:span><text:span text:style-name="T22">. </text:span></text:p>
            <text:p text:style-name="P8"/>
            <text:p text:style-name="P31"><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31"><text:span text:style-name="T27">Botón</text:span><text:span text:style-name="T27"> 1:</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parte</text:span><text:span text:style-name="T22"> </text:span><text:span text:style-name="T22">inferior</text:span><text:span text:style-name="T22"> </text:span><text:span text:style-name="T22">izquierda</text:span><text:span text:style-name="T22"> </text:span><text:span text:style-name="T22">de</text:span><text:span text:style-name="T22"> </text:span><text:span text:style-name="T22">la</text:span><text:span text:style-name="T22"> </text:span><text:span text:style-name="T22">pantalla</text:span><text:span text:style-name="T22">, </text:span><text:span text:style-name="T22">tendrá</text:span><text:span text:style-name="T22"> </text:span><text:span text:style-name="T22">hipervínculo</text:span><text:span text:style-name="T22"> </text:span><text:span text:style-name="T22">hacia</text:span><text:span text:style-name="T22"> </text:span><text:span text:style-name="T22">la</text:span><text:span text:style-name="T27"> </text:span><text:span text:style-name="T27">pantalla</text:span><text:span text:style-name="T27"> 1</text:span><text:span text:style-name="T22"> </text:span><text:span text:style-name="T22">de</text:span><text:span text:style-name="T22"> </text:span><text:span text:style-name="T22">Menú</text:span><text:span text:style-name="T22"> </text:span><text:span text:style-name="T22">de</text:span><text:span text:style-name="T22"> </text:span><text:span text:style-name="T22">Configuración</text:span><text:span text:style-name="T22">.</text:span></text:p>
            <text:p text:style-name="P31"><text:span text:style-name="T27">Botón</text:span><text:span text:style-name="T27"> 2</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el</text:span><text:span text:style-name="T22"> </text:span><text:span text:style-name="T22">centro</text:span><text:span text:style-name="T22"> </text:span><text:span text:style-name="T22">del</text:span><text:span text:style-name="T22"> </text:span><text:span text:style-name="T22">banner</text:span><text:span text:style-name="T22"> </text:span><text:span text:style-name="T22">y</text:span><text:span text:style-name="T22"> </text:span><text:span text:style-name="T22">al</text:span><text:span text:style-name="T22"> </text:span><text:soft-page-break/><text:span text:style-name="T22">lado</text:span><text:span text:style-name="T22"> </text:span><text:span text:style-name="T22">izquierdo</text:span><text:span text:style-name="T22"> </text:span><text:span text:style-name="T22">del</text:span><text:span text:style-name="T22"> </text:span><text:span text:style-name="T22">botón</text:span><text:span text:style-name="T22"> </text:span><text:span text:style-name="T22">avanzar</text:span><text:span text:style-name="T22">. </text:span><text:span text:style-name="T22">Permitirá</text:span><text:span text:style-name="T22"> </text:span><text:span text:style-name="T22">retroceder</text:span><text:span text:style-name="T22"> </text:span><text:span text:style-name="T22">en</text:span><text:span text:style-name="T22"> </text:span><text:span text:style-name="T22">las</text:span><text:span text:style-name="T22"> </text:span><text:span text:style-name="T22">animaciones</text:span><text:span text:style-name="T22">. </text:span></text:p>
            <text:p text:style-name="P8"/>
            <text:p text:style-name="P31"><text:span text:style-name="T27">Botón 3: </text:span><text:span text:style-name="T22">Estará ubicado en el centro del banner permitirá avanzar a la</text:span><text:span text:style-name="T27"> pantalla 9</text:span><text:span text:style-name="T22"> <text:s/>“La agricultura en Venezuela/2”</text:span></text:p>
            <text:p text:style-name="P8"/>
            <text:p text:style-name="P31"><text:span text:style-name="T27">Botón</text:span><text:span text:style-name="T27"> 4:</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esquina</text:span><text:span text:style-name="T22"> </text:span><text:span text:style-name="T22">inferior</text:span><text:span text:style-name="T22"> <text:s/></text:span><text:span text:style-name="T22">derecha</text:span><text:span text:style-name="T22">, </text:span><text:span text:style-name="T22">inicio</text:span><text:span text:style-name="T22">, </text:span><text:span text:style-name="T22">que</text:span><text:span text:style-name="T22"> </text:span><text:span text:style-name="T22">enlazará</text:span><text:span text:style-name="T22"> </text:span><text:span text:style-name="T22">a</text:span><text:span text:style-name="T22"> </text:span><text:span text:style-name="T22">la</text:span><text:span text:style-name="T27"> </text:span><text:span text:style-name="T27">pantalla</text:span><text:span text:style-name="T27"> 2</text:span><text:span text:style-name="T22"> “</text:span><text:span text:style-name="T22">menú</text:span><text:span text:style-name="T22">”</text:span></text:p>
            <text:p text:style-name="P8"/>
            <text:p text:style-name="P8"/>
            <text:p text:style-name="P31"><text:span text:style-name="T27">DFV</text:span><text:span text:style-name="T27">: </text:span><text:span text:style-name="T22">al</text:span><text:span text:style-name="T22"> </text:span><text:span text:style-name="T22">iniciar</text:span><text:span text:style-name="T22"> </text:span><text:span text:style-name="T22">la</text:span><text:span text:style-name="T22"> </text:span><text:span text:style-name="T22">pantalla</text:span><text:span text:style-name="T22"> </text:span><text:span text:style-name="T22">el</text:span><text:span text:style-name="T22"> </text:span><text:span text:style-name="T22">sintetizador</text:span><text:span text:style-name="T22"> </text:span><text:span text:style-name="T22">debe</text:span><text:span text:style-name="T22"> </text:span><text:span text:style-name="T22">decir</text:span><text:span text:style-name="T27"> </text:span><text:span text:style-name="T27">Pantalla</text:span><text:span text:style-name="T27">: </text:span><text:span text:style-name="T27">Agricultura</text:span><text:span text:style-name="T27"> </text:span><text:span text:style-name="T27">en</text:span><text:span text:style-name="T27"> </text:span><text:span text:style-name="T27">Venezuela</text:span><text:span text:style-name="T27"> </text:span><text:span text:style-name="T22">y</text:span><text:span text:style-name="T22"> </text:span><text:span text:style-name="T22">luego</text:span><text:span text:style-name="T22"> </text:span><text:span text:style-name="T22">leer</text:span><text:span text:style-name="T22"> </text:span><text:span text:style-name="T22">el</text:span><text:span text:style-name="T22"> </text:span><text:span text:style-name="T22">contenido</text:span><text:span text:style-name="T22"> </text:span><text:span text:style-name="T22">de</text:span><text:span text:style-name="T22"> </text:span><text:span text:style-name="T22">la</text:span><text:span text:style-name="T22"> </text:span><text:span text:style-name="T22">pantalla</text:span><text:span text:style-name="T22">.</text:span></text:p>
            <text:p text:style-name="P31"><text:span text:style-name="T22">El</text:span><text:span text:style-name="T22"> </text:span><text:span text:style-name="T22">sintetizador</text:span><text:span text:style-name="T22"> </text:span><text:span text:style-name="T22">debe</text:span><text:span text:style-name="T22"> </text:span><text:span text:style-name="T22">leer</text:span><text:span text:style-name="T22"> </text:span><text:span text:style-name="T22">todo</text:span><text:span text:style-name="T22"> </text:span><text:span text:style-name="T22">el</text:span><text:span text:style-name="T22"> </text:span><text:span text:style-name="T22">contenido</text:span><text:span text:style-name="T22"> </text:span><text:span text:style-name="T22">de</text:span><text:span text:style-name="T22"> </text:span><text:span text:style-name="T22">la</text:span><text:span text:style-name="T22"> </text:span><text:span text:style-name="T22">pantalla</text:span><text:span text:style-name="T22">. </text:span></text:p>
          </table:table-cell>
        </table:table-row>
        <table:table-row>
          <table:table-cell table:style-name="Tabla6.A2" office:value-type="string">
            <text:p text:style-name="P30"><text:span text:style-name="T27">Observaciones</text:span><text:span text:style-name="T27">:</text:span></text:p>
            <text:p text:style-name="P9"/>
          </table:table-cell>
          <table:table-cell table:style-name="Tabla6.A2" office:value-type="string">
            <text:p text:style-name="P25"/>
          </table:table-cell>
          <table:table-cell table:style-name="Tabla6.A2" office:value-type="string">
            <text:p text:style-name="P25"/>
          </table:table-cell>
        </table:table-row>
      </table:table>
      <text:p text:style-name="P4"/>
      <text:p text:style-name="P6"/>
      <table:table table:name="Tabla7" table:style-name="Tabla7">
        <table:table-column table:style-name="Tabla7.A"/>
        <table:table-column table:style-name="Tabla7.B"/>
        <table:table-column table:style-name="Tabla7.C"/>
        <table:table-row>
          <table:table-cell table:style-name="Tabla7.A1" office:value-type="string">
            <text:p text:style-name="P30"><text:span text:style-name="T15">Pantalla</text:span><text:span text:style-name="T15"> </text:span><text:span text:style-name="T15">N</text:span><text:span text:style-name="T15">°: 9 <text:s/></text:span><text:span text:style-name="T15">La</text:span><text:span text:style-name="T15"> </text:span><text:span text:style-name="T15">agricultura</text:span><text:span text:style-name="T15"> </text:span><text:span text:style-name="T15">en</text:span><text:span text:style-name="T15"> </text:span><text:span text:style-name="T15">Venezuela</text:span><text:span text:style-name="T15">/2</text:span></text:p>
          </table:table-cell>
          <table:table-cell table:style-name="Tabla7.A1" office:value-type="string">
            <text:p text:style-name="P31"><text:span text:style-name="T15">Diseño</text:span><text:span text:style-name="T15"> </text:span><text:span text:style-name="T15">Gráfico</text:span></text:p>
          </table:table-cell>
          <table:table-cell table:style-name="Tabla7.A1" office:value-type="string">
            <text:p text:style-name="P31"><text:span text:style-name="T15">Técnico</text:span><text:span text:style-name="T15">:</text:span></text:p>
          </table:table-cell>
        </table:table-row>
        <table:table-row>
          <table:table-cell table:style-name="Tabla7.A2" office:value-type="string">
            <text:p text:style-name="P68"><text:span text:style-name="T48">Título</text:span><text:span text:style-name="T48">:</text:span><text:span text:style-name="T50"> </text:span><text:span text:style-name="T50">Sembrando</text:span><text:span text:style-name="T50"> </text:span><text:span text:style-name="T50">para</text:span><text:span text:style-name="T50"> </text:span><text:span text:style-name="T50">el</text:span><text:span text:style-name="T50"> </text:span><text:span text:style-name="T50">futuro</text:span><text:span text:style-name="T50">.</text:span></text:p>
            <text:p text:style-name="P68"/>
            <text:p text:style-name="P68"><text:span text:style-name="T48">Texto</text:span><text:span text:style-name="T48"> 1:</text:span><text:span text:style-name="T50"> </text:span><text:span text:style-name="T50">¿</text:span><text:span text:style-name="T50">Qué</text:span><text:span text:style-name="T50"> </text:span><text:span text:style-name="T50">se</text:span><text:span text:style-name="T50"> </text:span><text:span text:style-name="T50">siembra</text:span><text:span text:style-name="T50"> </text:span><text:span text:style-name="T50">en</text:span><text:span text:style-name="T50"> </text:span><text:span text:style-name="T50">las</text:span><text:span text:style-name="T50"> </text:span><text:span text:style-name="T50">regiones</text:span><text:span text:style-name="T50"> </text:span><text:span text:style-name="T50">de</text:span><text:span text:style-name="T50"> </text:span><text:span text:style-name="T50">Venezuela</text:span><text:span text:style-name="T50">?</text:span></text:p>
            <text:p text:style-name="P68"><text:span text:style-name="T48">Texto 2:</text:span><text:span text:style-name="T50"> </text:span><text:span text:style-name="T51">Pulsa sobre cada región del mapa de Venezuela, para conocer los productos agrícolas que se cultivan en cada una de ellas.</text:span></text:p>
            <text:p text:style-name="P68"><text:span text:style-name="T48">Texto 3</text:span><text:span text:style-name="T49">:</text:span><text:span text:style-name="T51"> Región Capital</text:span></text:p>
            <text:p text:style-name="P73"><text:span text:style-name="T50">Los productos agrícolas que se cultivan en esta </text:span><text:soft-page-break/><text:span text:style-name="T50">región son: c</text:span>acao, coco, yuca, cereales, entre otros.</text:p>
            <text:p text:style-name="P83">¿Conoces los nombres de los estados que comprende esta región?. Escribe los nombres de estos estados.</text:p>
            <text:p text:style-name="P83">Sabías que... en la región Capital se dan varios tipos de agricultura. </text:p>
            <text:p text:style-name="P68"/>
            <text:p text:style-name="P68"><text:span text:style-name="T48">Texto 4:</text:span><text:span text:style-name="T50"> </text:span><text:span text:style-name="T51">Región Central</text:span></text:p>
            <text:p text:style-name="P83">Los productos agrícolas que se cultivan en esta región son: aguacate, café, caraota, cebolla, maíz, pimentón, quinchoncho, arroz, tabaco, papas, cambur, tomate, leguminosa de grano, entre otros.</text:p>
            <text:list xml:id="list1252485608" text:style-name="LS19">
              <text:list-header>
                <text:p text:style-name="P112"/>
              </text:list-header>
            </text:list>
            <text:p text:style-name="P83">¿Has visitado alguno de los estados que comprende esta región?. Escribe el nombre del estado que visitaste, cuéntale a tus compañeras y compañeros sobre la agricultura de esta región.</text:p>
            <text:p text:style-name="P68"/>
            <text:p text:style-name="P68"><text:span text:style-name="T48">Texto 6: </text:span><text:span text:style-name="T51">Región</text:span><text:span text:style-name="T49"> </text:span><text:span text:style-name="T51">Los Llanos</text:span></text:p>
            <text:p text:style-name="P73"><text:span text:style-name="T50">Los productos agrícolas que se cultivan en esta región son: </text:span><text:span text:style-name="T78">arroz, caraota, frijol, maíz, mango, patilla, tabaco, algodón, sorgo, tomate, cambur y plátano, entre otros.</text:span></text:p>
            <text:p text:style-name="P86"/>
            <text:p text:style-name="P73"><text:span text:style-name="T78">El árbol emblemático del estado Apure es el</text:span><text:span text:style-name="T78"> </text:span><text:span text:style-name="T78">Merecure ¿Conoces los árboles emblemáticos del los estados que conforman esta región? <text:s/>Describe estos arboles y crea un</text:span><text:span text:style-name="T91"> mensaje acerca de</text:span><text:span text:style-name="T78">la prevención de la deforestación. </text:span></text:p>
            <text:p text:style-name="P85"/>
            <text:p text:style-name="P68"><text:span text:style-name="T80">Texto 7:</text:span><text:span text:style-name="T78"> </text:span><text:span text:style-name="T79">Región Occidental</text:span></text:p>
            <text:p text:style-name="P73"><text:soft-page-break/><text:span text:style-name="T78">Los productos agrícolas que se cultivan en esta región son: </text:span><text:span text:style-name="T81">caña de azúcar, coco, maíz, melón, </text:span><text:span text:style-name="T81">ñame, ocumo, patilla, tomate, sorgo, berenjena, café, <text:s/>frijol, maíz, naranja, palma aceitera, plátano, arroz, algodón, ajonjolí, entre otros.</text:span></text:p>
            <text:list xml:id="list301831908" text:style-name="L5">
              <text:list-header>
                <text:p text:style-name="P114"/>
              </text:list-header>
            </text:list>
            <text:p text:style-name="P86">Esta región esta constituida por 4 estados ¿Cuál de estos estados es el más seco de Venezuela? Socializa con tus compañeras y compañeros sobre las características de este estado.</text:p>
            <text:p text:style-name="P85"/>
            <text:p text:style-name="P85"/>
            <text:p text:style-name="P68"><text:span text:style-name="T80">Texto 8:</text:span><text:span text:style-name="T78"> </text:span><text:span text:style-name="T79">Región Zuliana</text:span></text:p>
            <text:p text:style-name="P86">Los productos agrícolas que se cultivan en esta región son: cambur, plátano, caña de azúcar, coco, yuca, algodón, frijol, melón, cacao, maíz, <text:s/>sorgo, entre otros. </text:p>
            <text:p text:style-name="P86">¿Cuál es el lago que se encuentra en esta región? Realiza una composición sobre este lago y compártela con tus compañeras y compañeros.</text:p>
            <text:p text:style-name="P86"/>
            <text:p text:style-name="P68"><text:span text:style-name="T80">Texto 9:</text:span><text:span text:style-name="T78"> </text:span><text:span text:style-name="T79">Región los Andes</text:span></text:p>
            <text:p text:style-name="P86">Los productos agrícolas que se cultivan en esta región son: café, caña de azúcar, cacao, maíz, papa, ajo, cambur, caraota, cebolla, plátano, <text:s/>tomate, lechuga, apio, coliflor, zanahoria, entre otros.</text:p>
            <text:list xml:id="list1034415972" text:style-name="L6">
              <text:list-header>
                <text:p text:style-name="P115"/>
              </text:list-header>
            </text:list>
            <text:p text:style-name="P86">¿Cuál de los estados que comprende esta región tiene por capital a San Cristóbal? La Región los Andes está constituida por 4 estados, escribe sobre la flora de esta región de Venezuela. ¿Por qué en la región los Andes la agricultura se <text:soft-page-break/>desarrolla en terrazas?</text:p>
            <text:list xml:id="list1299557810" text:continue-numbering="true" text:style-name="L6">
              <text:list-header>
                <text:p text:style-name="P116"/>
              </text:list-header>
            </text:list>
            <text:p text:style-name="P68"><text:span text:style-name="T80">Texto 10:</text:span><text:span text:style-name="T78"> </text:span><text:span text:style-name="T79">Región Nor Oriental </text:span></text:p>
            <text:p text:style-name="P87"><text:span text:style-name="T84">Los productos agrícolas que se cultivan en esta región son: m</text:span>aní, maíz, algodón, caña, sorgo, café, cacao, cambur, raíces, tubérculo, caña de azúcar, coco, yuca, entre otros.</text:p>
            <text:p text:style-name="P87"/>
            <text:p text:style-name="P86">¿Conoces la flora del estado Anzoátegui? Elabora una receta con productos agrícolas cultivados en esta región. </text:p>
            <text:p text:style-name="P85"/>
            <text:p text:style-name="P68"><text:span text:style-name="T67">Texto 11:</text:span> <text:span text:style-name="T95">Región Guayana <text:s/></text:span></text:p>
            <text:p text:style-name="P90"><text:span text:style-name="T12">Los productos agrícolas que se cultivan en esta región son: a</text:span><text:span text:style-name="T10">rroz, maíz, coco, plátano, yuca, piña,</text:span> <text:span text:style-name="T10">palmito, mapuey, ñame, caucho, sarrapia, zarzaparrilla, vainilla, entre otros.</text:span></text:p>
            <text:p text:style-name="P83"/>
            <text:p text:style-name="P83">Guayana es una región particularmente selvática, los alimentos que se cultivan allí requieren de mucha agua. ¿Conoces cuáles son los ríos más importantes de esta región? Elabora una composición sobre alguno de estos ríos.</text:p>
            <text:p text:style-name="P82"/>
            <text:p text:style-name="P68"><text:span text:style-name="T48">Texto 12:</text:span><text:span text:style-name="T50"> </text:span><text:span text:style-name="T51">Región Insular </text:span></text:p>
            <text:p text:style-name="P73"><text:span text:style-name="T78">Los productos agrícolas que se cultivan en esta región son: b</text:span><text:span text:style-name="T50">erenjena, maíz, melón, pimentón, tomate, entre otros. </text:span></text:p>
            <text:p text:style-name="P83">¿Conoces cuáles son las islas que constituyen el estado Nueva Esparta? Socializa con tus compañeras y compañeros sobre como se desarrolla la agricultura en esta región. </text:p>
            <text:p text:style-name="P83">¿Cómo se traslada el cultivo de la región Insular <text:soft-page-break/>a otras regiones de Venezuela?</text:p>
            <text:p text:style-name="P68"/>
            <text:p text:style-name="P68"/>
            <text:p text:style-name="P68"><text:span text:style-name="T48">Botones</text:span><text:span text:style-name="T48"> </text:span><text:span text:style-name="T48">del</text:span><text:span text:style-name="T48"> </text:span><text:span text:style-name="T48">banner</text:span><text:span text:style-name="T48">:</text:span></text:p>
            <text:p text:style-name="P68"><text:span text:style-name="T48">Botón</text:span><text:span text:style-name="T48"> 1:</text:span><text:span text:style-name="T50"> </text:span><text:span text:style-name="T50">Accesibilidad</text:span></text:p>
            <text:p text:style-name="P68"><text:span text:style-name="T48">Botón</text:span><text:span text:style-name="T48"> 2:</text:span><text:span text:style-name="T50"> </text:span><text:span text:style-name="T50">Retroceder</text:span><text:span text:style-name="T50"> <text:s/></text:span></text:p>
            <text:p text:style-name="P68"><text:span text:style-name="T48">Botón</text:span><text:span text:style-name="T48"> 3:</text:span><text:span text:style-name="T50"> </text:span><text:span text:style-name="T50">Men</text:span><text:span text:style-name="T50">ú</text:span></text:p>
          </table:table-cell>
          <table:table-cell table:style-name="Tabla7.A2" office:value-type="string">
            <text:p text:style-name="P31"><text:span text:style-name="T27">Fondo</text:span><text:span text:style-name="T27">:</text:span><text:span text:style-name="T22"> </text:span><text:span text:style-name="T22">Aparece</text:span><text:span text:style-name="T22"> </text:span><text:span text:style-name="T22">un</text:span><text:span text:style-name="T22"> </text:span><text:span text:style-name="T22">mapa</text:span><text:span text:style-name="T22"> </text:span><text:span text:style-name="T22">de</text:span><text:span text:style-name="T22"> </text:span><text:span text:style-name="T22">Venezuela</text:span><text:span text:style-name="T22"> </text:span><text:span text:style-name="T22">dividido</text:span><text:span text:style-name="T22"> </text:span><text:span text:style-name="T22">en</text:span><text:span text:style-name="T22"> </text:span><text:span text:style-name="T22">tres</text:span><text:span text:style-name="T22"> </text:span><text:span text:style-name="T22">regiones</text:span><text:span text:style-name="T22"> </text:span><text:span text:style-name="T22">principales</text:span><text:span text:style-name="T22">: </text:span><text:span text:style-name="T22">se</text:span><text:span text:style-name="T22"> </text:span><text:span text:style-name="T22">mantendrá</text:span><text:span text:style-name="T22"> </text:span><text:span text:style-name="T22">los</text:span><text:span text:style-name="T22"> 3 </text:span><text:span text:style-name="T22">títulos</text:span><text:span text:style-name="T22"> </text:span><text:span text:style-name="T22">costa</text:span><text:span text:style-name="T22">-</text:span><text:span text:style-name="T22">Montaña</text:span><text:span text:style-name="T22">, </text:span><text:span text:style-name="T22">Llanos</text:span><text:span text:style-name="T22"> </text:span><text:span text:style-name="T22">y</text:span><text:span text:style-name="T22"> </text:span><text:span text:style-name="T22">Guayana</text:span><text:span text:style-name="T22">, </text:span><text:span text:style-name="T22">estos</text:span><text:span text:style-name="T22"> </text:span><text:span text:style-name="T22">serán</text:span><text:span text:style-name="T22"> </text:span><text:span text:style-name="T22">unos</text:span><text:span text:style-name="T22"> </text:span><text:span text:style-name="T22">botones</text:span><text:span text:style-name="T22">.</text:span></text:p>
            <text:p text:style-name="P31"><text:span text:style-name="T22">Sobre</text:span><text:span text:style-name="T22"> </text:span><text:span text:style-name="T22">el</text:span><text:span text:style-name="T22"> </text:span><text:span text:style-name="T22">fondo</text:span><text:span text:style-name="T22"> </text:span><text:span text:style-name="T22">y</text:span><text:span text:style-name="T22"> </text:span><text:span text:style-name="T22">en</text:span><text:span text:style-name="T22"> </text:span><text:span text:style-name="T22">la</text:span><text:span text:style-name="T22"> </text:span><text:span text:style-name="T22">parte</text:span><text:span text:style-name="T22"> </text:span><text:span text:style-name="T22">superior</text:span><text:span text:style-name="T22"> </text:span><text:span text:style-name="T22">agregar</text:span><text:span text:style-name="T22"> </text:span><text:span text:style-name="T22">un</text:span><text:span text:style-name="T22"> </text:span><text:span text:style-name="T22">banner</text:span><text:span text:style-name="T22"> </text:span><text:span text:style-name="T22">de</text:span><text:span text:style-name="T22"> </text:span><text:span text:style-name="T22">color</text:span><text:span text:style-name="T22"> </text:span><text:span text:style-name="T22">claro</text:span><text:span text:style-name="T22"> </text:span><text:span text:style-name="T22">en</text:span><text:span text:style-name="T22"> </text:span><text:span text:style-name="T22">donde</text:span><text:span text:style-name="T22"> </text:span><text:span text:style-name="T22">se</text:span><text:span text:style-name="T22"> </text:span><text:span text:style-name="T22">colocará</text:span><text:span text:style-name="T22"> </text:span><text:span text:style-name="T22">el</text:span><text:span text:style-name="T27"> </text:span><text:span text:style-name="T27">Texto</text:span><text:span text:style-name="T27"> </text:span><text:span text:style-name="T27">1</text:span><text:span text:style-name="T22">.</text:span></text:p>
            <text:p text:style-name="P31"><text:span text:style-name="T22"><text:s/></text:span><text:span text:style-name="T22">Mapa</text:span><text:span text:style-name="T22"> </text:span><text:span text:style-name="T22">d</text:span><text:span text:style-name="T22">e</text:span><text:span text:style-name="T22"> </text:span><text:span text:style-name="T22">Venezuela</text:span><text:span text:style-name="T22"> </text:span><text:span text:style-name="T22">con</text:span><text:span text:style-name="T22"> </text:span><text:span text:style-name="T22">l</text:span><text:span text:style-name="T22">as</text:span><text:span text:style-name="T22"> </text:span><text:span text:style-name="T22">regiones</text:span><text:span text:style-name="T22"> </text:span><text:span text:style-name="T22">se</text:span><text:span text:style-name="T22"> </text:span><text:span text:style-name="T22">identificarán</text:span><text:span text:style-name="T22"> </text:span><text:span text:style-name="T22">con</text:span><text:span text:style-name="T22"> </text:span><text:span text:style-name="T22">colores</text:span><text:span text:style-name="T22"> </text:span><text:span text:style-name="T22">y</text:span><text:span text:style-name="T22"> </text:span><text:span text:style-name="T22">deben</text:span><text:span text:style-name="T22"> </text:span><text:span text:style-name="T22">visualizarse</text:span><text:span text:style-name="T22"> </text:span><text:span text:style-name="T22">los</text:span><text:span text:style-name="T22"> </text:span><text:soft-page-break/><text:span text:style-name="T22">países</text:span><text:span text:style-name="T22"> </text:span><text:span text:style-name="T22">limítrofes</text:span><text:span text:style-name="T22">. </text:span><text:span text:style-name="T22">Del</text:span><text:span text:style-name="T22"> </text:span><text:span text:style-name="T22">lado</text:span><text:span text:style-name="T22"> </text:span><text:span text:style-name="T22">derecho</text:span><text:span text:style-name="T22"> </text:span><text:span text:style-name="T22">se</text:span><text:span text:style-name="T22"> </text:span><text:span text:style-name="T22">mostrará</text:span><text:span text:style-name="T22"> </text:span><text:span text:style-name="T22">la</text:span><text:span text:style-name="T22"> </text:span><text:span text:style-name="T22">instrucción</text:span><text:span text:style-name="T22"> </text:span></text:p>
            <text:p text:style-name="P8"/>
            <text:p text:style-name="P31"><text:span text:style-name="T22">Cada</text:span><text:span text:style-name="T22"> </text:span><text:span text:style-name="T22">texto</text:span><text:span text:style-name="T22"> </text:span><text:span text:style-name="T22">deberá</text:span><text:span text:style-name="T22"> </text:span><text:span text:style-name="T22">estar</text:span><text:span text:style-name="T22"> <text:s/></text:span><text:span text:style-name="T22">sobre</text:span><text:span text:style-name="T22"> </text:span><text:span text:style-name="T22">un</text:span><text:span text:style-name="T22"> </text:span><text:span text:style-name="T22">cuadro</text:span><text:span text:style-name="T22"> </text:span><text:span text:style-name="T22">de</text:span><text:span text:style-name="T22"> </text:span><text:span text:style-name="T22">texto</text:span><text:span text:style-name="T22"> </text:span><text:span text:style-name="T22">de</text:span><text:span text:style-name="T22"> </text:span><text:span text:style-name="T22">color</text:span><text:span text:style-name="T22"> </text:span><text:span text:style-name="T22">claro</text:span><text:span text:style-name="T22">. (</text:span><text:span text:style-name="T22">Tamaño</text:span><text:span text:style-name="T22"> </text:span><text:span text:style-name="T22">acorde</text:span><text:span text:style-name="T22"> </text:span><text:span text:style-name="T22">al</text:span><text:span text:style-name="T22"> </text:span><text:span text:style-name="T22">contenido</text:span><text:span text:style-name="T22">)</text:span></text:p>
            <text:p text:style-name="P8"/>
            <text:p text:style-name="P8"/>
            <text:p text:style-name="P8"/>
            <text:p text:style-name="P31"><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31"><text:span text:style-name="T27">Botón</text:span><text:span text:style-name="T27"> 1:</text:span><text:span text:style-name="T22"> </text:span><text:span text:style-name="T22">Representado</text:span><text:span text:style-name="T22"> </text:span><text:span text:style-name="T22">por</text:span><text:span text:style-name="T22"> </text:span><text:span text:style-name="T22">el</text:span><text:span text:style-name="T22"> </text:span><text:span text:style-name="T22">símbolo</text:span><text:span text:style-name="T22"> </text:span><text:span text:style-name="T22">universal</text:span><text:span text:style-name="T22"> </text:span><text:span text:style-name="T22">de</text:span><text:span text:style-name="T22"> </text:span><text:span text:style-name="T22">Diversidad</text:span><text:span text:style-name="T22"> </text:span><text:span text:style-name="T22">Funcional</text:span><text:span text:style-name="T22">. </text:span><text:span text:style-name="T22">Ubicada</text:span><text:span text:style-name="T22"> </text:span><text:span text:style-name="T22">en</text:span><text:span text:style-name="T22"> </text:span><text:span text:style-name="T22">el</text:span><text:span text:style-name="T22"> </text:span><text:span text:style-name="T22">lado</text:span><text:span text:style-name="T22"> </text:span><text:span text:style-name="T22">izquierdo</text:span><text:span text:style-name="T22"> </text:span><text:span text:style-name="T22">del</text:span><text:span text:style-name="T22"> </text:span><text:span text:style-name="T22">banner</text:span><text:span text:style-name="T22">. </text:span></text:p>
            <text:p text:style-name="P31"><text:span text:style-name="T27">Botón</text:span><text:span text:style-name="T27"> 2:</text:span><text:span text:style-name="T22">Representado</text:span><text:span text:style-name="T22"> </text:span><text:span text:style-name="T22">por</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a</text:span><text:span text:style-name="T22"> </text:span><text:span text:style-name="T22">a</text:span><text:span text:style-name="T22"> </text:span><text:span text:style-name="T22">la</text:span><text:span text:style-name="T22"> </text:span><text:span text:style-name="T22">izquierda</text:span><text:span text:style-name="T22">.</text:span></text:p>
            <text:p text:style-name="P31"><text:span text:style-name="T27">Botón</text:span><text:span text:style-name="T27"> 3:</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casa</text:span><text:span text:style-name="T22">.</text:span></text:p>
            <text:p text:style-name="P8"/>
            <text:p text:style-name="P8"/>
          </table:table-cell>
          <table:table-cell table:style-name="Tabla7.A2" office:value-type="string">
            <text:p text:style-name="P31"><text:span text:style-name="T27">Título</text:span><text:span text:style-name="T27">:</text:span><text:span text:style-name="T22"> </text:span><text:span text:style-name="T22">ubicado</text:span><text:span text:style-name="T22"> </text:span><text:span text:style-name="T22">en</text:span><text:span text:style-name="T22"> </text:span><text:span text:style-name="T22">la</text:span><text:span text:style-name="T22"> </text:span><text:span text:style-name="T22">barra</text:span><text:span text:style-name="T22"> </text:span><text:span text:style-name="T22">de</text:span><text:span text:style-name="T22"> </text:span><text:span text:style-name="T22">título</text:span><text:span text:style-name="T22">.</text:span></text:p>
            <text:p text:style-name="P31"><text:span text:style-name="T22">Al</text:span><text:span text:style-name="T22"> </text:span><text:span text:style-name="T22">colocar</text:span><text:span text:style-name="T22"> </text:span><text:span text:style-name="T22">el</text:span><text:span text:style-name="T22"> </text:span><text:span text:style-name="T22">cursor</text:span><text:span text:style-name="T22"> </text:span><text:span text:style-name="T22">sobre</text:span><text:span text:style-name="T22"> </text:span><text:span text:style-name="T22">cada</text:span><text:span text:style-name="T22"> </text:span><text:span text:style-name="T22">región</text:span><text:span text:style-name="T22"> </text:span><text:span text:style-name="T22">dentro</text:span><text:span text:style-name="T22"> </text:span><text:span text:style-name="T22">de</text:span><text:span text:style-name="T22"> </text:span><text:span text:style-name="T22">la</text:span><text:span text:style-name="T22"> </text:span><text:span text:style-name="T22">leyenda</text:span><text:span text:style-name="T22"> (</text:span><text:span text:style-name="T22">O</text:span><text:span text:style-name="T22"> </text:span><text:span text:style-name="T22">desplazarse</text:span><text:span text:style-name="T22"> </text:span><text:span text:style-name="T22">con</text:span><text:span text:style-name="T22"> </text:span><text:span text:style-name="T22">el</text:span><text:span text:style-name="T22"> </text:span><text:span text:style-name="T22">teclado</text:span><text:span text:style-name="T22"> </text:span><text:span text:style-name="T22">Tab</text:span><text:span text:style-name="T22">). </text:span><text:span text:style-name="T22">Aparecerá</text:span><text:span text:style-name="T22"> </text:span><text:span text:style-name="T22">el</text:span><text:span text:style-name="T22"> </text:span><text:span text:style-name="T22">texto</text:span><text:span text:style-name="T22"> </text:span><text:span text:style-name="T22">correspondiente</text:span><text:span text:style-name="T22"> </text:span><text:span text:style-name="T22">a</text:span><text:span text:style-name="T22"> </text:span><text:span text:style-name="T22">la</text:span><text:span text:style-name="T22"> </text:span><text:span text:style-name="T22">región</text:span><text:span text:style-name="T46"> </text:span><text:span text:style-name="T22">ubicado</text:span><text:span text:style-name="T22"> </text:span><text:span text:style-name="T22">sobre</text:span><text:span text:style-name="T22"> </text:span><text:span text:style-name="T22">el</text:span><text:span text:style-name="T22"> </text:span><text:span text:style-name="T22">mapa</text:span><text:span text:style-name="T22"> </text:span><text:span text:style-name="T22">de</text:span><text:span text:style-name="T22"> </text:span><text:span text:style-name="T22">tal</text:span><text:span text:style-name="T22"> </text:span><text:span text:style-name="T22">forma</text:span><text:span text:style-name="T22"> </text:span><text:span text:style-name="T22">que</text:span><text:span text:style-name="T22"> </text:span><text:span text:style-name="T22">no</text:span><text:span text:style-name="T22"> </text:span><text:span text:style-name="T22">tape</text:span><text:span text:style-name="T22"> </text:span><text:span text:style-name="T22">la</text:span><text:span text:style-name="T22"> </text:span><text:span text:style-name="T22">región</text:span><text:span text:style-name="T22"> </text:span><text:span text:style-name="T22">seleccionada</text:span><text:span text:style-name="T22"> </text:span><text:span text:style-name="T22">y</text:span><text:span text:style-name="T22"> </text:span><text:span text:style-name="T22">en</text:span><text:span text:style-name="T22"> </text:span><text:span text:style-name="T22">el</text:span><text:span text:style-name="T22"> <text:s/></text:span><text:span text:style-name="T22">mapa</text:span><text:span text:style-name="T22"> </text:span><text:span text:style-name="T22">se</text:span><text:span text:style-name="T22"> </text:span><text:span text:style-name="T22">iluminará</text:span><text:span text:style-name="T22"> </text:span><text:span text:style-name="T22">la</text:span><text:span text:style-name="T22"> </text:span><text:span text:style-name="T22">región</text:span><text:span text:style-name="T22"> </text:span><text:span text:style-name="T22">para</text:span><text:span text:style-name="T22"> </text:span><text:span text:style-name="T22">así</text:span><text:span text:style-name="T22"> </text:span><text:span text:style-name="T22">poder</text:span><text:span text:style-name="T22"> </text:span><text:span text:style-name="T22">identificarla</text:span><text:span text:style-name="T22">.</text:span></text:p>
            <text:p text:style-name="P8"/>
            <text:p text:style-name="P8"/>
            <text:p text:style-name="P31"><text:soft-page-break/><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31"><text:span text:style-name="T27">Botón</text:span><text:span text:style-name="T27"> 1:</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parte</text:span><text:span text:style-name="T22"> </text:span><text:span text:style-name="T22">inferior</text:span><text:span text:style-name="T22"> </text:span><text:span text:style-name="T22">izquierda</text:span><text:span text:style-name="T22"> </text:span><text:span text:style-name="T22">de</text:span><text:span text:style-name="T22"> </text:span><text:span text:style-name="T22">la</text:span><text:span text:style-name="T22"> </text:span><text:span text:style-name="T22">pantalla</text:span><text:span text:style-name="T22">, </text:span><text:span text:style-name="T22">tendrá</text:span><text:span text:style-name="T22"> </text:span><text:span text:style-name="T22">hipervínculo</text:span><text:span text:style-name="T22"> </text:span><text:span text:style-name="T22">hacia</text:span><text:span text:style-name="T22"> </text:span><text:span text:style-name="T22">la</text:span><text:span text:style-name="T27"> </text:span><text:span text:style-name="T27">pantalla</text:span><text:span text:style-name="T27"> 1</text:span><text:span text:style-name="T22"> </text:span><text:span text:style-name="T22">de</text:span><text:span text:style-name="T22"> </text:span><text:span text:style-name="T22">Menú</text:span><text:span text:style-name="T22"> </text:span><text:span text:style-name="T22">de</text:span><text:span text:style-name="T22"> </text:span><text:span text:style-name="T22">Configuración</text:span><text:span text:style-name="T22">.</text:span></text:p>
            <text:p text:style-name="P31"><text:span text:style-name="T27">Botón 2</text:span><text:span text:style-name="T22">: Estará ubicado en el centro del banner permitirá retroceder a la</text:span><text:span text:style-name="T27"> pantalla 8</text:span><text:span text:style-name="T22"> <text:s/>“La agricultura en </text:span><text:span text:style-name="T22">Venezuela/2”</text:span></text:p>
            <text:p text:style-name="P31"><text:span text:style-name="T27">Botón</text:span><text:span text:style-name="T27"> 3:</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esquina</text:span><text:span text:style-name="T22"> </text:span><text:span text:style-name="T22">inferior</text:span><text:span text:style-name="T22"> <text:s/></text:span><text:span text:style-name="T22">derecha</text:span><text:span text:style-name="T22">, </text:span><text:span text:style-name="T22">inicio</text:span><text:span text:style-name="T22">, </text:span><text:span text:style-name="T22">que</text:span><text:span text:style-name="T22"> </text:span><text:span text:style-name="T22">enlazará</text:span><text:span text:style-name="T22"> </text:span><text:span text:style-name="T22">a</text:span><text:span text:style-name="T22"> </text:span><text:span text:style-name="T22">la</text:span><text:span text:style-name="T27"> </text:span><text:span text:style-name="T27">pantalla</text:span><text:span text:style-name="T27"> 2</text:span><text:span text:style-name="T22"> “</text:span><text:span text:style-name="T22">menú</text:span><text:span text:style-name="T22">”</text:span></text:p>
            <text:p text:style-name="P8"/>
            <text:p text:style-name="P31"><text:span text:style-name="T27">DFV: </text:span><text:span text:style-name="T22">al iniciar la pantalla el sintetizador debe decir</text:span><text:span text:style-name="T27"> Pantalla: ¿Qué se siembra en las regiones de Venezuela? </text:span><text:span text:style-name="T22">y luego leer el contenido de la pantalla.</text:span></text:p>
            <text:p text:style-name="P31"><text:span text:style-name="T22">El</text:span><text:span text:style-name="T22"> </text:span><text:span text:style-name="T22">sintetizador</text:span><text:span text:style-name="T22"> </text:span><text:span text:style-name="T22">debe</text:span><text:span text:style-name="T22"> </text:span><text:span text:style-name="T22">leer</text:span><text:span text:style-name="T22"> </text:span><text:span text:style-name="T22">todo</text:span><text:span text:style-name="T22"> </text:span><text:span text:style-name="T22">el</text:span><text:span text:style-name="T22"> </text:span><text:span text:style-name="T22">contenido</text:span><text:span text:style-name="T22"> </text:span><text:span text:style-name="T22">de</text:span><text:span text:style-name="T22"> </text:span><text:span text:style-name="T22">la</text:span><text:span text:style-name="T22"> </text:span><text:span text:style-name="T22">pantalla</text:span><text:span text:style-name="T22">. </text:span></text:p>
          </table:table-cell>
        </table:table-row>
        <table:table-row>
          <table:table-cell table:style-name="Tabla7.A2" office:value-type="string">
            <text:p text:style-name="P30"><text:span text:style-name="T27">Observaciones</text:span><text:span text:style-name="T27">:</text:span></text:p>
            <text:p text:style-name="P8"/>
          </table:table-cell>
          <table:table-cell table:style-name="Tabla7.A2" office:value-type="string">
            <text:p text:style-name="P25"/>
          </table:table-cell>
          <table:table-cell table:style-name="Tabla7.A2" office:value-type="string">
            <text:p text:style-name="P25"/>
          </table:table-cell>
        </table:table-row>
      </table:table>
      <text:p text:style-name="P4"/>
      <table:table table:name="Tabla8" table:style-name="Tabla8">
        <table:table-column table:style-name="Tabla8.A"/>
        <table:table-column table:style-name="Tabla8.B"/>
        <table:table-column table:style-name="Tabla8.C"/>
        <table:table-row>
          <table:table-cell table:style-name="Tabla8.A1" office:value-type="string">
            <text:p text:style-name="P30"><text:span text:style-name="T15">Pantalla</text:span><text:span text:style-name="T15"> </text:span><text:span text:style-name="T15">N</text:span><text:span text:style-name="T15">° 10: </text:span><text:span text:style-name="T15">Glosario</text:span><text:span text:style-name="T15"> </text:span><text:span text:style-name="T15">de</text:span><text:span text:style-name="T15"> </text:span><text:span text:style-name="T15">términos</text:span></text:p>
          </table:table-cell>
          <table:table-cell table:style-name="Tabla8.A1" office:value-type="string">
            <text:p text:style-name="P31"><text:span text:style-name="T15">Diseño</text:span><text:span text:style-name="T15"> </text:span><text:span text:style-name="T15">Gráfico</text:span></text:p>
          </table:table-cell>
          <table:table-cell table:style-name="Tabla8.A1" office:value-type="string">
            <text:p text:style-name="P31"><text:span text:style-name="T15">Técnico</text:span><text:span text:style-name="T15">:</text:span></text:p>
          </table:table-cell>
        </table:table-row>
        <table:table-row>
          <table:table-cell table:style-name="Tabla8.A2" office:value-type="string">
            <text:p text:style-name="P31"><text:span text:style-name="T27">Título</text:span><text:span text:style-name="T27">:</text:span><text:span text:style-name="T22"> </text:span><text:span text:style-name="T22">Sembrando</text:span><text:span text:style-name="T22"> </text:span><text:span text:style-name="T22">para</text:span><text:span text:style-name="T22"> </text:span><text:span text:style-name="T22">el</text:span><text:span text:style-name="T22"> </text:span><text:span text:style-name="T22">futuro</text:span></text:p>
            <text:p text:style-name="P8"/>
            <text:p text:style-name="P31"><text:span text:style-name="T27">Texto</text:span><text:span text:style-name="T27"> 1:</text:span><text:span text:style-name="T22"> </text:span><text:span text:style-name="T22">Glosario</text:span><text:span text:style-name="T22"> </text:span><text:span text:style-name="T22">de</text:span><text:span text:style-name="T22"> </text:span><text:span text:style-name="T22">términos</text:span></text:p>
            <text:p text:style-name="P31"><text:span text:style-name="T27">Texto</text:span><text:span text:style-name="T27"> 2:</text:span><text:span text:style-name="T22"> <text:s/></text:span><text:span text:style-name="T22">A</text:span><text:span text:style-name="T22"> </text:span><text:span text:style-name="T22">B</text:span><text:span text:style-name="T22"> </text:span><text:span text:style-name="T22">C</text:span><text:span text:style-name="T22"> </text:span><text:span text:style-name="T22">D</text:span><text:span text:style-name="T22"> </text:span><text:span text:style-name="T22">E</text:span><text:span text:style-name="T22"> </text:span><text:span text:style-name="T22">F</text:span><text:span text:style-name="T22"> </text:span><text:span text:style-name="T22">G</text:span><text:span text:style-name="T22"> </text:span><text:span text:style-name="T22">H</text:span><text:span text:style-name="T22"> </text:span><text:span text:style-name="T22">I</text:span><text:span text:style-name="T22"> </text:span><text:span text:style-name="T22">J</text:span><text:span text:style-name="T22"> </text:span><text:span text:style-name="T22">K</text:span><text:span text:style-name="T22"> </text:span><text:span text:style-name="T22">L</text:span><text:span text:style-name="T22"> </text:span><text:span text:style-name="T22">M</text:span><text:span text:style-name="T22"> </text:span><text:span text:style-name="T22">N</text:span><text:span text:style-name="T22"> </text:span><text:span text:style-name="T22">Ñ</text:span><text:span text:style-name="T22"> </text:span><text:span text:style-name="T22">O</text:span><text:span text:style-name="T22"> </text:span><text:span text:style-name="T22">P</text:span><text:span text:style-name="T22"> </text:span><text:span text:style-name="T22">Q</text:span><text:span text:style-name="T22"> </text:span><text:span text:style-name="T22">R</text:span><text:span text:style-name="T22"> </text:span><text:span text:style-name="T22">S</text:span><text:span text:style-name="T46"> </text:span><text:span text:style-name="T22">T</text:span><text:span text:style-name="T22"> </text:span><text:span text:style-name="T22">U</text:span><text:span text:style-name="T22"> </text:span><text:span text:style-name="T22">V</text:span><text:span text:style-name="T22"> </text:span><text:span text:style-name="T22">W</text:span><text:span text:style-name="T22"> </text:span><text:span text:style-name="T22">X</text:span><text:span text:style-name="T22"> </text:span><text:span text:style-name="T22">Y</text:span><text:span text:style-name="T22"> </text:span><text:span text:style-name="T22">Z</text:span></text:p>
            <text:p text:style-name="P8"/>
            <text:p text:style-name="P31"><text:span text:style-name="T27">Texto</text:span><text:span text:style-name="T27"> 3:</text:span><text:span text:style-name="T22">Absorber</text:span><text:span text:style-name="T22">:</text:span></text:p>
            <text:p text:style-name="P31"><text:span text:style-name="T27">Texto</text:span><text:span text:style-name="T27"> 3</text:span><text:span text:style-name="T27">a</text:span><text:span text:style-name="T27">:</text:span><text:span text:style-name="T22"> </text:span><text:span text:style-name="T22">Ejercer</text:span><text:span text:style-name="T22"> </text:span><text:span text:style-name="T22">atracción</text:span><text:span text:style-name="T22"> </text:span><text:span text:style-name="T22">sobre</text:span><text:span text:style-name="T22"> </text:span><text:span text:style-name="T22">un</text:span><text:span text:style-name="T22"> </text:span><text:span text:style-name="T22">fluido</text:span><text:span text:style-name="T22"> </text:span><text:span text:style-name="T22">con</text:span><text:span text:style-name="T22"> </text:span><text:span text:style-name="T22">el</text:span><text:span text:style-name="T22"> </text:span><text:span text:style-name="T22">que</text:span><text:span text:style-name="T22"> </text:span><text:span text:style-name="T22">está</text:span><text:span text:style-name="T22"> </text:span><text:span text:style-name="T22">en</text:span><text:span text:style-name="T22"> </text:span><text:span text:style-name="T22">contacto</text:span><text:span text:style-name="T22">, </text:span><text:span text:style-name="T22">de</text:span><text:span text:style-name="T22"> </text:span><text:span text:style-name="T22">modo</text:span><text:span text:style-name="T22"> </text:span><text:span text:style-name="T22">que</text:span><text:span text:style-name="T22"> </text:span><text:span text:style-name="T22">las</text:span><text:span text:style-name="T22"> </text:span><text:span text:style-name="T22">moléculas</text:span><text:span text:style-name="T22"> </text:span><text:span text:style-name="T22">de</text:span><text:span text:style-name="T22"> </text:span><text:span text:style-name="T22">este</text:span><text:span text:style-name="T22"> </text:span><text:span text:style-name="T22">penetren</text:span><text:span text:style-name="T22"> </text:span><text:span text:style-name="T22">en</text:span><text:span text:style-name="T22"> </text:span><text:span text:style-name="T22">aquella</text:span><text:span text:style-name="T22">. </text:span></text:p>
            <text:p text:style-name="P31"><text:span text:style-name="T27">Texto</text:span><text:span text:style-name="T27"> </text:span><text:span text:style-name="T27">4</text:span><text:span text:style-name="T27">:</text:span><text:span text:style-name="T22"> </text:span><text:span text:style-name="T22">Célula</text:span><text:span text:style-name="T22">:</text:span></text:p>
            <text:p text:style-name="P29"><text:span text:style-name="T27">Texto 4a:</text:span><text:span text:style-name="T22"> Unidad fundamental de los organismos vivos capaz de reproducirse independientemente, <text:s/>de tamaño microscópico y formada por un citoplasma, núcleo y membrana. </text:span></text:p>
            <text:p text:style-name="P28"><text:span text:style-name="T27">Texto</text:span><text:span text:style-name="T27"> </text:span><text:span text:style-name="T27">5</text:span><text:span text:style-name="T27">:</text:span><text:span text:style-name="T22"> </text:span><text:span text:style-name="T22">Componentes</text:span><text:span text:style-name="T22">:</text:span></text:p>
            <text:p text:style-name="P29"><text:span text:style-name="T27">Texto</text:span><text:span text:style-name="T27"> </text:span><text:span text:style-name="T27">5</text:span><text:span text:style-name="T27">a</text:span><text:span text:style-name="T27">:</text:span><text:span text:style-name="T22"> <text:s/></text:span><text:span text:style-name="T22">Se</text:span><text:span text:style-name="T22"> </text:span><text:span text:style-name="T22">trata</text:span><text:span text:style-name="T22"> </text:span><text:span text:style-name="T22">de</text:span><text:span text:style-name="T22"> </text:span><text:span text:style-name="T22">elementos</text:span><text:span text:style-name="T22"> </text:span><text:span text:style-name="T22">que</text:span><text:span text:style-name="T22"> </text:span><text:span text:style-name="T22">a</text:span><text:span text:style-name="T22"> </text:span><text:span text:style-name="T22">través</text:span><text:span text:style-name="T22"> </text:span><text:span text:style-name="T22">de</text:span><text:span text:style-name="T22"> </text:span><text:span text:style-name="T22">algún</text:span><text:span text:style-name="T22"> </text:span><text:span text:style-name="T22">tipo</text:span><text:span text:style-name="T22"> </text:span><text:span text:style-name="T22">de</text:span><text:span text:style-name="T22"> </text:span><text:span text:style-name="T22">asociación</text:span><text:span text:style-name="T22"> </text:span><text:span text:style-name="T22">da</text:span><text:span text:style-name="T22"> </text:span><text:span text:style-name="T22">lugar</text:span><text:span text:style-name="T22"> </text:span><text:span text:style-name="T22">a</text:span><text:span text:style-name="T22"> </text:span><text:span text:style-name="T22">un</text:span><text:span text:style-name="T22"> </text:span><text:span text:style-name="T22">conjunto</text:span><text:span text:style-name="T22"> </text:span><text:span text:style-name="T22">uniforme</text:span><text:span text:style-name="T22">. </text:span></text:p>
            <text:p text:style-name="P31"><text:soft-page-break/><text:span text:style-name="T27">Texto</text:span><text:span text:style-name="T27"> </text:span><text:span text:style-name="T27">6</text:span><text:span text:style-name="T27">:</text:span><text:span text:style-name="T22"> </text:span><text:span text:style-name="T22">Fotosíntesis</text:span><text:span text:style-name="T22">:</text:span></text:p>
            <text:p text:style-name="P29"><text:span text:style-name="T27">Texto</text:span><text:span text:style-name="T27"> </text:span><text:span text:style-name="T27">6</text:span><text:span text:style-name="T27">a</text:span><text:span text:style-name="T27">:</text:span><text:span text:style-name="T64"> </text:span><text:span text:style-name="T64">P</text:span><text:span text:style-name="T64">roceso</text:span><text:span text:style-name="T64"> </text:span><text:span text:style-name="T64">por</text:span><text:span text:style-name="T64"> </text:span><text:span text:style-name="T64">el</text:span><text:span text:style-name="T64"> </text:span><text:span text:style-name="T64">cual</text:span><text:span text:style-name="T64"> </text:span><text:span text:style-name="T64">las</text:span><text:span text:style-name="T64"> </text:span><text:span text:style-name="T64">plantas</text:span><text:span text:style-name="T64"> </text:span><text:span text:style-name="T64">verdes</text:span><text:span text:style-name="T64">, </text:span><text:span text:style-name="T64">las</text:span><text:span text:style-name="T64"> </text:span><text:span text:style-name="T64">algas</text:span><text:span text:style-name="T64"> </text:span><text:span text:style-name="T64">y</text:span><text:span text:style-name="T64"> </text:span><text:span text:style-name="T64">algunas</text:span><text:span text:style-name="T64"> </text:span><text:span text:style-name="T64">bacterias</text:span><text:span text:style-name="T64"> </text:span><text:span text:style-name="T64">utilizan</text:span><text:span text:style-name="T64"> </text:span><text:span text:style-name="T64">la</text:span><text:span text:style-name="T64"> </text:span><text:span text:style-name="T64">energía</text:span><text:span text:style-name="T64"> </text:span><text:span text:style-name="T64">de</text:span><text:span text:style-name="T64"> </text:span><text:span text:style-name="T64">la</text:span><text:span text:style-name="T64"> </text:span><text:span text:style-name="T64">luz</text:span><text:span text:style-name="T64"> </text:span><text:span text:style-name="T64">para</text:span><text:span text:style-name="T64"> </text:span><text:span text:style-name="T64">su</text:span><text:span text:style-name="T64"> </text:span><text:span text:style-name="T64">desarrollo</text:span><text:span text:style-name="T64">, </text:span><text:span text:style-name="T64">crecimiento</text:span><text:span text:style-name="T64"> </text:span><text:span text:style-name="T64">y</text:span><text:span text:style-name="T64"> </text:span><text:span text:style-name="T64">reproducción</text:span><text:span text:style-name="T64">. </text:span></text:p>
            <text:p text:style-name="P29"><text:span text:style-name="T27">Texto</text:span><text:span text:style-name="T27"> </text:span><text:span text:style-name="T27">7</text:span><text:span text:style-name="T27">:</text:span><text:span text:style-name="T22"> </text:span><text:span text:style-name="T22">Germinar</text:span><text:span text:style-name="T22">:</text:span></text:p>
            <text:p text:style-name="P31"><text:span text:style-name="T27">Texto 7a:</text:span><text:span text:style-name="T22"> Comenzar a desarrollarse desde la semilla.</text:span></text:p>
            <text:p text:style-name="P44"><text:span text:style-name="T27">Texto 8: </text:span><text:span text:style-name="T22">Germinación: </text:span></text:p>
            <text:p text:style-name="P44"><text:span text:style-name="T27">Texto 8a:</text:span><text:span text:style-name="T22"> Acción de germinar.</text:span></text:p>
            <text:p text:style-name="P8"/>
            <text:p text:style-name="P31"><text:span text:style-name="T27">Texto 9:</text:span><text:span text:style-name="T22"> Mineral:</text:span></text:p>
            <text:p text:style-name="P29"><text:span text:style-name="T27">Texto 9a:</text:span><text:span text:style-name="T22"> Elemento químico simples cuya presencia e intervención es imprescindible para la</text:span><text:span text:style-name="T46"> </text:span><text:span text:style-name="T22">actividad de las células.</text:span></text:p>
            <text:p text:style-name="P31"><text:span text:style-name="T27">Texto 10:</text:span><text:span text:style-name="T22">Nutriente:</text:span></text:p>
            <text:p text:style-name="P29"><text:span text:style-name="T27">Texto 10a:</text:span><text:span text:style-name="T22"> Producto químico procedente del exterior de la célula y que ésta necesita para realizar sus funciones vitales.</text:span></text:p>
            <text:p text:style-name="P31"><text:span text:style-name="T27">Texto 11:</text:span><text:span text:style-name="T22">Órgano:</text:span></text:p>
            <text:p text:style-name="P29"><text:span text:style-name="T27">Texto 11a:</text:span><text:span text:style-name="T22"> Cada una de las partes del cuerpo animal o vegetal que ejercen una función.</text:span></text:p>
            <text:p text:style-name="P31"><text:span text:style-name="T27">Texto 12:</text:span><text:span text:style-name="T22">Reproducción asexual</text:span></text:p>
            <text:p text:style-name="P31"><text:span text:style-name="T27">Texto 12a:</text:span><text:span text:style-name="T22"> Consiste en que de un organismo se desprende una sola célula o trozos del cuerpo, que por procesos mitóticos, son capaces de formar un individuo completo idéntico a él.</text:span></text:p>
            <text:p text:style-name="P31"><text:span text:style-name="T27">Texto 13:</text:span><text:span text:style-name="T22">Reproducción sexual</text:span></text:p>
            <text:p text:style-name="P29"><text:span text:style-name="T27">Texto 13a:</text:span><text:span text:style-name="T22"> Proceso mediante el cual se crean nuevos individuos similares a sus progenitores, gracias a la combinación entre sus células masculinas y femeninas. </text:span></text:p>
            <text:p text:style-name="P31"><text:soft-page-break/><text:span text:style-name="T27">Texto 14:</text:span><text:span text:style-name="T22">Transformación:</text:span></text:p>
            <text:p text:style-name="P29"><text:span text:style-name="T27">Texto 14a:</text:span><text:span text:style-name="T64"> </text:span><text:span text:style-name="T65">P</text:span><text:span text:style-name="T24">rocedimiento mediante el cual algo se </text:span><text:span text:style-name="T24">modifica, altera o cambia de forma manteniendo su identidad.</text:span></text:p>
            <text:p text:style-name="P31"><text:span text:style-name="T27">Texto 15:</text:span><text:span text:style-name="T22">Transporte:</text:span></text:p>
            <text:p text:style-name="P29"><text:span text:style-name="T27">Texto 15a:</text:span><text:span text:style-name="T22"> Llevar a alguien o algo de un lugar a otro.</text:span></text:p>
            <text:p text:style-name="P8"/>
            <text:p text:style-name="P31"><text:span text:style-name="T27">Botones</text:span><text:span text:style-name="T27"> </text:span><text:span text:style-name="T27">del</text:span><text:span text:style-name="T27"> </text:span><text:span text:style-name="T27">banner</text:span><text:span text:style-name="T27">:</text:span></text:p>
            <text:p text:style-name="P31"><text:span text:style-name="T27">Botón</text:span><text:span text:style-name="T27"> 1:</text:span><text:span text:style-name="T22"> </text:span><text:span text:style-name="T22">Retroceder</text:span></text:p>
            <text:p text:style-name="P31"><text:span text:style-name="T27">Botón</text:span><text:span text:style-name="T27"> </text:span><text:span text:style-name="T27">2</text:span><text:span text:style-name="T27">:</text:span><text:span text:style-name="T22"> </text:span><text:span text:style-name="T22">Menú</text:span></text:p>
          </table:table-cell>
          <table:table-cell table:style-name="Tabla8.A2" office:value-type="string">
            <text:p text:style-name="P31"><text:span text:style-name="T27">Fondo</text:span><text:span text:style-name="T27">:</text:span><text:span text:style-name="T22"> <text:s/></text:span><text:span text:style-name="T22">Pradera</text:span><text:span text:style-name="T22"> </text:span><text:span text:style-name="T22">que</text:span><text:span text:style-name="T22"> </text:span><text:span text:style-name="T22">predomine</text:span><text:span text:style-name="T22"> </text:span><text:span text:style-name="T22">en</text:span><text:span text:style-name="T22"> </text:span><text:span text:style-name="T22">el</text:span><text:span text:style-name="T22"> </text:span><text:span text:style-name="T22">fondo</text:span><text:span text:style-name="T22">, </text:span><text:span text:style-name="T22">del</text:span><text:span text:style-name="T22"> </text:span><text:span text:style-name="T22">lado</text:span><text:span text:style-name="T22"> </text:span><text:span text:style-name="T22">izquierdo</text:span><text:span text:style-name="T22"> </text:span><text:span text:style-name="T22">árbol</text:span><text:span text:style-name="T22"> </text:span><text:span text:style-name="T22">de</text:span><text:span text:style-name="T22"> </text:span><text:span text:style-name="T22">Apamate</text:span><text:span text:style-name="T22">. </text:span><text:span text:style-name="T22">Sobre</text:span><text:span text:style-name="T22"> </text:span><text:span text:style-name="T22">el</text:span><text:span text:style-name="T22"> </text:span><text:span text:style-name="T22">fondo</text:span><text:span text:style-name="T22"> </text:span><text:span text:style-name="T22">y</text:span><text:span text:style-name="T22"> </text:span><text:span text:style-name="T22">en</text:span><text:span text:style-name="T22"> </text:span><text:span text:style-name="T22">la</text:span><text:span text:style-name="T22"> </text:span><text:span text:style-name="T22">parte</text:span><text:span text:style-name="T22"> </text:span><text:span text:style-name="T22">superior</text:span><text:span text:style-name="T22"> </text:span><text:span text:style-name="T22">agregar</text:span><text:span text:style-name="T22"> </text:span><text:span text:style-name="T22">un</text:span><text:span text:style-name="T22"> </text:span><text:span text:style-name="T22">banner</text:span><text:span text:style-name="T22"> </text:span><text:span text:style-name="T22">de</text:span><text:span text:style-name="T22"> </text:span><text:span text:style-name="T22">color</text:span><text:span text:style-name="T22"> </text:span><text:span text:style-name="T22">claro</text:span><text:span text:style-name="T22"> </text:span><text:span text:style-name="T22">en</text:span><text:span text:style-name="T22"> </text:span><text:span text:style-name="T22">donde</text:span><text:span text:style-name="T22"> </text:span><text:span text:style-name="T22">se</text:span><text:span text:style-name="T22"> </text:span><text:span text:style-name="T22">colocará</text:span><text:span text:style-name="T22"> </text:span><text:span text:style-name="T22">el</text:span><text:span text:style-name="T27"> </text:span><text:span text:style-name="T27">Texto</text:span><text:span text:style-name="T27"> 1</text:span><text:span text:style-name="T22">.</text:span></text:p>
            <text:p text:style-name="P8"/>
            <text:p text:style-name="P31"><text:span text:style-name="T27">Cuadro</text:span><text:span text:style-name="T27"> </text:span><text:span text:style-name="T27">de</text:span><text:span text:style-name="T27"> </text:span><text:span text:style-name="T27">texto</text:span><text:span text:style-name="T27">:</text:span><text:span text:style-name="T22"> </text:span><text:span text:style-name="T22">cuadro</text:span><text:span text:style-name="T22"> </text:span><text:span text:style-name="T22">de</text:span><text:span text:style-name="T22"> </text:span><text:span text:style-name="T22">color</text:span><text:span text:style-name="T22"> </text:span><text:span text:style-name="T22">claro</text:span><text:span text:style-name="T22">, </text:span><text:span text:style-name="T22">dimensiones</text:span><text:span text:style-name="T22"> </text:span><text:span text:style-name="T22">acordes</text:span><text:span text:style-name="T22"> </text:span><text:span text:style-name="T22">al</text:span><text:span text:style-name="T22"> </text:span><text:span text:style-name="T22">contenido</text:span><text:span text:style-name="T22">.</text:span></text:p>
            <text:p text:style-name="P8"/>
            <text:p text:style-name="P31"><text:span text:style-name="T22">Las</text:span><text:span text:style-name="T22"> </text:span><text:span text:style-name="T22">letras</text:span><text:span text:style-name="T22"> </text:span><text:span text:style-name="T22">del</text:span><text:span text:style-name="T22"> </text:span><text:span text:style-name="T22">abecedario</text:span><text:span text:style-name="T22"> </text:span><text:span text:style-name="T22">tendrán</text:span><text:span text:style-name="T22"> </text:span><text:span text:style-name="T22">dos</text:span><text:span text:style-name="T22"> </text:span><text:span text:style-name="T22">colores</text:span></text:p>
            <text:p text:style-name="P31"><text:span text:style-name="T22">Color</text:span><text:span text:style-name="T22"> </text:span><text:span text:style-name="T22">claro</text:span><text:span text:style-name="T22">: </text:span><text:span text:style-name="T22">letras</text:span><text:span text:style-name="T22"> </text:span><text:span text:style-name="T22">con</text:span><text:span text:style-name="T22"> </text:span><text:span text:style-name="T22">palabras</text:span><text:span text:style-name="T22"> </text:span><text:span text:style-name="T22">asignadas</text:span><text:span text:style-name="T22">.</text:span></text:p>
            <text:p text:style-name="P31"><text:span text:style-name="T22">Color</text:span><text:span text:style-name="T22"> </text:span><text:span text:style-name="T22">oscuro</text:span><text:span text:style-name="T22">: </text:span><text:span text:style-name="T22">Letras</text:span><text:span text:style-name="T22"> </text:span><text:span text:style-name="T22">sin</text:span><text:span text:style-name="T22"> </text:span><text:span text:style-name="T22">palabras</text:span><text:span text:style-name="T22"> </text:span><text:span text:style-name="T22">asignadas</text:span><text:span text:style-name="T22">. <text:s/></text:span></text:p>
            <text:p text:style-name="P8"/>
            <text:p text:style-name="P31"><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31"><text:span text:style-name="T27">Botón</text:span><text:span text:style-name="T27"> 1:</text:span><text:span text:style-name="T22">Representado</text:span><text:span text:style-name="T22"> </text:span><text:span text:style-name="T22">por</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a</text:span><text:span text:style-name="T22"> </text:span><text:span text:style-name="T22">a</text:span><text:span text:style-name="T22"> </text:span><text:span text:style-name="T22">la</text:span><text:span text:style-name="T22"> </text:span><text:span text:style-name="T22">izquierda</text:span><text:span text:style-name="T22">.</text:span></text:p>
            <text:p text:style-name="P31"><text:span text:style-name="T27">Botón</text:span><text:span text:style-name="T27"> </text:span><text:span text:style-name="T27">2</text:span><text:span text:style-name="T27">:</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casa</text:span><text:span text:style-name="T22">.</text:span></text:p>
            <text:p text:style-name="P8"/>
          </table:table-cell>
          <table:table-cell table:style-name="Tabla8.A2" office:value-type="string">
            <text:p text:style-name="P31"><text:span text:style-name="T27">Título</text:span><text:span text:style-name="T27">:</text:span><text:span text:style-name="T22"> </text:span><text:span text:style-name="T22">ubicado</text:span><text:span text:style-name="T22"> </text:span><text:span text:style-name="T22">en</text:span><text:span text:style-name="T22"> </text:span><text:span text:style-name="T22">la</text:span><text:span text:style-name="T22"> </text:span><text:span text:style-name="T22">barra</text:span><text:span text:style-name="T22"> </text:span><text:span text:style-name="T22">de</text:span><text:span text:style-name="T22"> </text:span><text:span text:style-name="T22">título</text:span><text:span text:style-name="T22">.</text:span></text:p>
            <text:p text:style-name="P8"/>
            <text:p text:style-name="P31"><text:span text:style-name="T22">Al</text:span><text:span text:style-name="T22"> </text:span><text:span text:style-name="T22">lado</text:span><text:span text:style-name="T22"> </text:span><text:span text:style-name="T22">derecho</text:span><text:span text:style-name="T22"> </text:span><text:span text:style-name="T22">del</text:span><text:span text:style-name="T22"> </text:span><text:span text:style-name="T22">árbol</text:span><text:span text:style-name="T22"> </text:span><text:span text:style-name="T22">de</text:span><text:span text:style-name="T22"> </text:span><text:span text:style-name="T22">Apamate</text:span><text:span text:style-name="T22"> </text:span><text:span text:style-name="T22">aparecerá</text:span><text:span text:style-name="T22"> </text:span><text:span text:style-name="T22">la</text:span><text:span text:style-name="T22"> </text:span><text:span text:style-name="T22">tira</text:span><text:span text:style-name="T22"> </text:span><text:span text:style-name="T22">de</text:span><text:span text:style-name="T22"> </text:span><text:span text:style-name="T22">las</text:span><text:span text:style-name="T22"> </text:span><text:span text:style-name="T22">letras</text:span><text:span text:style-name="T22"> </text:span><text:span text:style-name="T22">del</text:span><text:span text:style-name="T22"> </text:span><text:span text:style-name="T22">abecedario</text:span><text:span text:style-name="T22">.</text:span></text:p>
            <text:p text:style-name="P31"><text:span text:style-name="T22">La</text:span><text:span text:style-name="T22"> </text:span><text:span text:style-name="T22">letra</text:span><text:span text:style-name="T22"> </text:span><text:span text:style-name="T22">que</text:span><text:span text:style-name="T22"> </text:span><text:span text:style-name="T22">no</text:span><text:span text:style-name="T22"> </text:span><text:span text:style-name="T22">tenga</text:span><text:span text:style-name="T22"> </text:span><text:span text:style-name="T22">asignada</text:span><text:span text:style-name="T22"> </text:span><text:span text:style-name="T22">ninguna</text:span><text:span text:style-name="T22"> </text:span><text:span text:style-name="T22">palabra</text:span><text:span text:style-name="T22"> </text:span><text:span text:style-name="T22">deberá</text:span><text:span text:style-name="T22"> </text:span><text:span text:style-name="T22">estar</text:span><text:span text:style-name="T22"> </text:span><text:span text:style-name="T22">inactiva</text:span><text:span text:style-name="T22"> </text:span><text:span text:style-name="T22">y</text:span><text:span text:style-name="T22"> </text:span><text:span text:style-name="T22">la</text:span><text:span text:style-name="T22"> </text:span><text:span text:style-name="T22">letra</text:span><text:span text:style-name="T22"> </text:span><text:span text:style-name="T22">que</text:span><text:span text:style-name="T22"> </text:span><text:span text:style-name="T22">tenga</text:span><text:span text:style-name="T22"> </text:span><text:span text:style-name="T22">palabra</text:span><text:span text:style-name="T22"> </text:span><text:span text:style-name="T22">asignada</text:span><text:span text:style-name="T22"> </text:span><text:span text:style-name="T22">deberá</text:span><text:span text:style-name="T22"> </text:span><text:span text:style-name="T22">mostrar</text:span><text:span text:style-name="T22"> </text:span><text:span text:style-name="T22">debajo</text:span><text:span text:style-name="T22"> </text:span><text:span text:style-name="T22">de</text:span><text:span text:style-name="T22"> </text:span><text:span text:style-name="T22">la</text:span><text:span text:style-name="T22"> </text:span><text:span text:style-name="T22">tira</text:span><text:span text:style-name="T22"> </text:span><text:span text:style-name="T22">de</text:span><text:span text:style-name="T22"> </text:span><text:span text:style-name="T22">letras</text:span><text:span text:style-name="T22"> </text:span><text:span text:style-name="T22">el</text:span><text:span text:style-name="T22"> </text:span><text:span text:style-name="T22">contenido</text:span><text:span text:style-name="T22"> </text:span><text:span text:style-name="T22">de</text:span><text:span text:style-name="T22"> </text:span><text:span text:style-name="T22">la</text:span><text:span text:style-name="T22"> </text:span><text:span text:style-name="T22">palabra</text:span><text:span text:style-name="T22"> </text:span><text:span text:style-name="T22">seleccionada</text:span><text:span text:style-name="T22"> </text:span><text:span text:style-name="T22">y</text:span><text:span text:style-name="T22"> </text:span><text:span text:style-name="T22">las</text:span><text:span text:style-name="T22"> </text:span><text:span text:style-name="T22">otras</text:span><text:span text:style-name="T22"> </text:span><text:span text:style-name="T22">palabras</text:span><text:span text:style-name="T22"> </text:span><text:span text:style-name="T22">asignadas</text:span><text:span text:style-name="T22"> </text:span><text:span text:style-name="T22">si</text:span><text:span text:style-name="T22"> </text:span><text:span text:style-name="T22">ese</text:span><text:span text:style-name="T22"> </text:span><text:span text:style-name="T22">es</text:span><text:span text:style-name="T22"> </text:span><text:span text:style-name="T22">el</text:span><text:span text:style-name="T22"> </text:span><text:span text:style-name="T22">caso</text:span><text:span text:style-name="T22">.</text:span></text:p>
            <text:p text:style-name="P8"/>
            <text:p text:style-name="P31"><text:span text:style-name="T22">Palabra</text:span><text:span text:style-name="T22">: </text:span><text:span text:style-name="T22">ubicado</text:span><text:span text:style-name="T22"> </text:span><text:span text:style-name="T22">del</text:span><text:span text:style-name="T22"> </text:span><text:span text:style-name="T22">lado</text:span><text:span text:style-name="T22"> </text:span><text:span text:style-name="T22">izquierdo</text:span></text:p>
            <text:p text:style-name="P31"><text:span text:style-name="T22">Cuadro</text:span><text:span text:style-name="T22"> </text:span><text:span text:style-name="T22">de</text:span><text:span text:style-name="T22"> </text:span><text:span text:style-name="T22">texto</text:span><text:span text:style-name="T22"> + </text:span><text:span text:style-name="T22">contenido</text:span><text:span text:style-name="T22">: </text:span><text:span text:style-name="T22">ubicado</text:span><text:span text:style-name="T22"> </text:span><text:span text:style-name="T22">del</text:span><text:span text:style-name="T22"> </text:span><text:span text:style-name="T22">lado</text:span><text:span text:style-name="T22"> </text:span><text:span text:style-name="T22">derecho</text:span><text:span text:style-name="T22">.</text:span></text:p>
            <text:p text:style-name="P31"><text:span text:style-name="T22">La</text:span><text:span text:style-name="T22"> </text:span><text:span text:style-name="T22">letra</text:span><text:span text:style-name="T22"> </text:span><text:span text:style-name="T22">seleccionada</text:span><text:span text:style-name="T22"> </text:span><text:span text:style-name="T22">aumentará</text:span><text:span text:style-name="T22"> </text:span><text:span text:style-name="T22">de</text:span><text:span text:style-name="T22"> </text:span><text:span text:style-name="T22">tamaño</text:span><text:span text:style-name="T22">.</text:span></text:p>
            <text:p text:style-name="P8"/>
            <text:p text:style-name="P31"><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31"><text:span text:style-name="T27">Botón 1:</text:span><text:span text:style-name="T22"> Ubicado en el centro del banner. </text:span><text:span text:style-name="T22">Hipervínculo con la ultima pantalla de contenido visitada.</text:span></text:p>
            <text:p text:style-name="P31"><text:span text:style-name="T27">Botón</text:span><text:span text:style-name="T27"> </text:span><text:span text:style-name="T27">2</text:span><text:span text:style-name="T27">:</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esquina</text:span><text:span text:style-name="T22"> </text:span><text:span text:style-name="T22">inferior</text:span><text:span text:style-name="T22"> <text:s/></text:span><text:soft-page-break/><text:span text:style-name="T22">derecha</text:span><text:span text:style-name="T22">, </text:span><text:span text:style-name="T22">inicio</text:span><text:span text:style-name="T22">, </text:span><text:span text:style-name="T22">que</text:span><text:span text:style-name="T22"> </text:span><text:span text:style-name="T22">enlazará</text:span><text:span text:style-name="T22"> </text:span><text:span text:style-name="T22">a</text:span><text:span text:style-name="T22"> </text:span><text:span text:style-name="T22">la</text:span><text:span text:style-name="T27"> </text:span><text:span text:style-name="T27">pantalla</text:span><text:span text:style-name="T27"> 2</text:span><text:span text:style-name="T22"> “</text:span><text:span text:style-name="T22">menú</text:span><text:span text:style-name="T22">”</text:span></text:p>
          </table:table-cell>
        </table:table-row>
        <table:table-row>
          <table:table-cell table:style-name="Tabla8.A2" office:value-type="string">
            <text:p text:style-name="P30"><text:span text:style-name="T27">Observaciones</text:span><text:span text:style-name="T27">:</text:span></text:p>
            <text:p text:style-name="P11"/>
          </table:table-cell>
          <table:table-cell table:style-name="Tabla8.A2" office:value-type="string">
            <text:p text:style-name="P25"/>
          </table:table-cell>
          <table:table-cell table:style-name="Tabla8.A2" office:value-type="string">
            <text:p text:style-name="P25"/>
          </table:table-cell>
        </table:table-row>
        <table:table-row>
          <table:table-cell table:style-name="Tabla8.A4" office:value-type="string">
            <text:p text:style-name="P30"><text:span text:style-name="T15">Pantalla</text:span><text:span text:style-name="T15"> </text:span><text:span text:style-name="T15">N</text:span><text:span text:style-name="T15">° 11: </text:span><text:span text:style-name="T15">Orientaciones</text:span><text:span text:style-name="T15"> </text:span><text:span text:style-name="T15">y</text:span><text:span text:style-name="T15"> </text:span><text:span text:style-name="T15">sugerencias</text:span><text:span text:style-name="T15"> <text:s/></text:span></text:p>
          </table:table-cell>
          <table:table-cell table:style-name="Tabla8.A4" office:value-type="string">
            <text:p text:style-name="P30"><text:span text:style-name="T15">Diseño</text:span><text:span text:style-name="T15"> </text:span><text:span text:style-name="T15">Gráfico</text:span></text:p>
          </table:table-cell>
          <table:table-cell table:style-name="Tabla8.A4" office:value-type="string">
            <text:p text:style-name="P30"><text:span text:style-name="T15">Técnico</text:span><text:span text:style-name="T15">:</text:span></text:p>
          </table:table-cell>
        </table:table-row>
        <table:table-row>
          <table:table-cell table:style-name="Tabla8.A5" office:value-type="string">
            <text:p text:style-name="P30"><text:span text:style-name="T27">Título</text:span><text:span text:style-name="T27">:</text:span><text:span text:style-name="T22"> </text:span><text:span text:style-name="T22">Sembrando</text:span><text:span text:style-name="T22"> </text:span><text:span text:style-name="T22">para</text:span><text:span text:style-name="T22"> </text:span><text:span text:style-name="T22">el</text:span><text:span text:style-name="T22"> </text:span><text:span text:style-name="T22">futuro</text:span><text:span text:style-name="T22">.</text:span></text:p>
            <text:p text:style-name="P9"/>
            <text:p text:style-name="P30"><text:span text:style-name="T27">Texto 1:</text:span><text:span text:style-name="T22"> Orientaciones y sugerencias</text:span></text:p>
            <text:p text:style-name="P58">Texto 1.1: <text:span text:style-name="T84">Pulsa sobre cada botón para que puedas explorar las orientaciones y sugerencias.</text:span></text:p>
            <text:p text:style-name="P30"><text:span text:style-name="T27">Texto 2:</text:span><text:span text:style-name="T22"> Orientaciones a la niña, niño y adolescente</text:span></text:p>
            <text:p text:style-name="P30"><text:span text:style-name="T27">Texto</text:span><text:span text:style-name="T27"> 3:</text:span><text:span text:style-name="T22"> </text:span><text:span text:style-name="T22">Sugerencias</text:span><text:span text:style-name="T22"> </text:span><text:span text:style-name="T22">pedagógicas</text:span></text:p>
            <text:p text:style-name="P30"><text:span text:style-name="T27">Texto</text:span><text:span text:style-name="T27"> 4:</text:span><text:span text:style-name="T22"> </text:span><text:span text:style-name="T22">Orientaciones</text:span><text:span text:style-name="T22"> </text:span><text:span text:style-name="T22">a</text:span><text:span text:style-name="T22"> </text:span><text:span text:style-name="T22">la</text:span><text:span text:style-name="T22"> </text:span><text:span text:style-name="T22">adulta</text:span><text:span text:style-name="T22"> </text:span><text:span text:style-name="T22">y</text:span><text:span text:style-name="T22"> </text:span><text:span text:style-name="T22">al</text:span><text:span text:style-name="T22"> </text:span><text:span text:style-name="T22">adulto</text:span><text:span text:style-name="T22"> </text:span><text:span text:style-name="T22">responsable</text:span><text:span text:style-name="T22">.</text:span></text:p>
            <text:p text:style-name="P9"/>
            <text:p text:style-name="P30"><text:span text:style-name="T27">Texto</text:span><text:span text:style-name="T27"> 5: <text:s/></text:span></text:p>
            <text:list xml:id="list56925342" text:style-name="LS20">
              <text:list-item>
                <text:p text:style-name="P138">Socializa con tus compañeras y compañeros las experiencias sobre las actividades desarrolladas en tu hogar en <text:s/>beneficio del cuidado de las áreas verdes</text:p>
              </text:list-item>
              <text:list-item>
                <text:p text:style-name="P131"><text:soft-page-break/><text:span text:style-name="T22">Realiza con la ayuda de la o el docente actividades de clasificación de las plantas, <text:s/></text:span><text:span text:style-name="T22">tomando en cuenta su tipo de reproducción</text:span></text:p>
              </text:list-item>
              <text:list-item>
                <text:p text:style-name="P135">Elabora germinadores que posteriormente favorezcan a la comunidad</text:p>
              </text:list-item>
            </text:list>
            <text:p text:style-name="P44"><text:span text:style-name="T27">Texto 5.1:</text:span><text:span text:style-name="T22"> Ahora, utiliza las teclas de dirección y </text:span><text:span text:style-name="T22">explora las siguientes orientaciones o sugerencias. </text:span></text:p>
            <text:p text:style-name="P18"><text:s/></text:p>
            <text:p text:style-name="P30"><text:span text:style-name="T27">Texto</text:span><text:span text:style-name="T27"> 6:</text:span></text:p>
            <text:list xml:id="list475508909" text:style-name="LS21">
              <text:list-item>
                <text:p text:style-name="P136">Propicia el trabajo en equipo para fortalecer el intercambio de experiencias en cuanto a la clasificación de las plantas<text:tab/></text:p>
              </text:list-item>
              <text:list-item>
                <text:p text:style-name="P136">Promueve actividades para que las y los estudiantes experimenten y practiquen la siembra de plantas</text:p>
              </text:list-item>
              <text:list-item>
                <text:p text:style-name="P136">Promueve la recuperación de áreas verdes que impulsen a la conservación del ambiente</text:p>
              </text:list-item>
              <text:list-item>
                <text:p text:style-name="P136">Impulsa a la niña y al niño a familiarizarse con la diversidad funcional auditiva y visual invitándolos a explorar este recurso en sus distintas modalidades</text:p>
              </text:list-item>
            </text:list>
            <text:p text:style-name="P44"><text:span text:style-name="T27">Texto 6.1:</text:span><text:span text:style-name="T22"> Ahora, utiliza las teclas de dirección y explora las siguientes orientaciones o sugerencias. </text:span></text:p>
            <text:p text:style-name="P8"/>
            <text:p text:style-name="P30"><text:span text:style-name="T27">Texto</text:span><text:span text:style-name="T27"> 7:</text:span></text:p>
            <text:list xml:id="list1705472236" text:style-name="LS22">
              <text:list-item>
                <text:p text:style-name="P137">Desarrolla el conocimiento de las plantas, su reproducción y cuidado en el hogar</text:p>
              </text:list-item>
              <text:list-item>
                <text:p text:style-name="P142">Contribuye en la recuperación de áreas verdes en tu comunidad</text:p>
              </text:list-item>
              <text:list-item>
                <text:p text:style-name="P142">Realiza campañas de concienciación para la conservación de las áreas verdes de tu comunidad</text:p>
              </text:list-item>
            </text:list>
            <text:p text:style-name="P51"><text:soft-page-break/></text:p>
            <text:p text:style-name="P44"><text:span text:style-name="T27">Texto 7.1:</text:span><text:span text:style-name="T22"> Fin de contenido. Regresa al menú. </text:span></text:p>
            <text:p text:style-name="P8"/>
            <text:p text:style-name="P9"/>
            <text:p text:style-name="P30"><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30"><text:span text:style-name="T27">Botón</text:span><text:span text:style-name="T27"> 1:</text:span><text:span text:style-name="T22"> <text:s/></text:span><text:span text:style-name="T22">Regresar</text:span><text:span text:style-name="T22"> </text:span></text:p>
            <text:p text:style-name="P30"><text:span text:style-name="T27">Botón 2:</text:span><text:span text:style-name="T22"> Orientaciones a la niña, niño y adolescente</text:span></text:p>
            <text:p text:style-name="P30"><text:span text:style-name="T27">Botón</text:span><text:span text:style-name="T27"> 3:</text:span><text:span text:style-name="T22"> </text:span><text:span text:style-name="T22">Sugerencias</text:span><text:span text:style-name="T22"> </text:span><text:span text:style-name="T22">pedagógicas</text:span></text:p>
            <text:p text:style-name="P30"><text:span text:style-name="T27">Botón</text:span><text:span text:style-name="T27"> 4:</text:span><text:span text:style-name="T22"> </text:span><text:span text:style-name="T22">Orientaciones</text:span><text:span text:style-name="T22"> </text:span><text:span text:style-name="T22">a</text:span><text:span text:style-name="T22"> </text:span><text:span text:style-name="T22">la</text:span><text:span text:style-name="T22"> </text:span><text:span text:style-name="T22">adulta</text:span><text:span text:style-name="T22"> </text:span><text:span text:style-name="T22">y</text:span><text:span text:style-name="T22"> </text:span><text:span text:style-name="T22">al</text:span><text:span text:style-name="T22"> </text:span><text:span text:style-name="T22">adulto</text:span><text:span text:style-name="T22"> </text:span><text:span text:style-name="T22">responsable</text:span><text:span text:style-name="T22">.</text:span></text:p>
            <text:p text:style-name="P9"/>
          </table:table-cell>
          <table:table-cell table:style-name="Tabla8.A5" office:value-type="string">
            <text:p text:style-name="P31"><text:span text:style-name="T27">Fondo</text:span><text:span text:style-name="T27">:</text:span><text:span text:style-name="T22"> <text:s/></text:span><text:span text:style-name="T22">Pradera</text:span><text:span text:style-name="T22"> </text:span><text:span text:style-name="T22">que</text:span><text:span text:style-name="T22"> </text:span><text:span text:style-name="T22">predomine</text:span><text:span text:style-name="T22"> </text:span><text:span text:style-name="T22">en</text:span><text:span text:style-name="T22"> </text:span><text:span text:style-name="T22">el</text:span><text:span text:style-name="T22"> </text:span><text:span text:style-name="T22">fondo</text:span><text:span text:style-name="T22">, </text:span><text:span text:style-name="T22">del</text:span><text:span text:style-name="T22"> </text:span><text:span text:style-name="T22">lado</text:span><text:span text:style-name="T22"> </text:span><text:span text:style-name="T22">izquierdo</text:span><text:span text:style-name="T22"> </text:span><text:span text:style-name="T22">árbol</text:span><text:span text:style-name="T22"> </text:span><text:span text:style-name="T22">de</text:span><text:span text:style-name="T22"> </text:span><text:span text:style-name="T22">Apamate</text:span><text:span text:style-name="T22">. </text:span><text:span text:style-name="T22">Sobre</text:span><text:span text:style-name="T22"> </text:span><text:span text:style-name="T22">el</text:span><text:span text:style-name="T22"> </text:span><text:span text:style-name="T22">fondo</text:span><text:span text:style-name="T22"> </text:span><text:span text:style-name="T22">y</text:span><text:span text:style-name="T22"> </text:span><text:span text:style-name="T22">en</text:span><text:span text:style-name="T22"> </text:span><text:span text:style-name="T22">la</text:span><text:span text:style-name="T22"> </text:span><text:span text:style-name="T22">parte</text:span><text:span text:style-name="T22"> </text:span><text:span text:style-name="T22">superior</text:span><text:span text:style-name="T22"> </text:span><text:span text:style-name="T22">agregar</text:span><text:span text:style-name="T22"> </text:span><text:span text:style-name="T22">un</text:span><text:span text:style-name="T22"> </text:span><text:span text:style-name="T22">banner</text:span><text:span text:style-name="T22"> </text:span><text:span text:style-name="T22">de</text:span><text:span text:style-name="T22"> </text:span><text:span text:style-name="T22">color</text:span><text:span text:style-name="T22"> </text:span><text:span text:style-name="T22">claro</text:span><text:span text:style-name="T22"> </text:span><text:span text:style-name="T22">en</text:span><text:span text:style-name="T22"> </text:span><text:span text:style-name="T22">donde</text:span><text:span text:style-name="T22"> </text:span><text:span text:style-name="T22">se</text:span><text:span text:style-name="T22"> </text:span><text:span text:style-name="T22">colocará</text:span><text:span text:style-name="T22"> </text:span><text:span text:style-name="T22">el</text:span><text:span text:style-name="T27"> </text:span><text:span text:style-name="T27">Texto</text:span><text:span text:style-name="T27"> 1, 2, 3</text:span><text:span text:style-name="T22"> </text:span><text:span text:style-name="T22">ó</text:span><text:span text:style-name="T27"> 4</text:span><text:span text:style-name="T22">.</text:span></text:p>
            <text:p text:style-name="P8"/>
            <text:p text:style-name="P31"><text:span text:style-name="T27">Cuadro</text:span><text:span text:style-name="T27"> </text:span><text:span text:style-name="T27">de</text:span><text:span text:style-name="T27"> </text:span><text:span text:style-name="T27">texto</text:span><text:span text:style-name="T27">:</text:span><text:span text:style-name="T22"> </text:span><text:span text:style-name="T22">cuadro</text:span><text:span text:style-name="T22"> </text:span><text:span text:style-name="T22">de</text:span><text:span text:style-name="T22"> </text:span><text:span text:style-name="T22">color</text:span><text:span text:style-name="T22"> </text:span><text:span text:style-name="T22">claro</text:span><text:span text:style-name="T22">, </text:span><text:span text:style-name="T22">dimensiones</text:span><text:span text:style-name="T22"> </text:span><text:span text:style-name="T22">acordes</text:span><text:span text:style-name="T22"> </text:span><text:span text:style-name="T22">al</text:span><text:span text:style-name="T22"> </text:span><text:span text:style-name="T22">contenido</text:span><text:span text:style-name="T22">.</text:span></text:p>
            <text:p text:style-name="P8"/>
            <text:p text:style-name="P8"><text:s/></text:p>
            <text:p text:style-name="P8"/>
            <text:p text:style-name="P31"><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31"><text:span text:style-name="T27">Botón</text:span><text:span text:style-name="T27"> 1:</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puerta</text:span><text:span text:style-name="T22"> </text:span><text:span text:style-name="T22">abierta</text:span><text:span text:style-name="T22"> </text:span><text:span text:style-name="T22">con</text:span><text:span text:style-name="T22"> </text:span><text:span text:style-name="T22">una</text:span><text:span text:style-name="T22"> </text:span><text:span text:style-name="T22">flecha</text:span><text:span text:style-name="T22"> </text:span><text:span text:style-name="T22">que</text:span><text:span text:style-name="T22"> </text:span><text:span text:style-name="T22">apunte</text:span><text:span text:style-name="T22"> </text:span><text:span text:style-name="T22">a</text:span><text:span text:style-name="T22"> </text:span><text:span text:style-name="T22">la</text:span><text:span text:style-name="T22"> </text:span><text:span text:style-name="T22">izquierda</text:span><text:span text:style-name="T22">.</text:span><text:span text:style-name="T22"> </text:span><text:span text:style-name="T22">Ubicada</text:span><text:span text:style-name="T22"> </text:span><text:span text:style-name="T22">en</text:span><text:span text:style-name="T22"> </text:span><text:span text:style-name="T22">el</text:span><text:span text:style-name="T22"> </text:span><text:span text:style-name="T22">lado</text:span><text:span text:style-name="T22"> </text:span><text:span text:style-name="T22">izquierdo</text:span><text:span text:style-name="T22"> </text:span><text:span text:style-name="T22">del</text:span><text:span text:style-name="T22"> </text:span><text:span text:style-name="T22">banner</text:span><text:span text:style-name="T22">.</text:span></text:p>
            <text:p text:style-name="P31"><text:span text:style-name="T27">Botón</text:span><text:span text:style-name="T27"> 2:</text:span><text:span text:style-name="T22"> </text:span><text:span text:style-name="T22">Representada</text:span><text:span text:style-name="T22"> </text:span><text:span text:style-name="T22">por</text:span><text:span text:style-name="T22"> </text:span><text:span text:style-name="T22">imagen</text:span><text:span text:style-name="T22"> </text:span><text:span text:style-name="T22">alusiva</text:span><text:span text:style-name="T22"> </text:span><text:span text:style-name="T22">al</text:span><text:span text:style-name="T22"> </text:span><text:span text:style-name="T22">nombre</text:span><text:span text:style-name="T22"> </text:span><text:span text:style-name="T22">del</text:span><text:span text:style-name="T22"> </text:span><text:span text:style-name="T22">botón</text:span><text:span text:style-name="T22">.</text:span></text:p>
            <text:p text:style-name="P31"><text:soft-page-break/><text:span text:style-name="T27">Botón</text:span><text:span text:style-name="T27"> 3:</text:span><text:span text:style-name="T22"> </text:span><text:span text:style-name="T22">Representada</text:span><text:span text:style-name="T22"> </text:span><text:span text:style-name="T22">por</text:span><text:span text:style-name="T22"> </text:span><text:span text:style-name="T22">imagen</text:span><text:span text:style-name="T22"> </text:span><text:span text:style-name="T22">alusiva</text:span><text:span text:style-name="T22"> </text:span><text:span text:style-name="T22">al</text:span><text:span text:style-name="T22"> </text:span><text:span text:style-name="T22">nombre</text:span><text:span text:style-name="T22"> </text:span><text:span text:style-name="T22">del</text:span><text:span text:style-name="T22"> </text:span><text:span text:style-name="T22">botón</text:span><text:span text:style-name="T22">.</text:span></text:p>
            <text:p text:style-name="P31"><text:span text:style-name="T27">Botón</text:span><text:span text:style-name="T27"> 4:</text:span><text:span text:style-name="T22"> </text:span><text:span text:style-name="T22">Representada</text:span><text:span text:style-name="T22"> </text:span><text:span text:style-name="T22">por</text:span><text:span text:style-name="T22"> </text:span><text:span text:style-name="T22">imagen</text:span><text:span text:style-name="T22"> </text:span><text:span text:style-name="T22">alusiva</text:span><text:span text:style-name="T22"> </text:span><text:span text:style-name="T22">al</text:span><text:span text:style-name="T22"> </text:span><text:span text:style-name="T22">nombre</text:span><text:span text:style-name="T22"> </text:span><text:span text:style-name="T22">del</text:span><text:span text:style-name="T22"> </text:span><text:span text:style-name="T22">botón</text:span><text:span text:style-name="T22">.</text:span></text:p>
            <text:p text:style-name="P8"/>
          </table:table-cell>
          <table:table-cell table:style-name="Tabla8.A5" office:value-type="string">
            <text:p text:style-name="P30"><text:span text:style-name="T27">Título</text:span><text:span text:style-name="T27">:</text:span><text:span text:style-name="T22"> </text:span><text:span text:style-name="T22">ubicado</text:span><text:span text:style-name="T22"> </text:span><text:span text:style-name="T22">en</text:span><text:span text:style-name="T22"> </text:span><text:span text:style-name="T22">la</text:span><text:span text:style-name="T22"> </text:span><text:span text:style-name="T22">barra</text:span><text:span text:style-name="T22"> </text:span><text:span text:style-name="T22">de</text:span><text:span text:style-name="T22"> </text:span><text:span text:style-name="T22">título</text:span><text:span text:style-name="T22">.</text:span></text:p>
            <text:p text:style-name="P9"/>
            <text:p text:style-name="P30"><text:span text:style-name="T22">El</text:span><text:span text:style-name="T22"> </text:span><text:span text:style-name="T22">contenido</text:span><text:span text:style-name="T22"> </text:span><text:span text:style-name="T22">del</text:span><text:span text:style-name="T22"> </text:span><text:span text:style-name="T22">banner</text:span><text:span text:style-name="T22"> </text:span><text:span text:style-name="T22">superior</text:span><text:span text:style-name="T22"> </text:span><text:span text:style-name="T22">y</text:span><text:span text:style-name="T22"> </text:span><text:span text:style-name="T22">el</text:span><text:span text:style-name="T22"> </text:span><text:span text:style-name="T22">contenido</text:span><text:span text:style-name="T22"> </text:span><text:span text:style-name="T22">de</text:span><text:span text:style-name="T22"> </text:span><text:span text:style-name="T22">la</text:span><text:span text:style-name="T22"> </text:span><text:span text:style-name="T22">pantalla</text:span><text:span text:style-name="T22"> </text:span><text:span text:style-name="T22">cambiará</text:span><text:span text:style-name="T22"> </text:span><text:span text:style-name="T22">al</text:span><text:span text:style-name="T22"> </text:span><text:span text:style-name="T22">hacer</text:span><text:span text:style-name="T22"> </text:span><text:span text:style-name="T22">click</text:span><text:span text:style-name="T22"> </text:span><text:span text:style-name="T22">en</text:span><text:span text:style-name="T22"> </text:span><text:span text:style-name="T22">los</text:span><text:span text:style-name="T22"> </text:span><text:span text:style-name="T22">botones</text:span><text:span text:style-name="T22"> 2, 3 </text:span><text:span text:style-name="T22">ó</text:span><text:span text:style-name="T22"> 4 </text:span><text:span text:style-name="T22">respectivamente</text:span><text:span text:style-name="T22">.</text:span></text:p>
            <text:p text:style-name="P9"/>
            <text:p text:style-name="P30"><text:span text:style-name="T27">Botones</text:span><text:span text:style-name="T27"> </text:span><text:span text:style-name="T27">del</text:span><text:span text:style-name="T27"> </text:span><text:span text:style-name="T27">banner</text:span><text:span text:style-name="T27"> </text:span><text:span text:style-name="T27">inferior</text:span></text:p>
            <text:p text:style-name="P31"><text:span text:style-name="T27">Botón</text:span><text:span text:style-name="T27"> 1:</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parte</text:span><text:span text:style-name="T22"> </text:span><text:span text:style-name="T22">inferior</text:span><text:span text:style-name="T22"> </text:span><text:span text:style-name="T22">izquierda</text:span><text:span text:style-name="T22"> </text:span><text:span text:style-name="T22">de</text:span><text:span text:style-name="T22"> </text:span><text:span text:style-name="T22">la</text:span><text:span text:style-name="T22"> </text:span><text:span text:style-name="T22">pantalla</text:span><text:span text:style-name="T22">, </text:span><text:span text:style-name="T22">tendrá</text:span><text:span text:style-name="T22"> </text:span><text:span text:style-name="T22">hipervínculo</text:span><text:span text:style-name="T22"> </text:span><text:span text:style-name="T22">hacia</text:span><text:span text:style-name="T22"> </text:span><text:span text:style-name="T22">la</text:span><text:span text:style-name="T27"> </text:span><text:span text:style-name="T27">pantalla</text:span><text:span text:style-name="T27"> 1</text:span><text:span text:style-name="T22"> </text:span><text:span text:style-name="T22">de</text:span><text:span text:style-name="T22"> </text:span><text:span text:style-name="T22">Menú</text:span><text:span text:style-name="T22"> </text:span><text:span text:style-name="T22">de</text:span><text:span text:style-name="T22"> </text:span><text:span text:style-name="T22">Configuración</text:span><text:span text:style-name="T22">.</text:span></text:p>
            <text:p text:style-name="P30"><text:span text:style-name="T27">Botón</text:span><text:span text:style-name="T27"> 2:</text:span><text:span text:style-name="T22"> </text:span><text:span text:style-name="T22">Ubicado</text:span><text:span text:style-name="T22"> </text:span><text:span text:style-name="T22">del</text:span><text:span text:style-name="T22"> </text:span><text:span text:style-name="T22">lado</text:span><text:span text:style-name="T22"> </text:span><text:span text:style-name="T22">izquierdo</text:span><text:span text:style-name="T22"> </text:span><text:span text:style-name="T22">del</text:span><text:span text:style-name="T22"> </text:span><text:span text:style-name="T22">botón</text:span><text:span text:style-name="T22"> 3. </text:span><text:span text:style-name="T22">Aparecerá</text:span><text:span text:style-name="T27"> </text:span><text:span text:style-name="T27">Texto</text:span><text:span text:style-name="T27"> 2</text:span><text:span text:style-name="T22"> </text:span><text:span text:style-name="T22">y</text:span><text:span text:style-name="T27"> </text:span><text:span text:style-name="T27">Texto</text:span><text:span text:style-name="T27"> 5</text:span><text:span text:style-name="T22"> </text:span><text:span text:style-name="T22">al</text:span><text:span text:style-name="T22"> </text:span><text:span text:style-name="T22">hacer</text:span><text:span text:style-name="T22"> </text:span><text:span text:style-name="T22">clic</text:span><text:span text:style-name="T22">.</text:span></text:p>
            <text:p text:style-name="P30"><text:span text:style-name="T27">Botón</text:span><text:span text:style-name="T27"> 3:</text:span><text:span text:style-name="T22"> </text:span><text:span text:style-name="T22">Ubicado</text:span><text:span text:style-name="T22"> </text:span><text:span text:style-name="T22">en</text:span><text:span text:style-name="T22"> </text:span><text:span text:style-name="T22">el</text:span><text:span text:style-name="T22"> </text:span><text:span text:style-name="T22">centro</text:span><text:span text:style-name="T22"> </text:span><text:span text:style-name="T22">del</text:span><text:span text:style-name="T22"> </text:span><text:span text:style-name="T22">banner</text:span><text:span text:style-name="T22">. </text:span><text:span text:style-name="T22">Aparecerá</text:span><text:span text:style-name="T27"> </text:span><text:span text:style-name="T27">Texto</text:span><text:span text:style-name="T27"> 3</text:span><text:span text:style-name="T22"> </text:span><text:span text:style-name="T22">y</text:span><text:span text:style-name="T27"> </text:span><text:span text:style-name="T27">Texto</text:span><text:span text:style-name="T27"> 6</text:span><text:span text:style-name="T22"> </text:span><text:span text:style-name="T22">al</text:span><text:span text:style-name="T22"> </text:span><text:span text:style-name="T22">hacer</text:span><text:span text:style-name="T22"> </text:span><text:span text:style-name="T22">clic</text:span><text:span text:style-name="T22">.</text:span></text:p>
            <text:p text:style-name="P31"><text:span text:style-name="T27">Botón</text:span><text:span text:style-name="T27"> 4:</text:span><text:span text:style-name="T22"> </text:span><text:span text:style-name="T22">Ubicado</text:span><text:span text:style-name="T22"> </text:span><text:span text:style-name="T22">del</text:span><text:span text:style-name="T22"> </text:span><text:span text:style-name="T22">lado</text:span><text:span text:style-name="T22"> </text:span><text:span text:style-name="T22">derecho</text:span><text:span text:style-name="T22"> </text:span><text:span text:style-name="T22">del</text:span><text:span text:style-name="T22"> </text:span><text:span text:style-name="T22">botón</text:span><text:span text:style-name="T22"> 3. </text:span><text:span text:style-name="T22">Aparecerá</text:span><text:span text:style-name="T27"> </text:span><text:span text:style-name="T27">Texto</text:span><text:span text:style-name="T27"> 4</text:span><text:span text:style-name="T22"> </text:span><text:span text:style-name="T22">y</text:span><text:span text:style-name="T27"> </text:span><text:span text:style-name="T27">Texto</text:span><text:span text:style-name="T27"> 7</text:span><text:span text:style-name="T22"> </text:span><text:span text:style-name="T22">al</text:span><text:span text:style-name="T22"> </text:span><text:span text:style-name="T22">hacer</text:span><text:span text:style-name="T22"> </text:span><text:span text:style-name="T22">clic</text:span></text:p>
            <text:p text:style-name="P31"><text:soft-page-break/><text:span text:style-name="T27">Botón</text:span><text:span text:style-name="T27"> 5:</text:span><text:span text:style-name="T22"> </text:span><text:span text:style-name="T22">Estará</text:span><text:span text:style-name="T22"> </text:span><text:span text:style-name="T22">ubicado</text:span><text:span text:style-name="T22"> </text:span><text:span text:style-name="T22">en</text:span><text:span text:style-name="T22"> </text:span><text:span text:style-name="T22">la</text:span><text:span text:style-name="T22"> </text:span><text:span text:style-name="T22">esquina</text:span><text:span text:style-name="T22"> </text:span><text:span text:style-name="T22">inferior</text:span><text:span text:style-name="T22"> <text:s/></text:span><text:span text:style-name="T22">derecha</text:span><text:span text:style-name="T22">, </text:span><text:span text:style-name="T22">inicio</text:span><text:span text:style-name="T22">, </text:span><text:span text:style-name="T22">que</text:span><text:span text:style-name="T22"> </text:span><text:span text:style-name="T22">enlazará</text:span><text:span text:style-name="T22"> </text:span><text:span text:style-name="T22">a</text:span><text:span text:style-name="T22"> </text:span><text:span text:style-name="T22">la</text:span><text:span text:style-name="T27"> </text:span><text:span text:style-name="T27">pantalla</text:span><text:span text:style-name="T27"> 2</text:span><text:span text:style-name="T22"> “</text:span><text:span text:style-name="T22">menú</text:span><text:span text:style-name="T22">”</text:span></text:p>
            <text:p text:style-name="P8"/>
            <text:p text:style-name="P31"><text:span text:style-name="T27">DFV: </text:span><text:span text:style-name="T22">al iniciar la pantalla el sintetizador debe decir</text:span><text:span text:style-name="T27"> Pantalla: Orientaciones y sugerencias </text:span><text:span text:style-name="T22">y luego leer el contenido de la pantalla.</text:span></text:p>
            <text:p text:style-name="P51">El sintetizador debe leer todo el contenido de la pantalla, los botones y el título y contenido relacionado <text:s/>a cada uno de los botones de esta pantalla. </text:p>
            <text:p text:style-name="P51">Texto 5 + texto 5.1</text:p>
            <text:p text:style-name="P51">Texto 6 + texto 6.1</text:p>
            <text:p text:style-name="P51">Texto 7 + texto 7.1</text:p>
            <text:p text:style-name="P51"/>
          </table:table-cell>
        </table:table-row>
        <table:table-row>
          <table:table-cell table:style-name="Tabla8.A5" office:value-type="string">
            <text:p text:style-name="P18">Observaciones:</text:p>
            <text:p text:style-name="P50"/>
          </table:table-cell>
          <table:table-cell table:style-name="Tabla8.A5" office:value-type="string">
            <text:p text:style-name="P26"/>
          </table:table-cell>
          <table:table-cell table:style-name="Tabla8.A5" office:value-type="string">
            <text:p text:style-name="P26"/>
          </table:table-cell>
        </table:table-row>
        <table:table-row>
          <table:table-cell table:style-name="Tabla8.A1" office:value-type="string">
            <text:p text:style-name="P30"><text:span text:style-name="T15">Pantalla</text:span><text:span text:style-name="T15"> </text:span><text:span text:style-name="T15">N</text:span><text:span text:style-name="T15">° 12: </text:span><text:span text:style-name="T15">Siembra</text:span><text:span text:style-name="T15"> </text:span><text:span text:style-name="T15">la</text:span><text:span text:style-name="T15"> </text:span><text:span text:style-name="T15">semilla</text:span></text:p>
          </table:table-cell>
          <table:table-cell table:style-name="Tabla8.A1" office:value-type="string">
            <text:p text:style-name="P31"><text:span text:style-name="T15">Diseño</text:span><text:span text:style-name="T15"> </text:span><text:span text:style-name="T15">Gráfico</text:span></text:p>
          </table:table-cell>
          <table:table-cell table:style-name="Tabla8.A1" office:value-type="string">
            <text:p text:style-name="P31"><text:span text:style-name="T15">Técnico</text:span><text:span text:style-name="T15">:</text:span></text:p>
          </table:table-cell>
        </table:table-row>
        <text:soft-page-break/>
        <table:table-row table:style-name="Tabla8.8">
          <table:table-cell table:style-name="Tabla8.A2" office:value-type="string">
            <text:p text:style-name="P31"><text:span text:style-name="T27">Título</text:span><text:span text:style-name="T27">:</text:span><text:span text:style-name="T22"> </text:span><text:span text:style-name="T22">Sembrando</text:span><text:span text:style-name="T22"> </text:span><text:span text:style-name="T22">para</text:span><text:span text:style-name="T22"> </text:span><text:span text:style-name="T22">el</text:span><text:span text:style-name="T22"> </text:span><text:span text:style-name="T22">futuro</text:span></text:p>
            <text:p text:style-name="P31"><text:span text:style-name="T27">Texto</text:span><text:span text:style-name="T27"> 1:</text:span><text:span text:style-name="T66"> <text:s/></text:span><text:span text:style-name="T22">Pulsa</text:span><text:span text:style-name="T22"> </text:span><text:span text:style-name="T22">sobre</text:span><text:span text:style-name="T22"> </text:span><text:span text:style-name="T22">F</text:span><text:span text:style-name="T22">1 </text:span><text:span text:style-name="T22">para</text:span><text:span text:style-name="T22"> </text:span><text:span text:style-name="T22">activar</text:span><text:span text:style-name="T22"> </text:span><text:span text:style-name="T22">o</text:span><text:span text:style-name="T22"> </text:span><text:span text:style-name="T22">desactivar</text:span><text:span text:style-name="T22"> </text:span><text:span text:style-name="T22">las</text:span><text:span text:style-name="T22"> </text:span><text:span text:style-name="T22">instrucciones</text:span><text:span text:style-name="T22"> </text:span><text:span text:style-name="T22">del</text:span><text:span text:style-name="T22"> </text:span><text:span text:style-name="T22">juego</text:span><text:span text:style-name="T22">. </text:span><text:span text:style-name="T22"><text:s/></text:span></text:p>
            <text:p text:style-name="P8"/>
            <text:p text:style-name="P29"><text:span text:style-name="T27">Texto 2: </text:span><text:span text:style-name="T30">Instrucciones: </text:span><text:span text:style-name="T24">Recolecta todos los elementos necesarios para sembrar plantas. Utiliza</text:span><text:span text:style-name="T22"> <text:s/>(</text:span><text:span text:style-name="T23">tecla 3</text:span><text:span text:style-name="T22">) </text:span><text:span text:style-name="T24">por cada elemento selecciona la opción que corresponda a cada enunciado utilizando el</text:span><text:span text:style-name="T22"> (</text:span><text:span text:style-name="T23">tecla 5</text:span><text:span text:style-name="T22">) </text:span><text:span text:style-name="T24">o pulsando la tecla 1, 2 ó 3 según se te indique. Utiliza la tecla </text:span><text:span text:style-name="T22">(</text:span><text:span text:style-name="T23">tecla 1</text:span><text:span text:style-name="T22">) para salir. <text:s/></text:span></text:p>
            <text:p text:style-name="P47"><text:span text:style-name="T27">Texto 2.1:</text:span><text:span text:style-name="T22"> </text:span><text:span text:style-name="T30">Instrucciones: </text:span><text:span text:style-name="T24">Recolecta todos los elementos necesarios para sembrar plantas. Utiliza</text:span><text:span text:style-name="T22"> </text:span><text:span text:style-name="T27">las teclas de dirección</text:span><text:span text:style-name="T22"> </text:span><text:span text:style-name="T24">por cada elemento selecciona la opción que corresponda a cada enunciado utilizando el</text:span><text:span text:style-name="T22"> </text:span><text:span text:style-name="T27">ratón</text:span><text:span text:style-name="T22"> <text:s/></text:span><text:span text:style-name="T24">o pulsando la tecla 1, 2 ó 3 según se te indique. Utiliza la tecla </text:span><text:span text:style-name="T27">esc</text:span><text:span text:style-name="T22"> para salir. <text:s/></text:span></text:p>
            <text:p text:style-name="P89"><text:span text:style-name="T30">Texto 2.2: </text:span><text:span text:style-name="T24">Pulsa la tecla (</text:span><text:span text:style-name="T38">tecla 2</text:span><text:span text:style-name="T24">) para activar o desactivar las instrucciones del juego.</text:span></text:p>
            <text:p text:style-name="P49"><text:span text:style-name="T27">Texto 2.3:</text:span><text:span text:style-name="T22"> Pulsa la tecla F1 para activar o desactivar las instrucciones del juego.</text:span></text:p>
            <text:p text:style-name="P44"><text:span text:style-name="T27">Texto 3: </text:span><text:span text:style-name="T22">Órgano que fija la <text:s/>planta al a suelo y a través de los pelos radicales absorbe los minerales, agua y nutrientes necesarios para la alimentación de la planta y sus frutos. </text:span></text:p>
            <text:p text:style-name="P44"><text:span text:style-name="T27">Texto 3a: </text:span><text:span text:style-name="T22">1. Tallo. </text:span></text:p>
            <text:p text:style-name="P29"><text:span text:style-name="T27">Texto</text:span><text:span text:style-name="T27"> 3</text:span><text:span text:style-name="T27">ab</text:span><text:span text:style-name="T27">: </text:span><text:span text:style-name="T22">Recuerda</text:span><text:span text:style-name="T22">: </text:span><text:span text:style-name="T22">Es</text:span><text:span text:style-name="T22"> </text:span><text:span text:style-name="T22">un</text:span><text:span text:style-name="T22"> </text:span><text:span text:style-name="T22">órgano</text:span><text:span text:style-name="T22"> </text:span><text:span text:style-name="T22">que</text:span><text:span text:style-name="T22"> </text:span><text:span text:style-name="T22">carece</text:span><text:span text:style-name="T22"> </text:span><text:span text:style-name="T22">de</text:span><text:span text:style-name="T22"> </text:span><text:span text:style-name="T22">hojas</text:span><text:span text:style-name="T22">. <text:s/><text:tab/></text:span></text:p>
            <text:p text:style-name="P29"><text:span text:style-name="T27">Texto 3b:</text:span><text:span text:style-name="T22"> 2. Flor</text:span></text:p>
            <text:p text:style-name="P29"><text:span text:style-name="T27">Texto 3ba: </text:span><text:span text:style-name="T22">Recuerda: crece dentro de la tierra</text:span></text:p>
            <text:p text:style-name="P29"><text:span text:style-name="T27">Texto 3c: </text:span><text:span text:style-name="T22">3. Raíz</text:span></text:p>
            <text:p text:style-name="P29"><text:span text:style-name="T27">Texto 3ca:</text:span><text:span text:style-name="T22"> ¡Muy bien! Sabías que... <text:s/>el 29 de mayo de 1948 se declara el Araguan</text:span><text:span text:style-name="T24">ey árbol nacional de Venezuela.</text:span></text:p>
            <text:p text:style-name="P29"><text:span text:style-name="T27">Texto 4: </text:span><text:span text:style-name="T22">Órgano que transpira, sostiene las hojas y transporta los minerales y el agua desde la raíz mediante un complejo sistema de conductos.</text:span></text:p>
            <text:p text:style-name="P29"><text:span text:style-name="T27">Texto 4a: </text:span><text:span text:style-name="T22">1.</text:span><text:span text:style-name="T27"> </text:span><text:span text:style-name="T22">Hoja.</text:span></text:p>
            <text:p text:style-name="P29"><text:span text:style-name="T27">Texto</text:span><text:span text:style-name="T27"> 4</text:span><text:span text:style-name="T27">ab</text:span><text:span text:style-name="T27">:</text:span><text:span text:style-name="T22"> <text:s/></text:span><text:span text:style-name="T22">Recuerda</text:span><text:span text:style-name="T22">: </text:span><text:span text:style-name="T22">Crece</text:span><text:span text:style-name="T22"> </text:span><text:span text:style-name="T22">en</text:span><text:span text:style-name="T22"> </text:span><text:span text:style-name="T22">sentido</text:span><text:span text:style-name="T22"> </text:span><text:span text:style-name="T22">contrario</text:span><text:span text:style-name="T22"> </text:span><text:span text:style-name="T22">a</text:span><text:span text:style-name="T22"> </text:span><text:span text:style-name="T22">la</text:span><text:span text:style-name="T22"> </text:span><text:span text:style-name="T22">raíz</text:span><text:span text:style-name="T22">. </text:span></text:p>
            <text:p text:style-name="P29"><text:span text:style-name="T27">Texto</text:span><text:span text:style-name="T27"> 4</text:span><text:span text:style-name="T27">b</text:span><text:span text:style-name="T27">:</text:span><text:span text:style-name="T22"> </text:span><text:span text:style-name="T22">Raíz</text:span><text:span text:style-name="T22">.</text:span></text:p>
            <text:p text:style-name="P29"><text:span text:style-name="T27">Texto</text:span><text:span text:style-name="T27"> 4</text:span><text:span text:style-name="T27">ba</text:span><text:span text:style-name="T27">: </text:span><text:span text:style-name="T22">Recuerda</text:span><text:span text:style-name="T22">: </text:span><text:span text:style-name="T22">De</text:span><text:span text:style-name="T22"> </text:span><text:span text:style-name="T22">él</text:span><text:span text:style-name="T22"> </text:span><text:span text:style-name="T22">salen</text:span><text:span text:style-name="T22"> </text:span><text:span text:style-name="T22">las</text:span><text:span text:style-name="T22"> </text:span><text:span text:style-name="T22">ramas</text:span><text:span text:style-name="T22">, </text:span><text:span text:style-name="T22">las</text:span><text:span text:style-name="T22"> </text:span><text:span text:style-name="T22">flores</text:span><text:span text:style-name="T22"> </text:span><text:span text:style-name="T22">y</text:span><text:span text:style-name="T22"> </text:span><text:span text:style-name="T22">los</text:span><text:span text:style-name="T22"> </text:span><text:span text:style-name="T22">frutos</text:span><text:span text:style-name="T22">. </text:span></text:p>
            <text:p text:style-name="P29"><text:span text:style-name="T27">Texto</text:span><text:span text:style-name="T27"> 4</text:span><text:span text:style-name="T27">c</text:span><text:span text:style-name="T27">:</text:span><text:span text:style-name="T22"> </text:span><text:span text:style-name="T22">Tallo</text:span><text:span text:style-name="T22">. </text:span></text:p>
            <text:p text:style-name="P29"><text:span text:style-name="T27">Texto 4ca: </text:span><text:span text:style-name="T22">¡Excelente! Sabías que... el árbol de Apamate es primo hermano del Araguaney, </text:span><text:span text:style-name="T24">el color de sus flores varia entre lila y rosado. </text:span></text:p>
            <text:p text:style-name="P29"><text:span text:style-name="T27">Texto 5: </text:span><text:span text:style-name="T22">Órgano que realizan la transformación de los componentes básicos (agua y minerales) en los nutrientes. </text:span></text:p>
            <text:p text:style-name="P28"><text:span text:style-name="T27">Texto</text:span><text:span text:style-name="T27"> 5</text:span><text:span text:style-name="T27">a</text:span><text:span text:style-name="T27">: </text:span><text:span text:style-name="T22">Hojas</text:span><text:span text:style-name="T22">.</text:span></text:p>
            <text:p text:style-name="P28"><text:span text:style-name="T27">Texto</text:span><text:span text:style-name="T27"> 5</text:span><text:span text:style-name="T27">ab</text:span><text:span text:style-name="T27">: </text:span><text:span text:style-name="T22">¡</text:span><text:span text:style-name="T22">Muy</text:span><text:span text:style-name="T22"> </text:span><text:span text:style-name="T22">bien</text:span><text:span text:style-name="T22">! </text:span><text:span text:style-name="T22">El</text:span><text:span text:style-name="T22"> </text:span><text:span text:style-name="T22">color</text:span><text:span text:style-name="T22"> </text:span><text:span text:style-name="T22">verde</text:span><text:span text:style-name="T22"> </text:span><text:span text:style-name="T22">que</text:span><text:span text:style-name="T22"> </text:span><text:span text:style-name="T22">tienen</text:span><text:span text:style-name="T22"> </text:span><text:span text:style-name="T22">las</text:span><text:span text:style-name="T22"> </text:span><text:span text:style-name="T22">hojas</text:span><text:span text:style-name="T22"> </text:span><text:span text:style-name="T22">es</text:span><text:span text:style-name="T22"> </text:span><text:span text:style-name="T22">debido</text:span><text:span text:style-name="T22"> </text:span><text:span text:style-name="T22">a</text:span><text:span text:style-name="T22"> </text:span><text:span text:style-name="T22">una</text:span><text:span text:style-name="T22"> </text:span><text:span text:style-name="T22">sustancia</text:span><text:span text:style-name="T22"> </text:span><text:span text:style-name="T22">llamada</text:span><text:span text:style-name="T22"> </text:span><text:span text:style-name="T22">clorofila</text:span><text:span text:style-name="T22">. </text:span></text:p>
            <text:p text:style-name="P28"><text:span text:style-name="T27">Texto</text:span><text:span text:style-name="T27"> 5</text:span><text:span text:style-name="T27">b</text:span><text:span text:style-name="T27">: </text:span><text:span text:style-name="T22">Raíz</text:span><text:span text:style-name="T22">.</text:span></text:p>
            <text:p text:style-name="P28"><text:span text:style-name="T27">Texto 5ba: </text:span><text:span text:style-name="T22">Recuerda: son verdes y salen del tallo. </text:span></text:p>
            <text:p text:style-name="P28"><text:span text:style-name="T27">Texto</text:span><text:span text:style-name="T27"> 5</text:span><text:span text:style-name="T27">c</text:span><text:span text:style-name="T27">: </text:span><text:span text:style-name="T22">Flor</text:span><text:span text:style-name="T22">. </text:span></text:p>
            <text:p text:style-name="P28"><text:span text:style-name="T27">Texto 5ca: </text:span><text:span text:style-name="T22">Recuerda: son delgadas y su forma es semejante a la de una gota. </text:span><text:span text:style-name="T27"><text:s/></text:span></text:p>
            <text:p text:style-name="P28"><text:span text:style-name="T27">Texto</text:span><text:span text:style-name="T27"> 6:</text:span><text:span text:style-name="T22"> </text:span><text:span text:style-name="T22">Órgano</text:span><text:span text:style-name="T22"> </text:span><text:span text:style-name="T22">reproductor</text:span><text:span text:style-name="T22"> </text:span><text:span text:style-name="T22">de</text:span><text:span text:style-name="T22"> </text:span><text:span text:style-name="T22">las</text:span><text:span text:style-name="T22"> </text:span><text:span text:style-name="T22">plantas</text:span><text:span text:style-name="T22">. </text:span></text:p>
            <text:p text:style-name="P28"><text:span text:style-name="T27">Texto 6a: </text:span><text:span text:style-name="T22">Flor</text:span></text:p>
            <text:p text:style-name="P29"><text:span text:style-name="T27">Texto 6ab:</text:span><text:span text:style-name="T22"> ¡Excelente! La Orquídea venezolana es originaria de la Cordillera de la Costa. El 23 de Mayo </text:span><text:span text:style-name="T22">de 1951, por decreto oficial, fue declarada como la flor nacional.</text:span></text:p>
            <text:p text:style-name="P29"><text:span text:style-name="T27">Texto 6b:</text:span><text:span text:style-name="T22"> Tallo</text:span></text:p>
            <text:p text:style-name="P29"><text:span text:style-name="T27">Texto 6ba:</text:span><text:span text:style-name="T22"> Recuerda: tienen una célula sexual femenina y una célula sexual masculina. </text:span></text:p>
            <text:p text:style-name="P29"><text:span text:style-name="T27">Texto 6c:</text:span><text:span text:style-name="T22"> Hoja</text:span></text:p>
            <text:p text:style-name="P29"><text:span text:style-name="T27">Texto 6ca: </text:span><text:span text:style-name="T22">Recuerda: tienen diferentes colores y formas. </text:span></text:p>
            <text:p text:style-name="P29"><text:span text:style-name="T27">Texto 7: </text:span><text:span text:style-name="T22">Proceso <text:s/>que permite a los seres vivos <text:s/>crear otros seres vivos semejantes o iguales a ellos </text:span><text:span text:style-name="T22">mismos.</text:span></text:p>
            <text:p text:style-name="P29"><text:span text:style-name="T27">Texto</text:span><text:span text:style-name="T27"> 7</text:span><text:span text:style-name="T27">a</text:span><text:span text:style-name="T27">:</text:span><text:span text:style-name="T22"> </text:span><text:span text:style-name="T22">Acodo</text:span><text:span text:style-name="T22">.</text:span></text:p>
            <text:p text:style-name="P29"><text:span text:style-name="T27">Texto 7ab: </text:span><text:span text:style-name="T22">Recuerda: existen 2 tipos y ellas son sexual y asexual.</text:span></text:p>
            <text:p text:style-name="P29"><text:span text:style-name="T27">Texto</text:span><text:span text:style-name="T27"> 7</text:span><text:span text:style-name="T27">b</text:span><text:span text:style-name="T27">:</text:span><text:span text:style-name="T22"> </text:span><text:span text:style-name="T22">Reproducción</text:span><text:span text:style-name="T22">.</text:span></text:p>
            <text:p text:style-name="P28"><text:span text:style-name="T27">Texto</text:span><text:span text:style-name="T27"> 7</text:span><text:span text:style-name="T27">ba</text:span><text:span text:style-name="T27">:</text:span><text:span text:style-name="T22"> ¡</text:span><text:span text:style-name="T22">Excelente</text:span><text:span text:style-name="T22">! </text:span><text:span text:style-name="T22">La</text:span><text:span text:style-name="T22"> </text:span><text:span text:style-name="T22">reproducción</text:span><text:span text:style-name="T22"> </text:span><text:span text:style-name="T22">es</text:span><text:span text:style-name="T22"> </text:span><text:span text:style-name="T22">una</text:span><text:span text:style-name="T22"> </text:span><text:span text:style-name="T22">de</text:span><text:span text:style-name="T22"> </text:span><text:span text:style-name="T22">las</text:span><text:span text:style-name="T22"> </text:span><text:span text:style-name="T22">funciones</text:span><text:span text:style-name="T22"> </text:span><text:span text:style-name="T22">más</text:span><text:span text:style-name="T22"> </text:span><text:span text:style-name="T22">importantes</text:span><text:span text:style-name="T22"> </text:span><text:span text:style-name="T22">de</text:span><text:span text:style-name="T22"> </text:span><text:span text:style-name="T22">los</text:span><text:span text:style-name="T22"> </text:span><text:span text:style-name="T22">seres</text:span><text:span text:style-name="T22"> </text:span><text:span text:style-name="T22">vivos</text:span><text:span text:style-name="T22">, </text:span><text:span text:style-name="T22">porque</text:span><text:span text:style-name="T22"> </text:span><text:span text:style-name="T22">permite</text:span><text:span text:style-name="T22"> </text:span><text:span text:style-name="T22">la</text:span><text:span text:style-name="T22"> </text:span><text:span text:style-name="T22">continuidad</text:span><text:span text:style-name="T22"> </text:span><text:span text:style-name="T22">de</text:span><text:span text:style-name="T22"> </text:span><text:span text:style-name="T22">las</text:span><text:span text:style-name="T22"> </text:span><text:span text:style-name="T22">especies</text:span><text:span text:style-name="T22">.</text:span></text:p>
            <text:p text:style-name="P29"><text:span text:style-name="T27">Texto</text:span><text:span text:style-name="T27"> 7</text:span><text:span text:style-name="T27">c</text:span><text:span text:style-name="T27">: </text:span><text:span text:style-name="T22">Injerto</text:span><text:span text:style-name="T22">.</text:span></text:p>
            <text:p text:style-name="P29"><text:span text:style-name="T27">Texto</text:span><text:span text:style-name="T27"> 7</text:span><text:span text:style-name="T27">ca</text:span><text:span text:style-name="T27">:</text:span><text:span text:style-name="T22"> </text:span><text:span text:style-name="T22">Recuerda</text:span><text:span text:style-name="T22">: </text:span><text:span text:style-name="T22">La</text:span><text:span text:style-name="T22"> </text:span><text:span text:style-name="T22">germinación</text:span><text:span text:style-name="T22"> </text:span><text:span text:style-name="T22">es</text:span><text:span text:style-name="T22"> </text:span><text:span text:style-name="T22">el</text:span><text:span text:style-name="T22"> </text:span><text:span text:style-name="T22">proceso</text:span><text:span text:style-name="T22"> </text:span><text:span text:style-name="T22">por</text:span><text:span text:style-name="T22"> </text:span><text:span text:style-name="T22">el</text:span><text:span text:style-name="T22"> </text:span><text:span text:style-name="T22">cual</text:span><text:span text:style-name="T22"> </text:span><text:span text:style-name="T22">una</text:span><text:span text:style-name="T22"> </text:span><text:span text:style-name="T22">semilla</text:span><text:span text:style-name="T22"> </text:span><text:span text:style-name="T22">da</text:span><text:span text:style-name="T22"> </text:span><text:span text:style-name="T22">origen</text:span><text:span text:style-name="T22"> </text:span><text:span text:style-name="T22">a</text:span><text:span text:style-name="T22"> </text:span><text:span text:style-name="T22">un</text:span><text:span text:style-name="T22"> </text:span><text:span text:style-name="T22">nuevo</text:span><text:span text:style-name="T22"> </text:span><text:span text:style-name="T22">ser</text:span><text:span text:style-name="T22">.</text:span></text:p>
            <text:p text:style-name="P28"><text:span text:style-name="T27">Texto</text:span><text:span text:style-name="T27"> 8: </text:span><text:span text:style-name="T22">Reproducción</text:span><text:span text:style-name="T22"> </text:span><text:span text:style-name="T22">en</text:span><text:span text:style-name="T22"> </text:span><text:span text:style-name="T22">la</text:span><text:span text:style-name="T22"> </text:span><text:span text:style-name="T22">cual</text:span><text:span text:style-name="T22"> </text:span><text:span text:style-name="T22">un</text:span><text:span text:style-name="T22"> </text:span><text:span text:style-name="T22">sólo</text:span><text:span text:style-name="T22"> </text:span><text:span text:style-name="T22">organismo</text:span><text:span text:style-name="T22"> </text:span><text:span text:style-name="T22">da</text:span><text:span text:style-name="T22"> </text:span><text:span text:style-name="T22">origen</text:span><text:span text:style-name="T22"> </text:span><text:span text:style-name="T22">a</text:span><text:span text:style-name="T22"> </text:span><text:span text:style-name="T22">un</text:span><text:span text:style-name="T22"> </text:span><text:span text:style-name="T22">nuevo</text:span><text:span text:style-name="T22"> </text:span><text:span text:style-name="T22">ser</text:span><text:span text:style-name="T22">.</text:span></text:p>
            <text:p text:style-name="P28"><text:span text:style-name="T27">Texto</text:span><text:span text:style-name="T27"> 8</text:span><text:span text:style-name="T27">a</text:span><text:span text:style-name="T27">: </text:span><text:span text:style-name="T22">Reproducción</text:span><text:span text:style-name="T22"> </text:span><text:span text:style-name="T22">sexual</text:span><text:span text:style-name="T22">.</text:span></text:p>
            <text:p text:style-name="P29"><text:span text:style-name="T27">Texto 8ab:</text:span><text:span text:style-name="T24"> Recuerda: este tipo de reproducción puede darse por medio de gajos, estacas o esquejes. </text:span></text:p>
            <text:p text:style-name="P32"><text:span text:style-name="T27">Texto</text:span><text:span text:style-name="T27"> 8</text:span><text:span text:style-name="T27">b</text:span><text:span text:style-name="T27">: </text:span><text:span text:style-name="T22">Reproducción</text:span><text:span text:style-name="T22"> </text:span><text:span text:style-name="T22">asexual</text:span><text:span text:style-name="T22">. </text:span></text:p>
            <text:p text:style-name="P32"><text:span text:style-name="T27">Texto 8ba: </text:span><text:span text:style-name="T22">¡Muy bien! La yuca se reproduce </text:span><text:span text:style-name="T22">asexualmente. La yuca es un tubérculo que en nuestro país se da frecuentemente.</text:span></text:p>
            <text:p text:style-name="P29"><text:span text:style-name="T27">Texto</text:span><text:span text:style-name="T27"> 9:</text:span><text:span text:style-name="T22"> </text:span><text:span text:style-name="T22">Reproducción</text:span><text:span text:style-name="T22"> </text:span><text:span text:style-name="T22">en</text:span><text:span text:style-name="T22"> </text:span><text:span text:style-name="T22">la</text:span><text:span text:style-name="T22"> </text:span><text:span text:style-name="T22">cual</text:span><text:span text:style-name="T22"> </text:span><text:span text:style-name="T22">un</text:span><text:span text:style-name="T22"> </text:span><text:span text:style-name="T22">nuevo</text:span><text:span text:style-name="T22"> </text:span><text:span text:style-name="T22">ser</text:span><text:span text:style-name="T22"> </text:span><text:span text:style-name="T22">se</text:span><text:span text:style-name="T22"> </text:span><text:span text:style-name="T22">forma</text:span><text:span text:style-name="T22"> </text:span><text:span text:style-name="T22">por</text:span><text:span text:style-name="T22"> </text:span><text:span text:style-name="T22">la</text:span><text:span text:style-name="T22"> </text:span><text:span text:style-name="T22">unión</text:span><text:span text:style-name="T22"> </text:span><text:span text:style-name="T22">de</text:span><text:span text:style-name="T22"> </text:span><text:span text:style-name="T22">una</text:span><text:span text:style-name="T22"> </text:span><text:span text:style-name="T22">célula</text:span><text:span text:style-name="T22"> </text:span><text:span text:style-name="T22">femenina</text:span><text:span text:style-name="T22"> </text:span><text:span text:style-name="T22">y</text:span><text:span text:style-name="T22"> </text:span><text:span text:style-name="T22">una</text:span><text:span text:style-name="T22"> </text:span><text:span text:style-name="T22">célula</text:span><text:span text:style-name="T22"> </text:span><text:span text:style-name="T22">masculina</text:span><text:span text:style-name="T22">.</text:span></text:p>
            <text:p text:style-name="P29"><text:span text:style-name="T27">Texto</text:span><text:span text:style-name="T27"> 9</text:span><text:span text:style-name="T27">a</text:span><text:span text:style-name="T27">:</text:span><text:span text:style-name="T22"> </text:span><text:span text:style-name="T22">Reproducción</text:span><text:span text:style-name="T22"> </text:span><text:span text:style-name="T22">sexual</text:span><text:span text:style-name="T22">.</text:span></text:p>
            <text:p text:style-name="P29"><text:span text:style-name="T27">Texto 9ab:</text:span><text:span text:style-name="T22"> ¡Muy bien! El mango es un </text:span><text:span text:style-name="T22">fruto</text:span><text:span text:style-name="T22"> típico de Venezuela se reproduce de forma sexual.</text:span></text:p>
            <text:p text:style-name="P29"><text:span text:style-name="T27">Texto</text:span><text:span text:style-name="T27"> 9</text:span><text:span text:style-name="T27">b</text:span><text:span text:style-name="T27">: </text:span><text:span text:style-name="T22">Reproducción</text:span><text:span text:style-name="T22"> </text:span><text:span text:style-name="T22">asexual</text:span><text:span text:style-name="T22">. </text:span></text:p>
            <text:p text:style-name="P29"><text:span text:style-name="T27">Texto 9ba: </text:span><text:span text:style-name="T22">Recuerda: las personas y los animales </text:span><text:span text:style-name="T22">también se reproducen con la unión de las células masculinas y femeninas.</text:span></text:p>
            <text:p text:style-name="P29"><text:span text:style-name="T27">Texto</text:span><text:span text:style-name="T27"> 10:</text:span><text:span text:style-name="T22"> </text:span><text:span text:style-name="T22">Conjunto</text:span><text:span text:style-name="T22"> </text:span><text:span text:style-name="T22">de</text:span><text:span text:style-name="T22"> </text:span><text:span text:style-name="T22">técnicas</text:span><text:span text:style-name="T22"> </text:span><text:span text:style-name="T22">y</text:span><text:span text:style-name="T22"> </text:span><text:span text:style-name="T22">conocimientos</text:span><text:span text:style-name="T22"> </text:span><text:span text:style-name="T22">para</text:span><text:span text:style-name="T22"> </text:span><text:span text:style-name="T22">cultivar</text:span><text:span text:style-name="T22"> </text:span><text:span text:style-name="T22">la</text:span><text:span text:style-name="T22"> </text:span><text:span text:style-name="T22">tierra</text:span><text:span text:style-name="T22">.</text:span></text:p>
            <text:p text:style-name="P28"><text:span text:style-name="T27">Texto</text:span><text:span text:style-name="T27"> 10</text:span><text:span text:style-name="T27">a</text:span><text:span text:style-name="T27">:</text:span><text:span text:style-name="T22"> </text:span><text:span text:style-name="T22">Agricultura</text:span><text:span text:style-name="T22">. </text:span></text:p>
            <text:p text:style-name="P29"><text:span text:style-name="T27">Texto</text:span><text:span text:style-name="T27"> 10</text:span><text:span text:style-name="T27">ab</text:span><text:span text:style-name="T27">:</text:span><text:span text:style-name="T22"> ¡</text:span><text:span text:style-name="T22">Excelente</text:span><text:span text:style-name="T22">!. </text:span><text:span text:style-name="T22">Sabías</text:span><text:span text:style-name="T22"> </text:span><text:span text:style-name="T22">que</text:span><text:span text:style-name="T22"> </text:span><text:span text:style-name="T22">en</text:span><text:span text:style-name="T22"> </text:span><text:span text:style-name="T22">Venezuela</text:span><text:span text:style-name="T22"> </text:span><text:span text:style-name="T22">el</text:span><text:span text:style-name="T22"> </text:span><text:span text:style-name="T22">principal</text:span><text:span text:style-name="T22"> </text:span><text:span text:style-name="T22">estado</text:span><text:span text:style-name="T22"> </text:span><text:span text:style-name="T22">productor</text:span><text:span text:style-name="T22"> </text:span><text:span text:style-name="T22">de</text:span><text:span text:style-name="T22"> </text:span><text:span text:style-name="T22">Maíz</text:span><text:span text:style-name="T22"> </text:span><text:span text:style-name="T22">es</text:span><text:span text:style-name="T22">: </text:span><text:span text:style-name="T22">Portuguesa</text:span><text:span text:style-name="T22">.</text:span></text:p>
            <text:p text:style-name="P29"><text:span text:style-name="T27">Texto</text:span><text:span text:style-name="T27"> 10</text:span><text:span text:style-name="T27">b</text:span><text:span text:style-name="T27">:</text:span><text:span text:style-name="T22"> </text:span><text:span text:style-name="T22">Siembra</text:span><text:span text:style-name="T22">.</text:span></text:p>
            <text:p text:style-name="P29"><text:span text:style-name="T27">Texto 10ba:</text:span><text:span text:style-name="T22"> Recuerda: es necesario el tratamiento de los suelos. </text:span></text:p>
            <text:p text:style-name="P29"><text:span text:style-name="T27">Texto</text:span><text:span text:style-name="T27"> 10</text:span><text:span text:style-name="T27">c</text:span><text:span text:style-name="T27">: </text:span><text:span text:style-name="T22">Injerto</text:span><text:span text:style-name="T22">.</text:span></text:p>
            <text:p text:style-name="P29"><text:span text:style-name="T27">Texto 10ca:</text:span><text:span text:style-name="T22"> Recuerda: Se desarrolla el cultivo de vegetales. </text:span></text:p>
            <text:p text:style-name="P29"><text:span text:style-name="T27">Texto</text:span><text:span text:style-name="T27"> 11:</text:span><text:span text:style-name="T22"> </text:span><text:span text:style-name="T22">Proceso</text:span><text:span text:style-name="T22"> </text:span><text:span text:style-name="T22">mediante</text:span><text:span text:style-name="T22"> </text:span><text:span text:style-name="T22">el</text:span><text:span text:style-name="T22"> </text:span><text:span text:style-name="T22">cual</text:span><text:span text:style-name="T22"> </text:span><text:span text:style-name="T22">se</text:span><text:span text:style-name="T22"> </text:span><text:span text:style-name="T22">dobla</text:span><text:span text:style-name="T22"> </text:span><text:span text:style-name="T22">una</text:span><text:span text:style-name="T22"> </text:span><text:span text:style-name="T22">rama</text:span><text:span text:style-name="T22">, </text:span><text:span text:style-name="T22">se</text:span><text:span text:style-name="T22"> </text:span><text:span text:style-name="T22">entierra</text:span><text:span text:style-name="T22"> </text:span><text:span text:style-name="T22">y</text:span><text:span text:style-name="T22"> </text:span><text:span text:style-name="T22">cuando</text:span><text:span text:style-name="T22"> </text:span><text:span text:style-name="T22">tenga</text:span><text:span text:style-name="T22"> </text:span><text:span text:style-name="T22">raíces</text:span><text:span text:style-name="T22">, </text:span><text:span text:style-name="T22">se</text:span><text:span text:style-name="T22"> </text:span><text:span text:style-name="T22">separa</text:span><text:span text:style-name="T22"> </text:span><text:span text:style-name="T22">de</text:span><text:span text:style-name="T22"> </text:span><text:span text:style-name="T22">la</text:span><text:span text:style-name="T22"> </text:span><text:span text:style-name="T22">planta</text:span><text:span text:style-name="T22"> </text:span><text:span text:style-name="T22">madre</text:span><text:span text:style-name="T22">. </text:span></text:p>
            <text:p text:style-name="P29"><text:span text:style-name="T27">Texto</text:span><text:span text:style-name="T27"> 11</text:span><text:span text:style-name="T27">a</text:span><text:span text:style-name="T27">: </text:span><text:span text:style-name="T22">Tipo</text:span><text:span text:style-name="T22"> </text:span><text:span text:style-name="T22">de</text:span><text:span text:style-name="T22"> </text:span><text:span text:style-name="T22">reproducción</text:span><text:span text:style-name="T22"> </text:span><text:span text:style-name="T22">asexual</text:span><text:span text:style-name="T22"> </text:span><text:span text:style-name="T22">por</text:span><text:span text:style-name="T22"> </text:span><text:span text:style-name="T22">acodo</text:span><text:span text:style-name="T22">. </text:span></text:p>
            <text:p text:style-name="P29"><text:span text:style-name="T27">Texto</text:span><text:span text:style-name="T27"> 11</text:span><text:span text:style-name="T27">ab</text:span><text:span text:style-name="T27">:</text:span><text:span text:style-name="T22"> ¡</text:span><text:span text:style-name="T22">Muy</text:span><text:span text:style-name="T22"> </text:span><text:span text:style-name="T22">bien</text:span><text:span text:style-name="T22">! </text:span><text:span text:style-name="T22">Se</text:span><text:span text:style-name="T22"> </text:span><text:span text:style-name="T22">dice</text:span><text:span text:style-name="T22"> </text:span><text:span text:style-name="T22">que</text:span><text:span text:style-name="T22"> </text:span><text:span text:style-name="T22">la</text:span><text:span text:style-name="T22"> </text:span><text:span text:style-name="T22">mejor</text:span><text:span text:style-name="T22"> </text:span><text:span text:style-name="T22">época</text:span><text:span text:style-name="T22"> </text:span><text:span text:style-name="T22">del</text:span><text:span text:style-name="T22"> </text:span><text:span text:style-name="T22">año</text:span><text:span text:style-name="T22"> </text:span><text:span text:style-name="T22">para</text:span><text:span text:style-name="T22"> </text:span><text:span text:style-name="T22">que</text:span><text:span text:style-name="T22"> </text:span><text:span text:style-name="T22">la</text:span><text:span text:style-name="T22"> </text:span><text:span text:style-name="T22">reproducción</text:span><text:span text:style-name="T22"> </text:span><text:span text:style-name="T22">asexual</text:span><text:span text:style-name="T22"> </text:span><text:span text:style-name="T22">por</text:span><text:span text:style-name="T22"> </text:span><text:span text:style-name="T22">acodo</text:span><text:span text:style-name="T22"> </text:span><text:span text:style-name="T22">se</text:span><text:span text:style-name="T22"> </text:span><text:span text:style-name="T22">produzca</text:span><text:span text:style-name="T22"> </text:span><text:span text:style-name="T22">es</text:span><text:span text:style-name="T22"> </text:span><text:span text:style-name="T22">en</text:span><text:span text:style-name="T22"> </text:span><text:span text:style-name="T22">primavera</text:span><text:span text:style-name="T22">.</text:span></text:p>
            <text:p text:style-name="P29"><text:span text:style-name="T27">Texto</text:span><text:span text:style-name="T27"> 11</text:span><text:span text:style-name="T27">b</text:span><text:span text:style-name="T27">: </text:span><text:span text:style-name="T22">Unión</text:span><text:span text:style-name="T22"> </text:span><text:span text:style-name="T22">de</text:span><text:span text:style-name="T22"> </text:span><text:span text:style-name="T22">células</text:span><text:span text:style-name="T22"> </text:span><text:span text:style-name="T22">masculinas</text:span><text:span text:style-name="T22"> </text:span><text:span text:style-name="T22">y</text:span><text:span text:style-name="T22"> </text:span><text:span text:style-name="T22">femeninas</text:span><text:span text:style-name="T22">. </text:span></text:p>
            <text:p text:style-name="P29"><text:span text:style-name="T27">Texto</text:span><text:span text:style-name="T27"> 11</text:span><text:span text:style-name="T27">ba</text:span><text:span text:style-name="T27">:</text:span><text:span text:style-name="T22"> </text:span><text:span text:style-name="T22">Recuerda</text:span><text:span text:style-name="T22">: </text:span><text:span text:style-name="T22">La</text:span><text:span text:style-name="T22"> </text:span><text:span text:style-name="T22">madera</text:span><text:span text:style-name="T22"> </text:span><text:span text:style-name="T22">de</text:span><text:span text:style-name="T22"> </text:span><text:span text:style-name="T22">la</text:span><text:span text:style-name="T22"> </text:span><text:span text:style-name="T22">rama</text:span><text:span text:style-name="T22"> </text:span><text:span text:style-name="T22">debe</text:span><text:span text:style-name="T22"> </text:span><text:span text:style-name="T22">ser</text:span><text:span text:style-name="T22"> </text:span><text:span text:style-name="T22">tierna</text:span><text:span text:style-name="T22">. </text:span></text:p>
            <text:p text:style-name="P29"><text:span text:style-name="T27">Texto</text:span><text:span text:style-name="T27"> 11</text:span><text:span text:style-name="T27">c</text:span><text:span text:style-name="T27">: </text:span><text:span text:style-name="T22">Tipo</text:span><text:span text:style-name="T22"> </text:span><text:span text:style-name="T22">de</text:span><text:span text:style-name="T22"> </text:span><text:span text:style-name="T22">reproducción</text:span><text:span text:style-name="T22"> </text:span><text:span text:style-name="T22">asexual</text:span><text:span text:style-name="T22"> </text:span><text:span text:style-name="T22">por</text:span><text:span text:style-name="T22"> </text:span><text:span text:style-name="T22">injerto</text:span><text:span text:style-name="T22">. </text:span></text:p>
            <text:p text:style-name="P29"><text:span text:style-name="T27">Texto 11ca:</text:span><text:span text:style-name="T24"> Recuerda: la mora se reproduce poniendo en práctica este método. </text:span></text:p>
            <text:p text:style-name="P32"><text:span text:style-name="T27">Texto 12:</text:span><text:span text:style-name="T22"> Consiste en introducir un fragmento de </text:span><text:span text:style-name="T22">tallo a otra planta, ambas de la misma especie, formando una nueva planta. </text:span></text:p>
            <text:p text:style-name="P32"><text:span text:style-name="T27">Texto</text:span><text:span text:style-name="T27"> 12</text:span><text:span text:style-name="T27">a</text:span><text:span text:style-name="T27">: </text:span><text:span text:style-name="T22">Tipo</text:span><text:span text:style-name="T22"> </text:span><text:span text:style-name="T22">de</text:span><text:span text:style-name="T22"> </text:span><text:span text:style-name="T22">reproducción</text:span><text:span text:style-name="T22"> </text:span><text:span text:style-name="T22">asexual</text:span><text:span text:style-name="T22"> </text:span><text:span text:style-name="T22">por</text:span><text:span text:style-name="T22"> </text:span><text:span text:style-name="T22">acodo</text:span><text:span text:style-name="T22">. </text:span></text:p>
            <text:p text:style-name="P32"><text:span text:style-name="T27">Texto</text:span><text:span text:style-name="T27"> 12</text:span><text:span text:style-name="T27">ab</text:span><text:span text:style-name="T27">:</text:span><text:span text:style-name="T22"> </text:span><text:span text:style-name="T22">Recuerda</text:span><text:span text:style-name="T22">: </text:span><text:span text:style-name="T22">Este</text:span><text:span text:style-name="T22"> </text:span><text:span text:style-name="T22">tipo</text:span><text:span text:style-name="T22"> </text:span><text:span text:style-name="T22">de</text:span><text:span text:style-name="T22"> </text:span><text:span text:style-name="T22">reproducción</text:span><text:span text:style-name="T22"> </text:span><text:span text:style-name="T22">permite</text:span><text:span text:style-name="T22"> </text:span><text:span text:style-name="T22">la</text:span><text:span text:style-name="T22"> </text:span><text:span text:style-name="T22">creación</text:span><text:span text:style-name="T22"> </text:span><text:span text:style-name="T22">de</text:span><text:span text:style-name="T22"> </text:span><text:span text:style-name="T22">una</text:span><text:span text:style-name="T22"> </text:span><text:span text:style-name="T22">nueva</text:span><text:span text:style-name="T22"> </text:span><text:span text:style-name="T22">planta</text:span><text:span text:style-name="T22"> </text:span><text:span text:style-name="T22">con</text:span><text:span text:style-name="T22"> </text:span><text:span text:style-name="T22">las</text:span><text:span text:style-name="T22"> </text:span><text:span text:style-name="T22">características</text:span><text:span text:style-name="T22"> </text:span><text:span text:style-name="T22">de</text:span><text:span text:style-name="T22"> </text:span><text:span text:style-name="T22">otras</text:span><text:span text:style-name="T22"> 2 </text:span><text:span text:style-name="T22">plantas</text:span><text:span text:style-name="T22">.</text:span></text:p>
            <text:p text:style-name="P32"><text:span text:style-name="T27">Texto</text:span><text:span text:style-name="T27"> 12</text:span><text:span text:style-name="T27">b</text:span><text:span text:style-name="T27">: </text:span><text:span text:style-name="T22">Unión</text:span><text:span text:style-name="T22"> </text:span><text:span text:style-name="T22">de</text:span><text:span text:style-name="T22"> </text:span><text:span text:style-name="T22">células</text:span><text:span text:style-name="T22"> </text:span><text:span text:style-name="T22">masculinas</text:span><text:span text:style-name="T22"> </text:span><text:span text:style-name="T22">y</text:span><text:span text:style-name="T22"> </text:span><text:span text:style-name="T22">células</text:span><text:span text:style-name="T22"> </text:span><text:span text:style-name="T22">femeninas</text:span><text:span text:style-name="T22">.</text:span></text:p>
            <text:p text:style-name="P32"><text:span text:style-name="T27">Texto 12ba:</text:span><text:span text:style-name="T22"> </text:span><text:span text:style-name="T22">Recuerda: Esta técnica también sirve para conservar las características de una planta.</text:span></text:p>
            <text:p text:style-name="P28"><text:span text:style-name="T27">Texto</text:span><text:span text:style-name="T27"> 12</text:span><text:span text:style-name="T27">c</text:span><text:span text:style-name="T27">:</text:span><text:span text:style-name="T22"> </text:span><text:span text:style-name="T22">Tipo</text:span><text:span text:style-name="T22"> </text:span><text:span text:style-name="T22">de</text:span><text:span text:style-name="T22"> </text:span><text:span text:style-name="T22">reproducción</text:span><text:span text:style-name="T22"> </text:span><text:span text:style-name="T22">Asexual</text:span><text:span text:style-name="T22"> </text:span><text:span text:style-name="T22">por</text:span><text:span text:style-name="T22"> </text:span><text:span text:style-name="T22">injerto</text:span><text:span text:style-name="T22">.</text:span></text:p>
            <text:p text:style-name="P28"><text:span text:style-name="T27">Texto</text:span><text:span text:style-name="T27"> 12</text:span><text:span text:style-name="T27">ca</text:span><text:span text:style-name="T27">: </text:span><text:span text:style-name="T22">¡</text:span><text:span text:style-name="T22">Excelente</text:span><text:span text:style-name="T22">! </text:span><text:span text:style-name="T22">Hay</text:span><text:span text:style-name="T22"> </text:span><text:span text:style-name="T22">dos</text:span><text:span text:style-name="T22"> </text:span><text:span text:style-name="T22">tipos</text:span><text:span text:style-name="T22"> </text:span><text:span text:style-name="T22">de</text:span><text:span text:style-name="T22"> </text:span><text:span text:style-name="T22">injerto</text:span><text:span text:style-name="T22"> </text:span><text:span text:style-name="T22">ellos</text:span><text:span text:style-name="T22"> </text:span><text:span text:style-name="T22">son</text:span><text:span text:style-name="T22"> </text:span><text:span text:style-name="T22">llamados</text:span><text:span text:style-name="T22"> </text:span><text:span text:style-name="T22">de</text:span><text:span text:style-name="T22"> </text:span><text:span text:style-name="T22">Púa</text:span><text:span text:style-name="T22"> </text:span><text:span text:style-name="T22">y</text:span><text:span text:style-name="T22"> </text:span><text:span text:style-name="T22">de</text:span><text:span text:style-name="T22"> </text:span><text:span text:style-name="T22">Yema</text:span><text:span text:style-name="T22">. </text:span></text:p>
            <text:p text:style-name="P28"><text:span text:style-name="T27">Texto 13: </text:span><text:span text:style-name="T22">¡Muy bien! Has finalizado el primer nivel. </text:span></text:p>
            <text:p text:style-name="P28"><text:span text:style-name="T27">Texto 14: </text:span><text:span text:style-name="T24">¡Excelente! Pulsa la tecla escape o sobre </text:span><text:span text:style-name="T24">el botón salir para ir al menú principal.</text:span></text:p>
            <text:p text:style-name="P53"/>
            <text:p text:style-name="P11"><text:span text:style-name="T67">Indicadores:</text:span> </text:p>
            <text:p text:style-name="P52"><text:span text:style-name="T67">Texto 15:</text:span> Este sonido te indica que vas por el camino correcto. </text:p>
            <text:p text:style-name="P60">Texto 16:<text:span text:style-name="T84"> Este sonido te indica que has encontrado un obstáculo.</text:span></text:p>
            <text:p text:style-name="P60">Texto 16.1:<text:span text:style-name="T84"> Muévete hacia la derecha para iniciar el juego.</text:span></text:p>
            <text:p text:style-name="P69"><text:span text:style-name="T67">Texto 17:</text:span><text:span text:style-name="T84"> </text:span><text:span text:style-name="T83">Has recolectado todos los elementos de </text:span><text:span text:style-name="T83">este nivel, avanza hasta el sembradío para completar la siembra.</text:span></text:p>
            <text:p text:style-name="P69"><text:span text:style-name="T67">Texto 18:</text:span><text:span text:style-name="T82"> </text:span><text:span text:style-name="T57">Pulsa Enter para continuar.</text:span></text:p>
            <text:p text:style-name="P69"><text:span text:style-name="T59">Texto 19:</text:span><text:span text:style-name="T57"> Has encontrado.</text:span></text:p>
            <text:p text:style-name="P75"><text:span text:style-name="T56">Texto 20:</text:span><text:span text:style-name="T58"> </text:span><text:span text:style-name="T24">Selecciona la opción que corresponde al siguiente enunciado</text:span></text:p>
            <text:p text:style-name="P69"><text:span text:style-name="T60">Texto 21:</text:span><text:span text:style-name="T61"> Opción número. </text:span></text:p>
            <text:p text:style-name="P77"/>
            <text:p text:style-name="P78">Marcadores nivel I:</text:p>
            <text:p text:style-name="P69"><text:span text:style-name="T60">Texto 22: </text:span><text:span text:style-name="T61">Hacia arriba se encuentra el saco de semillas.</text:span></text:p>
            <text:p text:style-name="P70"><text:span text:style-name="T58">Texto 23: </text:span><text:span text:style-name="T61">Muévete a</text:span><text:span text:style-name="T58"> </text:span><text:span text:style-name="T61">la derecha hasta encontrar la regadera.</text:span></text:p>
            <text:p text:style-name="P70"><text:span text:style-name="T58">Texto 24:</text:span><text:span text:style-name="T61"> Hacia la derecha encontraras el último elemento.</text:span></text:p>
            <text:p text:style-name="P70"><text:span text:style-name="T58">Texto 25: </text:span><text:span text:style-name="T61">Hacia abajo encontraras la pala.</text:span></text:p>
            <text:p text:style-name="P68"><text:span text:style-name="T67">Texto 27:</text:span> Hacia la izquierda encontraras las semillas.</text:p>
            <text:p text:style-name="P70"><text:span text:style-name="T58">Texto 28: </text:span><text:span text:style-name="T61">Hacia la izquierda encontraras el último elemento.</text:span></text:p>
            <text:p text:style-name="P78"/>
            <text:p text:style-name="P78">Marcadores nivel II:</text:p>
            <text:p text:style-name="P68"><text:span text:style-name="T67">Texto 29:</text:span> Hacia abajo encontraras el saco de semillas. </text:p>
            <text:p text:style-name="P68"><text:span text:style-name="T67">Texto 30: </text:span>Hacia la derecha encontraras mas elementos. </text:p>
            <text:p text:style-name="P70"><text:span text:style-name="T58">Texto 31: </text:span><text:span text:style-name="T61">Primero debes subir para buscar la </text:span><text:span text:style-name="T61">carretilla. </text:span></text:p>
            <text:p text:style-name="P68"><text:span text:style-name="T60">Texto 32:</text:span> Hacia arriba se encuentra la regadera. </text:p>
            <text:p text:style-name="P76"><text:span text:style-name="T56">Texto 33:</text:span><text:span text:style-name="T7"> Hacia la derecha encontraras otros</text:span> <text:span text:style-name="T7">elementos. </text:span></text:p>
            <text:p text:style-name="P70"><text:span text:style-name="T58">Texto 34: </text:span><text:span text:style-name="T61">Hacia la izquierda encontraras las semillas y hacia la derecha otros elementos. </text:span></text:p>
            <text:p text:style-name="P76"><text:span text:style-name="T9">Texto 35:</text:span><text:span text:style-name="T7"> Hacia abajo encontraras la pala.</text:span></text:p>
            <text:p text:style-name="P70"><text:span text:style-name="T58">Texto 36: </text:span><text:span text:style-name="T61">Es recomendable que busques los otros </text:span><text:span text:style-name="T61">elementos primero. </text:span></text:p>
            <text:p text:style-name="P68"><text:span text:style-name="T60">Texto 37: </text:span>Hacia arriba encontraras el controlador biológico. <text:s/></text:p>
            <text:p text:style-name="P68"><text:span text:style-name="T60">Texto 38: </text:span>Hacia la izquierda quedan elementos por recolectar. </text:p>
            <text:p text:style-name="P68"><text:span text:style-name="T60">Texto 39: </text:span>Hacia la derecha encontraras el abono.</text:p>
            <text:p text:style-name="P70"><text:span text:style-name="T58">Texto 40: </text:span><text:span text:style-name="T61">Hacia la izquierda encontraras el ultimo </text:span><text:span text:style-name="T61">elemento. </text:span></text:p>
            <text:p text:style-name="P68"><text:span text:style-name="T67">Texto 41:</text:span> Hacia abajo encontraras el abono. </text:p>
            <text:p text:style-name="P68"><text:span text:style-name="T67">Texto 42:</text:span> Hacia la izquierda quedan elementos sin recolectar. </text:p>
            <text:p text:style-name="P70"><text:span text:style-name="T58">Texto 43:</text:span><text:span text:style-name="T61"> Hacia la izquierda encontraras el ultimo </text:span><text:span text:style-name="T61">elementos. </text:span></text:p>
            <text:p text:style-name="P77"/>
            <text:p text:style-name="P31"><text:span text:style-name="T27">Bot</text:span><text:span text:style-name="T27">ones</text:span><text:span text:style-name="T27">:</text:span></text:p>
            <text:p text:style-name="P31"><text:span text:style-name="T27">Botón</text:span><text:span text:style-name="T27"> 1:</text:span><text:span text:style-name="T22"> </text:span><text:span text:style-name="T22">Salir</text:span></text:p>
          </table:table-cell>
          <table:table-cell table:style-name="Tabla8.A2" office:value-type="string">
            <text:p text:style-name="P31"><text:span text:style-name="T27">Fondo:</text:span><text:span text:style-name="T22"> Caminería rodeada de grama con un sembradío una casa al fondo, un tractor y unas matas con flores sembradas en la tierra.</text:span></text:p>
            <text:p text:style-name="P8"/>
            <text:p text:style-name="P31"><text:span text:style-name="T27">Objeto</text:span><text:span text:style-name="T27"> 1: </text:span><text:span text:style-name="T22">Bolsa</text:span><text:span text:style-name="T22"> </text:span><text:span text:style-name="T22">de</text:span><text:span text:style-name="T22"> </text:span><text:span text:style-name="T22">semillas</text:span><text:span text:style-name="T22">. </text:span></text:p>
            <text:p text:style-name="P31"><text:span text:style-name="T27">Objeto</text:span><text:span text:style-name="T27"> 2: </text:span><text:span text:style-name="T22">Regadera</text:span><text:span text:style-name="T22">. </text:span></text:p>
            <text:p text:style-name="P31"><text:span text:style-name="T27">Objeto</text:span><text:span text:style-name="T27"> 3:</text:span><text:span text:style-name="T22"> </text:span><text:span text:style-name="T22">Palas</text:span><text:span text:style-name="T22">. </text:span></text:p>
            <text:p text:style-name="P17">Objeto 4:</text:p>
            <text:p text:style-name="P31"><text:span text:style-name="T27">Objeto</text:span><text:span text:style-name="T27"> 5:</text:span><text:span text:style-name="T22"> </text:span><text:span text:style-name="T22">Bolsa</text:span><text:span text:style-name="T22"> </text:span><text:span text:style-name="T22">de</text:span><text:span text:style-name="T22"> </text:span><text:span text:style-name="T22">abono</text:span><text:span text:style-name="T22">. </text:span></text:p>
            <text:p text:style-name="P31"><text:span text:style-name="T27">Objeto</text:span><text:span text:style-name="T27"> 6: </text:span><text:span text:style-name="T22">Campesino</text:span><text:span text:style-name="T22"> </text:span><text:span text:style-name="T22">con</text:span><text:span text:style-name="T22"> </text:span><text:span text:style-name="T22">carretilla</text:span></text:p>
            <text:p text:style-name="P31"><text:span text:style-name="T27">Objeto</text:span><text:span text:style-name="T27"> 7: </text:span><text:span text:style-name="T22">Campesino</text:span></text:p>
            <text:p text:style-name="P31"><text:span text:style-name="T27">Objetivo</text:span><text:span text:style-name="T27"> 8:</text:span><text:span text:style-name="T22"> </text:span><text:span text:style-name="T22">Carretilla</text:span><text:span text:style-name="T22"> </text:span></text:p>
            <text:p text:style-name="P8"/>
            <text:p text:style-name="P31"><text:span text:style-name="T27">Animación</text:span><text:span text:style-name="T27"> 1:</text:span><text:span text:style-name="T22"> </text:span><text:span text:style-name="T22">Proceso</text:span><text:span text:style-name="T22"> </text:span><text:span text:style-name="T22">de</text:span><text:span text:style-name="T22"> </text:span><text:span text:style-name="T22">crecimiento</text:span><text:span text:style-name="T22"> </text:span><text:span text:style-name="T22">de</text:span><text:span text:style-name="T22"> </text:span><text:span text:style-name="T22">las</text:span><text:span text:style-name="T22"> </text:span><text:span text:style-name="T22">plantas</text:span><text:span text:style-name="T22"> </text:span><text:span text:style-name="T22">en</text:span><text:span text:style-name="T22"> </text:span><text:span text:style-name="T22">el</text:span><text:span text:style-name="T22"> </text:span><text:span text:style-name="T22">sembradío</text:span><text:span text:style-name="T22">.</text:span></text:p>
            <text:p text:style-name="P8"/>
            <text:p text:style-name="P8"/>
            <text:p text:style-name="P31"><text:span text:style-name="T27">Mensajes</text:span><text:span text:style-name="T27">:</text:span></text:p>
            <text:p text:style-name="P31"><text:span text:style-name="T27">Afirmativo: </text:span><text:span text:style-name="T22">niña aplaudiendo. </text:span></text:p>
            <text:p text:style-name="P31"><text:span text:style-name="T27">Negativo: </text:span><text:span text:style-name="T22">niño pensando.</text:span></text:p>
            <text:p text:style-name="P17">Elemento 1: <text:span text:style-name="T84">orquídea.</text:span> </text:p>
            <text:p text:style-name="P31"><text:span text:style-name="T27">Elemento</text:span><text:span text:style-name="T27"> 2: </text:span><text:span text:style-name="T22">Injerto</text:span><text:span text:style-name="T22"> </text:span><text:span text:style-name="T22">de</text:span><text:span text:style-name="T22"> </text:span><text:span text:style-name="T22">púa</text:span><text:span text:style-name="T22"> </text:span><text:span text:style-name="T22">y</text:span><text:span text:style-name="T22"> </text:span><text:span text:style-name="T22">de</text:span><text:span text:style-name="T22"> </text:span><text:span text:style-name="T22">yema</text:span><text:span text:style-name="T22">. </text:span></text:p>
            <text:p text:style-name="P31"><text:span text:style-name="T27">Elemento 3: </text:span><text:span text:style-name="T22">árbol araguaney.</text:span></text:p>
            <text:p text:style-name="P31"><text:span text:style-name="T27">Elemento</text:span><text:span text:style-name="T27"> 4: </text:span><text:span text:style-name="T22">mapa</text:span><text:span text:style-name="T22"> </text:span><text:span text:style-name="T22">del</text:span><text:span text:style-name="T22"> </text:span><text:span text:style-name="T22">estado</text:span><text:span text:style-name="T22"> </text:span><text:span text:style-name="T22">portuguesa</text:span></text:p>
            <text:p text:style-name="P31"><text:span text:style-name="T27">Elemento</text:span><text:span text:style-name="T27"> 5: </text:span><text:span text:style-name="T22">clorofila</text:span></text:p>
            <text:p text:style-name="P31"><text:span text:style-name="T27">Elemento</text:span><text:span text:style-name="T27"> 6: </text:span><text:span text:style-name="T22">árbol</text:span><text:span text:style-name="T22"> </text:span><text:span text:style-name="T22">apamate</text:span><text:span text:style-name="T22">. </text:span></text:p>
            <text:p text:style-name="P31"><text:span text:style-name="T27">Elemento</text:span><text:span text:style-name="T27"> 7: </text:span><text:span text:style-name="T22"><text:s/></text:span><text:span text:style-name="T22">reproducción</text:span><text:span text:style-name="T22"> </text:span><text:span text:style-name="T22">por</text:span><text:span text:style-name="T22"> </text:span><text:span text:style-name="T22">acodo</text:span></text:p>
            <text:p text:style-name="P31"><text:span text:style-name="T27">Elemento</text:span><text:span text:style-name="T27"> 8: </text:span><text:span text:style-name="T22">Siembra</text:span><text:span text:style-name="T22"> </text:span><text:span text:style-name="T22">de</text:span><text:span text:style-name="T22"> </text:span><text:span text:style-name="T22">la</text:span><text:span text:style-name="T22"> </text:span><text:span text:style-name="T22">yuca</text:span><text:span text:style-name="T22">.</text:span></text:p>
            <text:p text:style-name="P31"><text:span text:style-name="T27">Elemento</text:span><text:span text:style-name="T27"> 9: </text:span><text:span text:style-name="T22">Mango</text:span></text:p>
            <text:p text:style-name="P31"><text:span text:style-name="T27">Elemento</text:span><text:span text:style-name="T27"> 10: </text:span><text:span text:style-name="T22">imagen</text:span><text:span text:style-name="T22"> </text:span><text:span text:style-name="T22">que</text:span><text:span text:style-name="T22"> </text:span><text:span text:style-name="T22">muestre</text:span><text:span text:style-name="T22"> </text:span><text:span text:style-name="T22">cuales</text:span><text:span text:style-name="T22"> </text:span><text:span text:style-name="T22">son</text:span><text:span text:style-name="T22"> </text:span><text:span text:style-name="T22">los</text:span><text:span text:style-name="T22"> </text:span><text:span text:style-name="T22">tipos</text:span><text:span text:style-name="T22"> </text:span><text:span text:style-name="T22">de</text:span><text:span text:style-name="T22"> </text:span><text:span text:style-name="T22">seres</text:span><text:span text:style-name="T22"> </text:span><text:span text:style-name="T22">vivos</text:span><text:span text:style-name="T22"> </text:span><text:span text:style-name="T22">que</text:span><text:span text:style-name="T22"> </text:span><text:span text:style-name="T22">se</text:span><text:span text:style-name="T22"> </text:span><text:span text:style-name="T22">reproducen</text:span><text:span text:style-name="T22">. </text:span></text:p>
            <text:p text:style-name="P8"/>
            <text:p text:style-name="P31"><text:span text:style-name="T27">Botón</text:span><text:span text:style-name="T27"> 1:</text:span><text:span text:style-name="T22"> </text:span><text:span text:style-name="T22">Aceptar</text:span></text:p>
            <text:p text:style-name="P31"><text:span text:style-name="T27">Botón</text:span><text:span text:style-name="T27"> 2:</text:span><text:span text:style-name="T22"> </text:span><text:span text:style-name="T22">Salir</text:span><text:span text:style-name="T22">. </text:span><text:span text:style-name="T22">Representado</text:span><text:span text:style-name="T22"> </text:span><text:span text:style-name="T22">por</text:span><text:span text:style-name="T22"> </text:span><text:span text:style-name="T22">una</text:span><text:span text:style-name="T22"> </text:span><text:span text:style-name="T22">tablita</text:span><text:span text:style-name="T22"> </text:span><text:span text:style-name="T22">pegada</text:span><text:span text:style-name="T22"> </text:span><text:span text:style-name="T22">de</text:span><text:span text:style-name="T22"> </text:span><text:span text:style-name="T22">un</text:span><text:span text:style-name="T22"> </text:span><text:span text:style-name="T22">palo</text:span><text:span text:style-name="T22"> </text:span><text:span text:style-name="T22">clavado</text:span><text:span text:style-name="T22"> </text:span><text:span text:style-name="T22">en</text:span><text:span text:style-name="T22"> </text:span><text:span text:style-name="T22">la</text:span><text:span text:style-name="T22"> </text:span><text:span text:style-name="T22">tierra</text:span><text:span text:style-name="T22">.</text:span></text:p>
            <text:p text:style-name="P8"/>
            <text:p text:style-name="P31"><text:span text:style-name="T27">Las</text:span><text:span text:style-name="T27"> </text:span><text:span text:style-name="T27">teclas</text:span><text:span text:style-name="T27"> </text:span><text:span text:style-name="T27">deberán</text:span><text:span text:style-name="T27"> </text:span><text:span text:style-name="T27">ser</text:span><text:span text:style-name="T27"> </text:span><text:span text:style-name="T27">diseñadas</text:span><text:span text:style-name="T27"> </text:span><text:span text:style-name="T27">como</text:span><text:span text:style-name="T27"> </text:span><text:span text:style-name="T27">las</text:span><text:span text:style-name="T27"> </text:span><text:span text:style-name="T27">de</text:span><text:span text:style-name="T27"> </text:span><text:span text:style-name="T27">la</text:span><text:span text:style-name="T27"> </text:span><text:span text:style-name="T27">portátil</text:span><text:span text:style-name="T27"> </text:span><text:span text:style-name="T27">canaima</text:span><text:span text:style-name="T27">:</text:span></text:p>
            <text:p text:style-name="P31"><text:span text:style-name="T27">Tecla 1:</text:span><text:span text:style-name="T22"> Escape </text:span></text:p>
            <text:p text:style-name="P28"><text:span text:style-name="T27">Tecla 2:</text:span><text:span text:style-name="T22"> F1 </text:span></text:p>
            <text:p text:style-name="P31"><text:span text:style-name="T27">Tecla 3: </text:span><text:span text:style-name="T22">teclas</text:span><text:span text:style-name="T27"> </text:span><text:span text:style-name="T22">de direcciones </text:span></text:p>
            <text:p text:style-name="P31"><text:span text:style-name="T27">Tecla 4:</text:span><text:span text:style-name="T22"> Enter </text:span></text:p>
            <text:p text:style-name="P44"><text:span text:style-name="T27">Tecla 5:</text:span><text:span text:style-name="T22"> Ratón</text:span></text:p>
            <text:p text:style-name="P8"/>
            <text:p text:style-name="P8"/>
            <text:p text:style-name="P17"/>
            <text:p text:style-name="P74"/>
          </table:table-cell>
          <table:table-cell table:style-name="Tabla8.A2" office:value-type="string">
            <text:p text:style-name="P68"><text:span text:style-name="T48">Título</text:span><text:span text:style-name="T48">:</text:span><text:span text:style-name="T50"> </text:span><text:span text:style-name="T50">U</text:span><text:span text:style-name="T50">bicado</text:span><text:span text:style-name="T50"> </text:span><text:span text:style-name="T50">en</text:span><text:span text:style-name="T50"> </text:span><text:span text:style-name="T50">la</text:span><text:span text:style-name="T50"> </text:span><text:span text:style-name="T50">barra</text:span><text:span text:style-name="T50"> </text:span><text:span text:style-name="T50">de</text:span><text:span text:style-name="T50"> </text:span><text:span text:style-name="T50">título</text:span><text:span text:style-name="T50">.</text:span></text:p>
            <text:p text:style-name="P68"><text:span text:style-name="T48">Texto</text:span><text:span text:style-name="T48"> 1:</text:span><text:span text:style-name="T50"> </text:span><text:span text:style-name="T50">Ubicado</text:span><text:span text:style-name="T50"> </text:span><text:span text:style-name="T50">en</text:span><text:span text:style-name="T50"> </text:span><text:span text:style-name="T50">la</text:span><text:span text:style-name="T50"> </text:span><text:span text:style-name="T50">parte</text:span><text:span text:style-name="T50"> </text:span><text:span text:style-name="T50">inferior</text:span><text:span text:style-name="T50"> </text:span><text:span text:style-name="T50">derecha</text:span><text:span text:style-name="T50"> </text:span><text:span text:style-name="T50">de</text:span><text:span text:style-name="T50"> </text:span><text:span text:style-name="T50">la</text:span><text:span text:style-name="T50"> </text:span><text:span text:style-name="T50">pantalla</text:span><text:span text:style-name="T50"> </text:span><text:span text:style-name="T50">sobre</text:span><text:span text:style-name="T50"> </text:span><text:span text:style-name="T50">un</text:span><text:span text:style-name="T50"> </text:span><text:span text:style-name="T50">cuadro</text:span><text:span text:style-name="T50"> </text:span><text:span text:style-name="T50">de</text:span><text:span text:style-name="T50"> </text:span><text:span text:style-name="T50">texto</text:span><text:span text:style-name="T50"> </text:span><text:span text:style-name="T50">siempre</text:span><text:span text:style-name="T50"> </text:span><text:span text:style-name="T50">visible</text:span><text:span text:style-name="T50">. </text:span></text:p>
            <text:p text:style-name="P68"/>
            <text:p text:style-name="P68"><text:span text:style-name="T48">Texto</text:span><text:span text:style-name="T48"> 2:</text:span><text:span text:style-name="T50"> </text:span><text:span text:style-name="T50">Ventana</text:span><text:span text:style-name="T50"> </text:span><text:span text:style-name="T50">pop</text:span><text:span text:style-name="T50">-</text:span><text:span text:style-name="T50">up</text:span><text:span text:style-name="T50"> </text:span><text:span text:style-name="T50">al</text:span><text:span text:style-name="T50"> </text:span><text:span text:style-name="T50">iniciar</text:span><text:span text:style-name="T50"> </text:span><text:span text:style-name="T50">la</text:span><text:span text:style-name="T50"> </text:span><text:span text:style-name="T50">actividad</text:span><text:span text:style-name="T50"> </text:span><text:span text:style-name="T50">que</text:span><text:span text:style-name="T50"> </text:span><text:span text:style-name="T50">se</text:span><text:span text:style-name="T50"> </text:span><text:span text:style-name="T50">activará</text:span><text:span text:style-name="T50"> </text:span><text:span text:style-name="T50">o</text:span><text:span text:style-name="T50"> </text:span><text:span text:style-name="T50">desactivará</text:span><text:span text:style-name="T50"> </text:span><text:span text:style-name="T50">con</text:span><text:span text:style-name="T50"> </text:span><text:span text:style-name="T50">la</text:span><text:span text:style-name="T50"> </text:span><text:span text:style-name="T50">f</text:span><text:span text:style-name="T50">1 </text:span><text:span text:style-name="T50">en</text:span><text:span text:style-name="T50"> </text:span><text:span text:style-name="T50">cualquier</text:span><text:span text:style-name="T50"> </text:span><text:span text:style-name="T50">momento</text:span><text:span text:style-name="T50"> </text:span><text:span text:style-name="T50">que</text:span><text:span text:style-name="T50"> </text:span><text:span text:style-name="T50">el</text:span><text:span text:style-name="T50"> </text:span><text:span text:style-name="T50">usuario</text:span><text:span text:style-name="T50"> </text:span><text:span text:style-name="T50">lo</text:span><text:span text:style-name="T50"> </text:span><text:span text:style-name="T50">desee</text:span><text:span text:style-name="T50">. </text:span></text:p>
            <text:p text:style-name="P68">Las preguntas deben ser aleatorias y no se pueden repetir. <text:span text:style-name="T94">Texto 2.1: sólo lo leerá el sintetizador de voz.</text:span> </text:p>
            <text:list xml:id="list153570320" text:style-name="LS24">
              <text:list-item>
                <text:p text:style-name="P101">El campesino avanzará o retrocederá por el camino para buscar los objetos </text:p>
              </text:list-item>
              <text:list-item>
                <text:p text:style-name="P101">El campesino al pararse sobre un objeto se desplegará una ventana pop-up en donde saldrán los textos con sus opciones asociadas.</text:p>
                <text:list>
                  <text:list-item>
                    <text:p text:style-name="P101"><text:span text:style-name="T50">Esta</text:span><text:span text:style-name="T50"> </text:span><text:span text:style-name="T50">ventana</text:span><text:span text:style-name="T50"> </text:span><text:span text:style-name="T50">se</text:span><text:span text:style-name="T50"> </text:span><text:span text:style-name="T50">cerrará</text:span><text:span text:style-name="T50"> </text:span><text:span text:style-name="T50">si</text:span><text:span text:style-name="T50"> </text:span><text:span text:style-name="T50">y</text:span><text:span text:style-name="T50"> </text:span><text:span text:style-name="T50">sólo</text:span><text:span text:style-name="T50"> </text:span><text:span text:style-name="T50">si</text:span><text:span text:style-name="T50"> </text:span><text:span text:style-name="T50">se</text:span><text:span text:style-name="T50"> </text:span><text:span text:style-name="T50">selecciona</text:span><text:span text:style-name="T50"> </text:span><text:span text:style-name="T50">la</text:span><text:span text:style-name="T50"> </text:span><text:span text:style-name="T50">respuesta</text:span><text:span text:style-name="T50"> </text:span><text:span text:style-name="T50">correcta</text:span><text:span text:style-name="T50">. </text:span></text:p>
                  </text:list-item>
                  <text:list-item>
                    <text:p text:style-name="P101"><text:span text:style-name="T50">Al</text:span><text:span text:style-name="T50"> </text:span><text:span text:style-name="T50">responder</text:span><text:span text:style-name="T50"> </text:span><text:span text:style-name="T50">correctamente</text:span><text:span text:style-name="T50"> </text:span><text:span text:style-name="T50">el</text:span><text:span text:style-name="T50"> </text:span><text:span text:style-name="T50">objeto</text:span><text:span text:style-name="T50"> </text:span><text:span text:style-name="T50">aparecerá</text:span><text:span text:style-name="T50"> </text:span><text:span text:style-name="T50">en</text:span><text:span text:style-name="T50"> </text:span><text:span text:style-name="T50">sobre</text:span><text:span text:style-name="T50"> </text:span><text:span text:style-name="T50">la</text:span><text:span text:style-name="T50"> </text:span><text:span text:style-name="T50">carretilla</text:span><text:span text:style-name="T50">. </text:span></text:p>
                  </text:list-item>
                </text:list>
              </text:list-item>
              <text:list-item>
                <text:p text:style-name="P101"><text:span text:style-name="T50">Al</text:span><text:span text:style-name="T50"> </text:span><text:span text:style-name="T50">pulsar</text:span><text:span text:style-name="T50"> </text:span><text:span text:style-name="T50">sobre</text:span><text:span text:style-name="T50"> </text:span><text:span text:style-name="T50">la</text:span><text:span text:style-name="T50"> </text:span><text:span text:style-name="T50">opción</text:span><text:span text:style-name="T50"> </text:span><text:span text:style-name="T50">correcta</text:span><text:span text:style-name="T50"> </text:span><text:span text:style-name="T50">saldrá</text:span><text:span text:style-name="T50"> </text:span><text:span text:style-name="T50">otra</text:span><text:span text:style-name="T50"> </text:span><text:span text:style-name="T50">ventana</text:span><text:span text:style-name="T50"> </text:span><text:span text:style-name="T50">pop</text:span><text:span text:style-name="T50">-</text:span><text:span text:style-name="T50">up</text:span><text:span text:style-name="T50"> (</text:span><text:span text:style-name="T50">en</text:span><text:span text:style-name="T50"> </text:span><text:span text:style-name="T50">primer</text:span><text:span text:style-name="T50"> </text:span><text:span text:style-name="T50">plano</text:span><text:span text:style-name="T50">) </text:span><text:span text:style-name="T50">con</text:span><text:span text:style-name="T50"> </text:span><text:span text:style-name="T50">un</text:span><text:span text:style-name="T50"> </text:span><text:span text:style-name="T50">mensaje</text:span><text:span text:style-name="T50"> </text:span><text:span text:style-name="T50">afirmativo</text:span><text:span text:style-name="T50"> </text:span><text:span text:style-name="T50">y</text:span><text:span text:style-name="T50"> </text:span><text:span text:style-name="T50">un</text:span><text:span text:style-name="T50"> </text:span><text:span text:style-name="T50">botón</text:span><text:span text:style-name="T50"> </text:span><text:span text:style-name="T50">aceptar</text:span><text:span text:style-name="T50"> </text:span><text:span text:style-name="T50">que</text:span><text:span text:style-name="T50"> </text:span><text:span text:style-name="T50">permita</text:span><text:span text:style-name="T50"> </text:span><text:span text:style-name="T50">cerrar</text:span><text:span text:style-name="T50"> </text:span><text:span text:style-name="T50">la</text:span><text:span text:style-name="T50"> </text:span><text:span text:style-name="T50">ventana</text:span><text:span text:style-name="T50">.</text:span></text:p>
                <text:list>
                  <text:list-item>
                    <text:p text:style-name="P101"><text:span text:style-name="T50">Cada</text:span><text:span text:style-name="T50"> </text:span><text:span text:style-name="T50">mensaje</text:span><text:span text:style-name="T50"> </text:span><text:span text:style-name="T50">tiene</text:span><text:span text:style-name="T50"> </text:span><text:span text:style-name="T50">una</text:span><text:span text:style-name="T50"> </text:span><text:span text:style-name="T50">imagen</text:span><text:span text:style-name="T50"> </text:span><text:span text:style-name="T50">asociada</text:span><text:span text:style-name="T50"> </text:span><text:span text:style-name="T50">al</text:span><text:span text:style-name="T50"> </text:span><text:span text:style-name="T50">texto</text:span><text:span text:style-name="T50"> </text:span></text:p>
                  </text:list-item>
                  <text:list-item>
                    <text:p text:style-name="P101"><text:span text:style-name="T50">Cada</text:span><text:span text:style-name="T50"> </text:span><text:span text:style-name="T50">mensaje</text:span><text:span text:style-name="T50"> </text:span><text:span text:style-name="T50">tendrá</text:span><text:span text:style-name="T50"> </text:span><text:span text:style-name="T50">la</text:span><text:span text:style-name="T50"> </text:span><text:span text:style-name="T50">imagen</text:span><text:span text:style-name="T50"> </text:span><text:span text:style-name="T50">de</text:span><text:span text:style-name="T50"> </text:span><text:span text:style-name="T50">una</text:span><text:span text:style-name="T50"> </text:span><text:span text:style-name="T50">niña</text:span><text:span text:style-name="T50"> </text:span><text:span text:style-name="T50">aplaudiendo</text:span></text:p>
                  </text:list-item>
                </text:list>
              </text:list-item>
              <text:list-item>
                <text:p text:style-name="P101"><text:span text:style-name="T50">Al</text:span><text:span text:style-name="T50"> </text:span><text:span text:style-name="T50">pulsar</text:span><text:span text:style-name="T50"> </text:span><text:span text:style-name="T50">sobre</text:span><text:span text:style-name="T50"> </text:span><text:span text:style-name="T50">la</text:span><text:span text:style-name="T50"> </text:span><text:span text:style-name="T50">opción</text:span><text:span text:style-name="T50"> </text:span><text:span text:style-name="T50">incorrecta</text:span><text:span text:style-name="T50"> </text:span><text:span text:style-name="T50">saldrá</text:span><text:span text:style-name="T50"> </text:span><text:span text:style-name="T50">otra</text:span><text:span text:style-name="T50"> </text:span><text:span text:style-name="T50">ventana</text:span><text:span text:style-name="T50"> </text:span><text:span text:style-name="T50">pop</text:span><text:span text:style-name="T50">-</text:span><text:span text:style-name="T50">up</text:span><text:span text:style-name="T50"> (</text:span><text:span text:style-name="T50">en</text:span><text:span text:style-name="T50"> </text:span><text:span text:style-name="T50">primer</text:span><text:span text:style-name="T50"> </text:span><text:span text:style-name="T50">plano</text:span><text:span text:style-name="T50">) </text:span><text:span text:style-name="T50">con</text:span><text:span text:style-name="T50"> </text:span><text:span text:style-name="T50">un</text:span><text:span text:style-name="T50"> </text:span><text:span text:style-name="T50">mensaje</text:span><text:span text:style-name="T50"> </text:span><text:span text:style-name="T50">de</text:span><text:span text:style-name="T50"> </text:span><text:span text:style-name="T50">realimentación</text:span><text:span text:style-name="T50"> </text:span><text:span text:style-name="T50">y</text:span><text:span text:style-name="T50"> </text:span><text:span text:style-name="T50">un</text:span><text:span text:style-name="T50"> </text:span><text:span text:style-name="T50">botón</text:span><text:span text:style-name="T50"> </text:span><text:span text:style-name="T50">aceptar</text:span><text:span text:style-name="T50"> </text:span><text:span text:style-name="T50">para</text:span><text:span text:style-name="T50"> </text:span><text:span text:style-name="T50">cerrarlo</text:span><text:span text:style-name="T50">. </text:span></text:p>
                <text:list>
                  <text:list-item>
                    <text:p text:style-name="P101"><text:span text:style-name="T50">Cada</text:span><text:span text:style-name="T50"> </text:span><text:span text:style-name="T50">mensaje</text:span><text:span text:style-name="T50"> </text:span><text:span text:style-name="T50">tendrá</text:span><text:span text:style-name="T50"> </text:span><text:span text:style-name="T50">un</text:span><text:span text:style-name="T50"> </text:span><text:span text:style-name="T50">imagen</text:span><text:span text:style-name="T50"> </text:span><text:span text:style-name="T50">de</text:span><text:span text:style-name="T50"> </text:span><text:span text:style-name="T50">un</text:span><text:span text:style-name="T50"> </text:span><text:span text:style-name="T50">niño</text:span><text:span text:style-name="T50"> </text:span><text:span text:style-name="T50">pensativo</text:span><text:span text:style-name="T50">. </text:span></text:p>
                  </text:list-item>
                </text:list>
              </text:list-item>
              <text:list-item>
                <text:p text:style-name="P101"><text:span text:style-name="T50">El</text:span><text:span text:style-name="T50"> </text:span><text:span text:style-name="T50">juego</text:span><text:span text:style-name="T50"> </text:span><text:span text:style-name="T50">estará</text:span><text:span text:style-name="T50"> </text:span><text:span text:style-name="T50">dividido</text:span><text:span text:style-name="T50"> </text:span><text:span text:style-name="T50">en</text:span><text:span text:style-name="T50"> </text:span><text:span text:style-name="T50">dos</text:span><text:span text:style-name="T50"> </text:span><text:span text:style-name="T50">niveles</text:span><text:span text:style-name="T50">. </text:span></text:p>
                <text:list>
                  <text:list-item>
                    <text:p text:style-name="P101"><text:span text:style-name="T50">Nivel</text:span><text:span text:style-name="T50"> </text:span><text:span text:style-name="T50">I</text:span><text:span text:style-name="T50">: </text:span><text:span text:style-name="T50">El</text:span><text:span text:style-name="T50"> </text:span><text:span text:style-name="T50">objeto</text:span><text:span text:style-name="T50"> 7 </text:span><text:span text:style-name="T50">recolectará</text:span><text:span text:style-name="T50"> </text:span><text:span text:style-name="T50">los</text:span><text:span text:style-name="T50"> </text:span><text:span text:style-name="T50">objetos</text:span><text:span text:style-name="T50"> 1, 2 </text:span><text:span text:style-name="T50">y</text:span><text:span text:style-name="T50"> 3. </text:span></text:p>
                  </text:list-item>
                  <text:list-item>
                    <text:p text:style-name="P101"><text:span text:style-name="T50">Al</text:span><text:span text:style-name="T50"> </text:span><text:span text:style-name="T50">finalizar</text:span><text:span text:style-name="T50"> </text:span><text:span text:style-name="T50">aparecerá</text:span><text:span text:style-name="T50"> </text:span><text:span text:style-name="T50">el</text:span><text:span text:style-name="T50"> </text:span><text:span text:style-name="T50">un</text:span><text:span text:style-name="T50"> </text:span><text:span text:style-name="T50">pop</text:span><text:span text:style-name="T50">-</text:span><text:span text:style-name="T50">up</text:span><text:span text:style-name="T50"> </text:span><text:span text:style-name="T50">con</text:span><text:span text:style-name="T50"> </text:span><text:span text:style-name="T50">el</text:span><text:span text:style-name="T50"> </text:span><text:span text:style-name="T50">texto</text:span><text:span text:style-name="T50"> 13 </text:span><text:span text:style-name="T50">y</text:span><text:span text:style-name="T50"> </text:span><text:span text:style-name="T50">el</text:span><text:span text:style-name="T50"> </text:span><text:span text:style-name="T50">botón</text:span><text:span text:style-name="T50"> 1</text:span></text:p>
                    <text:list>
                      <text:list-item>
                        <text:p text:style-name="P101"><text:span text:style-name="T50">al</text:span><text:span text:style-name="T50"> </text:span><text:span text:style-name="T50">pulsar</text:span><text:span text:style-name="T50"> </text:span><text:span text:style-name="T50">aceptar</text:span><text:span text:style-name="T50"> </text:span><text:span text:style-name="T50">se</text:span><text:span text:style-name="T50"> </text:span><text:span text:style-name="T50">iniciará</text:span><text:span text:style-name="T50"> </text:span><text:span text:style-name="T50">automáticamente</text:span><text:span text:style-name="T50"> </text:span><text:span text:style-name="T50">el</text:span><text:span text:style-name="T50"> </text:span><text:span text:style-name="T50">nivel</text:span><text:span text:style-name="T50"> </text:span><text:span text:style-name="T50">II</text:span><text:span text:style-name="T50"> </text:span></text:p>
                      </text:list-item>
                    </text:list>
                  </text:list-item>
                  <text:list-item>
                    <text:p text:style-name="P101"><text:span text:style-name="T50">Nivel</text:span><text:span text:style-name="T50"> </text:span><text:span text:style-name="T50">II</text:span><text:span text:style-name="T50">: </text:span><text:span text:style-name="T50">El</text:span><text:span text:style-name="T50"> </text:span><text:span text:style-name="T50">objeto</text:span><text:span text:style-name="T50"> 7 </text:span><text:span text:style-name="T50">recolectará</text:span><text:span text:style-name="T50"> </text:span><text:span text:style-name="T50">los</text:span><text:span text:style-name="T50"> </text:span><text:span text:style-name="T50">objetos</text:span><text:span text:style-name="T50"> 1, 2, 3, 4, 5 </text:span><text:span text:style-name="T50">y</text:span><text:span text:style-name="T50"> 8 </text:span></text:p>
                  </text:list-item>
                  <text:list-item>
                    <text:p text:style-name="P101">Al finalizar aparecerá el parte inferior izquierda un pop-up con el texto 14 y el botón 1. Este sustituirá el texto 1.</text:p>
                  </text:list-item>
                </text:list>
              </text:list-item>
            </text:list>
            <text:p text:style-name="P68"/>
            <text:p text:style-name="P68"><text:span text:style-name="T48">DFV: </text:span><text:span text:style-name="T50">al iniciar la pantalla el sintetizador debe decir</text:span><text:span text:style-name="T48"> Pantalla: Siembra la semilla </text:span><text:span text:style-name="T50">y luego reproducir texto 2.1 + texto 2.3.</text:span></text:p>
            <text:list xml:id="list1857137833" text:style-name="L7">
              <text:list-item>
                <text:p text:style-name="P102">Se deben agregar indicadores para que el usuario sepa en donde se encuentra</text:p>
                <text:list>
                  <text:list-item>
                    <text:p text:style-name="P102">sonido+texto15</text:p>
                  </text:list-item>
                  <text:list-item>
                    <text:p text:style-name="P102">sonido + texto16 </text:p>
                  </text:list-item>
                  <text:list-item>
                    <text:p text:style-name="P102">Al recolectar todos los elementos se reproducirá el Texto 17 </text:p>
                  </text:list-item>
                  <text:list-item>
                    <text:p text:style-name="P102">Luego de reproducir un texto de aprobación o de recuerda se reproducirá el texto 18</text:p>
                  </text:list-item>
                  <text:list-item>
                    <text:p text:style-name="P102"/>
                  </text:list-item>
                </text:list>
              </text:list-item>
              <text:list-item>
                <text:p text:style-name="P102"><text:span text:style-name="T50">Al pararse sobre cada objeto deberá decir </text:span><text:span text:style-name="T48">Texto 15 + la pregunta. </text:span></text:p>
              </text:list-item>
            </text:list>
            <text:p text:style-name="P68"/>
            <text:p text:style-name="P68">Mensaje cuando lee preguntas y respuestas:</text:p>
            <text:p text:style-name="P68"/>
            <text:list xml:id="list997894570" text:continue-numbering="true" text:style-name="L7">
              <text:list-item>
                <text:list>
                  <text:list-item>
                    <text:p text:style-name="P117"><text:span text:style-name="T73">Texto 19</text:span><text:span text:style-name="T72">: </text:span><text:span text:style-name="T35"><text:s/>+ nombre del objeto + </text:span><text:span text:style-name="T36">Texto </text:span><text:span text:style-name="T36">20</text:span><text:span text:style-name="T35"> + <text:s/>pregunta <text:s/>+ </text:span><text:span text:style-name="T73">Texto 21</text:span><text:span text:style-name="T72"> + numero de la opción + texto x (se repite dependiendo de la cantidad de opciones).</text:span></text:p>
                  </text:list-item>
                </text:list>
              </text:list-item>
            </text:list>
            <text:p text:style-name="P76"/>
            <text:p text:style-name="P76">s<text:span text:style-name="T7">i responde incorrectamente vuelve a preguntar:</text:span></text:p>
            <text:p text:style-name="P65"/>
            <text:p text:style-name="P72"><text:span text:style-name="T77">Texto 20</text:span><text:span text:style-name="T76"> + <text:s/>pregunta + </text:span><text:span text:style-name="T77">Texto 21</text:span><text:span text:style-name="T76"> + numero de la opcion + texto x (se repite dependiendo de la cantidad de opciones).</text:span></text:p>
            <text:p text:style-name="P84"/>
            <text:p text:style-name="P71">MARCADORES DE POSICIÓN NIVEL 1</text:p>
            <text:p text:style-name="P68">SEMILLAS: </text:p>
            <text:p text:style-name="P68"/>
            <text:list xml:id="list41719388" text:style-name="L8">
              <text:list-item>
                <text:p text:style-name="P103">Texto 22</text:p>
              </text:list-item>
              <text:list-item>
                <text:p text:style-name="P103">Texto 23</text:p>
              </text:list-item>
              <text:list-item>
                <text:p text:style-name="P103">Texto 24</text:p>
              </text:list-item>
            </text:list>
            <text:p text:style-name="P68">PALA: </text:p>
            <text:list xml:id="list1798756281" text:style-name="L9">
              <text:list-item>
                <text:p text:style-name="P104"><text:s/>Texto 25</text:p>
              </text:list-item>
            </text:list>
            <text:p text:style-name="P68">REGADERA:</text:p>
            <text:list xml:id="list1171856126" text:style-name="L10">
              <text:list-item>
                <text:p text:style-name="P105">Texto 26</text:p>
              </text:list-item>
              <text:list-item>
                <text:p text:style-name="P105">Texto 27</text:p>
              </text:list-item>
              <text:list-item>
                <text:p text:style-name="P105">Texto 28</text:p>
              </text:list-item>
            </text:list>
            <text:p text:style-name="P68"/>
            <text:p text:style-name="P76"><text:span text:style-name="T8">MARCADORES DE POSICION NIVEL 2 </text:span><text:span text:style-name="T93"><text:s/></text:span></text:p>
            <text:p text:style-name="P79"/>
            <text:p text:style-name="P68">Carretilla y Semilla</text:p>
            <text:list xml:id="list1154033868" text:style-name="L11">
              <text:list-item>
                <text:p text:style-name="P106">Texto 29</text:p>
              </text:list-item>
              <text:list-item>
                <text:p text:style-name="P106">Texto 30</text:p>
              </text:list-item>
              <text:list-item>
                <text:p text:style-name="P106">Texto 31</text:p>
              </text:list-item>
            </text:list>
            <text:p text:style-name="P68"/>
            <text:p text:style-name="P68">Regadera</text:p>
            <text:list xml:id="list719874472" text:style-name="L12">
              <text:list-item>
                <text:p text:style-name="P107">Texto 32</text:p>
              </text:list-item>
              <text:list-item>
                <text:p text:style-name="P107">Texto 33</text:p>
              </text:list-item>
              <text:list-item>
                <text:p text:style-name="P107">Texto 34</text:p>
              </text:list-item>
            </text:list>
            <text:p text:style-name="P68"/>
            <text:p text:style-name="P68">Pala</text:p>
            <text:list xml:id="list947348428" text:style-name="L13">
              <text:list-item>
                <text:p text:style-name="P108">Texto 35</text:p>
              </text:list-item>
              <text:list-item>
                <text:p text:style-name="P108">Texto 36</text:p>
              </text:list-item>
            </text:list>
            <text:p text:style-name="P68">contralador biológico </text:p>
            <text:list xml:id="list1918958085" text:style-name="L14">
              <text:list-item>
                <text:p text:style-name="P109">Texto 37</text:p>
              </text:list-item>
              <text:list-item>
                <text:p text:style-name="P109">Texto 38</text:p>
              </text:list-item>
              <text:list-item>
                <text:p text:style-name="P109">Texto 39</text:p>
              </text:list-item>
              <text:list-item>
                <text:p text:style-name="P109">Texto 40</text:p>
              </text:list-item>
            </text:list>
            <text:p text:style-name="P68">Abono </text:p>
            <text:list xml:id="list421182987" text:style-name="L15">
              <text:list-item>
                <text:p text:style-name="P110">Texto 41</text:p>
              </text:list-item>
              <text:list-item>
                <text:p text:style-name="P110">Texto 42</text:p>
              </text:list-item>
              <text:list-item>
                <text:p text:style-name="P110">Texto 43</text:p>
              </text:list-item>
            </text:list>
            <text:p text:style-name="P79"/>
            <text:p text:style-name="P80"/>
            <text:p text:style-name="P84"/>
            <text:p text:style-name="P84"/>
            <text:list xml:id="list2015983747" text:continue-list="list997894570" text:style-name="L7">
              <text:list-item>
                <text:list>
                  <text:list-header>
                    <text:p text:style-name="P102"/>
                  </text:list-header>
                </text:list>
                <text:p text:style-name="P111"/>
              </text:list-item>
            </text:list>
            <text:p text:style-name="P68"/>
          </table:table-cell>
        </table:table-row>
        <text:soft-page-break/>
        <table:table-row>
          <table:table-cell table:style-name="Tabla8.A2" office:value-type="string">
            <text:p text:style-name="P18">Observaciones:</text:p>
            <text:p text:style-name="P8"/>
          </table:table-cell>
          <table:table-cell table:style-name="Tabla8.A2" office:value-type="string">
            <text:p text:style-name="P25"/>
          </table:table-cell>
          <table:table-cell table:style-name="Tabla8.A2" office:value-type="string">
            <text:p text:style-name="P25"><text:s/></text:p>
          </table:table-cell>
        </table:table-row>
      </table:table>
      <text:p text:style-name="P6"/>
      <table:table table:name="Tabla9" table:style-name="Tabla9">
        <table:table-column table:style-name="Tabla9.A" table:number-columns-repeated="2"/>
        <table:table-column table:style-name="Tabla9.C"/>
        <table:table-row>
          <table:table-cell table:style-name="Tabla9.A1" office:value-type="string">
            <text:p text:style-name="P37">Pantalla N°: <text:s/>Plantas y números/1 </text:p>
          </table:table-cell>
          <table:table-cell table:style-name="Tabla9.A1" office:value-type="string">
            <text:p text:style-name="P31"><text:span text:style-name="T15">Diseño</text:span><text:span text:style-name="T15"> </text:span><text:span text:style-name="T15">Gráfico</text:span></text:p>
          </table:table-cell>
          <table:table-cell table:style-name="Tabla9.A1" office:value-type="string">
            <text:p text:style-name="P31"><text:span text:style-name="T15">Técnico</text:span><text:span text:style-name="T15">:</text:span></text:p>
          </table:table-cell>
        </table:table-row>
        <table:table-row>
          <table:table-cell table:style-name="Tabla9.A2" office:value-type="string">
            <text:p text:style-name="P33"><text:span text:style-name="T27">Título:</text:span><text:span text:style-name="T22"> Sembrando para el futuro </text:span></text:p>
            <text:p text:style-name="P57"/>
            <text:p text:style-name="P88"><text:span text:style-name="T27">Texto 1:</text:span><text:span text:style-name="T22"> </text:span><text:span text:style-name="T24">Instrucciones:</text:span><text:span text:style-name="T22"> resuelve el siguiente problema y verifica la respuesta colocándola en el recuadro. La tecla (</text:span><text:span text:style-name="T26">tecla 2</text:span><text:span text:style-name="T22">) activa o desactiva la ayuda. (</text:span><text:span text:style-name="T40">tecla 1</text:span><text:span text:style-name="T22">) te permitirá regresar al menú. Pulsa la tecla F1 (</text:span><text:span text:style-name="T40">tecla 4</text:span><text:span text:style-name="T22">) para iniciar la actividad. </text:span></text:p>
            <text:p text:style-name="P51"/>
            <text:p text:style-name="P51"><text:span text:style-name="T67">Texto 1.1:</text:span><text:span text:style-name="T22"> </text:span><text:span text:style-name="T95">Instrucciones:</text:span><text:span text:style-name="T22"> resuelve el siguiente problema y verifica la respuesta colocándola en el recuadro. La tecla F2 <text:s/>activa o desactiva la ayuda. Escape te permitirá regresar al menú. Pulsa la tecla F1 <text:s/>para iniciar la actividad. </text:span></text:p>
            <text:p text:style-name="P51"/>
            <text:p text:style-name="P31"><text:span text:style-name="T27">Texto 2:</text:span><text:span text:style-name="T22"> Pulsa F1 para activar o desactivar las </text:span><text:span text:style-name="T22">instrucciones del juego. </text:span></text:p>
            <text:p text:style-name="P51"/>
            <text:p text:style-name="P31"><text:span text:style-name="T27">Texto 3: </text:span><text:span text:style-name="T22"><text:s/>Los trabajadores de una floristería tiene que empacar 3215 flores en paquetes de 25 flores </text:span><text:span text:style-name="T22">cada uno. ¿Cuántas flores sobran después de armar todos los paquetes?</text:span></text:p>
            <text:p text:style-name="P51"/>
            <text:p text:style-name="P48"><text:span text:style-name="T31">Texto 4: </text:span><text:span text:style-name="T22">Calcula el número total de flores que puedes armar en paquetes de 25 flores. </text:span></text:p>
            <text:p text:style-name="P51"/>
            <text:p text:style-name="P48"><text:span text:style-name="T31">Texto 5:</text:span><text:span text:style-name="T22"> Recuerda</text:span><text:span text:style-name="T24">: Si se reparten de forma equitativa, podrás saber cuantas cajas lograrás armar. </text:span></text:p>
            <text:p text:style-name="P51"><text:soft-page-break/></text:p>
            <text:p text:style-name="P48"><text:span text:style-name="T31">Texto 6: </text:span><text:span text:style-name="T22">Para continuar deberás contestar correctamente la pregunta. Si la casilla queda vacía </text:span><text:span text:style-name="T22">no podrás avanzar al siguiente nivel. </text:span></text:p>
            <text:p text:style-name="P51"/>
            <text:p text:style-name="P88"><text:span text:style-name="T28">Texto 7: </text:span><text:span text:style-name="T37">¡Muy bien! U</text:span><text:span text:style-name="T71">n trozo de tallo verde que sea introducido en la tierra para multiplicar una planta tiene por nombre esqueje.</text:span></text:p>
            <text:p text:style-name="P68"/>
            <text:p text:style-name="P62">Indicadores:</text:p>
            <text:p text:style-name="P62"><text:span text:style-name="T67">Texto 8:</text:span> Escribe los números que corresponden a la respuesta correcta. </text:p>
            <text:p text:style-name="P44"><text:span text:style-name="T70">Texto 9:</text:span><text:span text:style-name="T68"> Tu respuesta es (</text:span><text:span text:style-name="T69">Número</text:span><text:span text:style-name="T68">)</text:span></text:p>
            <text:p text:style-name="P62"><text:span text:style-name="T67">Texto 10:</text:span> Pulsa enter para continuar. </text:p>
            <text:p text:style-name="P62"><text:span text:style-name="T67">Texto 11:</text:span> Pulsa enter para pasar a la siguiente problema. <text:s/></text:p>
            <text:p text:style-name="P62"/>
            <text:p text:style-name="P44"><text:span text:style-name="T70">Botón 1:</text:span><text:span text:style-name="T68"> Comprobar </text:span></text:p>
            <text:p text:style-name="P44"><text:span text:style-name="T70">Botón 2:</text:span><text:span text:style-name="T68"> Ayuda</text:span></text:p>
            <text:p text:style-name="P44"><text:span text:style-name="T70">Botón 3:</text:span><text:span text:style-name="T68"> Cerrar</text:span></text:p>
            <text:p text:style-name="P44"><text:span text:style-name="T70">Botón 4:</text:span><text:span text:style-name="T68"> Aceptar</text:span></text:p>
          </table:table-cell>
          <table:table-cell table:style-name="Tabla9.A2" office:value-type="string">
            <text:p text:style-name="P31"><text:span text:style-name="T27">Fondo:</text:span><text:span text:style-name="T22"> Pantalla dividida en 2 partes. Del lado derecho se mostrará una animación de trabajadores en una floristería simulando que empaquetan flores <text:s/></text:span><text:span text:style-name="T22">y en la parte superior derecha aparecerá el botón 3 y del lado izquierdo deberá estar el texto 2, texto 3, </text:span><text:span text:style-name="T22">botón 1 y 2.</text:span></text:p>
            <text:p text:style-name="P51"/>
            <text:p text:style-name="P44"><text:span text:style-name="T27">Objeto 1:</text:span><text:span text:style-name="T22"> Caja de texto</text:span></text:p>
            <text:p text:style-name="P44"><text:span text:style-name="T27">Objeto 2:</text:span><text:span text:style-name="T22"> Niño pensado</text:span></text:p>
            <text:p text:style-name="P44"><text:span text:style-name="T27">Objeto 3:</text:span><text:span text:style-name="T22"> Niña aplaudiendo}</text:span></text:p>
            <text:p text:style-name="P51"/>
            <text:p text:style-name="P51"/>
            <text:p text:style-name="P44"><text:span text:style-name="T27">Botón 1: </text:span><text:span text:style-name="T22">imagen alusiva al botón </text:span></text:p>
            <text:p text:style-name="P44"><text:span text:style-name="T27">Botón 2:</text:span><text:span text:style-name="T22"> imagen alusiva al botón </text:span></text:p>
            <text:p text:style-name="P44"><text:span text:style-name="T27">Botón 3:</text:span><text:span text:style-name="T22"> imagen alusiva al botón </text:span></text:p>
            <text:p text:style-name="P44"><text:span text:style-name="T27">Botón 4:</text:span><text:span text:style-name="T22"> imagen alusiva al botón </text:span></text:p>
            <text:p text:style-name="P51"/>
            <text:p text:style-name="P51"/>
            <text:p text:style-name="P17">Las teclas deberán ser diseñadas como las de la portátil canaima:</text:p>
            <text:p text:style-name="P31"><text:span text:style-name="T27">Tecla 1:</text:span><text:span text:style-name="T22"> Escape </text:span></text:p>
            <text:p text:style-name="P28"><text:span text:style-name="T27">Tecla 2:</text:span><text:span text:style-name="T22"> F2 </text:span></text:p>
            <text:p text:style-name="P46"><text:span text:style-name="T27">Tecla 3: </text:span><text:span text:style-name="T22">Enter <text:s text:c="3"/></text:span></text:p>
            <text:p text:style-name="P46"><text:span text:style-name="T27">Tecla 4:</text:span><text:span text:style-name="T22">F1</text:span></text:p>
            <text:p text:style-name="P51"/>
            <text:p text:style-name="P51"/>
            <text:p text:style-name="P51"/>
            <text:p text:style-name="P51"><text:soft-page-break/></text:p>
            <text:p text:style-name="P8"/>
            <text:p text:style-name="P8"/>
            <text:p text:style-name="P8"/>
          </table:table-cell>
          <table:table-cell table:style-name="Tabla9.A2" office:value-type="string">
            <text:p text:style-name="P41"><text:span text:style-name="T55">Título:</text:span><text:span text:style-name="T18"> Ubicado en la barra de título.</text:span></text:p>
            <text:p text:style-name="P63"><text:s/></text:p>
            <text:p text:style-name="P64">El texto 1 aparecerá al iniciar la actividad. </text:p>
            <text:p text:style-name="P64">Para poder introducir los números en la caja de texto se debe hacer cilc con el mouse. En el Caso DFV utilizar la tecla tab. </text:p>
            <text:list xml:id="list281089530" text:style-name="L16">
              <text:list-item>
                <text:p text:style-name="P118">Tecla f1 para activar o desactivar las instrucciones Texto 1 </text:p>
              </text:list-item>
              <text:list-item>
                <text:p text:style-name="P118">Tecla f2 para activar o desactivar la ayuda Texto 4 + botón 1 (ventana pop-up)</text:p>
              </text:list-item>
              <text:list-item>
                <text:p text:style-name="P118">Caja de texto para la respuesta:</text:p>
              </text:list-item>
            </text:list>
            <text:list xml:id="list134995286" text:style-name="L17">
              <text:list-item>
                <text:list>
                  <text:list-item>
                    <text:p text:style-name="P119">Si la respuesta es correcta se genera ventana pop-up con texto 7 + botón 4 + objeto 3</text:p>
                  </text:list-item>
                  <text:list-item>
                    <text:p text:style-name="P119">Si la repuesta es incorrecta se genera ventana pop-up con texto 5 <text:s/>+ botón 4 +objeto 2</text:p>
                  </text:list-item>
                  <text:list-item>
                    <text:p text:style-name="P119">Si la caja esta vacia aparecerá ventana pop-up con texto 6 + botón 4 + objeto 1</text:p>
                  </text:list-item>
                  <text:list-item>
                    <text:p text:style-name="P119">tecla enter para revisar la respuesta. </text:p>
                  </text:list-item>
                  <text:list-item>
                    <text:p text:style-name="P119">tecla enter para botón aceptar. </text:p>
                  </text:list-item>
                </text:list>
              </text:list-item>
            </text:list>
            <text:list xml:id="list611351249" text:continue-list="list281089530" text:style-name="L16">
              <text:list-item>
                <text:p text:style-name="P120">Texto 2 debe estar fijo en la parte superior derecha</text:p>
              </text:list-item>
              <text:list-item>
                <text:p text:style-name="P120">Texto 3 debajo del texto 2</text:p>
              </text:list-item>
              <text:list-item>
                <text:p text:style-name="P120">Objeto 1 centrado y debajo del texto 3</text:p>
              </text:list-item>
              <text:list-item>
                <text:p text:style-name="P120">Botón 2 ubicado en la parte inferior izquierda de la pantalla </text:p>
              </text:list-item>
              <text:list-item>
                <text:p text:style-name="P120">Botón 3 ubicado en la parte superior <text:soft-page-break/>izquierda del lado de la animación. </text:p>
              </text:list-item>
            </text:list>
            <text:p text:style-name="P51"/>
            <text:p text:style-name="P44"><text:span text:style-name="T27">DFV: </text:span><text:span text:style-name="T22">al iniciar la pantalla el sintetizador debe decir</text:span><text:span text:style-name="T27"> Pantalla: Plantas y números + texto 1.1</text:span></text:p>
            <text:list xml:id="list1024379812" text:style-name="L18">
              <text:list-item>
                <text:p text:style-name="P152">Si se para en el cuadro de texto debe reproducir: texto 8 </text:p>
              </text:list-item>
              <text:list-item>
                <text:p text:style-name="P152">Luego de escribir la respuesta debe reproducir texto 9</text:p>
              </text:list-item>
              <text:list-item>
                <text:p text:style-name="P152">En las ventanas pop-up de mensaje incorrecto o vacío, después de reproducir el mensaje debe decir: texto 10</text:p>
              </text:list-item>
              <text:list-item>
                <text:p text:style-name="P152">En las ventanas pop-up de mensaje correcto, después de reproducir el mensaje debe decir: texto 11</text:p>
              </text:list-item>
              <text:list-item>
                <text:p text:style-name="P152">Utilizar la tecla escape para cerra la actividad. </text:p>
              </text:list-item>
            </text:list>
            <text:p text:style-name="P93"/>
          </table:table-cell>
        </table:table-row>
        <table:table-row>
          <table:table-cell table:style-name="Tabla9.A2" office:value-type="string">
            <text:p text:style-name="P18">Observaciones:</text:p>
            <text:p text:style-name="P8"/>
            <text:p text:style-name="P51"/>
          </table:table-cell>
          <table:table-cell table:style-name="Tabla9.A2" office:value-type="string">
            <text:p text:style-name="P25"/>
          </table:table-cell>
          <table:table-cell table:style-name="Tabla9.A2" office:value-type="string">
            <text:p text:style-name="P25"/>
          </table:table-cell>
        </table:table-row>
      </table:table>
      <text:p text:style-name="P7"><text:s/></text:p>
      <table:table table:name="Tabla10" table:style-name="Tabla10">
        <table:table-column table:style-name="Tabla10.A" table:number-columns-repeated="2"/>
        <table:table-column table:style-name="Tabla10.C"/>
        <table:table-row>
          <table:table-cell table:style-name="Tabla10.A1" office:value-type="string">
            <text:p text:style-name="P37">Pantalla N°: <text:s/>Plantas y números/2</text:p>
          </table:table-cell>
          <table:table-cell table:style-name="Tabla10.A1" office:value-type="string">
            <text:p text:style-name="P31"><text:span text:style-name="T15">Diseño</text:span><text:span text:style-name="T15"> </text:span><text:span text:style-name="T15">Gráfico</text:span></text:p>
          </table:table-cell>
          <table:table-cell table:style-name="Tabla10.A1" office:value-type="string">
            <text:p text:style-name="P31"><text:span text:style-name="T15">Técnico</text:span><text:span text:style-name="T15">:</text:span></text:p>
          </table:table-cell>
        </table:table-row>
        <table:table-row>
          <table:table-cell table:style-name="Tabla10.A2" office:value-type="string">
            <text:p text:style-name="P31"><text:span text:style-name="T27">Título:</text:span><text:span text:style-name="T22"> Sembrando para el futuro</text:span></text:p>
            <text:p text:style-name="P51"/>
            <text:p text:style-name="P88"><text:span text:style-name="T27">Texto 1:</text:span><text:span text:style-name="T22"> </text:span><text:span text:style-name="T24">Instrucciones:</text:span><text:span text:style-name="T22"> resuelve el siguiente problema y verifica la respuesta colocándola en el recuadro. La tecla (</text:span><text:span text:style-name="T26">tecla 2</text:span><text:span text:style-name="T22">) activa o desactiva la ayuda. (</text:span><text:span text:style-name="T40">tecla 1</text:span><text:span text:style-name="T22">) te permitirá regresar al menú. Pulsa la tecla F1 (</text:span><text:span text:style-name="T40">tecla 4</text:span><text:span text:style-name="T22">) para iniciar la actividad. </text:span></text:p>
            <text:p text:style-name="P51"><text:soft-page-break/></text:p>
            <text:p text:style-name="P51"><text:span text:style-name="T67">Texto 1.1:</text:span> <text:span text:style-name="T95">Instrucciones:</text:span> resuelve el siguiente problema y verifica la respuesta colocándola en el recuadro. La tecla F2 <text:s/>activa o desactiva la ayuda. Escape te permitirá regresar al menú. Pulsa la tecla F1 <text:s/>para iniciar la actividad. </text:p>
            <text:p text:style-name="P51"/>
            <text:p text:style-name="P31"><text:span text:style-name="T27">Texto 2:</text:span><text:span text:style-name="T22"> Pulsa F1 para activar o desactivar las instrucciones del juego. </text:span></text:p>
            <text:p text:style-name="P51"/>
            <text:p text:style-name="P31"><text:span text:style-name="T27">Texto 3: </text:span><text:span text:style-name="T22"><text:s/>En una cesta hay 60 sobres de semilla, de ellos 1/5 son de pimentón, 1/2 son de girasol y el resto son de perejil. ¿Cuántos sobres son de semilla de perejil? </text:span></text:p>
            <text:p text:style-name="P51"/>
            <text:p text:style-name="P48"><text:span text:style-name="T31">Texto 4: </text:span><text:span text:style-name="T22">Al construir la ecuación utiliza los 60 sobres como la unidad. Luego de hallar el valor en fracciones transformala a números naturales.</text:span></text:p>
            <text:p text:style-name="P48"><text:span text:style-name="T31">Texto 5:</text:span><text:span text:style-name="T22"> Recuerda: un sobre esta representado en fracciones como 1/60. </text:span></text:p>
            <text:p text:style-name="P51"/>
            <text:p text:style-name="P48"><text:span text:style-name="T31">Texto 6: </text:span><text:span text:style-name="T22">Para continuar deberás contestar </text:span><text:span text:style-name="T22">correctamente la pregunta. Si la casilla queda vacía </text:span><text:span text:style-name="T22">no podrás avanzar al siguiente nivel. </text:span></text:p>
            <text:p text:style-name="P51"/>
            <text:p text:style-name="P88"><text:span text:style-name="T28">Texto 7: </text:span><text:span text:style-name="T22">¡Excelente! Para evitar la deforestación y contribuir con el cuidado del ambiente, cuando vayas de visita a los recoge los desechos que te hayan quedado durante tu visita. </text:span></text:p>
            <text:p text:style-name="P62"/>
            <text:p text:style-name="P62">Indicadores:</text:p>
            <text:p text:style-name="P62"><text:span text:style-name="T67">Texto 8: </text:span>Escribe los números que corresponden a la respuesta correcta. </text:p>
            <text:p text:style-name="P44"><text:span text:style-name="T70">Texto 9:</text:span><text:span text:style-name="T68"> Tu respuesta es (</text:span><text:span text:style-name="T69">Número</text:span><text:span text:style-name="T68">)</text:span></text:p>
            <text:p text:style-name="P62"><text:soft-page-break/><text:span text:style-name="T67">Texto 10:</text:span> Pulsa enter para continuar. </text:p>
            <text:p text:style-name="P62"><text:span text:style-name="T67">Texto 11: </text:span>Pulsa enter para pasar a la siguiente problema. <text:s/></text:p>
            <text:p text:style-name="P62"/>
            <text:p text:style-name="P44"><text:span text:style-name="T70">Botón 1:</text:span><text:span text:style-name="T68"> Comprobar </text:span></text:p>
            <text:p text:style-name="P44"><text:span text:style-name="T70">Botón 2:</text:span><text:span text:style-name="T68"> Ayuda</text:span></text:p>
            <text:p text:style-name="P44"><text:span text:style-name="T70">Botón 3:</text:span><text:span text:style-name="T68"> Cerrar</text:span></text:p>
            <text:p text:style-name="P44"><text:span text:style-name="T70">Botón 4:</text:span><text:span text:style-name="T68"> Aceptar</text:span></text:p>
          </table:table-cell>
          <table:table-cell table:style-name="Tabla10.A2" office:value-type="string">
            <text:p text:style-name="P31"><text:span text:style-name="T27">Fondo:</text:span><text:span text:style-name="T22"> Pantalla dividida en 2 partes. Del lado derecho se mostrará una animación de trabajadores <text:s/>simulando simulando la distribución de cajas de flores <text:s/>y en la parte superior derecha aparecerá el botón 3 y del lado izquierdo deberá estar el texto 2, texto 3, botón 1 y 2.</text:span></text:p>
            <text:p text:style-name="P51"/>
            <text:p text:style-name="P44"><text:soft-page-break/><text:span text:style-name="T27">Objeto 1:</text:span><text:span text:style-name="T22"> Caja de texto</text:span></text:p>
            <text:p text:style-name="P44"><text:span text:style-name="T27">Objeto 2:</text:span><text:span text:style-name="T22"> Niño pensado</text:span></text:p>
            <text:p text:style-name="P44"><text:span text:style-name="T27">Objeto 3:</text:span><text:span text:style-name="T22"> Niña aplaudiendo}</text:span></text:p>
            <text:p text:style-name="P51"/>
            <text:p text:style-name="P51"/>
            <text:p text:style-name="P44"><text:span text:style-name="T27">Botón 1: </text:span><text:span text:style-name="T22">imagen alusiva al botón </text:span></text:p>
            <text:p text:style-name="P44"><text:span text:style-name="T27">Botón 2:</text:span><text:span text:style-name="T22"> imagen alusiva al botón </text:span></text:p>
            <text:p text:style-name="P44"><text:span text:style-name="T27">Botón 3:</text:span><text:span text:style-name="T22"> imagen alusiva al botón </text:span></text:p>
            <text:p text:style-name="P44"><text:span text:style-name="T27">Botón 4:</text:span><text:span text:style-name="T22"> imagen alusiva al botón </text:span></text:p>
            <text:p text:style-name="P51"/>
            <text:p text:style-name="P51"/>
            <text:p text:style-name="P17">Las teclas deberán ser diseñadas como las de la portátil canaima:</text:p>
            <text:p text:style-name="P31"><text:span text:style-name="T27">Tecla 1:</text:span><text:span text:style-name="T22"> Escape </text:span></text:p>
            <text:p text:style-name="P28"><text:span text:style-name="T27">Tecla 2:</text:span><text:span text:style-name="T22"> F2 </text:span></text:p>
            <text:p text:style-name="P46"><text:span text:style-name="T27">Tecla 3: </text:span><text:span text:style-name="T22">Enter <text:s text:c="3"/></text:span></text:p>
            <text:p text:style-name="P46"><text:span text:style-name="T27">Tecla 4: </text:span><text:span text:style-name="T22">F1</text:span></text:p>
            <text:p text:style-name="P53"/>
            <text:p text:style-name="P51"/>
            <text:p text:style-name="P51"/>
            <text:p text:style-name="P51"/>
            <text:p text:style-name="P51"/>
            <text:p text:style-name="P8"/>
            <text:p text:style-name="P8"/>
            <text:p text:style-name="P8"/>
          </table:table-cell>
          <table:table-cell table:style-name="Tabla10.A2" office:value-type="string">
            <text:p text:style-name="P41"><text:span text:style-name="T55">Título:</text:span><text:span text:style-name="T18"> Ubicado en la barra de título.</text:span></text:p>
            <text:p text:style-name="P63"/>
            <text:p text:style-name="P64">El texto 1 aparecerá si y solo si pulsa tecla F1 </text:p>
            <text:p text:style-name="P64">Para poder introducir los números en la caja de texto se debe hacer cilc con el mouse. En el Caso DFV utilizar la tecla tab. </text:p>
            <text:list xml:id="list464142563" text:continue-list="list611351249" text:style-name="L16">
              <text:list-item>
                <text:p text:style-name="P118">Tecla f1 para activar o desactivar las <text:soft-page-break/>instrucciones Texto 1 </text:p>
              </text:list-item>
              <text:list-item>
                <text:p text:style-name="P118">Tecla f2 para activar o desactivar la ayuda Texto 4 + botón 1 (ventana pop-up)</text:p>
              </text:list-item>
              <text:list-item>
                <text:p text:style-name="P118">Caja de texto para la respuesta:</text:p>
              </text:list-item>
            </text:list>
            <text:list xml:id="list1190431312" text:continue-list="list134995286" text:style-name="L17">
              <text:list-item>
                <text:list>
                  <text:list-item>
                    <text:p text:style-name="P119">Si la respuesta es correcta se genera ventana pop-up con texto 7 + botón 4 + objeto 3</text:p>
                  </text:list-item>
                  <text:list-item>
                    <text:p text:style-name="P119">Si la repuesta es incorrecta se genera ventana pop-up con texto 5 <text:s/>+ botón 4 +objeto 2</text:p>
                  </text:list-item>
                  <text:list-item>
                    <text:p text:style-name="P119">Si la caja esta vacía aparecerá ventana pop-up con texto 6 + botón 4 + objeto 1</text:p>
                  </text:list-item>
                  <text:list-item>
                    <text:p text:style-name="P119">tecla enter para revisar la respuesta. </text:p>
                  </text:list-item>
                  <text:list-item>
                    <text:p text:style-name="P119">tecla enter para botón aceptar. </text:p>
                  </text:list-item>
                </text:list>
              </text:list-item>
            </text:list>
            <text:list xml:id="list843162466" text:continue-list="list464142563" text:style-name="L16">
              <text:list-item>
                <text:p text:style-name="P120">Texto 2 debe estar fijo en la parte superior derecha</text:p>
              </text:list-item>
              <text:list-item>
                <text:p text:style-name="P120">Texto 3 debajo del texto 2</text:p>
              </text:list-item>
              <text:list-item>
                <text:p text:style-name="P120">Objeto 1 centrado y debajo del texto 3</text:p>
              </text:list-item>
              <text:list-item>
                <text:p text:style-name="P120">Botón 2 ubicado en la parte inferior izquierda de la pantalla </text:p>
              </text:list-item>
              <text:list-item>
                <text:p text:style-name="P120">Botón 3 ubicado en la parte superior izquierda del lado de la animación. </text:p>
              </text:list-item>
            </text:list>
            <text:p text:style-name="P51"/>
            <text:p text:style-name="P44"><text:span text:style-name="T27">DFV: </text:span><text:span text:style-name="T22">al iniciar la pantalla el sintetizador debe decir</text:span><text:span text:style-name="T27"> Pantalla: Problema 2 + texto 1.1</text:span></text:p>
            <text:list xml:id="list1404153760" text:continue-list="list1024379812" text:style-name="L18">
              <text:list-item>
                <text:p text:style-name="P152">Si se para en el cuadro de texto debe reproducir: texto 8 </text:p>
              </text:list-item>
              <text:list-item>
                <text:p text:style-name="P152">Luego de escribir la respuesta debe reproducir texto 9</text:p>
              </text:list-item>
              <text:list-item>
                <text:p text:style-name="P152">En las ventanas pop-up de mensaje incorrecto o vacío, después de reproducir el mensaje debe decir: texto 10</text:p>
              </text:list-item>
              <text:list-item>
                <text:p text:style-name="P152">En las ventanas pop-up de mensaje correcto, <text:soft-page-break/>después de reproducir el mensaje debe decir: texto 11</text:p>
              </text:list-item>
              <text:list-item>
                <text:p text:style-name="P152">Utilizar la tecla escape para cerra la actividad. </text:p>
              </text:list-item>
            </text:list>
            <text:p text:style-name="P93"/>
          </table:table-cell>
        </table:table-row>
        <table:table-row>
          <table:table-cell table:style-name="Tabla10.A2" table:number-columns-spanned="3" office:value-type="string">
            <text:p text:style-name="P18">Observaciones:</text:p>
            <text:p text:style-name="P8"/>
          </table:table-cell>
          <table:covered-table-cell/>
          <table:covered-table-cell/>
        </table:table-row>
      </table:table>
      <text:p text:style-name="P5"/>
      <table:table table:name="Tabla11" table:style-name="Tabla11">
        <table:table-column table:style-name="Tabla11.A" table:number-columns-repeated="2"/>
        <table:table-column table:style-name="Tabla11.C"/>
        <table:table-row>
          <table:table-cell table:style-name="Tabla11.A1" office:value-type="string">
            <text:p text:style-name="P37">Pantalla N°: <text:s/>Plantas y números/3</text:p>
          </table:table-cell>
          <table:table-cell table:style-name="Tabla11.A1" office:value-type="string">
            <text:p text:style-name="P31"><text:span text:style-name="T15">Diseño</text:span><text:span text:style-name="T15"> </text:span><text:span text:style-name="T15">Gráfico</text:span></text:p>
          </table:table-cell>
          <table:table-cell table:style-name="Tabla11.A1" office:value-type="string">
            <text:p text:style-name="P31"><text:span text:style-name="T15">Técnico</text:span><text:span text:style-name="T15">:</text:span></text:p>
          </table:table-cell>
        </table:table-row>
        <table:table-row>
          <table:table-cell table:style-name="Tabla11.A2" office:value-type="string">
            <text:p text:style-name="P91"><text:span text:style-name="T48">Título:</text:span><text:span text:style-name="T50"> Sembrando para el futuro</text:span></text:p>
            <text:p text:style-name="P91"/>
            <text:p text:style-name="P91"><text:span text:style-name="T48">Texto 1:</text:span><text:span text:style-name="T50"> </text:span><text:span text:style-name="T50">Instrucciones:</text:span><text:span text:style-name="T50"> resuelve el siguiente problema y verifica la respuesta colocándola en el recuadro. La tecla (</text:span><text:span text:style-name="T50">tecla 2</text:span><text:span text:style-name="T50">) activa o desactiva la ayuda. (</text:span><text:span text:style-name="T50">tecla 1</text:span><text:span text:style-name="T50">) te permitirá regresar al menú. Pulsa la tecla F1 (</text:span><text:span text:style-name="T50">tecla 4</text:span><text:span text:style-name="T50">) para iniciar la actividad. </text:span></text:p>
            <text:p text:style-name="P91"/>
            <text:p text:style-name="P91"><text:span text:style-name="T67">Texto 1.1:</text:span><text:span text:style-name="T50"> </text:span>Instrucciones:<text:span text:style-name="T50"> resuelve el siguiente problema y verifica la respuesta colocándola en el recuadro. La tecla F2 <text:s/>activa o desactiva la ayuda. Escape te permitirá regresar al menú. Pulsa la tecla F1 <text:s/>para iniciar la actividad. </text:span></text:p>
            <text:p text:style-name="P91"/>
            <text:p text:style-name="P91"><text:span text:style-name="T48">Texto 2:</text:span><text:span text:style-name="T50"> Pulsa F1 para activar o desactivar las instrucciones del juego. </text:span></text:p>
            <text:p text:style-name="P91"/>
            <text:p text:style-name="P91"><text:span text:style-name="T48">Texto 3: </text:span><text:span text:style-name="T50">Una distribuidora de flores recibió 12.831 bolívares por concepto de las ventas durante el mes de marzo. Si vendieron 987 flores, ¿Cuál es el costo de cada flor?</text:span></text:p>
            <text:p text:style-name="P91"><text:soft-page-break/></text:p>
            <text:p text:style-name="P91"><text:span text:style-name="T48">Texto 4:</text:span><text:span text:style-name="T52"> </text:span><text:span text:style-name="T50">Existe una operación básica que te permite repartir equitativamente una cantidad entre cierto número. Es el proceso contrario a la multiplicación. <text:s/></text:span></text:p>
            <text:p text:style-name="P91"/>
            <text:p text:style-name="P91"><text:span text:style-name="T48">Texto 5:</text:span><text:span text:style-name="T50"> Recuerda: Debes separar en partes iguales para obtener el valor de cada flor. </text:span></text:p>
            <text:p text:style-name="P92"/>
            <text:p text:style-name="P91"><text:span text:style-name="T48">Texto 6:</text:span><text:span text:style-name="T52"> </text:span><text:span text:style-name="T50">Para continuar deberás contestar correctamente la pregunta. Si la casilla queda vacía no podrás avanzar al siguiente nivel. </text:span></text:p>
            <text:p text:style-name="P91"/>
            <text:p text:style-name="P91"><text:span text:style-name="T54">Texto 7: </text:span><text:span text:style-name="T18">¡Muy bien! ¿Has hecho alguna vez un germinador con semillas de caraota?</text:span> Con la ayuda de tu maestra o maestro investiga los pasos a seguir para que una semilla se reproduzca y se logre obtener una nueva planta. <text:s/></text:p>
            <text:p text:style-name="P91"/>
            <text:p text:style-name="P91">Indicadores:</text:p>
            <text:p text:style-name="P91"><text:span text:style-name="T67">Texto 8:</text:span> Escribe los números que corresponden a la respuesta correcta. </text:p>
            <text:p text:style-name="P91"><text:span text:style-name="T96">Texto 9: </text:span><text:span text:style-name="T97">Tu respuesta es (</text:span><text:span text:style-name="T97">Número</text:span><text:span text:style-name="T97">)</text:span></text:p>
            <text:p text:style-name="P91"><text:span text:style-name="T67">Texto 10:</text:span> Pulsa enter para continuar. </text:p>
            <text:p text:style-name="P91"><text:span text:style-name="T67">Texto 11: </text:span>Pulsa enter para pasar a la siguiente problema. <text:s/></text:p>
            <text:p text:style-name="P91"/>
            <text:p text:style-name="P91"><text:span text:style-name="T96">Botón 1:</text:span><text:span text:style-name="T97"> Comprobar </text:span></text:p>
            <text:p text:style-name="P91"><text:span text:style-name="T96">Botón 2:</text:span><text:span text:style-name="T97"> Ayuda</text:span></text:p>
            <text:p text:style-name="P91"><text:span text:style-name="T96">Botón 3:</text:span><text:span text:style-name="T97"> Cerrar</text:span></text:p>
            <text:p text:style-name="P91"><text:span text:style-name="T96">Botón 4:</text:span><text:span text:style-name="T97"> Aceptar</text:span></text:p>
          </table:table-cell>
          <table:table-cell table:style-name="Tabla11.A2" office:value-type="string">
            <text:p text:style-name="P31"><text:span text:style-name="T27">Fondo:</text:span><text:span text:style-name="T22"> Pantalla dividida en 2 partes. Del lado derecho se mostrará una animación de trabajadores en una floristería simulando que empaquetan flores <text:s/>y en la parte superior derecha aparecerá el botón 3 y del lado izquierdo deberá estar el texto 2, texto 3, botón 1 y 2.</text:span></text:p>
            <text:p text:style-name="P51"/>
            <text:p text:style-name="P44"><text:span text:style-name="T27">Objeto 1:</text:span><text:span text:style-name="T22"> Caja de texto</text:span></text:p>
            <text:p text:style-name="P44"><text:span text:style-name="T27">Objeto 2:</text:span><text:span text:style-name="T22"> Niño pensado</text:span></text:p>
            <text:p text:style-name="P44"><text:span text:style-name="T27">Objeto 3:</text:span><text:span text:style-name="T22"> Niña aplaudiendo</text:span></text:p>
            <text:p text:style-name="P44"><text:span text:style-name="T27">Objeto 4:</text:span><text:span text:style-name="T22"> Germinador</text:span></text:p>
            <text:p text:style-name="P51"/>
            <text:p text:style-name="P51"/>
            <text:p text:style-name="P44"><text:span text:style-name="T27">Botón 1: </text:span><text:span text:style-name="T22">imagen alusiva al botón </text:span></text:p>
            <text:p text:style-name="P44"><text:span text:style-name="T27">Botón 2:</text:span><text:span text:style-name="T22"> imagen alusiva al botón </text:span></text:p>
            <text:p text:style-name="P44"><text:span text:style-name="T27">Botón 3:</text:span><text:span text:style-name="T22"> imagen alusiva al botón </text:span></text:p>
            <text:p text:style-name="P44"><text:span text:style-name="T27">Botón 4:</text:span><text:span text:style-name="T22"> imagen alusiva al botón </text:span></text:p>
            <text:p text:style-name="P51"/>
            <text:p text:style-name="P51"/>
            <text:p text:style-name="P17">Las teclas deberán ser diseñadas como las de la portátil canaima:</text:p>
            <text:p text:style-name="P31"><text:soft-page-break/><text:span text:style-name="T27">Tecla 1:</text:span><text:span text:style-name="T22"> Escape </text:span></text:p>
            <text:p text:style-name="P28"><text:span text:style-name="T27">Tecla 2:</text:span><text:span text:style-name="T22"> F2 </text:span></text:p>
            <text:p text:style-name="P46"><text:span text:style-name="T27">Tecla 3: </text:span><text:span text:style-name="T22">Enter <text:s text:c="3"/></text:span></text:p>
            <text:p text:style-name="P46"><text:span text:style-name="T27">Tecla 4: </text:span><text:span text:style-name="T22">F1 </text:span></text:p>
            <text:p text:style-name="P51"/>
            <text:p text:style-name="P51"/>
            <text:p text:style-name="P51"/>
            <text:p text:style-name="P51"/>
            <text:p text:style-name="P8"/>
            <text:p text:style-name="P8"/>
            <text:p text:style-name="P8"/>
          </table:table-cell>
          <table:table-cell table:style-name="Tabla11.A2" office:value-type="string">
            <text:p text:style-name="P41"><text:span text:style-name="T55">Título:</text:span><text:span text:style-name="T18"> Ubicado en la barra de título.</text:span></text:p>
            <text:p text:style-name="P63"/>
            <text:p text:style-name="P63"><text:s/><text:span text:style-name="T85">El texto 1 aparecerá si y solo si pulsa tecla F1 </text:span></text:p>
            <text:p text:style-name="P63">Para poder introducir los números en la caja de texto se debe hacer cilc con el mouse. En el Caso DFV utilizar la tecla tab. </text:p>
            <text:list xml:id="list258216287" text:continue-list="list843162466" text:style-name="L16">
              <text:list-item>
                <text:p text:style-name="P118">Tecla f1 para activar o desactivar las instrucciones Texto 1 </text:p>
              </text:list-item>
              <text:list-item>
                <text:p text:style-name="P118">Tecla f2 para activar o desactivar la ayuda Texto 4 + botón 1 (ventana pop-up)</text:p>
              </text:list-item>
              <text:list-item>
                <text:p text:style-name="P118">Caja de texto para la respuesta:</text:p>
              </text:list-item>
            </text:list>
            <text:list xml:id="list1393081957" text:continue-list="list1190431312" text:style-name="L17">
              <text:list-item>
                <text:list>
                  <text:list-item>
                    <text:p text:style-name="P119">Si la respuesta es correcta se genera ventana pop-up con texto 7 + botón 4 + objeto 3</text:p>
                  </text:list-item>
                  <text:list-item>
                    <text:p text:style-name="P119">Si la repuesta es incorrecta se genera ventana pop-up con texto 5 <text:s/>+ botón 4 +objeto 2</text:p>
                  </text:list-item>
                  <text:list-item>
                    <text:p text:style-name="P119">Si la caja esta vacía aparecerá ventana pop-up con texto 6 + botón 4 + objeto 1</text:p>
                  </text:list-item>
                  <text:list-item>
                    <text:p text:style-name="P119">tecla enter para revisar la respuesta. </text:p>
                  </text:list-item>
                  <text:list-item>
                    <text:p text:style-name="P119">tecla enter para botón aceptar. </text:p>
                  </text:list-item>
                </text:list>
              </text:list-item>
            </text:list>
            <text:list xml:id="list1808731045" text:continue-list="list258216287" text:style-name="L16">
              <text:list-item>
                <text:p text:style-name="P120"><text:soft-page-break/>Texto 2 debe estar fijo en la parte superior derecha</text:p>
              </text:list-item>
              <text:list-item>
                <text:p text:style-name="P120">Texto 3 debajo del texto 2</text:p>
              </text:list-item>
              <text:list-item>
                <text:p text:style-name="P120">Objeto 1 centrado y debajo del texto 3</text:p>
              </text:list-item>
              <text:list-item>
                <text:p text:style-name="P120">Botón 2 ubicado en la parte inferior izquierda de la pantalla </text:p>
              </text:list-item>
              <text:list-item>
                <text:p text:style-name="P120">Botón 3 ubicado en la parte superior izquierda del lado de la animación. </text:p>
              </text:list-item>
            </text:list>
            <text:p text:style-name="P51"/>
            <text:p text:style-name="P44"><text:span text:style-name="T27">DFV: </text:span><text:span text:style-name="T22">al iniciar la pantalla el sintetizador debe decir</text:span><text:span text:style-name="T27"> Pantalla: Problema <text:s/>3 + texto 1.1</text:span></text:p>
            <text:list xml:id="list1803499366" text:continue-list="list1404153760" text:style-name="L18">
              <text:list-item>
                <text:p text:style-name="P152">Si se para en el cuadro de texto debe reproducir: texto 8 </text:p>
              </text:list-item>
              <text:list-item>
                <text:p text:style-name="P152">Luego de escribir la respuesta debe reproducir texto 9</text:p>
              </text:list-item>
              <text:list-item>
                <text:p text:style-name="P152">En las ventanas pop-up de mensaje incorrecto o vacío, después de reproducir el mensaje debe decir: texto 10</text:p>
              </text:list-item>
              <text:list-item>
                <text:p text:style-name="P152">En las ventanas pop-up de mensaje correcto, después de reproducir el mensaje debe decir: texto 11</text:p>
              </text:list-item>
              <text:list-item>
                <text:p text:style-name="P152">Utilizar la tecla escape para cerra la actividad. </text:p>
              </text:list-item>
            </text:list>
            <text:p text:style-name="P93"/>
          </table:table-cell>
        </table:table-row>
        <table:table-row>
          <table:table-cell table:style-name="Tabla11.A2" office:value-type="string">
            <text:p text:style-name="P18">Observaciones:</text:p>
          </table:table-cell>
          <table:table-cell table:style-name="Tabla11.A2" office:value-type="string">
            <text:p text:style-name="P25"/>
          </table:table-cell>
          <table:table-cell table:style-name="Tabla11.A2" office:value-type="string">
            <text:p text:style-name="P25"/>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Georgia" svg:font-family="Georgia"/>
    <style:font-face style:name="OpenSymbol" svg:font-family="OpenSymbol"/>
    <style:font-face style:name="StarSymbol" svg:font-family="StarSymbol, 'Arial Unicode MS'"/>
    <style:font-face style:name="Verdana" svg:font-family="Verdana"/>
    <style:font-face style:name="Monospace" svg:font-family="Monospace" style:font-pitch="fixed"/>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URW Gothic L" svg:font-family="'URW Gothic 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V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V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Viñetas" style:family="paragraph">
      <style:paragraph-properties style:text-autospace="none"/>
      <style:text-properties style:font-name="StarSymbol" fo:font-size="9pt" style:font-name-asian="StarSymbol" style:font-size-asian="9pt" style:font-name-complex="StarSymbol" style:font-size-complex="9pt"/>
    </style:style>
    <style:style style:name="List4Level0"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1"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2"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3"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4"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5"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6"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7"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8"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0"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1"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2"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3"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4"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5"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6"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7"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8"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0"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1"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2"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3"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4"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5"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6"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7"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8"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0"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1"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2"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3"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4"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5"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6"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7"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8" style:family="paragraph">
      <style:paragraph-properties style:text-autospace="none"/>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Default_20_Paragraph_20_Font" style:display-name="Default Paragraph Font" style:family="text"/>
    <style:style style:name="List1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0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0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0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0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0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0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0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0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0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1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1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1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1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1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1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1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1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1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2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2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2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2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2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2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2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2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2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4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4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4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4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4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4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4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4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5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5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5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5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5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5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5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5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5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6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6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6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6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6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6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6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6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6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1.27cm" text:min-label-width="0.635cm"/>
        <style:text-properties style:font-name="Arial"/>
      </text:list-level-style-bullet>
      <text:list-level-style-bullet text:level="2" text:style-name="List1Level1" text:bullet-char="○">
        <style:list-level-properties text:space-before="2.54cm" text:min-label-width="0.635cm"/>
        <style:text-properties style:font-name="Arial"/>
      </text:list-level-style-bullet>
      <text:list-level-style-bullet text:level="3" text:style-name="List1Level2" text:bullet-char="■">
        <style:list-level-properties text:space-before="0.635cm" text:min-label-width="3.81cm" text:min-label-distance="0.318cm" fo:text-align="end"/>
        <style:text-properties style:font-name="Arial"/>
      </text:list-level-style-bullet>
      <text:list-level-style-bullet text:level="4" text:style-name="List1Level3" text:bullet-char="●">
        <style:list-level-properties text:space-before="5.08cm" text:min-label-width="0.635cm"/>
        <style:text-properties style:font-name="Arial"/>
      </text:list-level-style-bullet>
      <text:list-level-style-bullet text:level="5" text:style-name="List1Level4" text:bullet-char="○">
        <style:list-level-properties text:space-before="6.35cm" text:min-label-width="0.635cm"/>
        <style:text-properties style:font-name="Arial"/>
      </text:list-level-style-bullet>
      <text:list-level-style-bullet text:level="6" text:style-name="List1Level5" text:bullet-char="■">
        <style:list-level-properties text:space-before="0.635cm" text:min-label-width="7.62cm" text:min-label-distance="0.318cm" fo:text-align="end"/>
        <style:text-properties style:font-name="Arial"/>
      </text:list-level-style-bullet>
      <text:list-level-style-bullet text:level="7" text:style-name="List1Level6" text:bullet-char="●">
        <style:list-level-properties text:space-before="8.89cm" text:min-label-width="0.635cm"/>
        <style:text-properties style:font-name="Arial"/>
      </text:list-level-style-bullet>
      <text:list-level-style-bullet text:level="8" text:style-name="List1Level7" text:bullet-char="○">
        <style:list-level-properties text:space-before="10.16cm" text:min-label-width="0.635cm"/>
        <style:text-properties style:font-name="Arial"/>
      </text:list-level-style-bullet>
      <text:list-level-style-bullet text:level="9" text:style-name="List1Level8" text:bullet-char="■">
        <style:list-level-properties text:space-before="0.63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Arial"/>
      </text:list-level-style-bullet>
      <text:list-level-style-bullet text:level="2" text:style-name="List11Level1" text:bullet-char="○">
        <style:list-level-properties text:space-before="1.905cm" text:min-label-width="0.635cm"/>
        <style:text-properties style:font-name="Arial"/>
      </text:list-level-style-bullet>
      <text:list-level-style-bullet text:level="3" text:style-name="List11Level2" text:bullet-char="■">
        <style:list-level-properties text:min-label-width="3.81cm" text:min-label-distance="0.318cm" fo:text-align="end"/>
        <style:text-properties style:font-name="Arial"/>
      </text:list-level-style-bullet>
      <text:list-level-style-bullet text:level="4" text:style-name="List11Level3" text:bullet-char="●">
        <style:list-level-properties text:space-before="4.445cm" text:min-label-width="0.635cm"/>
        <style:text-properties style:font-name="Arial"/>
      </text:list-level-style-bullet>
      <text:list-level-style-bullet text:level="5" text:style-name="List11Level4" text:bullet-char="○">
        <style:list-level-properties text:space-before="5.715cm" text:min-label-width="0.635cm"/>
        <style:text-properties style:font-name="Arial"/>
      </text:list-level-style-bullet>
      <text:list-level-style-bullet text:level="6" text:style-name="List11Level5" text:bullet-char="■">
        <style:list-level-properties text:min-label-width="7.62cm" text:min-label-distance="0.318cm" fo:text-align="end"/>
        <style:text-properties style:font-name="Arial"/>
      </text:list-level-style-bullet>
      <text:list-level-style-bullet text:level="7" text:style-name="List11Level6" text:bullet-char="●">
        <style:list-level-properties text:space-before="8.255cm" text:min-label-width="0.635cm"/>
        <style:text-properties style:font-name="Arial"/>
      </text:list-level-style-bullet>
      <text:list-level-style-bullet text:level="8" text:style-name="List11Level7" text:bullet-char="○">
        <style:list-level-properties text:space-before="9.525cm" text:min-label-width="0.635cm"/>
        <style:text-properties style:font-name="Arial"/>
      </text:list-level-style-bullet>
      <text:list-level-style-bullet text:level="9" text:style-name="List1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Arial"/>
      </text:list-level-style-bullet>
      <text:list-level-style-bullet text:level="2" text:style-name="List12Level1" text:bullet-char="○">
        <style:list-level-properties text:space-before="1.905cm" text:min-label-width="0.635cm"/>
        <style:text-properties style:font-name="Arial"/>
      </text:list-level-style-bullet>
      <text:list-level-style-bullet text:level="3" text:style-name="List12Level2" text:bullet-char="■">
        <style:list-level-properties text:min-label-width="3.81cm" text:min-label-distance="0.318cm" fo:text-align="end"/>
        <style:text-properties style:font-name="Arial"/>
      </text:list-level-style-bullet>
      <text:list-level-style-bullet text:level="4" text:style-name="List12Level3" text:bullet-char="●">
        <style:list-level-properties text:space-before="4.445cm" text:min-label-width="0.635cm"/>
        <style:text-properties style:font-name="Arial"/>
      </text:list-level-style-bullet>
      <text:list-level-style-bullet text:level="5" text:style-name="List12Level4" text:bullet-char="○">
        <style:list-level-properties text:space-before="5.715cm" text:min-label-width="0.635cm"/>
        <style:text-properties style:font-name="Arial"/>
      </text:list-level-style-bullet>
      <text:list-level-style-bullet text:level="6" text:style-name="List12Level5" text:bullet-char="■">
        <style:list-level-properties text:min-label-width="7.62cm" text:min-label-distance="0.318cm" fo:text-align="end"/>
        <style:text-properties style:font-name="Arial"/>
      </text:list-level-style-bullet>
      <text:list-level-style-bullet text:level="7" text:style-name="List12Level6" text:bullet-char="●">
        <style:list-level-properties text:space-before="8.255cm" text:min-label-width="0.635cm"/>
        <style:text-properties style:font-name="Arial"/>
      </text:list-level-style-bullet>
      <text:list-level-style-bullet text:level="8" text:style-name="List12Level7" text:bullet-char="○">
        <style:list-level-properties text:space-before="9.525cm" text:min-label-width="0.635cm"/>
        <style:text-properties style:font-name="Arial"/>
      </text:list-level-style-bullet>
      <text:list-level-style-bullet text:level="9" text:style-name="List1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Arial"/>
      </text:list-level-style-bullet>
      <text:list-level-style-bullet text:level="2" text:style-name="List13Level1" text:bullet-char="○">
        <style:list-level-properties text:space-before="1.905cm" text:min-label-width="0.635cm"/>
        <style:text-properties style:font-name="Arial"/>
      </text:list-level-style-bullet>
      <text:list-level-style-bullet text:level="3" text:style-name="List13Level2" text:bullet-char="■">
        <style:list-level-properties text:min-label-width="3.81cm" text:min-label-distance="0.318cm" fo:text-align="end"/>
        <style:text-properties style:font-name="Arial"/>
      </text:list-level-style-bullet>
      <text:list-level-style-bullet text:level="4" text:style-name="List13Level3" text:bullet-char="●">
        <style:list-level-properties text:space-before="4.445cm" text:min-label-width="0.635cm"/>
        <style:text-properties style:font-name="Arial"/>
      </text:list-level-style-bullet>
      <text:list-level-style-bullet text:level="5" text:style-name="List13Level4" text:bullet-char="○">
        <style:list-level-properties text:space-before="5.715cm" text:min-label-width="0.635cm"/>
        <style:text-properties style:font-name="Arial"/>
      </text:list-level-style-bullet>
      <text:list-level-style-bullet text:level="6" text:style-name="List13Level5" text:bullet-char="■">
        <style:list-level-properties text:min-label-width="7.62cm" text:min-label-distance="0.318cm" fo:text-align="end"/>
        <style:text-properties style:font-name="Arial"/>
      </text:list-level-style-bullet>
      <text:list-level-style-bullet text:level="7" text:style-name="List13Level6" text:bullet-char="●">
        <style:list-level-properties text:space-before="8.255cm" text:min-label-width="0.635cm"/>
        <style:text-properties style:font-name="Arial"/>
      </text:list-level-style-bullet>
      <text:list-level-style-bullet text:level="8" text:style-name="List13Level7" text:bullet-char="○">
        <style:list-level-properties text:space-before="9.525cm" text:min-label-width="0.635cm"/>
        <style:text-properties style:font-name="Arial"/>
      </text:list-level-style-bullet>
      <text:list-level-style-bullet text:level="9" text:style-name="List1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Arial"/>
      </text:list-level-style-bullet>
      <text:list-level-style-bullet text:level="2" text:style-name="List18Level1" text:bullet-char="○">
        <style:list-level-properties text:space-before="1.905cm" text:min-label-width="0.635cm"/>
        <style:text-properties style:font-name="Arial"/>
      </text:list-level-style-bullet>
      <text:list-level-style-bullet text:level="3" text:style-name="List18Level2" text:bullet-char="■">
        <style:list-level-properties text:min-label-width="3.81cm" text:min-label-distance="0.318cm" fo:text-align="end"/>
        <style:text-properties style:font-name="Arial"/>
      </text:list-level-style-bullet>
      <text:list-level-style-bullet text:level="4" text:style-name="List18Level3" text:bullet-char="●">
        <style:list-level-properties text:space-before="4.445cm" text:min-label-width="0.635cm"/>
        <style:text-properties style:font-name="Arial"/>
      </text:list-level-style-bullet>
      <text:list-level-style-bullet text:level="5" text:style-name="List18Level4" text:bullet-char="○">
        <style:list-level-properties text:space-before="5.715cm" text:min-label-width="0.635cm"/>
        <style:text-properties style:font-name="Arial"/>
      </text:list-level-style-bullet>
      <text:list-level-style-bullet text:level="6" text:style-name="List18Level5" text:bullet-char="■">
        <style:list-level-properties text:min-label-width="7.62cm" text:min-label-distance="0.318cm" fo:text-align="end"/>
        <style:text-properties style:font-name="Arial"/>
      </text:list-level-style-bullet>
      <text:list-level-style-bullet text:level="7" text:style-name="List18Level6" text:bullet-char="●">
        <style:list-level-properties text:space-before="8.255cm" text:min-label-width="0.635cm"/>
        <style:text-properties style:font-name="Arial"/>
      </text:list-level-style-bullet>
      <text:list-level-style-bullet text:level="8" text:style-name="List18Level7" text:bullet-char="○">
        <style:list-level-properties text:space-before="9.525cm" text:min-label-width="0.635cm"/>
        <style:text-properties style:font-name="Arial"/>
      </text:list-level-style-bullet>
      <text:list-level-style-bullet text:level="9" text:style-name="List1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Arial"/>
      </text:list-level-style-bullet>
      <text:list-level-style-bullet text:level="2" text:style-name="List19Level1" text:bullet-char="○">
        <style:list-level-properties text:space-before="1.905cm" text:min-label-width="0.635cm"/>
        <style:text-properties style:font-name="Arial"/>
      </text:list-level-style-bullet>
      <text:list-level-style-bullet text:level="3" text:style-name="List19Level2" text:bullet-char="■">
        <style:list-level-properties text:min-label-width="3.81cm" text:min-label-distance="0.318cm" fo:text-align="end"/>
        <style:text-properties style:font-name="Arial"/>
      </text:list-level-style-bullet>
      <text:list-level-style-bullet text:level="4" text:style-name="List19Level3" text:bullet-char="●">
        <style:list-level-properties text:space-before="4.445cm" text:min-label-width="0.635cm"/>
        <style:text-properties style:font-name="Arial"/>
      </text:list-level-style-bullet>
      <text:list-level-style-bullet text:level="5" text:style-name="List19Level4" text:bullet-char="○">
        <style:list-level-properties text:space-before="5.715cm" text:min-label-width="0.635cm"/>
        <style:text-properties style:font-name="Arial"/>
      </text:list-level-style-bullet>
      <text:list-level-style-bullet text:level="6" text:style-name="List19Level5" text:bullet-char="■">
        <style:list-level-properties text:min-label-width="7.62cm" text:min-label-distance="0.318cm" fo:text-align="end"/>
        <style:text-properties style:font-name="Arial"/>
      </text:list-level-style-bullet>
      <text:list-level-style-bullet text:level="7" text:style-name="List19Level6" text:bullet-char="●">
        <style:list-level-properties text:space-before="8.255cm" text:min-label-width="0.635cm"/>
        <style:text-properties style:font-name="Arial"/>
      </text:list-level-style-bullet>
      <text:list-level-style-bullet text:level="8" text:style-name="List19Level7" text:bullet-char="○">
        <style:list-level-properties text:space-before="9.525cm" text:min-label-width="0.635cm"/>
        <style:text-properties style:font-name="Arial"/>
      </text:list-level-style-bullet>
      <text:list-level-style-bullet text:level="9" text:style-name="List1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Arial"/>
      </text:list-level-style-bullet>
      <text:list-level-style-bullet text:level="2" text:style-name="List20Level1" text:bullet-char="○">
        <style:list-level-properties text:space-before="1.905cm" text:min-label-width="0.635cm"/>
        <style:text-properties style:font-name="Arial"/>
      </text:list-level-style-bullet>
      <text:list-level-style-bullet text:level="3" text:style-name="List20Level2" text:bullet-char="■">
        <style:list-level-properties text:min-label-width="3.81cm" text:min-label-distance="0.318cm" fo:text-align="end"/>
        <style:text-properties style:font-name="Arial"/>
      </text:list-level-style-bullet>
      <text:list-level-style-bullet text:level="4" text:style-name="List20Level3" text:bullet-char="●">
        <style:list-level-properties text:space-before="4.445cm" text:min-label-width="0.635cm"/>
        <style:text-properties style:font-name="Arial"/>
      </text:list-level-style-bullet>
      <text:list-level-style-bullet text:level="5" text:style-name="List20Level4" text:bullet-char="○">
        <style:list-level-properties text:space-before="5.715cm" text:min-label-width="0.635cm"/>
        <style:text-properties style:font-name="Arial"/>
      </text:list-level-style-bullet>
      <text:list-level-style-bullet text:level="6" text:style-name="List20Level5" text:bullet-char="■">
        <style:list-level-properties text:min-label-width="7.62cm" text:min-label-distance="0.318cm" fo:text-align="end"/>
        <style:text-properties style:font-name="Arial"/>
      </text:list-level-style-bullet>
      <text:list-level-style-bullet text:level="7" text:style-name="List20Level6" text:bullet-char="●">
        <style:list-level-properties text:space-before="8.255cm" text:min-label-width="0.635cm"/>
        <style:text-properties style:font-name="Arial"/>
      </text:list-level-style-bullet>
      <text:list-level-style-bullet text:level="8" text:style-name="List20Level7" text:bullet-char="○">
        <style:list-level-properties text:space-before="9.525cm" text:min-label-width="0.635cm"/>
        <style:text-properties style:font-name="Arial"/>
      </text:list-level-style-bullet>
      <text:list-level-style-bullet text:level="9" text:style-name="List2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Arial"/>
      </text:list-level-style-bullet>
      <text:list-level-style-bullet text:level="2" text:style-name="List21Level1" text:bullet-char="○">
        <style:list-level-properties text:space-before="1.905cm" text:min-label-width="0.635cm"/>
        <style:text-properties style:font-name="Arial"/>
      </text:list-level-style-bullet>
      <text:list-level-style-bullet text:level="3" text:style-name="List21Level2" text:bullet-char="■">
        <style:list-level-properties text:min-label-width="3.81cm" text:min-label-distance="0.318cm" fo:text-align="end"/>
        <style:text-properties style:font-name="Arial"/>
      </text:list-level-style-bullet>
      <text:list-level-style-bullet text:level="4" text:style-name="List21Level3" text:bullet-char="●">
        <style:list-level-properties text:space-before="4.445cm" text:min-label-width="0.635cm"/>
        <style:text-properties style:font-name="Arial"/>
      </text:list-level-style-bullet>
      <text:list-level-style-bullet text:level="5" text:style-name="List21Level4" text:bullet-char="○">
        <style:list-level-properties text:space-before="5.715cm" text:min-label-width="0.635cm"/>
        <style:text-properties style:font-name="Arial"/>
      </text:list-level-style-bullet>
      <text:list-level-style-bullet text:level="6" text:style-name="List21Level5" text:bullet-char="■">
        <style:list-level-properties text:min-label-width="7.62cm" text:min-label-distance="0.318cm" fo:text-align="end"/>
        <style:text-properties style:font-name="Arial"/>
      </text:list-level-style-bullet>
      <text:list-level-style-bullet text:level="7" text:style-name="List21Level6" text:bullet-char="●">
        <style:list-level-properties text:space-before="8.255cm" text:min-label-width="0.635cm"/>
        <style:text-properties style:font-name="Arial"/>
      </text:list-level-style-bullet>
      <text:list-level-style-bullet text:level="8" text:style-name="List21Level7" text:bullet-char="○">
        <style:list-level-properties text:space-before="9.525cm" text:min-label-width="0.635cm"/>
        <style:text-properties style:font-name="Arial"/>
      </text:list-level-style-bullet>
      <text:list-level-style-bullet text:level="9" text:style-name="List2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Arial"/>
      </text:list-level-style-bullet>
      <text:list-level-style-bullet text:level="2" text:style-name="List22Level1" text:bullet-char="○">
        <style:list-level-properties text:space-before="1.905cm" text:min-label-width="0.635cm"/>
        <style:text-properties style:font-name="Arial"/>
      </text:list-level-style-bullet>
      <text:list-level-style-bullet text:level="3" text:style-name="List22Level2" text:bullet-char="■">
        <style:list-level-properties text:min-label-width="3.81cm" text:min-label-distance="0.318cm" fo:text-align="end"/>
        <style:text-properties style:font-name="Arial"/>
      </text:list-level-style-bullet>
      <text:list-level-style-bullet text:level="4" text:style-name="List22Level3" text:bullet-char="●">
        <style:list-level-properties text:space-before="4.445cm" text:min-label-width="0.635cm"/>
        <style:text-properties style:font-name="Arial"/>
      </text:list-level-style-bullet>
      <text:list-level-style-bullet text:level="5" text:style-name="List22Level4" text:bullet-char="○">
        <style:list-level-properties text:space-before="5.715cm" text:min-label-width="0.635cm"/>
        <style:text-properties style:font-name="Arial"/>
      </text:list-level-style-bullet>
      <text:list-level-style-bullet text:level="6" text:style-name="List22Level5" text:bullet-char="■">
        <style:list-level-properties text:min-label-width="7.62cm" text:min-label-distance="0.318cm" fo:text-align="end"/>
        <style:text-properties style:font-name="Arial"/>
      </text:list-level-style-bullet>
      <text:list-level-style-bullet text:level="7" text:style-name="List22Level6" text:bullet-char="●">
        <style:list-level-properties text:space-before="8.255cm" text:min-label-width="0.635cm"/>
        <style:text-properties style:font-name="Arial"/>
      </text:list-level-style-bullet>
      <text:list-level-style-bullet text:level="8" text:style-name="List22Level7" text:bullet-char="○">
        <style:list-level-properties text:space-before="9.525cm" text:min-label-width="0.635cm"/>
        <style:text-properties style:font-name="Arial"/>
      </text:list-level-style-bullet>
      <text:list-level-style-bullet text:level="9" text:style-name="List2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style:list-level-properties text:space-before="0.635cm" text:min-label-width="0.635cm"/>
      </text:list-level-style-number>
      <text:list-level-style-number text:level="2" text:style-name="List25Level1" style:num-suffix="." style:num-format="1">
        <style:list-level-properties text:space-before="1.905cm"/>
      </text:list-level-style-number>
      <text:list-level-style-number text:level="3" text:style-name="List25Level2" style:num-suffix="." style:num-format="1">
        <style:list-level-properties text:min-label-width="1.27cm" fo:text-align="end"/>
      </text:list-level-style-number>
      <text:list-level-style-number text:level="4" text:style-name="List25Level3" style:num-suffix="." style:num-format="1">
        <style:list-level-properties text:space-before="4.445cm"/>
      </text:list-level-style-number>
      <text:list-level-style-number text:level="5" text:style-name="List25Level4" style:num-suffix="." style:num-format="1">
        <style:list-level-properties text:space-before="5.715cm"/>
      </text:list-level-style-number>
      <text:list-level-style-number text:level="6" text:style-name="List25Level5" style:num-suffix="." style:num-format="1">
        <style:list-level-properties text:min-label-width="1.27cm" fo:text-align="end"/>
      </text:list-level-style-number>
      <text:list-level-style-number text:level="7" text:style-name="List25Level6" style:num-suffix="." style:num-format="1">
        <style:list-level-properties text:space-before="8.255cm"/>
      </text:list-level-style-number>
      <text:list-level-style-number text:level="8" text:style-name="List25Level7" style:num-suffix="." style:num-format="1">
        <style:list-level-properties text:space-before="9.525cm"/>
      </text:list-level-style-number>
      <text:list-level-style-number text:level="9" text:style-name="List25Level8" style:num-suffix="." style:num-format="1">
        <style:list-level-properties text:min-label-width="1.27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style:list-level-properties text:space-before="0.635cm" text:min-label-width="0.635cm"/>
      </text:list-level-style-number>
      <text:list-level-style-number text:level="2" text:style-name="List26Level1" style:num-suffix="." style:num-format="1">
        <style:list-level-properties text:space-before="1.905cm"/>
      </text:list-level-style-number>
      <text:list-level-style-number text:level="3" text:style-name="List26Level2" style:num-suffix="." style:num-format="1">
        <style:list-level-properties text:min-label-width="1.27cm" fo:text-align="end"/>
      </text:list-level-style-number>
      <text:list-level-style-number text:level="4" text:style-name="List26Level3" style:num-suffix="." style:num-format="1">
        <style:list-level-properties text:space-before="4.445cm"/>
      </text:list-level-style-number>
      <text:list-level-style-number text:level="5" text:style-name="List26Level4" style:num-suffix="." style:num-format="1">
        <style:list-level-properties text:space-before="5.715cm"/>
      </text:list-level-style-number>
      <text:list-level-style-number text:level="6" text:style-name="List26Level5" style:num-suffix="." style:num-format="1">
        <style:list-level-properties text:min-label-width="1.27cm" fo:text-align="end"/>
      </text:list-level-style-number>
      <text:list-level-style-number text:level="7" text:style-name="List26Level6" style:num-suffix="." style:num-format="1">
        <style:list-level-properties text:space-before="8.255cm"/>
      </text:list-level-style-number>
      <text:list-level-style-number text:level="8" text:style-name="List26Level7" style:num-suffix="." style:num-format="1">
        <style:list-level-properties text:space-before="9.525cm"/>
      </text:list-level-style-number>
      <text:list-level-style-number text:level="9" text:style-name="List26Level8" style:num-suffix="." style:num-format="1">
        <style:list-level-properties text:min-label-width="1.27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text-align="start" style:justify-single-word="false" style:page-number="auto" fo:break-before="auto" fo:break-after="auto" style:writing-mode="lr-tb"/>
      <style:text-properties style:font-name="Arial" fo:font-size="11pt" fo:language="es" fo:country="VE" style:font-name-asian="Arial" style:font-size-asian="11pt" style:font-name-complex="Arial" style:font-size-complex="11pt"/>
    </style:style>
    <style:style style:name="MP2" style:family="paragraph" style:parent-style-name="Standard">
      <style:paragraph-properties fo:text-align="start" style:justify-single-word="false" style:writing-mode="lr-tb"/>
      <style:text-properties style:font-name="Arial" fo:font-size="11pt" fo:language="es" fo:country="VE" style:font-name-asian="Arial" style:font-size-asian="11pt" style:font-name-complex="Arial" style:font-size-complex="11pt"/>
    </style:style>
    <style:style style:name="MP3" style:family="paragraph" style:parent-style-name="Standard">
      <style:paragraph-properties fo:text-align="center" style:justify-single-word="false" fo:break-before="auto" fo:break-after="auto" style:writing-mode="lr-tb"/>
      <style:text-properties fo:language="es" fo:country="VE"/>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portrait" fo:margin-top="1.249cm" fo:margin-bottom="1.249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3.141cm" fo:margin-left="0cm" fo:margin-right="0cm" fo:margin-bottom="3.141cm" style:dynamic-spacing="true"/>
      </style:header-style>
      <style:footer-style>
        <style:header-footer-properties fo:min-height="1.737cm" fo:margin-left="0cm" fo:margin-right="0cm" fo:margin-top="1.737cm" style:dynamic-spacing="true"/>
      </style:footer-style>
    </style:page-layout>
  </office:automatic-styles>
  <office:master-styles>
    <style:master-page style:name="Standard" style:page-layout-name="Mpm1">
      <style:header>
        <text:p text:style-name="MP1"><draw:frame draw:style-name="Mfr1" draw:name="gráficos1" text:anchor-type="paragraph" svg:width="25.7cm" svg:height="1.769cm" draw:z-index="30"><draw:image xlink:href="Pictures/10000000000014C30000016EC17DD878.jpg" xlink:type="simple" xlink:show="embed" xlink:actuate="onLoad"/></draw:frame></text:p>
        <text:p text:style-name="MP2"/>
        <text:p text:style-name="MP2"/>
        <text:p text:style-name="MP2"/>
      </style:header>
      <style:footer>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dc:title/>
    <meta:initial-creator/>
    <meta:editing-cycles>212</meta:editing-cycles>
    <dc:date>2013-02-19T09:07:36</dc:date>
    <meta:editing-duration>P2DT6H54M40S</meta:editing-duration>
    <meta:document-statistic meta:table-count="11" meta:image-count="1" meta:object-count="0" meta:page-count="31" meta:paragraph-count="1073" meta:word-count="12151" meta:character-count="71463"/>
  </office:meta>
</office:document-meta>
</file>